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764in"/>
    </style:style>
    <style:style style:name="co2" style:family="table-column">
      <style:table-column-properties fo:break-before="auto" style:column-width="0.7807in"/>
    </style:style>
    <style:style style:name="co3" style:family="table-column">
      <style:table-column-properties fo:break-before="auto" style:column-width="0.8118in"/>
    </style:style>
    <style:style style:name="co5" style:family="table-column">
      <style:table-column-properties fo:break-before="auto" style:column-width="0.9173in"/>
    </style:style>
    <style:style style:name="co6" style:family="table-column">
      <style:table-column-properties fo:break-before="auto" style:column-width="0.9598in"/>
    </style:style>
    <style:style style:name="co7" style:family="table-column">
      <style:table-column-properties fo:break-before="auto" style:column-width="1.0126in"/>
    </style:style>
    <style:style style:name="ro3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Normal" style:data-style-name="N5001"/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Excel_20_Built-in_20_Normal">
      <style:text-properties fo:font-size="11pt" style:font-size-asian="11pt" style:font-size-complex="11pt"/>
    </style:style>
    <style:style style:name="ce7" style:family="table-cell" style:parent-style-name="Excel_20_Built-in_20_Normal" style:data-style-name="N5157"/>
    <style:style style:name="ce8" style:family="table-cell" style:parent-style-name="Excel_20_Built-in_20_Normal" style:data-style-name="N515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9" style:family="table-cell" style:parent-style-name="Excel_20_Built-in_20_Normal" style:data-style-name="N5158"/>
    <style:style style:name="ce10" style:family="table-cell" style:parent-style-name="Excel_20_Built-in_20_Normal" style:data-style-name="N515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1" style:family="table-cell" style:parent-style-name="Excel_20_Built-in_20_Normal" style:data-style-name="N5001">
      <style:text-properties fo:font-size="11pt" style:font-size-asian="11pt" style:font-size-complex="11pt"/>
    </style:style>
    <style:style style:name="ce12" style:family="table-cell" style:parent-style-name="Excel_20_Built-in_20_Normal" style:data-style-name="N5157">
      <style:text-properties fo:font-size="11pt" style:font-size-asian="11pt" style:font-size-complex="11pt"/>
    </style:style>
    <style:style style:name="ce13" style:family="table-cell" style:parent-style-name="Default" style:data-style-name="N5157">
      <style:text-properties fo:font-size="11pt" style:font-size-asian="11pt" style:font-size-complex="11pt"/>
    </style:style>
    <style:style style:name="ce14" style:family="table-cell" style:parent-style-name="Default" style:data-style-name="N5157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4" table:number-columns-repeated="1011" table:default-cell-style-name="Default"/>
        <table:table-row table:style-name="ro2">
          <table:table-cell table:style-name="ce1" office:value-type="string" table:number-columns-spanned="11" table:number-rows-spanned="1">
            <text:p>Experimental Data [Harrington, 2010]</text:p>
          </table:table-cell>
          <table:covered-table-cell table:style-name="ce3"/>
          <table:covered-table-cell table:number-columns-repeated="5" table:style-name="Excel_20_Built-in_20_Normal"/>
          <table:covered-table-cell table:number-columns-repeated="3"/>
          <table:covered-table-cell table:style-name="Excel_20_Built-in_20_Normal"/>
          <table:table-cell table:style-name="Excel_20_Built-in_20_Normal" table:number-columns-repeated="2"/>
          <table:table-cell table:style-name="ce6" table:number-columns-repeated="3"/>
          <table:table-cell table:style-name="ce12"/>
          <table:table-cell table:style-name="ce6" table:number-columns-repeated="5"/>
          <table:table-cell table:style-name="Excel_20_Built-in_20_Normal" table:number-columns-repeated="1002"/>
        </table:table-row>
        <table:table-row table:style-name="ro3">
          <table:table-cell table:style-name="ce2" office:value-type="string" table:number-columns-spanned="6" table:number-rows-spanned="1">
            <text:p>Table A.2 .: Average dimensionless concentration</text:p>
          </table:table-cell>
          <table:covered-table-cell table:style-name="ce2"/>
          <table:covered-table-cell/>
          <table:covered-table-cell table:number-columns-repeated="3" table:style-name="Excel_20_Built-in_20_Normal"/>
          <table:table-cell table:style-name="Excel_20_Built-in_20_Normal"/>
          <table:table-cell table:style-name="ce2" office:value-type="string" table:number-columns-spanned="6" table:number-rows-spanned="1">
            <text:p>Table A.3: Average dimensionless concentration</text:p>
          </table:table-cell>
          <table:covered-table-cell table:style-name="ce2"/>
          <table:covered-table-cell/>
          <table:covered-table-cell table:number-columns-repeated="3" table:style-name="Excel_20_Built-in_20_Normal"/>
          <table:table-cell table:style-name="ce6"/>
          <table:table-cell table:style-name="ce6" office:value-type="string" table:number-columns-spanned="8" table:number-rows-spanned="1">
            <text:p>Table A.4: Average dimensionless concentration and time data for</text:p>
          </table:table-cell>
          <table:covered-table-cell table:style-name="ce6"/>
          <table:covered-table-cell table:style-name="ce12"/>
          <table:covered-table-cell table:number-columns-repeated="5" table:style-name="ce6"/>
          <table:table-cell table:style-name="Excel_20_Built-in_20_Normal" table:number-columns-repeated="1002"/>
        </table:table-row>
        <table:table-row table:style-name="ro3">
          <table:table-cell table:style-name="ce2" office:value-type="string" table:number-columns-spanned="6" table:number-rows-spanned="1">
            <text:p><text:s/>and time data for Experiment # 2 (Q = 5.62 ml/min)</text:p>
          </table:table-cell>
          <table:covered-table-cell table:style-name="ce2"/>
          <table:covered-table-cell table:number-columns-repeated="4"/>
          <table:table-cell table:style-name="Excel_20_Built-in_20_Normal"/>
          <table:table-cell table:style-name="ce2" office:value-type="string" table:number-columns-spanned="6" table:number-rows-spanned="1">
            <text:p><text:s/>and time data for Experiment # 2 (Q = 9.62 ml/min)</text:p>
          </table:table-cell>
          <table:covered-table-cell table:style-name="ce2"/>
          <table:covered-table-cell table:number-columns-repeated="4"/>
          <table:table-cell table:style-name="ce2"/>
          <table:table-cell table:style-name="ce6" office:value-type="string" table:number-columns-spanned="8" table:number-rows-spanned="1">
            <text:p><text:s/>Experiment # 3 (Q = 45.2 ml/min)</text:p>
          </table:table-cell>
          <table:covered-table-cell table:style-name="ce6"/>
          <table:covered-table-cell table:style-name="ce12"/>
          <table:covered-table-cell table:number-columns-repeated="5" table:style-name="ce6"/>
          <table:table-cell table:style-name="Excel_20_Built-in_20_Normal" table:number-columns-repeated="1002"/>
        </table:table-row>
        <table:table-row table:style-name="ro3">
          <table:table-cell table:style-name="ce2" office:value-type="string" table:number-columns-spanned="6" table:number-rows-spanned="1">
            <text:p>1PV = 114.2 hr; Fl Co = 1.5 mg/L; &amp; Br Co = 30 mg/L</text:p>
          </table:table-cell>
          <table:covered-table-cell table:number-columns-repeated="2" table:style-name="ce2"/>
          <table:covered-table-cell table:number-columns-repeated="3" table:style-name="ce6"/>
          <table:table-cell table:style-name="Excel_20_Built-in_20_Normal"/>
          <table:table-cell table:style-name="ce2" office:value-type="string" table:number-columns-spanned="6" table:number-rows-spanned="1">
            <text:p>1PV = 66.73 hr; Fl Co = 1.43 mg/L; &amp; Br Co = 27 mg/L</text:p>
          </table:table-cell>
          <table:covered-table-cell table:number-columns-repeated="2" table:style-name="ce2"/>
          <table:covered-table-cell table:number-columns-repeated="3" table:style-name="ce6"/>
          <table:table-cell table:style-name="ce6"/>
          <table:table-cell table:style-name="ce2" office:value-type="string" table:number-columns-spanned="8" table:number-rows-spanned="1">
            <text:p>1PV = 14.2 hr ; Fluorescein Co = 1.52 mg/L; and Bromide Co = 30 mg/L</text:p>
          </table:table-cell>
          <table:covered-table-cell table:style-name="ce2"/>
          <table:covered-table-cell table:style-name="ce13"/>
          <table:covered-table-cell table:number-columns-repeated="4" table:style-name="ce2"/>
          <table:covered-table-cell table:style-name="ce6"/>
          <table:table-cell table:style-name="Excel_20_Built-in_20_Normal" table:number-columns-repeated="1002"/>
        </table:table-row>
        <table:table-row table:style-name="ro3">
          <table:table-cell table:style-name="ce2" office:value-type="string">
            <text:p>Time (PV)</text:p>
          </table:table-cell>
          <table:table-cell table:style-name="ce2" office:value-type="string">
            <text:p>Time [sec]</text:p>
          </table:table-cell>
          <table:table-cell table:style-name="ce2" office:value-type="string">
            <text:p>Fluorescein</text:p>
          </table:table-cell>
          <table:table-cell table:style-name="ce2" office:value-type="string">
            <text:p>Time (PV)</text:p>
          </table:table-cell>
          <table:table-cell table:style-name="ce2" office:value-type="string">
            <text:p>Time [sec]</text:p>
          </table:table-cell>
          <table:table-cell table:style-name="ce6" office:value-type="string">
            <text:p>Bromide</text:p>
          </table:table-cell>
          <table:table-cell table:style-name="Excel_20_Built-in_20_Normal"/>
          <table:table-cell table:style-name="ce2" office:value-type="string">
            <text:p>Time (PV)</text:p>
          </table:table-cell>
          <table:table-cell table:style-name="ce2" office:value-type="string">
            <text:p>Time [sec]</text:p>
          </table:table-cell>
          <table:table-cell table:style-name="ce2" office:value-type="string">
            <text:p>Fluorescein</text:p>
          </table:table-cell>
          <table:table-cell table:style-name="ce6" office:value-type="string">
            <text:p>Time (PV)</text:p>
          </table:table-cell>
          <table:table-cell table:style-name="ce2" office:value-type="string">
            <text:p>Time [sec]</text:p>
          </table:table-cell>
          <table:table-cell table:style-name="ce6" office:value-type="string">
            <text:p>Bromide</text:p>
          </table:table-cell>
          <table:table-cell table:style-name="ce6"/>
          <table:table-cell table:style-name="ce6" office:value-type="string">
            <text:p>Time (PV)</text:p>
          </table:table-cell>
          <table:table-cell table:style-name="ce2" office:value-type="string">
            <text:p>Time [sec]</text:p>
          </table:table-cell>
          <table:table-cell table:style-name="ce13" office:value-type="string">
            <text:p>Fluorescein</text:p>
          </table:table-cell>
          <table:table-cell table:style-name="ce6" office:value-type="string">
            <text:p>Time (PV)</text:p>
          </table:table-cell>
          <table:table-cell table:style-name="ce2" office:value-type="string">
            <text:p>Time [sec]</text:p>
          </table:table-cell>
          <table:table-cell table:style-name="ce6" office:value-type="string">
            <text:p>Bromide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number-columns-repeated="2"/>
          <table:table-cell office:value-type="string">
            <text:p>C/Co</text:p>
          </table:table-cell>
          <table:table-cell table:number-columns-repeated="2"/>
          <table:table-cell office:value-type="string">
            <text:p>C/Co</text:p>
          </table:table-cell>
          <table:table-cell table:style-name="Excel_20_Built-in_20_Normal"/>
          <table:table-cell table:number-columns-repeated="2"/>
          <table:table-cell office:value-type="string">
            <text:p>C/Co</text:p>
          </table:table-cell>
          <table:table-cell table:number-columns-repeated="2"/>
          <table:table-cell office:value-type="string">
            <text:p>C/Co</text:p>
          </table:table-cell>
          <table:table-cell table:style-name="ce2"/>
          <table:table-cell table:style-name="ce6" table:number-columns-repeated="2"/>
          <table:table-cell table:style-name="ce14" office:value-type="string">
            <text:p>C/Co</text:p>
          </table:table-cell>
          <table:table-cell table:style-name="ce6" table:number-columns-repeated="2"/>
          <table:table-cell office:value-type="string">
            <text:p>C/Co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028">
            <text:p>0</text:p>
          </table:table-cell>
          <table:table-cell table:style-name="ce3" table:formula="of:=[.A7]*411120" office:value-type="float" office:value="1151.136">
            <text:p>1151</text:p>
          </table:table-cell>
          <table:table-cell table:style-name="Excel_20_Built-in_20_Normal" office:value-type="float" office:value="0.9527">
            <text:p>0.95</text:p>
          </table:table-cell>
          <table:table-cell table:style-name="ce7" office:value-type="float" office:value="0.0054">
            <text:p>0.005</text:p>
          </table:table-cell>
          <table:table-cell table:style-name="ce3" table:formula="of:=[.D7]*114.2*3600" office:value-type="float" office:value="2220.048">
            <text:p>2220</text:p>
          </table:table-cell>
          <table:table-cell table:style-name="ce9" office:value-type="float" office:value="1.065">
            <text:p>1.0650</text:p>
          </table:table-cell>
          <table:table-cell table:style-name="Excel_20_Built-in_20_Normal"/>
          <table:table-cell table:style-name="ce2" office:value-type="float" office:value="0.015">
            <text:p>0.02</text:p>
          </table:table-cell>
          <table:table-cell table:style-name="ce2" table:formula="of:=[.H7]*66.73*3600" office:value-type="float" office:value="3603.42">
            <text:p>3603.42</text:p>
          </table:table-cell>
          <table:table-cell table:style-name="ce2" office:value-type="float" office:value="0.9902">
            <text:p>0.99</text:p>
          </table:table-cell>
          <table:table-cell table:style-name="ce6" office:value-type="float" office:value="0.0056">
            <text:p>0.01</text:p>
          </table:table-cell>
          <table:table-cell table:style-name="ce6" table:formula="of:=[.K7]*66.73*3600" office:value-type="float" office:value="1345.2768">
            <text:p>1345.28</text:p>
          </table:table-cell>
          <table:table-cell table:style-name="ce6" office:value-type="float" office:value="0.9282">
            <text:p>0.93</text:p>
          </table:table-cell>
          <table:table-cell table:style-name="ce2"/>
          <table:table-cell table:style-name="ce6" office:value-type="float" office:value="0.0047">
            <text:p>0</text:p>
          </table:table-cell>
          <table:table-cell table:style-name="ce11" table:formula="of:=[.O7]*14.2*3600" office:value-type="float" office:value="240.264">
            <text:p>240</text:p>
          </table:table-cell>
          <table:table-cell table:style-name="ce12" office:value-type="float" office:value="1">
            <text:p>1.000</text:p>
          </table:table-cell>
          <table:table-cell table:style-name="ce6" office:value-type="float" office:value="0.0704">
            <text:p>0.07</text:p>
          </table:table-cell>
          <table:table-cell table:style-name="ce11" table:formula="of:=14.2*3600*[.R7]" office:value-type="float" office:value="3598.848">
            <text:p>3599</text:p>
          </table:table-cell>
          <table:table-cell table:style-name="ce12" office:value-type="float" office:value="1.0273">
            <text:p>1.027</text:p>
          </table:table-cell>
          <table:table-cell table:style-name="ce2"/>
          <table:table-cell table:style-name="ce6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115">
            <text:p>0.01</text:p>
            <draw:frame table:end-cell-address="Sheet1.T47" table:end-x="0.8681in" table:end-y="0.0445in" draw:z-index="0" draw:style-name="gr1" svg:width="17.9224in" svg:height="7.1067in" svg:x="0in" svg:y="0.1421in">
              <draw:object draw:notify-on-update-of-ranges="Sheet1.B7:Sheet1.B808 Sheet1.A2:Sheet1.A3 Sheet1.C7:Sheet1.C808 Sheet1.O2:Sheet1.O3 Sheet1.Q7:Sheet1.Q358 Sheet1.P7:Sheet1.P358 Sheet1.H2:Sheet1.H3 Sheet1.J7:Sheet1.J300 Sheet1.I7:Sheet1.I3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 table:formula="of:=[.A8]*411120" office:value-type="float" office:value="4727.88">
            <text:p>4728</text:p>
          </table:table-cell>
          <table:table-cell table:style-name="Excel_20_Built-in_20_Normal" office:value-type="float" office:value="0.954">
            <text:p>0.95</text:p>
          </table:table-cell>
          <table:table-cell table:style-name="ce7" office:value-type="float" office:value="0.0114">
            <text:p>0.011</text:p>
          </table:table-cell>
          <table:table-cell table:style-name="ce3" table:formula="of:=[.D8]*114.2*3600" office:value-type="float" office:value="4686.768">
            <text:p>4687</text:p>
          </table:table-cell>
          <table:table-cell table:style-name="ce9" office:value-type="float" office:value="1.0259">
            <text:p>1.0259</text:p>
          </table:table-cell>
          <table:table-cell table:style-name="Excel_20_Built-in_20_Normal"/>
          <table:table-cell table:style-name="ce2" office:value-type="float" office:value="0.03">
            <text:p>0.03</text:p>
          </table:table-cell>
          <table:table-cell table:style-name="ce2" table:formula="of:=[.H8]*66.73*3600" office:value-type="float" office:value="7206.84">
            <text:p>7206.84</text:p>
          </table:table-cell>
          <table:table-cell table:style-name="ce2" office:value-type="float" office:value="0.9881">
            <text:p>0.99</text:p>
          </table:table-cell>
          <table:table-cell table:style-name="ce6" office:value-type="float" office:value="0.1707">
            <text:p>0.17</text:p>
          </table:table-cell>
          <table:table-cell table:style-name="ce6" table:formula="of:=[.K8]*66.73*3600" office:value-type="float" office:value="41006.9196">
            <text:p>41006.92</text:p>
          </table:table-cell>
          <table:table-cell table:style-name="ce6" office:value-type="float" office:value="0.9183">
            <text:p>0.92</text:p>
          </table:table-cell>
          <table:table-cell table:style-name="ce6"/>
          <table:table-cell table:style-name="ce2" office:value-type="float" office:value="0.0399">
            <text:p>0.04</text:p>
          </table:table-cell>
          <table:table-cell table:style-name="ce11" table:formula="of:=[.O8]*14.2*3600" office:value-type="float" office:value="2039.688">
            <text:p>2040</text:p>
          </table:table-cell>
          <table:table-cell table:style-name="ce13" office:value-type="float" office:value="0.9987">
            <text:p>0.999</text:p>
          </table:table-cell>
          <table:table-cell table:style-name="ce2" office:value-type="float" office:value="0.1408">
            <text:p>0.14</text:p>
          </table:table-cell>
          <table:table-cell table:style-name="ce11" table:formula="of:=14.2*3600*[.R8]" office:value-type="float" office:value="7197.696">
            <text:p>7198</text:p>
          </table:table-cell>
          <table:table-cell table:style-name="ce13" office:value-type="float" office:value="1.035">
            <text:p>1.035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203">
            <text:p>0.02</text:p>
          </table:table-cell>
          <table:table-cell table:style-name="ce3" table:formula="of:=[.A9]*411120" office:value-type="float" office:value="8345.736">
            <text:p>8346</text:p>
          </table:table-cell>
          <table:table-cell table:style-name="Excel_20_Built-in_20_Normal" office:value-type="float" office:value="0.9587">
            <text:p>0.96</text:p>
          </table:table-cell>
          <table:table-cell table:style-name="ce7" office:value-type="float" office:value="0.1164">
            <text:p>0.116</text:p>
          </table:table-cell>
          <table:table-cell table:style-name="ce3" table:formula="of:=[.D9]*114.2*3600" office:value-type="float" office:value="47854.368">
            <text:p>47854</text:p>
          </table:table-cell>
          <table:table-cell table:style-name="ce9" office:value-type="float" office:value="1.0231">
            <text:p>1.0231</text:p>
          </table:table-cell>
          <table:table-cell table:style-name="Excel_20_Built-in_20_Normal"/>
          <table:table-cell table:style-name="ce2" office:value-type="float" office:value="0.045">
            <text:p>0.05</text:p>
          </table:table-cell>
          <table:table-cell table:style-name="ce2" table:formula="of:=[.H9]*66.73*3600" office:value-type="float" office:value="10810.26">
            <text:p>10810.26</text:p>
          </table:table-cell>
          <table:table-cell table:style-name="ce2" office:value-type="float" office:value="0.9895">
            <text:p>0.99</text:p>
          </table:table-cell>
          <table:table-cell table:style-name="ce6" office:value-type="float" office:value="0.3118">
            <text:p>0.31</text:p>
          </table:table-cell>
          <table:table-cell table:style-name="ce6" table:formula="of:=[.K9]*66.73*3600" office:value-type="float" office:value="74903.0904">
            <text:p>74903.09</text:p>
          </table:table-cell>
          <table:table-cell table:style-name="ce6" office:value-type="float" office:value="0.9312">
            <text:p>0.93</text:p>
          </table:table-cell>
          <table:table-cell table:style-name="ce6"/>
          <table:table-cell table:style-name="ce2" office:value-type="float" office:value="0.0751">
            <text:p>0.08</text:p>
          </table:table-cell>
          <table:table-cell table:style-name="ce11" table:formula="of:=[.O9]*14.2*3600" office:value-type="float" office:value="3839.112">
            <text:p>3839</text:p>
          </table:table-cell>
          <table:table-cell table:style-name="ce12" office:value-type="float" office:value="0.9974">
            <text:p>0.997</text:p>
          </table:table-cell>
          <table:table-cell table:style-name="ce6" office:value-type="float" office:value="0.2113">
            <text:p>0.21</text:p>
          </table:table-cell>
          <table:table-cell table:style-name="ce11" table:formula="of:=14.2*3600*[.R9]" office:value-type="float" office:value="10801.656">
            <text:p>10802</text:p>
          </table:table-cell>
          <table:table-cell table:style-name="ce12" office:value-type="float" office:value="1.0274">
            <text:p>1.027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29">
            <text:p>0.03</text:p>
          </table:table-cell>
          <table:table-cell table:style-name="ce3" table:formula="of:=[.A10]*411120" office:value-type="float" office:value="11922.48">
            <text:p>11922</text:p>
          </table:table-cell>
          <table:table-cell table:style-name="Excel_20_Built-in_20_Normal" office:value-type="float" office:value="0.9607">
            <text:p>0.96</text:p>
          </table:table-cell>
          <table:table-cell table:style-name="ce7" office:value-type="float" office:value="0.2214">
            <text:p>0.221</text:p>
          </table:table-cell>
          <table:table-cell table:style-name="ce3" table:formula="of:=[.D10]*114.2*3600" office:value-type="float" office:value="91021.968">
            <text:p>91022</text:p>
          </table:table-cell>
          <table:table-cell table:style-name="ce9" office:value-type="float" office:value="1.0794">
            <text:p>1.0794</text:p>
          </table:table-cell>
          <table:table-cell table:style-name="Excel_20_Built-in_20_Normal"/>
          <table:table-cell table:style-name="ce2" office:value-type="float" office:value="0.0599">
            <text:p>0.06</text:p>
          </table:table-cell>
          <table:table-cell table:style-name="ce2" table:formula="of:=[.H10]*66.73*3600" office:value-type="float" office:value="14389.6572">
            <text:p>14389.66</text:p>
          </table:table-cell>
          <table:table-cell table:style-name="ce2" office:value-type="float" office:value="0.9888">
            <text:p>0.99</text:p>
          </table:table-cell>
          <table:table-cell table:style-name="ce6" office:value-type="float" office:value="0.5117">
            <text:p>0.51</text:p>
          </table:table-cell>
          <table:table-cell table:style-name="ce6" table:formula="of:=[.K10]*66.73*3600" office:value-type="float" office:value="122924.6676">
            <text:p>122924.67</text:p>
          </table:table-cell>
          <table:table-cell table:style-name="ce6" office:value-type="float" office:value="0.9041">
            <text:p>0.9</text:p>
          </table:table-cell>
          <table:table-cell table:style-name="ce6"/>
          <table:table-cell table:style-name="ce6" office:value-type="float" office:value="0.1103">
            <text:p>0.11</text:p>
          </table:table-cell>
          <table:table-cell table:style-name="ce11" table:formula="of:=[.O10]*14.2*3600" office:value-type="float" office:value="5638.536">
            <text:p>5639</text:p>
          </table:table-cell>
          <table:table-cell table:style-name="ce12" office:value-type="float" office:value="0.998">
            <text:p>0.998</text:p>
          </table:table-cell>
          <table:table-cell table:style-name="ce6" office:value-type="float" office:value="0.2817">
            <text:p>0.28</text:p>
          </table:table-cell>
          <table:table-cell table:style-name="ce11" table:formula="of:=14.2*3600*[.R10]" office:value-type="float" office:value="14400.504">
            <text:p>14401</text:p>
          </table:table-cell>
          <table:table-cell table:style-name="ce12" office:value-type="float" office:value="1.0156">
            <text:p>1.016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378">
            <text:p>0.04</text:p>
          </table:table-cell>
          <table:table-cell table:style-name="ce3" table:formula="of:=[.A11]*411120" office:value-type="float" office:value="15540.336">
            <text:p>15540</text:p>
          </table:table-cell>
          <table:table-cell table:style-name="ce4" office:value-type="float" office:value="0.9647">
            <text:p>0.96</text:p>
          </table:table-cell>
          <table:table-cell table:style-name="ce8" office:value-type="float" office:value="0.3265">
            <text:p>0.327</text:p>
          </table:table-cell>
          <table:table-cell table:style-name="ce3" table:formula="of:=[.D11]*114.2*3600" office:value-type="float" office:value="134230.68">
            <text:p>134231</text:p>
          </table:table-cell>
          <table:table-cell table:style-name="ce10" office:value-type="float" office:value="1.066">
            <text:p>1.0660</text:p>
          </table:table-cell>
          <table:table-cell table:style-name="ce5"/>
          <table:table-cell table:style-name="ce2" office:value-type="float" office:value="0.0749">
            <text:p>0.07</text:p>
          </table:table-cell>
          <table:table-cell table:style-name="ce2" table:formula="of:=[.H11]*66.73*3600" office:value-type="float" office:value="17993.0772">
            <text:p>17993.08</text:p>
          </table:table-cell>
          <table:table-cell table:style-name="ce2" office:value-type="float" office:value="0.9902">
            <text:p>0.99</text:p>
          </table:table-cell>
          <table:table-cell table:style-name="ce6" office:value-type="float" office:value="0.6673">
            <text:p>0.67</text:p>
          </table:table-cell>
          <table:table-cell table:style-name="ce6" table:formula="of:=[.K11]*66.73*3600" office:value-type="float" office:value="160304.1444">
            <text:p>160304.14</text:p>
          </table:table-cell>
          <table:table-cell table:style-name="ce6" office:value-type="float" office:value="0.8736">
            <text:p>0.87</text:p>
          </table:table-cell>
          <table:table-cell table:style-name="ce6"/>
          <table:table-cell table:style-name="ce6" office:value-type="float" office:value="0.1455">
            <text:p>0.15</text:p>
          </table:table-cell>
          <table:table-cell table:style-name="ce11" table:formula="of:=[.O11]*14.2*3600" office:value-type="float" office:value="7437.96">
            <text:p>7438</text:p>
          </table:table-cell>
          <table:table-cell table:style-name="ce12" office:value-type="float" office:value="0.9915">
            <text:p>0.992</text:p>
          </table:table-cell>
          <table:table-cell table:style-name="ce6" office:value-type="float" office:value="0.3521">
            <text:p>0.35</text:p>
          </table:table-cell>
          <table:table-cell table:style-name="ce11" table:formula="of:=14.2*3600*[.R11]" office:value-type="float" office:value="17999.352">
            <text:p>17999</text:p>
          </table:table-cell>
          <table:table-cell table:style-name="ce12" office:value-type="float" office:value="0.9866">
            <text:p>0.987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465">
            <text:p>0.05</text:p>
          </table:table-cell>
          <table:table-cell table:style-name="ce3" table:formula="of:=[.A12]*411120" office:value-type="float" office:value="19117.08">
            <text:p>19117</text:p>
          </table:table-cell>
          <table:table-cell table:style-name="ce5" office:value-type="float" office:value="0.968">
            <text:p>0.97</text:p>
          </table:table-cell>
          <table:table-cell table:style-name="ce7" office:value-type="float" office:value="0.4315">
            <text:p>0.432</text:p>
          </table:table-cell>
          <table:table-cell table:style-name="ce3" table:formula="of:=[.D12]*114.2*3600" office:value-type="float" office:value="177398.28">
            <text:p>177398</text:p>
          </table:table-cell>
          <table:table-cell table:style-name="ce9" office:value-type="float" office:value="1.0487">
            <text:p>1.0487</text:p>
          </table:table-cell>
          <table:table-cell table:style-name="Excel_20_Built-in_20_Normal"/>
          <table:table-cell table:style-name="ce2" office:value-type="float" office:value="0.0899">
            <text:p>0.09</text:p>
          </table:table-cell>
          <table:table-cell table:style-name="ce2" table:formula="of:=[.H12]*66.73*3600" office:value-type="float" office:value="21596.4972">
            <text:p>21596.5</text:p>
          </table:table-cell>
          <table:table-cell table:style-name="ce2" office:value-type="float" office:value="0.9902">
            <text:p>0.99</text:p>
          </table:table-cell>
          <table:table-cell table:style-name="ce6" office:value-type="float" office:value="0.8418">
            <text:p>0.84</text:p>
          </table:table-cell>
          <table:table-cell table:style-name="ce6" table:formula="of:=[.K12]*66.73*3600" office:value-type="float" office:value="202223.9304">
            <text:p>202223.93</text:p>
          </table:table-cell>
          <table:table-cell table:style-name="ce6" office:value-type="float" office:value="0.2759">
            <text:p>0.28</text:p>
          </table:table-cell>
          <table:table-cell table:style-name="ce6"/>
          <table:table-cell table:style-name="ce6" office:value-type="float" office:value="0.1808">
            <text:p>0.18</text:p>
          </table:table-cell>
          <table:table-cell table:style-name="ce11" table:formula="of:=[.O12]*14.2*3600" office:value-type="float" office:value="9242.496">
            <text:p>9242</text:p>
          </table:table-cell>
          <table:table-cell table:style-name="ce12" office:value-type="float" office:value="0.9855">
            <text:p>0.986</text:p>
          </table:table-cell>
          <table:table-cell table:style-name="ce6" office:value-type="float" office:value="0.4225">
            <text:p>0.42</text:p>
          </table:table-cell>
          <table:table-cell table:style-name="ce11" table:formula="of:=14.2*3600*[.R12]" office:value-type="float" office:value="21598.2">
            <text:p>21598</text:p>
          </table:table-cell>
          <table:table-cell table:style-name="ce12" office:value-type="float" office:value="0.9717">
            <text:p>0.972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553">
            <text:p>0.06</text:p>
          </table:table-cell>
          <table:table-cell table:style-name="ce3" table:formula="of:=[.A13]*411120" office:value-type="float" office:value="22734.936">
            <text:p>22735</text:p>
          </table:table-cell>
          <table:table-cell table:style-name="Excel_20_Built-in_20_Normal" office:value-type="float" office:value="0.9707">
            <text:p>0.97</text:p>
          </table:table-cell>
          <table:table-cell table:style-name="ce7" office:value-type="float" office:value="0.5365">
            <text:p>0.537</text:p>
          </table:table-cell>
          <table:table-cell table:style-name="ce3" table:formula="of:=[.D13]*114.2*3600" office:value-type="float" office:value="220565.88">
            <text:p>220566</text:p>
          </table:table-cell>
          <table:table-cell table:style-name="ce9" office:value-type="float" office:value="0.8918">
            <text:p>0.8918</text:p>
          </table:table-cell>
          <table:table-cell table:style-name="Excel_20_Built-in_20_Normal"/>
          <table:table-cell table:style-name="ce2" office:value-type="float" office:value="0.1049">
            <text:p>0.1</text:p>
          </table:table-cell>
          <table:table-cell table:style-name="ce2" table:formula="of:=[.H13]*66.73*3600" office:value-type="float" office:value="25199.9172">
            <text:p>25199.92</text:p>
          </table:table-cell>
          <table:table-cell table:style-name="ce2" office:value-type="float" office:value="0.9909">
            <text:p>0.99</text:p>
          </table:table-cell>
          <table:table-cell table:style-name="ce6" office:value-type="float" office:value="1.0292">
            <text:p>1.03</text:p>
          </table:table-cell>
          <table:table-cell table:style-name="ce6" table:formula="of:=[.K13]*66.73*3600" office:value-type="float" office:value="247242.6576">
            <text:p>247242.66</text:p>
          </table:table-cell>
          <table:table-cell table:style-name="ce6" office:value-type="float" office:value="0.2333">
            <text:p>0.23</text:p>
          </table:table-cell>
          <table:table-cell table:style-name="ce6"/>
          <table:table-cell table:style-name="ce6" office:value-type="float" office:value="0.216">
            <text:p>0.22</text:p>
          </table:table-cell>
          <table:table-cell table:style-name="ce11" table:formula="of:=[.O13]*14.2*3600" office:value-type="float" office:value="11041.92">
            <text:p>11042</text:p>
          </table:table-cell>
          <table:table-cell table:style-name="ce12" office:value-type="float" office:value="0.9822">
            <text:p>0.982</text:p>
          </table:table-cell>
          <table:table-cell table:style-name="ce6" office:value-type="float" office:value="0.493">
            <text:p>0.49</text:p>
          </table:table-cell>
          <table:table-cell table:style-name="ce11" table:formula="of:=14.2*3600*[.R13]" office:value-type="float" office:value="25202.16">
            <text:p>25202</text:p>
          </table:table-cell>
          <table:table-cell table:style-name="ce12" office:value-type="float" office:value="0.9277">
            <text:p>0.928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64">
            <text:p>0.06</text:p>
          </table:table-cell>
          <table:table-cell table:style-name="ce3" table:formula="of:=[.A14]*411120" office:value-type="float" office:value="26311.68">
            <text:p>26312</text:p>
          </table:table-cell>
          <table:table-cell table:style-name="Excel_20_Built-in_20_Normal" office:value-type="float" office:value="0.9707">
            <text:p>0.97</text:p>
          </table:table-cell>
          <table:table-cell table:style-name="ce7" office:value-type="float" office:value="0.6416">
            <text:p>0.642</text:p>
          </table:table-cell>
          <table:table-cell table:style-name="ce3" table:formula="of:=[.D14]*114.2*3600" office:value-type="float" office:value="263774.592">
            <text:p>263775</text:p>
          </table:table-cell>
          <table:table-cell table:style-name="ce9" office:value-type="float" office:value="0.7306">
            <text:p>0.7306</text:p>
          </table:table-cell>
          <table:table-cell table:style-name="Excel_20_Built-in_20_Normal"/>
          <table:table-cell table:style-name="ce2" office:value-type="float" office:value="0.1199">
            <text:p>0.12</text:p>
          </table:table-cell>
          <table:table-cell table:style-name="ce2" table:formula="of:=[.H14]*66.73*3600" office:value-type="float" office:value="28803.3372">
            <text:p>28803.34</text:p>
          </table:table-cell>
          <table:table-cell table:style-name="ce2" office:value-type="float" office:value="0.9902">
            <text:p>0.99</text:p>
          </table:table-cell>
          <table:table-cell table:style-name="Excel_20_Built-in_20_Normal" office:value-type="float" office:value="1.1873">
            <text:p>1.19</text:p>
          </table:table-cell>
          <table:table-cell table:style-name="ce6" table:formula="of:=[.K14]*66.73*3600" office:value-type="float" office:value="285222.7044">
            <text:p>285222.7</text:p>
          </table:table-cell>
          <table:table-cell table:style-name="Excel_20_Built-in_20_Normal" office:value-type="float" office:value="0.1779">
            <text:p>0.18</text:p>
          </table:table-cell>
          <table:table-cell table:style-name="ce6"/>
          <table:table-cell table:style-name="ce6" office:value-type="float" office:value="0.2512">
            <text:p>0.25</text:p>
          </table:table-cell>
          <table:table-cell table:style-name="ce11" table:formula="of:=[.O14]*14.2*3600" office:value-type="float" office:value="12841.344">
            <text:p>12841</text:p>
          </table:table-cell>
          <table:table-cell table:style-name="ce12" office:value-type="float" office:value="0.9763">
            <text:p>0.976</text:p>
          </table:table-cell>
          <table:table-cell table:style-name="ce6" office:value-type="float" office:value="0.5634">
            <text:p>0.56</text:p>
          </table:table-cell>
          <table:table-cell table:style-name="ce11" table:formula="of:=14.2*3600*[.R14]" office:value-type="float" office:value="28801.008">
            <text:p>28801</text:p>
          </table:table-cell>
          <table:table-cell table:style-name="ce12" office:value-type="float" office:value="0.8683">
            <text:p>0.868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728">
            <text:p>0.07</text:p>
          </table:table-cell>
          <table:table-cell table:style-name="ce3" table:formula="of:=[.A15]*411120" office:value-type="float" office:value="29929.536">
            <text:p>29930</text:p>
          </table:table-cell>
          <table:table-cell table:style-name="Excel_20_Built-in_20_Normal" office:value-type="float" office:value="0.972">
            <text:p>0.97</text:p>
          </table:table-cell>
          <table:table-cell table:style-name="ce7" office:value-type="float" office:value="0.7466">
            <text:p>0.747</text:p>
          </table:table-cell>
          <table:table-cell table:style-name="ce3" table:formula="of:=[.D15]*114.2*3600" office:value-type="float" office:value="306942.192">
            <text:p>306942</text:p>
          </table:table-cell>
          <table:table-cell table:style-name="ce9" office:value-type="float" office:value="0.5662">
            <text:p>0.5662</text:p>
          </table:table-cell>
          <table:table-cell table:style-name="Excel_20_Built-in_20_Normal"/>
          <table:table-cell table:style-name="Excel_20_Built-in_20_Normal" office:value-type="float" office:value="0.1349">
            <text:p>0.13</text:p>
          </table:table-cell>
          <table:table-cell table:style-name="ce2" table:formula="of:=[.H15]*66.73*3600" office:value-type="float" office:value="32406.7572">
            <text:p>32406.76</text:p>
          </table:table-cell>
          <table:table-cell table:style-name="Excel_20_Built-in_20_Normal" office:value-type="float" office:value="0.9916">
            <text:p>0.99</text:p>
          </table:table-cell>
          <table:table-cell table:style-name="Excel_20_Built-in_20_Normal" office:value-type="float" office:value="1.416">
            <text:p>1.42</text:p>
          </table:table-cell>
          <table:table-cell table:style-name="ce6" table:formula="of:=[.K15]*66.73*3600" office:value-type="float" office:value="340162.848">
            <text:p>340162.85</text:p>
          </table:table-cell>
          <table:table-cell table:style-name="Excel_20_Built-in_20_Normal" office:value-type="float" office:value="0.0388">
            <text:p>0.04</text:p>
          </table:table-cell>
          <table:table-cell table:style-name="ce6"/>
          <table:table-cell table:style-name="ce6" office:value-type="float" office:value="0.2864">
            <text:p>0.29</text:p>
          </table:table-cell>
          <table:table-cell table:style-name="ce11" table:formula="of:=[.O15]*14.2*3600" office:value-type="float" office:value="14640.768">
            <text:p>14641</text:p>
          </table:table-cell>
          <table:table-cell table:style-name="ce12" office:value-type="float" office:value="0.9619">
            <text:p>0.962</text:p>
          </table:table-cell>
          <table:table-cell table:style-name="ce6" office:value-type="float" office:value="0.6338">
            <text:p>0.63</text:p>
          </table:table-cell>
          <table:table-cell table:style-name="ce11" table:formula="of:=14.2*3600*[.R15]" office:value-type="float" office:value="32399.856">
            <text:p>32400</text:p>
          </table:table-cell>
          <table:table-cell table:style-name="ce12" office:value-type="float" office:value="0.8147">
            <text:p>0.815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815">
            <text:p>0.08</text:p>
          </table:table-cell>
          <table:table-cell table:style-name="ce3" table:formula="of:=[.A16]*411120" office:value-type="float" office:value="33506.28">
            <text:p>33506</text:p>
          </table:table-cell>
          <table:table-cell table:style-name="Excel_20_Built-in_20_Normal" office:value-type="float" office:value="0.974">
            <text:p>0.97</text:p>
          </table:table-cell>
          <table:table-cell table:style-name="ce7" office:value-type="float" office:value="0.8516">
            <text:p>0.852</text:p>
          </table:table-cell>
          <table:table-cell table:style-name="ce3" table:formula="of:=[.D16]*114.2*3600" office:value-type="float" office:value="350109.792">
            <text:p>350110</text:p>
          </table:table-cell>
          <table:table-cell table:style-name="ce9" office:value-type="float" office:value="0.5353">
            <text:p>0.5353</text:p>
          </table:table-cell>
          <table:table-cell table:style-name="Excel_20_Built-in_20_Normal"/>
          <table:table-cell table:style-name="Excel_20_Built-in_20_Normal" office:value-type="float" office:value="0.1499">
            <text:p>0.15</text:p>
          </table:table-cell>
          <table:table-cell table:style-name="ce2" table:formula="of:=[.H16]*66.73*3600" office:value-type="float" office:value="36010.1772">
            <text:p>36010.18</text:p>
          </table:table-cell>
          <table:table-cell table:style-name="Excel_20_Built-in_20_Normal" office:value-type="float" office:value="0.9923">
            <text:p>0.99</text:p>
          </table:table-cell>
          <table:table-cell table:style-name="Excel_20_Built-in_20_Normal" office:value-type="float" office:value="1.5632">
            <text:p>1.56</text:p>
          </table:table-cell>
          <table:table-cell table:style-name="ce6" table:formula="of:=[.K16]*66.73*3600" office:value-type="float" office:value="375524.4096">
            <text:p>375524.41</text:p>
          </table:table-cell>
          <table:table-cell table:style-name="Excel_20_Built-in_20_Normal" office:value-type="float" office:value="0.0213">
            <text:p>0.02</text:p>
          </table:table-cell>
          <table:table-cell table:style-name="ce6"/>
          <table:table-cell table:style-name="ce6" office:value-type="float" office:value="0.3216">
            <text:p>0.32</text:p>
          </table:table-cell>
          <table:table-cell table:style-name="ce11" table:formula="of:=[.O16]*14.2*3600" office:value-type="float" office:value="16440.192">
            <text:p>16440</text:p>
          </table:table-cell>
          <table:table-cell table:style-name="ce12" office:value-type="float" office:value="0.952">
            <text:p>0.952</text:p>
          </table:table-cell>
          <table:table-cell table:style-name="ce6" office:value-type="float" office:value="0.7042">
            <text:p>0.7</text:p>
          </table:table-cell>
          <table:table-cell table:style-name="ce11" table:formula="of:=14.2*3600*[.R16]" office:value-type="float" office:value="35998.704">
            <text:p>35999</text:p>
          </table:table-cell>
          <table:table-cell table:style-name="ce12" office:value-type="float" office:value="0.7631">
            <text:p>0.763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903">
            <text:p>0.09</text:p>
          </table:table-cell>
          <table:table-cell table:style-name="ce3" table:formula="of:=[.A17]*411120" office:value-type="float" office:value="37124.136">
            <text:p>37124</text:p>
          </table:table-cell>
          <table:table-cell table:style-name="Excel_20_Built-in_20_Normal" office:value-type="float" office:value="0.978">
            <text:p>0.98</text:p>
          </table:table-cell>
          <table:table-cell table:style-name="ce7" office:value-type="float" office:value="0.9567">
            <text:p>0.957</text:p>
          </table:table-cell>
          <table:table-cell table:style-name="ce3" table:formula="of:=[.D17]*114.2*3600" office:value-type="float" office:value="393318.504">
            <text:p>393319</text:p>
          </table:table-cell>
          <table:table-cell table:style-name="ce9" office:value-type="float" office:value="0.3955">
            <text:p>0.3955</text:p>
          </table:table-cell>
          <table:table-cell table:style-name="Excel_20_Built-in_20_Normal"/>
          <table:table-cell table:style-name="Excel_20_Built-in_20_Normal" office:value-type="float" office:value="0.1648">
            <text:p>0.16</text:p>
          </table:table-cell>
          <table:table-cell table:style-name="ce2" table:formula="of:=[.H17]*66.73*3600" office:value-type="float" office:value="39589.5744">
            <text:p>39589.57</text:p>
          </table:table-cell>
          <table:table-cell table:style-name="Excel_20_Built-in_20_Normal" office:value-type="float" office:value="0.9923">
            <text:p>0.99</text:p>
          </table:table-cell>
          <table:table-cell table:style-name="Excel_20_Built-in_20_Normal" office:value-type="float" office:value="1.7984">
            <text:p>1.8</text:p>
          </table:table-cell>
          <table:table-cell table:style-name="ce6" table:formula="of:=[.K17]*66.73*3600" office:value-type="float" office:value="432026.0352">
            <text:p>432026.04</text:p>
          </table:table-cell>
          <table:table-cell table:style-name="Excel_20_Built-in_20_Normal" office:value-type="float" office:value="0.0058">
            <text:p>0.01</text:p>
          </table:table-cell>
          <table:table-cell table:style-name="ce6"/>
          <table:table-cell table:style-name="ce6" office:value-type="float" office:value="0.3568">
            <text:p>0.36</text:p>
          </table:table-cell>
          <table:table-cell table:style-name="ce11" table:formula="of:=[.O17]*14.2*3600" office:value-type="float" office:value="18239.616">
            <text:p>18240</text:p>
          </table:table-cell>
          <table:table-cell table:style-name="ce12" office:value-type="float" office:value="0.9336">
            <text:p>0.934</text:p>
          </table:table-cell>
          <table:table-cell table:style-name="ce6" office:value-type="float" office:value="0.7746">
            <text:p>0.77</text:p>
          </table:table-cell>
          <table:table-cell table:style-name="ce11" table:formula="of:=14.2*3600*[.R17]" office:value-type="float" office:value="39597.552">
            <text:p>39598</text:p>
          </table:table-cell>
          <table:table-cell table:style-name="ce12" office:value-type="float" office:value="0.6802">
            <text:p>0.680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0991">
            <text:p>0.1</text:p>
          </table:table-cell>
          <table:table-cell table:style-name="ce3" table:formula="of:=[.A18]*411120" office:value-type="float" office:value="40741.992">
            <text:p>40742</text:p>
          </table:table-cell>
          <table:table-cell table:style-name="Excel_20_Built-in_20_Normal" office:value-type="float" office:value="0.9833">
            <text:p>0.98</text:p>
          </table:table-cell>
          <table:table-cell table:style-name="ce7" office:value-type="float" office:value="1.0617">
            <text:p>1.062</text:p>
          </table:table-cell>
          <table:table-cell table:style-name="ce3" table:formula="of:=[.D18]*114.2*3600" office:value-type="float" office:value="436486.104">
            <text:p>436486</text:p>
          </table:table-cell>
          <table:table-cell table:style-name="ce9" office:value-type="float" office:value="0.3537">
            <text:p>0.3537</text:p>
          </table:table-cell>
          <table:table-cell table:style-name="Excel_20_Built-in_20_Normal"/>
          <table:table-cell table:style-name="Excel_20_Built-in_20_Normal" office:value-type="float" office:value="0.1798">
            <text:p>0.18</text:p>
          </table:table-cell>
          <table:table-cell table:style-name="ce2" table:formula="of:=[.H18]*66.73*3600" office:value-type="float" office:value="43192.9944">
            <text:p>43192.99</text:p>
          </table:table-cell>
          <table:table-cell table:style-name="Excel_20_Built-in_20_Normal" office:value-type="float" office:value="0.993">
            <text:p>0.99</text:p>
          </table:table-cell>
          <table:table-cell table:style-name="Excel_20_Built-in_20_Normal" office:value-type="float" office:value="1.9403">
            <text:p>1.94</text:p>
          </table:table-cell>
          <table:table-cell table:style-name="ce6" table:formula="of:=[.K18]*66.73*3600" office:value-type="float" office:value="466114.3884">
            <text:p>466114.39</text:p>
          </table:table-cell>
          <table:table-cell table:style-name="Excel_20_Built-in_20_Normal" office:value-type="float" office:value="0.0098">
            <text:p>0.01</text:p>
          </table:table-cell>
          <table:table-cell table:style-name="ce6"/>
          <table:table-cell table:style-name="ce6" office:value-type="float" office:value="0.392">
            <text:p>0.39</text:p>
          </table:table-cell>
          <table:table-cell table:style-name="ce11" table:formula="of:=[.O18]*14.2*3600" office:value-type="float" office:value="20039.04">
            <text:p>20039</text:p>
          </table:table-cell>
          <table:table-cell table:style-name="ce12" office:value-type="float" office:value="0.9224">
            <text:p>0.922</text:p>
          </table:table-cell>
          <table:table-cell table:style-name="ce6" office:value-type="float" office:value="0.8451">
            <text:p>0.85</text:p>
          </table:table-cell>
          <table:table-cell table:style-name="ce11" table:formula="of:=14.2*3600*[.R18]" office:value-type="float" office:value="43201.512">
            <text:p>43202</text:p>
          </table:table-cell>
          <table:table-cell table:style-name="ce12" office:value-type="float" office:value="0.5924">
            <text:p>0.592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1078">
            <text:p>0.11</text:p>
          </table:table-cell>
          <table:table-cell table:style-name="ce3" table:formula="of:=[.A19]*411120" office:value-type="float" office:value="44318.736">
            <text:p>44319</text:p>
          </table:table-cell>
          <table:table-cell table:style-name="Excel_20_Built-in_20_Normal" office:value-type="float" office:value="0.98">
            <text:p>0.98</text:p>
          </table:table-cell>
          <table:table-cell table:style-name="ce7" office:value-type="float" office:value="1.1667">
            <text:p>1.167</text:p>
          </table:table-cell>
          <table:table-cell table:style-name="ce3" table:formula="of:=[.D19]*114.2*3600" office:value-type="float" office:value="479653.704">
            <text:p>479654</text:p>
          </table:table-cell>
          <table:table-cell table:style-name="ce9" office:value-type="float" office:value="0.2476">
            <text:p>0.2476</text:p>
          </table:table-cell>
          <table:table-cell table:style-name="Excel_20_Built-in_20_Normal"/>
          <table:table-cell table:style-name="Excel_20_Built-in_20_Normal" office:value-type="float" office:value="0.1948">
            <text:p>0.19</text:p>
          </table:table-cell>
          <table:table-cell table:style-name="ce2" table:formula="of:=[.H19]*66.73*3600" office:value-type="float" office:value="46796.4144">
            <text:p>46796.41</text:p>
          </table:table-cell>
          <table:table-cell table:style-name="Excel_20_Built-in_20_Normal" office:value-type="float" office:value="0.9951">
            <text:p>1</text:p>
          </table:table-cell>
          <table:table-cell table:style-name="Excel_20_Built-in_20_Normal" office:value-type="float" office:value="2.1299">
            <text:p>2.13</text:p>
          </table:table-cell>
          <table:table-cell table:style-name="ce6" table:formula="of:=[.K19]*66.73*3600" office:value-type="float" office:value="511661.6172">
            <text:p>511661.62</text:p>
          </table:table-cell>
          <table:table-cell table:style-name="Excel_20_Built-in_20_Normal" office:value-type="float" office:value="0.0138">
            <text:p>0.01</text:p>
          </table:table-cell>
          <table:table-cell table:style-name="ce6"/>
          <table:table-cell table:style-name="ce6" office:value-type="float" office:value="0.4272">
            <text:p>0.43</text:p>
          </table:table-cell>
          <table:table-cell table:style-name="ce11" table:formula="of:=[.O19]*14.2*3600" office:value-type="float" office:value="21838.464">
            <text:p>21838</text:p>
          </table:table-cell>
          <table:table-cell table:style-name="ce12" office:value-type="float" office:value="0.9073">
            <text:p>0.907</text:p>
          </table:table-cell>
          <table:table-cell table:style-name="ce6" office:value-type="float" office:value="0.9155">
            <text:p>0.92</text:p>
          </table:table-cell>
          <table:table-cell table:style-name="ce11" table:formula="of:=14.2*3600*[.R19]" office:value-type="float" office:value="46800.36">
            <text:p>46800</text:p>
          </table:table-cell>
          <table:table-cell table:style-name="ce12" office:value-type="float" office:value="0.5078">
            <text:p>0.508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1166">
            <text:p>0.12</text:p>
          </table:table-cell>
          <table:table-cell table:style-name="ce3" table:formula="of:=[.A20]*411120" office:value-type="float" office:value="47936.592">
            <text:p>47937</text:p>
          </table:table-cell>
          <table:table-cell table:style-name="Excel_20_Built-in_20_Normal" office:value-type="float" office:value="0.986">
            <text:p>0.99</text:p>
          </table:table-cell>
          <table:table-cell table:style-name="ce7" office:value-type="float" office:value="1.2718">
            <text:p>1.272</text:p>
          </table:table-cell>
          <table:table-cell table:style-name="ce3" table:formula="of:=[.D20]*114.2*3600" office:value-type="float" office:value="522862.416">
            <text:p>522862</text:p>
          </table:table-cell>
          <table:table-cell table:style-name="ce9" office:value-type="float" office:value="0.2473">
            <text:p>0.2473</text:p>
          </table:table-cell>
          <table:table-cell table:style-name="Excel_20_Built-in_20_Normal"/>
          <table:table-cell table:style-name="Excel_20_Built-in_20_Normal" office:value-type="float" office:value="0.2098">
            <text:p>0.21</text:p>
          </table:table-cell>
          <table:table-cell table:style-name="ce2" table:formula="of:=[.H20]*66.73*3600" office:value-type="float" office:value="50399.8344">
            <text:p>50399.83</text:p>
          </table:table-cell>
          <table:table-cell table:style-name="Excel_20_Built-in_20_Normal" office:value-type="float" office:value="0.9965">
            <text:p>1</text:p>
          </table:table-cell>
          <table:table-cell table:style-name="Excel_20_Built-in_20_Normal" office:value-type="float" office:value="2.3157">
            <text:p>2.32</text:p>
          </table:table-cell>
          <table:table-cell table:style-name="ce6" table:formula="of:=[.K20]*66.73*3600" office:value-type="float" office:value="556295.9796">
            <text:p>556295.98</text:p>
          </table:table-cell>
          <table:table-cell table:style-name="Excel_20_Built-in_20_Normal" office:value-type="float" office:value="0.0081">
            <text:p>0.01</text:p>
          </table:table-cell>
          <table:table-cell table:style-name="Excel_20_Built-in_20_Normal"/>
          <table:table-cell table:style-name="ce6" office:value-type="float" office:value="0.4624">
            <text:p>0.46</text:p>
          </table:table-cell>
          <table:table-cell table:style-name="ce11" table:formula="of:=[.O20]*14.2*3600" office:value-type="float" office:value="23637.888">
            <text:p>23638</text:p>
          </table:table-cell>
          <table:table-cell table:style-name="ce12" office:value-type="float" office:value="0.8882">
            <text:p>0.888</text:p>
          </table:table-cell>
          <table:table-cell table:style-name="ce6" office:value-type="float" office:value="0.9859">
            <text:p>0.99</text:p>
          </table:table-cell>
          <table:table-cell table:style-name="ce11" table:formula="of:=14.2*3600*[.R20]" office:value-type="float" office:value="50399.208">
            <text:p>50399</text:p>
          </table:table-cell>
          <table:table-cell table:style-name="ce12" office:value-type="float" office:value="0.436">
            <text:p>0.436</text:p>
          </table:table-cell>
          <table:table-cell table:style-name="ce6" table:number-columns-repeated="2"/>
          <table:table-cell table:style-name="Excel_20_Built-in_20_Normal" table:number-columns-repeated="1002"/>
        </table:table-row>
        <table:table-row table:style-name="ro3">
          <table:table-cell table:style-name="Excel_20_Built-in_20_Normal" office:value-type="float" office:value="0.1253">
            <text:p>0.13</text:p>
          </table:table-cell>
          <table:table-cell table:style-name="ce3" table:formula="of:=[.A21]*411120" office:value-type="float" office:value="51513.336">
            <text:p>51513</text:p>
          </table:table-cell>
          <table:table-cell table:style-name="Excel_20_Built-in_20_Normal" office:value-type="float" office:value="0.9893">
            <text:p>0.99</text:p>
          </table:table-cell>
          <table:table-cell table:style-name="ce7" office:value-type="float" office:value="1.3768">
            <text:p>1.377</text:p>
          </table:table-cell>
          <table:table-cell table:style-name="ce3" table:formula="of:=[.D21]*114.2*3600" office:value-type="float" office:value="566030.016">
            <text:p>566030</text:p>
          </table:table-cell>
          <table:table-cell table:style-name="ce9" office:value-type="float" office:value="0.1576">
            <text:p>0.1576</text:p>
          </table:table-cell>
          <table:table-cell table:style-name="Excel_20_Built-in_20_Normal"/>
          <table:table-cell table:style-name="Excel_20_Built-in_20_Normal" office:value-type="float" office:value="0.2248">
            <text:p>0.22</text:p>
          </table:table-cell>
          <table:table-cell table:style-name="ce2" table:formula="of:=[.H21]*66.73*3600" office:value-type="float" office:value="54003.2544">
            <text:p>54003.25</text:p>
          </table:table-cell>
          <table:table-cell table:style-name="Excel_20_Built-in_20_Normal" office:value-type="float" office:value="0.9986">
            <text:p>1</text:p>
          </table:table-cell>
          <table:table-cell table:style-name="Excel_20_Built-in_20_Normal" office:value-type="float" office:value="2.512">
            <text:p>2.51</text:p>
          </table:table-cell>
          <table:table-cell table:style-name="ce6" table:formula="of:=[.K21]*66.73*3600" office:value-type="float" office:value="603452.736">
            <text:p>603452.74</text:p>
          </table:table-cell>
          <table:table-cell table:style-name="Excel_20_Built-in_20_Normal" office:value-type="float" office:value="0.0063">
            <text:p>0.01</text:p>
          </table:table-cell>
          <table:table-cell table:style-name="Excel_20_Built-in_20_Normal"/>
          <table:table-cell table:style-name="ce6" office:value-type="float" office:value="0.4977">
            <text:p>0.5</text:p>
          </table:table-cell>
          <table:table-cell table:style-name="ce11" table:formula="of:=[.O21]*14.2*3600" office:value-type="float" office:value="25442.424">
            <text:p>25442</text:p>
          </table:table-cell>
          <table:table-cell table:style-name="ce12" office:value-type="float" office:value="0.8672">
            <text:p>0.867</text:p>
          </table:table-cell>
          <table:table-cell table:style-name="ce6" office:value-type="float" office:value="1.0563">
            <text:p>1.06</text:p>
          </table:table-cell>
          <table:table-cell table:style-name="ce11" table:formula="of:=14.2*3600*[.R21]" office:value-type="float" office:value="53998.056">
            <text:p>53998</text:p>
          </table:table-cell>
          <table:table-cell table:style-name="ce12" office:value-type="float" office:value="0.3605">
            <text:p>0.361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1341">
            <text:p>0.13</text:p>
          </table:table-cell>
          <table:table-cell table:style-name="ce3" table:formula="of:=[.A22]*411120" office:value-type="float" office:value="55131.192">
            <text:p>55131</text:p>
          </table:table-cell>
          <table:table-cell table:style-name="Excel_20_Built-in_20_Normal" office:value-type="float" office:value="0.9947">
            <text:p>0.99</text:p>
          </table:table-cell>
          <table:table-cell table:style-name="ce7" office:value-type="float" office:value="1.4818">
            <text:p>1.482</text:p>
          </table:table-cell>
          <table:table-cell table:style-name="ce3" table:formula="of:=[.D22]*114.2*3600" office:value-type="float" office:value="609197.616">
            <text:p>609198</text:p>
          </table:table-cell>
          <table:table-cell table:style-name="ce9" office:value-type="float" office:value="0.1541">
            <text:p>0.1541</text:p>
          </table:table-cell>
          <table:table-cell table:style-name="Excel_20_Built-in_20_Normal"/>
          <table:table-cell table:style-name="Excel_20_Built-in_20_Normal" office:value-type="float" office:value="0.2398">
            <text:p>0.24</text:p>
          </table:table-cell>
          <table:table-cell table:style-name="ce2" table:formula="of:=[.H22]*66.73*3600" office:value-type="float" office:value="57606.6744">
            <text:p>57606.67</text:p>
          </table:table-cell>
          <table:table-cell table:style-name="Excel_20_Built-in_20_Normal" office:value-type="float" office:value="0.9986">
            <text:p>1</text:p>
          </table:table-cell>
          <table:table-cell table:style-name="Excel_20_Built-in_20_Normal" office:value-type="float" office:value="2.6354">
            <text:p>2.64</text:p>
          </table:table-cell>
          <table:table-cell table:style-name="ce6" table:formula="of:=[.K22]*66.73*3600" office:value-type="float" office:value="633096.8712">
            <text:p>633096.87</text:p>
          </table:table-cell>
          <table:table-cell table:style-name="Excel_20_Built-in_20_Normal" office:value-type="float" office:value="0.0176">
            <text:p>0.02</text:p>
          </table:table-cell>
          <table:table-cell table:style-name="Excel_20_Built-in_20_Normal"/>
          <table:table-cell table:style-name="Excel_20_Built-in_20_Normal" office:value-type="float" office:value="0.5329">
            <text:p>0.53</text:p>
          </table:table-cell>
          <table:table-cell table:style-name="ce11" table:formula="of:=[.O22]*14.2*3600" office:value-type="float" office:value="27241.848">
            <text:p>27242</text:p>
          </table:table-cell>
          <table:table-cell table:style-name="ce7" office:value-type="float" office:value="0.8481">
            <text:p>0.848</text:p>
          </table:table-cell>
          <table:table-cell table:style-name="Excel_20_Built-in_20_Normal" office:value-type="float" office:value="1.1268">
            <text:p>1.13</text:p>
          </table:table-cell>
          <table:table-cell table:style-name="ce11" table:formula="of:=14.2*3600*[.R22]" office:value-type="float" office:value="57602.016">
            <text:p>57602</text:p>
          </table:table-cell>
          <table:table-cell table:style-name="ce7" office:value-type="float" office:value="0.2776">
            <text:p>0.278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1428">
            <text:p>0.14</text:p>
          </table:table-cell>
          <table:table-cell table:style-name="ce3" table:formula="of:=[.A23]*411120" office:value-type="float" office:value="58707.936">
            <text:p>58708</text:p>
          </table:table-cell>
          <table:table-cell table:style-name="Excel_20_Built-in_20_Normal" office:value-type="float" office:value="0.9913">
            <text:p>0.99</text:p>
          </table:table-cell>
          <table:table-cell table:style-name="ce7" office:value-type="float" office:value="1.5869">
            <text:p>1.587</text:p>
          </table:table-cell>
          <table:table-cell table:style-name="ce3" table:formula="of:=[.D23]*114.2*3600" office:value-type="float" office:value="652406.328">
            <text:p>652406</text:p>
          </table:table-cell>
          <table:table-cell table:style-name="ce9" office:value-type="float" office:value="0.1159">
            <text:p>0.1159</text:p>
          </table:table-cell>
          <table:table-cell table:style-name="Excel_20_Built-in_20_Normal"/>
          <table:table-cell table:style-name="Excel_20_Built-in_20_Normal" office:value-type="float" office:value="0.2548">
            <text:p>0.25</text:p>
          </table:table-cell>
          <table:table-cell table:style-name="ce2" table:formula="of:=[.H23]*66.73*3600" office:value-type="float" office:value="61210.0944">
            <text:p>61210.09</text:p>
          </table:table-cell>
          <table:table-cell table:style-name="Excel_20_Built-in_20_Normal" office:value-type="float" office:value="0.9993">
            <text:p>1</text:p>
          </table:table-cell>
          <table:table-cell table:style-name="Excel_20_Built-in_20_Normal" office:value-type="float" office:value="2.8339">
            <text:p>2.83</text:p>
          </table:table-cell>
          <table:table-cell table:style-name="ce6" table:formula="of:=[.K23]*66.73*3600" office:value-type="float" office:value="680782.1292">
            <text:p>680782.13</text:p>
          </table:table-cell>
          <table:table-cell table:style-name="Excel_20_Built-in_20_Normal" office:value-type="float" office:value="0.0248">
            <text:p>0.02</text:p>
          </table:table-cell>
          <table:table-cell table:style-name="Excel_20_Built-in_20_Normal"/>
          <table:table-cell table:style-name="Excel_20_Built-in_20_Normal" office:value-type="float" office:value="0.5681">
            <text:p>0.57</text:p>
          </table:table-cell>
          <table:table-cell table:style-name="ce11" table:formula="of:=[.O23]*14.2*3600" office:value-type="float" office:value="29041.272">
            <text:p>29041</text:p>
          </table:table-cell>
          <table:table-cell table:style-name="ce7" office:value-type="float" office:value="0.8304">
            <text:p>0.830</text:p>
          </table:table-cell>
          <table:table-cell table:style-name="Excel_20_Built-in_20_Normal" office:value-type="float" office:value="1.1972">
            <text:p>1.2</text:p>
          </table:table-cell>
          <table:table-cell table:style-name="ce11" table:formula="of:=14.2*3600*[.R23]" office:value-type="float" office:value="61200.864">
            <text:p>61201</text:p>
          </table:table-cell>
          <table:table-cell table:style-name="ce7" office:value-type="float" office:value="0.1937">
            <text:p>0.194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1516">
            <text:p>0.15</text:p>
          </table:table-cell>
          <table:table-cell table:style-name="ce3" table:formula="of:=[.A24]*411120" office:value-type="float" office:value="62325.792">
            <text:p>62326</text:p>
          </table:table-cell>
          <table:table-cell table:style-name="Excel_20_Built-in_20_Normal" office:value-type="float" office:value="0.9873">
            <text:p>0.99</text:p>
          </table:table-cell>
          <table:table-cell table:style-name="ce7" office:value-type="float" office:value="1.6919">
            <text:p>1.692</text:p>
          </table:table-cell>
          <table:table-cell table:style-name="ce3" table:formula="of:=[.D24]*114.2*3600" office:value-type="float" office:value="695573.928">
            <text:p>695574</text:p>
          </table:table-cell>
          <table:table-cell table:style-name="ce9" office:value-type="float" office:value="0.1009">
            <text:p>0.1009</text:p>
          </table:table-cell>
          <table:table-cell table:style-name="Excel_20_Built-in_20_Normal"/>
          <table:table-cell table:style-name="Excel_20_Built-in_20_Normal" office:value-type="float" office:value="0.2697">
            <text:p>0.27</text:p>
          </table:table-cell>
          <table:table-cell table:style-name="ce2" table:formula="of:=[.H24]*66.73*3600" office:value-type="float" office:value="64789.4916">
            <text:p>64789.49</text:p>
          </table:table-cell>
          <table:table-cell table:style-name="Excel_20_Built-in_20_Normal" office:value-type="float" office:value="0.9986">
            <text:p>1</text:p>
          </table:table-cell>
          <table:table-cell table:style-name="Excel_20_Built-in_20_Normal" office:value-type="float" office:value="2.9856">
            <text:p>2.99</text:p>
          </table:table-cell>
          <table:table-cell table:style-name="ce6" table:formula="of:=[.K24]*66.73*3600" office:value-type="float" office:value="717224.7168">
            <text:p>717224.72</text:p>
          </table:table-cell>
          <table:table-cell table:style-name="Excel_20_Built-in_20_Normal" office:value-type="float" office:value="0.0544">
            <text:p>0.05</text:p>
          </table:table-cell>
          <table:table-cell table:style-name="Excel_20_Built-in_20_Normal"/>
          <table:table-cell table:style-name="Excel_20_Built-in_20_Normal" office:value-type="float" office:value="0.6033">
            <text:p>0.6</text:p>
          </table:table-cell>
          <table:table-cell table:style-name="ce11" table:formula="of:=[.O24]*14.2*3600" office:value-type="float" office:value="30840.696">
            <text:p>30841</text:p>
          </table:table-cell>
          <table:table-cell table:style-name="ce7" office:value-type="float" office:value="0.8107">
            <text:p>0.811</text:p>
          </table:table-cell>
          <table:table-cell table:style-name="Excel_20_Built-in_20_Normal" office:value-type="float" office:value="1.2676">
            <text:p>1.27</text:p>
          </table:table-cell>
          <table:table-cell table:style-name="ce11" table:formula="of:=14.2*3600*[.R24]" office:value-type="float" office:value="64799.712">
            <text:p>64800</text:p>
          </table:table-cell>
          <table:table-cell table:style-name="ce7" office:value-type="float" office:value="0.1395">
            <text:p>0.140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1603">
            <text:p>0.16</text:p>
          </table:table-cell>
          <table:table-cell table:style-name="ce3" table:formula="of:=[.A25]*411120" office:value-type="float" office:value="65902.536">
            <text:p>65903</text:p>
          </table:table-cell>
          <table:table-cell table:style-name="Excel_20_Built-in_20_Normal" office:value-type="float" office:value="0.9953">
            <text:p>1</text:p>
          </table:table-cell>
          <table:table-cell table:style-name="ce7" office:value-type="float" office:value="1.7969">
            <text:p>1.797</text:p>
          </table:table-cell>
          <table:table-cell table:style-name="ce3" table:formula="of:=[.D25]*114.2*3600" office:value-type="float" office:value="738741.528">
            <text:p>738742</text:p>
          </table:table-cell>
          <table:table-cell table:style-name="ce9" office:value-type="float" office:value="0.1147">
            <text:p>0.1147</text:p>
          </table:table-cell>
          <table:table-cell table:style-name="Excel_20_Built-in_20_Normal"/>
          <table:table-cell table:style-name="Excel_20_Built-in_20_Normal" office:value-type="float" office:value="0.2847">
            <text:p>0.28</text:p>
          </table:table-cell>
          <table:table-cell table:style-name="ce2" table:formula="of:=[.H25]*66.73*3600" office:value-type="float" office:value="68392.9116">
            <text:p>68392.91</text:p>
          </table:table-cell>
          <table:table-cell table:style-name="Excel_20_Built-in_20_Normal" office:value-type="float" office:value="0.9993">
            <text:p>1</text:p>
          </table:table-cell>
          <table:table-cell table:style-name="Excel_20_Built-in_20_Normal" office:value-type="float" office:value="3.1944">
            <text:p>3.19</text:p>
          </table:table-cell>
          <table:table-cell table:style-name="ce6" table:formula="of:=[.K25]*66.73*3600" office:value-type="float" office:value="767384.3232">
            <text:p>767384.32</text:p>
          </table:table-cell>
          <table:table-cell table:style-name="Excel_20_Built-in_20_Normal" office:value-type="float" office:value="0.0097">
            <text:p>0.01</text:p>
          </table:table-cell>
          <table:table-cell table:style-name="Excel_20_Built-in_20_Normal"/>
          <table:table-cell table:style-name="Excel_20_Built-in_20_Normal" office:value-type="float" office:value="0.6385">
            <text:p>0.64</text:p>
          </table:table-cell>
          <table:table-cell table:style-name="ce11" table:formula="of:=[.O25]*14.2*3600" office:value-type="float" office:value="32640.12">
            <text:p>32640</text:p>
          </table:table-cell>
          <table:table-cell table:style-name="ce7" office:value-type="float" office:value="0.7909">
            <text:p>0.791</text:p>
          </table:table-cell>
          <table:table-cell table:style-name="Excel_20_Built-in_20_Normal" office:value-type="float" office:value="1.338">
            <text:p>1.34</text:p>
          </table:table-cell>
          <table:table-cell table:style-name="ce11" table:formula="of:=14.2*3600*[.R25]" office:value-type="float" office:value="68398.56">
            <text:p>68399</text:p>
          </table:table-cell>
          <table:table-cell table:style-name="ce7" office:value-type="float" office:value="0.1108">
            <text:p>0.111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1691">
            <text:p>0.17</text:p>
          </table:table-cell>
          <table:table-cell table:style-name="ce3" table:formula="of:=[.A26]*411120" office:value-type="float" office:value="69520.392">
            <text:p>69520</text:p>
          </table:table-cell>
          <table:table-cell table:style-name="Excel_20_Built-in_20_Normal" office:value-type="float" office:value="0.9933">
            <text:p>0.99</text:p>
          </table:table-cell>
          <table:table-cell table:style-name="ce7" office:value-type="float" office:value="1.902">
            <text:p>1.902</text:p>
          </table:table-cell>
          <table:table-cell table:style-name="ce3" table:formula="of:=[.D26]*114.2*3600" office:value-type="float" office:value="781950.24">
            <text:p>781950</text:p>
          </table:table-cell>
          <table:table-cell table:style-name="ce9" office:value-type="float" office:value="0.092">
            <text:p>0.0920</text:p>
          </table:table-cell>
          <table:table-cell table:style-name="Excel_20_Built-in_20_Normal"/>
          <table:table-cell table:style-name="Excel_20_Built-in_20_Normal" office:value-type="float" office:value="0.2997">
            <text:p>0.3</text:p>
          </table:table-cell>
          <table:table-cell table:style-name="ce2" table:formula="of:=[.H26]*66.73*3600" office:value-type="float" office:value="71996.3316">
            <text:p>71996.33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.3724">
            <text:p>3.37</text:p>
          </table:table-cell>
          <table:table-cell table:style-name="ce6" table:formula="of:=[.K26]*66.73*3600" office:value-type="float" office:value="810144.9072">
            <text:p>810144.91</text:p>
          </table:table-cell>
          <table:table-cell table:style-name="Excel_20_Built-in_20_Normal" office:value-type="float" office:value="0.0114">
            <text:p>0.01</text:p>
          </table:table-cell>
          <table:table-cell table:style-name="Excel_20_Built-in_20_Normal"/>
          <table:table-cell table:style-name="Excel_20_Built-in_20_Normal" office:value-type="float" office:value="0.6737">
            <text:p>0.67</text:p>
          </table:table-cell>
          <table:table-cell table:style-name="ce11" table:formula="of:=[.O26]*14.2*3600" office:value-type="float" office:value="34439.544">
            <text:p>34440</text:p>
          </table:table-cell>
          <table:table-cell table:style-name="ce7" office:value-type="float" office:value="0.7673">
            <text:p>0.767</text:p>
          </table:table-cell>
          <table:table-cell table:style-name="Excel_20_Built-in_20_Normal" office:value-type="float" office:value="1.4085">
            <text:p>1.41</text:p>
          </table:table-cell>
          <table:table-cell table:style-name="ce11" table:formula="of:=14.2*3600*[.R26]" office:value-type="float" office:value="72002.52">
            <text:p>72003</text:p>
          </table:table-cell>
          <table:table-cell table:style-name="ce7" office:value-type="float" office:value="0.0784">
            <text:p>0.078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1778">
            <text:p>0.18</text:p>
          </table:table-cell>
          <table:table-cell table:style-name="ce3" table:formula="of:=[.A27]*411120" office:value-type="float" office:value="73097.136">
            <text:p>73097</text:p>
          </table:table-cell>
          <table:table-cell table:style-name="Excel_20_Built-in_20_Normal" office:value-type="float" office:value="0.986">
            <text:p>0.99</text:p>
          </table:table-cell>
          <table:table-cell table:style-name="ce7" office:value-type="float" office:value="2.007">
            <text:p>2.007</text:p>
          </table:table-cell>
          <table:table-cell table:style-name="ce3" table:formula="of:=[.D27]*114.2*3600" office:value-type="float" office:value="825117.84">
            <text:p>825118</text:p>
          </table:table-cell>
          <table:table-cell table:style-name="ce9" office:value-type="float" office:value="0.0959">
            <text:p>0.0959</text:p>
          </table:table-cell>
          <table:table-cell table:style-name="Excel_20_Built-in_20_Normal"/>
          <table:table-cell table:style-name="Excel_20_Built-in_20_Normal" office:value-type="float" office:value="0.3147">
            <text:p>0.31</text:p>
          </table:table-cell>
          <table:table-cell table:style-name="ce2" table:formula="of:=[.H27]*66.73*3600" office:value-type="float" office:value="75599.7516">
            <text:p>75599.75</text:p>
          </table:table-cell>
          <table:table-cell table:style-name="Excel_20_Built-in_20_Normal" office:value-type="float" office:value="0.9965">
            <text:p>1</text:p>
          </table:table-cell>
          <table:table-cell table:style-name="Excel_20_Built-in_20_Normal" office:value-type="float" office:value="3.7094">
            <text:p>3.71</text:p>
          </table:table-cell>
          <table:table-cell table:style-name="ce6" table:formula="of:=[.K27]*66.73*3600" office:value-type="float" office:value="891101.7432">
            <text:p>891101.74</text:p>
          </table:table-cell>
          <table:table-cell table:style-name="Excel_20_Built-in_20_Normal" office:value-type="float" office:value="0.0101">
            <text:p>0.01</text:p>
          </table:table-cell>
          <table:table-cell table:style-name="Excel_20_Built-in_20_Normal"/>
          <table:table-cell table:style-name="Excel_20_Built-in_20_Normal" office:value-type="float" office:value="0.7089">
            <text:p>0.71</text:p>
          </table:table-cell>
          <table:table-cell table:style-name="ce11" table:formula="of:=[.O27]*14.2*3600" office:value-type="float" office:value="36238.968">
            <text:p>36239</text:p>
          </table:table-cell>
          <table:table-cell table:style-name="ce7" office:value-type="float" office:value="0.737">
            <text:p>0.737</text:p>
          </table:table-cell>
          <table:table-cell table:style-name="Excel_20_Built-in_20_Normal" office:value-type="float" office:value="1.4789">
            <text:p>1.48</text:p>
          </table:table-cell>
          <table:table-cell table:style-name="ce11" table:formula="of:=14.2*3600*[.R27]" office:value-type="float" office:value="75601.368">
            <text:p>75601</text:p>
          </table:table-cell>
          <table:table-cell table:style-name="ce7" office:value-type="float" office:value="0.0556">
            <text:p>0.056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1866">
            <text:p>0.19</text:p>
          </table:table-cell>
          <table:table-cell table:style-name="ce3" table:formula="of:=[.A28]*411120" office:value-type="float" office:value="76714.992">
            <text:p>76715</text:p>
          </table:table-cell>
          <table:table-cell table:style-name="Excel_20_Built-in_20_Normal" office:value-type="float" office:value="0.9787">
            <text:p>0.98</text:p>
          </table:table-cell>
          <table:table-cell table:style-name="ce7" office:value-type="float" office:value="2.112">
            <text:p>2.112</text:p>
          </table:table-cell>
          <table:table-cell table:style-name="ce3" table:formula="of:=[.D28]*114.2*3600" office:value-type="float" office:value="868285.44">
            <text:p>868285</text:p>
          </table:table-cell>
          <table:table-cell table:style-name="ce9" office:value-type="float" office:value="0.0744">
            <text:p>0.0744</text:p>
          </table:table-cell>
          <table:table-cell table:style-name="Excel_20_Built-in_20_Normal"/>
          <table:table-cell table:style-name="Excel_20_Built-in_20_Normal" office:value-type="float" office:value="0.3297">
            <text:p>0.33</text:p>
          </table:table-cell>
          <table:table-cell table:style-name="ce2" table:formula="of:=[.H28]*66.73*3600" office:value-type="float" office:value="79203.1716">
            <text:p>79203.17</text:p>
          </table:table-cell>
          <table:table-cell table:style-name="Excel_20_Built-in_20_Normal" office:value-type="float" office:value="0.9923">
            <text:p>0.99</text:p>
          </table:table-cell>
          <table:table-cell table:style-name="Excel_20_Built-in_20_Normal" office:value-type="float" office:value="4.0828">
            <text:p>4.08</text:p>
          </table:table-cell>
          <table:table-cell table:style-name="ce6" table:formula="of:=[.K28]*66.73*3600" office:value-type="float" office:value="980802.8784">
            <text:p>980802.88</text:p>
          </table:table-cell>
          <table:table-cell table:style-name="Excel_20_Built-in_20_Normal" office:value-type="float" office:value="0.0055">
            <text:p>0.01</text:p>
          </table:table-cell>
          <table:table-cell table:style-name="Excel_20_Built-in_20_Normal"/>
          <table:table-cell table:style-name="Excel_20_Built-in_20_Normal" office:value-type="float" office:value="0.7441">
            <text:p>0.74</text:p>
          </table:table-cell>
          <table:table-cell table:style-name="ce11" table:formula="of:=[.O28]*14.2*3600" office:value-type="float" office:value="38038.392">
            <text:p>38038</text:p>
          </table:table-cell>
          <table:table-cell table:style-name="ce7" office:value-type="float" office:value="0.7028">
            <text:p>0.703</text:p>
          </table:table-cell>
          <table:table-cell table:style-name="Excel_20_Built-in_20_Normal" office:value-type="float" office:value="1.5493">
            <text:p>1.55</text:p>
          </table:table-cell>
          <table:table-cell table:style-name="ce11" table:formula="of:=14.2*3600*[.R28]" office:value-type="float" office:value="79200.216">
            <text:p>79200</text:p>
          </table:table-cell>
          <table:table-cell table:style-name="ce7" office:value-type="float" office:value="0.0437">
            <text:p>0.044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1953">
            <text:p>0.2</text:p>
          </table:table-cell>
          <table:table-cell table:style-name="ce3" table:formula="of:=[.A29]*411120" office:value-type="float" office:value="80291.736">
            <text:p>80292</text:p>
          </table:table-cell>
          <table:table-cell table:style-name="Excel_20_Built-in_20_Normal" office:value-type="float" office:value="0.9733">
            <text:p>0.97</text:p>
          </table:table-cell>
          <table:table-cell table:style-name="ce7" office:value-type="float" office:value="2.2171">
            <text:p>2.217</text:p>
          </table:table-cell>
          <table:table-cell table:style-name="ce3" table:formula="of:=[.D29]*114.2*3600" office:value-type="float" office:value="911494.152">
            <text:p>911494</text:p>
          </table:table-cell>
          <table:table-cell table:style-name="ce9" office:value-type="float" office:value="0.0689">
            <text:p>0.0689</text:p>
          </table:table-cell>
          <table:table-cell table:style-name="Excel_20_Built-in_20_Normal"/>
          <table:table-cell table:style-name="Excel_20_Built-in_20_Normal" office:value-type="float" office:value="0.3447">
            <text:p>0.34</text:p>
          </table:table-cell>
          <table:table-cell table:style-name="ce2" table:formula="of:=[.H29]*66.73*3600" office:value-type="float" office:value="82806.5916">
            <text:p>82806.59</text:p>
          </table:table-cell>
          <table:table-cell table:style-name="Excel_20_Built-in_20_Normal" office:value-type="float" office:value="0.9874">
            <text:p>0.99</text:p>
          </table:table-cell>
          <table:table-cell table:style-name="Excel_20_Built-in_20_Normal" office:value-type="float" office:value="4.3962">
            <text:p>4.4</text:p>
          </table:table-cell>
          <table:table-cell table:style-name="ce6" table:formula="of:=[.K29]*66.73*3600" office:value-type="float" office:value="1056090.3336">
            <text:p>1056090.33</text:p>
          </table:table-cell>
          <table:table-cell table:style-name="Excel_20_Built-in_20_Normal" office:value-type="float" office:value="0.0054">
            <text:p>0.01</text:p>
          </table:table-cell>
          <table:table-cell table:style-name="Excel_20_Built-in_20_Normal"/>
          <table:table-cell table:style-name="Excel_20_Built-in_20_Normal" office:value-type="float" office:value="0.7793">
            <text:p>0.78</text:p>
          </table:table-cell>
          <table:table-cell table:style-name="ce11" table:formula="of:=[.O29]*14.2*3600" office:value-type="float" office:value="39837.816">
            <text:p>39838</text:p>
          </table:table-cell>
          <table:table-cell table:style-name="ce7" office:value-type="float" office:value="0.6634">
            <text:p>0.663</text:p>
          </table:table-cell>
          <table:table-cell table:style-name="Excel_20_Built-in_20_Normal" office:value-type="float" office:value="1.6197">
            <text:p>1.62</text:p>
          </table:table-cell>
          <table:table-cell table:style-name="ce11" table:formula="of:=14.2*3600*[.R29]" office:value-type="float" office:value="82799.064">
            <text:p>82799</text:p>
          </table:table-cell>
          <table:table-cell table:style-name="ce7" office:value-type="float" office:value="0.0343">
            <text:p>0.034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041">
            <text:p>0.2</text:p>
          </table:table-cell>
          <table:table-cell table:style-name="ce3" table:formula="of:=[.A30]*411120" office:value-type="float" office:value="83909.592">
            <text:p>83910</text:p>
          </table:table-cell>
          <table:table-cell table:style-name="Excel_20_Built-in_20_Normal" office:value-type="float" office:value="0.9693">
            <text:p>0.97</text:p>
          </table:table-cell>
          <table:table-cell table:style-name="ce7" office:value-type="float" office:value="2.3221">
            <text:p>2.322</text:p>
          </table:table-cell>
          <table:table-cell table:style-name="ce3" table:formula="of:=[.D30]*114.2*3600" office:value-type="float" office:value="954661.752">
            <text:p>954662</text:p>
          </table:table-cell>
          <table:table-cell table:style-name="ce9" office:value-type="float" office:value="0.0593">
            <text:p>0.0593</text:p>
          </table:table-cell>
          <table:table-cell table:style-name="Excel_20_Built-in_20_Normal"/>
          <table:table-cell table:style-name="Excel_20_Built-in_20_Normal" office:value-type="float" office:value="0.3597">
            <text:p>0.36</text:p>
          </table:table-cell>
          <table:table-cell table:style-name="ce2" table:formula="of:=[.H30]*66.73*3600" office:value-type="float" office:value="86410.0116">
            <text:p>86410.01</text:p>
          </table:table-cell>
          <table:table-cell table:style-name="Excel_20_Built-in_20_Normal" office:value-type="float" office:value="0.979">
            <text:p>0.98</text:p>
          </table:table-cell>
          <table:table-cell table:style-name="Excel_20_Built-in_20_Normal" table:number-columns-repeated="4"/>
          <table:table-cell table:style-name="Excel_20_Built-in_20_Normal" office:value-type="float" office:value="0.8146">
            <text:p>0.81</text:p>
          </table:table-cell>
          <table:table-cell table:style-name="ce11" table:formula="of:=[.O30]*14.2*3600" office:value-type="float" office:value="41642.352">
            <text:p>41642</text:p>
          </table:table-cell>
          <table:table-cell table:style-name="ce7" office:value-type="float" office:value="0.6206">
            <text:p>0.621</text:p>
          </table:table-cell>
          <table:table-cell table:style-name="Excel_20_Built-in_20_Normal" office:value-type="float" office:value="1.6901">
            <text:p>1.69</text:p>
          </table:table-cell>
          <table:table-cell table:style-name="ce11" table:formula="of:=14.2*3600*[.R30]" office:value-type="float" office:value="86397.912">
            <text:p>86398</text:p>
          </table:table-cell>
          <table:table-cell table:style-name="ce7" office:value-type="float" office:value="0.0309">
            <text:p>0.031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128">
            <text:p>0.21</text:p>
          </table:table-cell>
          <table:table-cell table:style-name="ce3" table:formula="of:=[.A31]*411120" office:value-type="float" office:value="87486.336">
            <text:p>87486</text:p>
          </table:table-cell>
          <table:table-cell table:style-name="Excel_20_Built-in_20_Normal" office:value-type="float" office:value="0.9667">
            <text:p>0.97</text:p>
          </table:table-cell>
          <table:table-cell table:style-name="ce7" office:value-type="float" office:value="2.4271">
            <text:p>2.427</text:p>
          </table:table-cell>
          <table:table-cell table:style-name="ce3" table:formula="of:=[.D31]*114.2*3600" office:value-type="float" office:value="997829.352">
            <text:p>997829</text:p>
          </table:table-cell>
          <table:table-cell table:style-name="ce9" office:value-type="float" office:value="0.0556">
            <text:p>0.0556</text:p>
          </table:table-cell>
          <table:table-cell table:style-name="Excel_20_Built-in_20_Normal"/>
          <table:table-cell table:style-name="Excel_20_Built-in_20_Normal" office:value-type="float" office:value="0.3746">
            <text:p>0.37</text:p>
          </table:table-cell>
          <table:table-cell table:style-name="ce2" table:formula="of:=[.H31]*66.73*3600" office:value-type="float" office:value="89989.4088">
            <text:p>89989.41</text:p>
          </table:table-cell>
          <table:table-cell table:style-name="Excel_20_Built-in_20_Normal" office:value-type="float" office:value="0.972">
            <text:p>0.97</text:p>
          </table:table-cell>
          <table:table-cell table:style-name="Excel_20_Built-in_20_Normal" table:number-columns-repeated="4"/>
          <table:table-cell table:style-name="Excel_20_Built-in_20_Normal" office:value-type="float" office:value="0.8498">
            <text:p>0.85</text:p>
          </table:table-cell>
          <table:table-cell table:style-name="ce11" table:formula="of:=[.O31]*14.2*3600" office:value-type="float" office:value="43441.776">
            <text:p>43442</text:p>
          </table:table-cell>
          <table:table-cell table:style-name="ce7" office:value-type="float" office:value="0.5799">
            <text:p>0.580</text:p>
          </table:table-cell>
          <table:table-cell table:style-name="Excel_20_Built-in_20_Normal" office:value-type="float" office:value="1.7606">
            <text:p>1.76</text:p>
          </table:table-cell>
          <table:table-cell table:style-name="ce11" table:formula="of:=14.2*3600*[.R31]" office:value-type="float" office:value="90001.872">
            <text:p>90002</text:p>
          </table:table-cell>
          <table:table-cell table:style-name="ce7" office:value-type="float" office:value="0.0266">
            <text:p>0.027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216">
            <text:p>0.22</text:p>
          </table:table-cell>
          <table:table-cell table:style-name="ce3" table:formula="of:=[.A32]*411120" office:value-type="float" office:value="91104.192">
            <text:p>91104</text:p>
          </table:table-cell>
          <table:table-cell table:style-name="Excel_20_Built-in_20_Normal" office:value-type="float" office:value="0.9707">
            <text:p>0.97</text:p>
          </table:table-cell>
          <table:table-cell table:style-name="ce7" office:value-type="float" office:value="2.5322">
            <text:p>2.532</text:p>
          </table:table-cell>
          <table:table-cell table:style-name="ce3" table:formula="of:=[.D32]*114.2*3600" office:value-type="float" office:value="1041038.064">
            <text:p>1041038</text:p>
          </table:table-cell>
          <table:table-cell table:style-name="ce9" office:value-type="float" office:value="0.0565">
            <text:p>0.0565</text:p>
          </table:table-cell>
          <table:table-cell table:style-name="Excel_20_Built-in_20_Normal"/>
          <table:table-cell table:style-name="Excel_20_Built-in_20_Normal" office:value-type="float" office:value="0.3896">
            <text:p>0.39</text:p>
          </table:table-cell>
          <table:table-cell table:style-name="ce2" table:formula="of:=[.H32]*66.73*3600" office:value-type="float" office:value="93592.8288">
            <text:p>93592.83</text:p>
          </table:table-cell>
          <table:table-cell table:style-name="Excel_20_Built-in_20_Normal" office:value-type="float" office:value="0.9664">
            <text:p>0.97</text:p>
          </table:table-cell>
          <table:table-cell table:style-name="Excel_20_Built-in_20_Normal" table:number-columns-repeated="4"/>
          <table:table-cell table:style-name="Excel_20_Built-in_20_Normal" office:value-type="float" office:value="0.885">
            <text:p>0.89</text:p>
          </table:table-cell>
          <table:table-cell table:style-name="ce11" table:formula="of:=[.O32]*14.2*3600" office:value-type="float" office:value="45241.2">
            <text:p>45241</text:p>
          </table:table-cell>
          <table:table-cell table:style-name="ce7" office:value-type="float" office:value="0.5391">
            <text:p>0.539</text:p>
          </table:table-cell>
          <table:table-cell table:style-name="Excel_20_Built-in_20_Normal" office:value-type="float" office:value="1.831">
            <text:p>1.83</text:p>
          </table:table-cell>
          <table:table-cell table:style-name="ce11" table:formula="of:=14.2*3600*[.R32]" office:value-type="float" office:value="93600.72">
            <text:p>93601</text:p>
          </table:table-cell>
          <table:table-cell table:style-name="ce7" office:value-type="float" office:value="0.0243">
            <text:p>0.024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303">
            <text:p>0.23</text:p>
          </table:table-cell>
          <table:table-cell table:style-name="ce3" table:formula="of:=[.A33]*411120" office:value-type="float" office:value="94680.936">
            <text:p>94681</text:p>
          </table:table-cell>
          <table:table-cell table:style-name="Excel_20_Built-in_20_Normal" office:value-type="float" office:value="0.962">
            <text:p>0.96</text:p>
          </table:table-cell>
          <table:table-cell table:style-name="ce7" office:value-type="float" office:value="2.6372">
            <text:p>2.637</text:p>
          </table:table-cell>
          <table:table-cell table:style-name="ce3" table:formula="of:=[.D33]*114.2*3600" office:value-type="float" office:value="1084205.664">
            <text:p>1084206</text:p>
          </table:table-cell>
          <table:table-cell table:style-name="ce9" office:value-type="float" office:value="0.0465">
            <text:p>0.0465</text:p>
          </table:table-cell>
          <table:table-cell table:style-name="Excel_20_Built-in_20_Normal"/>
          <table:table-cell table:style-name="Excel_20_Built-in_20_Normal" office:value-type="float" office:value="0.4046">
            <text:p>0.4</text:p>
          </table:table-cell>
          <table:table-cell table:style-name="ce2" table:formula="of:=[.H33]*66.73*3600" office:value-type="float" office:value="97196.2488">
            <text:p>97196.25</text:p>
          </table:table-cell>
          <table:table-cell table:style-name="Excel_20_Built-in_20_Normal" office:value-type="float" office:value="0.9594">
            <text:p>0.96</text:p>
          </table:table-cell>
          <table:table-cell table:style-name="Excel_20_Built-in_20_Normal" table:number-columns-repeated="4"/>
          <table:table-cell table:style-name="Excel_20_Built-in_20_Normal" office:value-type="float" office:value="0.9202">
            <text:p>0.92</text:p>
          </table:table-cell>
          <table:table-cell table:style-name="ce11" table:formula="of:=[.O33]*14.2*3600" office:value-type="float" office:value="47040.624">
            <text:p>47041</text:p>
          </table:table-cell>
          <table:table-cell table:style-name="ce7" office:value-type="float" office:value="0.5023">
            <text:p>0.502</text:p>
          </table:table-cell>
          <table:table-cell table:style-name="Excel_20_Built-in_20_Normal" office:value-type="float" office:value="1.9014">
            <text:p>1.9</text:p>
          </table:table-cell>
          <table:table-cell table:style-name="ce11" table:formula="of:=14.2*3600*[.R33]" office:value-type="float" office:value="97199.568">
            <text:p>97200</text:p>
          </table:table-cell>
          <table:table-cell table:style-name="ce7" office:value-type="float" office:value="0.0226">
            <text:p>0.023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391">
            <text:p>0.24</text:p>
          </table:table-cell>
          <table:table-cell table:style-name="ce3" table:formula="of:=[.A34]*411120" office:value-type="float" office:value="98298.792">
            <text:p>98299</text:p>
          </table:table-cell>
          <table:table-cell table:style-name="Excel_20_Built-in_20_Normal" office:value-type="float" office:value="0.9767">
            <text:p>0.98</text:p>
          </table:table-cell>
          <table:table-cell table:style-name="ce7" office:value-type="float" office:value="2.7422">
            <text:p>2.742</text:p>
          </table:table-cell>
          <table:table-cell table:style-name="ce3" table:formula="of:=[.D34]*114.2*3600" office:value-type="float" office:value="1127373.264">
            <text:p>1127373</text:p>
          </table:table-cell>
          <table:table-cell table:style-name="ce9" office:value-type="float" office:value="0.0459">
            <text:p>0.0459</text:p>
          </table:table-cell>
          <table:table-cell table:style-name="Excel_20_Built-in_20_Normal"/>
          <table:table-cell table:style-name="Excel_20_Built-in_20_Normal" office:value-type="float" office:value="0.4196">
            <text:p>0.42</text:p>
          </table:table-cell>
          <table:table-cell table:style-name="ce2" table:formula="of:=[.H34]*66.73*3600" office:value-type="float" office:value="100799.6688">
            <text:p>100799.67</text:p>
          </table:table-cell>
          <table:table-cell table:style-name="Excel_20_Built-in_20_Normal" office:value-type="float" office:value="0.9488">
            <text:p>0.95</text:p>
          </table:table-cell>
          <table:table-cell table:style-name="Excel_20_Built-in_20_Normal" table:number-columns-repeated="4"/>
          <table:table-cell table:style-name="Excel_20_Built-in_20_Normal" office:value-type="float" office:value="0.9554">
            <text:p>0.96</text:p>
          </table:table-cell>
          <table:table-cell table:style-name="ce11" table:formula="of:=[.O34]*14.2*3600" office:value-type="float" office:value="48840.048">
            <text:p>48840</text:p>
          </table:table-cell>
          <table:table-cell table:style-name="ce7" office:value-type="float" office:value="0.4668">
            <text:p>0.467</text:p>
          </table:table-cell>
          <table:table-cell table:style-name="Excel_20_Built-in_20_Normal" office:value-type="float" office:value="1.9718">
            <text:p>1.97</text:p>
          </table:table-cell>
          <table:table-cell table:style-name="ce11" table:formula="of:=14.2*3600*[.R34]" office:value-type="float" office:value="100798.416">
            <text:p>100798</text:p>
          </table:table-cell>
          <table:table-cell table:style-name="ce7" office:value-type="float" office:value="0.0209">
            <text:p>0.021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478">
            <text:p>0.25</text:p>
          </table:table-cell>
          <table:table-cell table:style-name="ce3" table:formula="of:=[.A35]*411120" office:value-type="float" office:value="101875.536">
            <text:p>101876</text:p>
          </table:table-cell>
          <table:table-cell table:style-name="Excel_20_Built-in_20_Normal" office:value-type="float" office:value="0.96">
            <text:p>0.96</text:p>
          </table:table-cell>
          <table:table-cell table:style-name="ce7" office:value-type="float" office:value="2.8473">
            <text:p>2.847</text:p>
          </table:table-cell>
          <table:table-cell table:style-name="ce3" table:formula="of:=[.D35]*114.2*3600" office:value-type="float" office:value="1170581.976">
            <text:p>1170582</text:p>
          </table:table-cell>
          <table:table-cell table:style-name="ce9" office:value-type="float" office:value="0.0532">
            <text:p>0.0532</text:p>
          </table:table-cell>
          <table:table-cell table:style-name="Excel_20_Built-in_20_Normal"/>
          <table:table-cell table:style-name="Excel_20_Built-in_20_Normal" office:value-type="float" office:value="0.4346">
            <text:p>0.43</text:p>
          </table:table-cell>
          <table:table-cell table:style-name="ce2" table:formula="of:=[.H35]*66.73*3600" office:value-type="float" office:value="104403.0888">
            <text:p>104403.09</text:p>
          </table:table-cell>
          <table:table-cell table:style-name="Excel_20_Built-in_20_Normal" office:value-type="float" office:value="0.9257">
            <text:p>0.93</text:p>
          </table:table-cell>
          <table:table-cell table:style-name="Excel_20_Built-in_20_Normal" table:number-columns-repeated="4"/>
          <table:table-cell table:style-name="Excel_20_Built-in_20_Normal" office:value-type="float" office:value="0.9906">
            <text:p>0.99</text:p>
          </table:table-cell>
          <table:table-cell table:style-name="ce11" table:formula="of:=[.O35]*14.2*3600" office:value-type="float" office:value="50639.472">
            <text:p>50639</text:p>
          </table:table-cell>
          <table:table-cell table:style-name="ce7" office:value-type="float" office:value="0.4313">
            <text:p>0.431</text:p>
          </table:table-cell>
          <table:table-cell table:style-name="Excel_20_Built-in_20_Normal" office:value-type="float" office:value="2.0423">
            <text:p>2.04</text:p>
          </table:table-cell>
          <table:table-cell table:style-name="ce11" table:formula="of:=14.2*3600*[.R35]" office:value-type="float" office:value="104402.376">
            <text:p>104402</text:p>
          </table:table-cell>
          <table:table-cell table:style-name="ce7" office:value-type="float" office:value="0.0186">
            <text:p>0.019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566">
            <text:p>0.26</text:p>
          </table:table-cell>
          <table:table-cell table:style-name="ce3" table:formula="of:=[.A36]*411120" office:value-type="float" office:value="105493.392">
            <text:p>105493</text:p>
          </table:table-cell>
          <table:table-cell table:style-name="Excel_20_Built-in_20_Normal" office:value-type="float" office:value="0.9747">
            <text:p>0.97</text:p>
          </table:table-cell>
          <table:table-cell table:style-name="ce7" office:value-type="float" office:value="2.9523">
            <text:p>2.952</text:p>
          </table:table-cell>
          <table:table-cell table:style-name="ce3" table:formula="of:=[.D36]*114.2*3600" office:value-type="float" office:value="1213749.576">
            <text:p>1213750</text:p>
          </table:table-cell>
          <table:table-cell table:style-name="ce9" office:value-type="float" office:value="0.0424">
            <text:p>0.0424</text:p>
          </table:table-cell>
          <table:table-cell table:style-name="Excel_20_Built-in_20_Normal"/>
          <table:table-cell table:style-name="Excel_20_Built-in_20_Normal" office:value-type="float" office:value="0.4496">
            <text:p>0.45</text:p>
          </table:table-cell>
          <table:table-cell table:style-name="ce2" table:formula="of:=[.H36]*66.73*3600" office:value-type="float" office:value="108006.5088">
            <text:p>108006.51</text:p>
          </table:table-cell>
          <table:table-cell table:style-name="Excel_20_Built-in_20_Normal" office:value-type="float" office:value="0.8963">
            <text:p>0.9</text:p>
          </table:table-cell>
          <table:table-cell table:style-name="Excel_20_Built-in_20_Normal" table:number-columns-repeated="4"/>
          <table:table-cell table:style-name="Excel_20_Built-in_20_Normal" office:value-type="float" office:value="1.0258">
            <text:p>1.03</text:p>
          </table:table-cell>
          <table:table-cell table:style-name="ce11" table:formula="of:=[.O36]*14.2*3600" office:value-type="float" office:value="52438.896">
            <text:p>52439</text:p>
          </table:table-cell>
          <table:table-cell table:style-name="ce7" office:value-type="float" office:value="0.3912">
            <text:p>0.391</text:p>
          </table:table-cell>
          <table:table-cell table:style-name="Excel_20_Built-in_20_Normal" office:value-type="float" office:value="2.1127">
            <text:p>2.11</text:p>
          </table:table-cell>
          <table:table-cell table:style-name="ce11" table:formula="of:=14.2*3600*[.R36]" office:value-type="float" office:value="108001.224">
            <text:p>108001</text:p>
          </table:table-cell>
          <table:table-cell table:style-name="ce7" office:value-type="float" office:value="0.0171">
            <text:p>0.017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654">
            <text:p>0.27</text:p>
          </table:table-cell>
          <table:table-cell table:style-name="ce3" table:formula="of:=[.A37]*411120" office:value-type="float" office:value="109111.248">
            <text:p>109111</text:p>
          </table:table-cell>
          <table:table-cell table:style-name="Excel_20_Built-in_20_Normal" office:value-type="float" office:value="0.9813">
            <text:p>0.98</text:p>
          </table:table-cell>
          <table:table-cell table:style-name="ce7" office:value-type="float" office:value="3.0573">
            <text:p>3.057</text:p>
          </table:table-cell>
          <table:table-cell table:style-name="ce3" table:formula="of:=[.D37]*114.2*3600" office:value-type="float" office:value="1256917.176">
            <text:p>1256917</text:p>
          </table:table-cell>
          <table:table-cell table:style-name="ce9" office:value-type="float" office:value="0.0365">
            <text:p>0.0365</text:p>
          </table:table-cell>
          <table:table-cell table:style-name="Excel_20_Built-in_20_Normal"/>
          <table:table-cell table:style-name="Excel_20_Built-in_20_Normal" office:value-type="float" office:value="0.4646">
            <text:p>0.46</text:p>
          </table:table-cell>
          <table:table-cell table:style-name="ce2" table:formula="of:=[.H37]*66.73*3600" office:value-type="float" office:value="111609.9288">
            <text:p>111609.93</text:p>
          </table:table-cell>
          <table:table-cell table:style-name="Excel_20_Built-in_20_Normal" office:value-type="float" office:value="0.876">
            <text:p>0.88</text:p>
          </table:table-cell>
          <table:table-cell table:style-name="Excel_20_Built-in_20_Normal" table:number-columns-repeated="4"/>
          <table:table-cell table:style-name="Excel_20_Built-in_20_Normal" office:value-type="float" office:value="1.061">
            <text:p>1.06</text:p>
          </table:table-cell>
          <table:table-cell table:style-name="ce11" table:formula="of:=[.O37]*14.2*3600" office:value-type="float" office:value="54238.32">
            <text:p>54238</text:p>
          </table:table-cell>
          <table:table-cell table:style-name="ce7" office:value-type="float" office:value="0.355">
            <text:p>0.355</text:p>
          </table:table-cell>
          <table:table-cell table:style-name="Excel_20_Built-in_20_Normal" office:value-type="float" office:value="2.1831">
            <text:p>2.18</text:p>
          </table:table-cell>
          <table:table-cell table:style-name="ce11" table:formula="of:=14.2*3600*[.R37]" office:value-type="float" office:value="111600.072">
            <text:p>111600</text:p>
          </table:table-cell>
          <table:table-cell table:style-name="ce7" office:value-type="float" office:value="0.0165">
            <text:p>0.017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741">
            <text:p>0.27</text:p>
          </table:table-cell>
          <table:table-cell table:style-name="ce3" table:formula="of:=[.A38]*411120" office:value-type="float" office:value="112687.992">
            <text:p>112688</text:p>
          </table:table-cell>
          <table:table-cell table:style-name="Excel_20_Built-in_20_Normal" office:value-type="float" office:value="0.9747">
            <text:p>0.97</text:p>
          </table:table-cell>
          <table:table-cell table:style-name="ce7" office:value-type="float" office:value="3.1624">
            <text:p>3.162</text:p>
          </table:table-cell>
          <table:table-cell table:style-name="ce3" table:formula="of:=[.D38]*114.2*3600" office:value-type="float" office:value="1300125.888">
            <text:p>1300126</text:p>
          </table:table-cell>
          <table:table-cell table:style-name="ce9" office:value-type="float" office:value="0.0304">
            <text:p>0.0304</text:p>
          </table:table-cell>
          <table:table-cell table:style-name="Excel_20_Built-in_20_Normal"/>
          <table:table-cell table:style-name="Excel_20_Built-in_20_Normal" office:value-type="float" office:value="0.4795">
            <text:p>0.48</text:p>
          </table:table-cell>
          <table:table-cell table:style-name="ce2" table:formula="of:=[.H38]*66.73*3600" office:value-type="float" office:value="115189.326">
            <text:p>115189.33</text:p>
          </table:table-cell>
          <table:table-cell table:style-name="Excel_20_Built-in_20_Normal" office:value-type="float" office:value="0.8626">
            <text:p>0.86</text:p>
          </table:table-cell>
          <table:table-cell table:style-name="Excel_20_Built-in_20_Normal" table:number-columns-repeated="4"/>
          <table:table-cell table:style-name="Excel_20_Built-in_20_Normal" office:value-type="float" office:value="1.0962">
            <text:p>1.1</text:p>
          </table:table-cell>
          <table:table-cell table:style-name="ce11" table:formula="of:=[.O38]*14.2*3600" office:value-type="float" office:value="56037.744">
            <text:p>56038</text:p>
          </table:table-cell>
          <table:table-cell table:style-name="ce7" office:value-type="float" office:value="0.313">
            <text:p>0.313</text:p>
          </table:table-cell>
          <table:table-cell table:style-name="Excel_20_Built-in_20_Normal" office:value-type="float" office:value="2.2535">
            <text:p>2.25</text:p>
          </table:table-cell>
          <table:table-cell table:style-name="ce11" table:formula="of:=14.2*3600*[.R38]" office:value-type="float" office:value="115198.92">
            <text:p>115199</text:p>
          </table:table-cell>
          <table:table-cell table:style-name="ce7" office:value-type="float" office:value="0.0156">
            <text:p>0.016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829">
            <text:p>0.28</text:p>
          </table:table-cell>
          <table:table-cell table:style-name="ce3" table:formula="of:=[.A39]*411120" office:value-type="float" office:value="116305.848">
            <text:p>116306</text:p>
          </table:table-cell>
          <table:table-cell table:style-name="Excel_20_Built-in_20_Normal" office:value-type="float" office:value="0.986">
            <text:p>0.99</text:p>
          </table:table-cell>
          <table:table-cell table:style-name="ce7" office:value-type="float" office:value="3.2674">
            <text:p>3.267</text:p>
          </table:table-cell>
          <table:table-cell table:style-name="ce3" table:formula="of:=[.D39]*114.2*3600" office:value-type="float" office:value="1343293.488">
            <text:p>1343293</text:p>
          </table:table-cell>
          <table:table-cell table:style-name="ce9" office:value-type="float" office:value="0.0287">
            <text:p>0.0287</text:p>
          </table:table-cell>
          <table:table-cell table:style-name="Excel_20_Built-in_20_Normal"/>
          <table:table-cell table:style-name="Excel_20_Built-in_20_Normal" office:value-type="float" office:value="0.4945">
            <text:p>0.49</text:p>
          </table:table-cell>
          <table:table-cell table:style-name="ce2" table:formula="of:=[.H39]*66.73*3600" office:value-type="float" office:value="118792.746">
            <text:p>118792.75</text:p>
          </table:table-cell>
          <table:table-cell table:style-name="Excel_20_Built-in_20_Normal" office:value-type="float" office:value="0.8577">
            <text:p>0.86</text:p>
          </table:table-cell>
          <table:table-cell table:style-name="Excel_20_Built-in_20_Normal" table:number-columns-repeated="4"/>
          <table:table-cell table:style-name="Excel_20_Built-in_20_Normal" office:value-type="float" office:value="1.1315">
            <text:p>1.13</text:p>
          </table:table-cell>
          <table:table-cell table:style-name="ce11" table:formula="of:=[.O39]*14.2*3600" office:value-type="float" office:value="57842.28">
            <text:p>57842</text:p>
          </table:table-cell>
          <table:table-cell table:style-name="ce7" office:value-type="float" office:value="0.265">
            <text:p>0.265</text:p>
          </table:table-cell>
          <table:table-cell table:style-name="Excel_20_Built-in_20_Normal" office:value-type="float" office:value="2.3239">
            <text:p>2.32</text:p>
          </table:table-cell>
          <table:table-cell table:style-name="ce11" table:formula="of:=14.2*3600*[.R39]" office:value-type="float" office:value="118797.768">
            <text:p>118798</text:p>
          </table:table-cell>
          <table:table-cell table:style-name="ce7" office:value-type="float" office:value="0.0145">
            <text:p>0.015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2916">
            <text:p>0.29</text:p>
          </table:table-cell>
          <table:table-cell table:style-name="ce3" table:formula="of:=[.A40]*411120" office:value-type="float" office:value="119882.592">
            <text:p>119883</text:p>
          </table:table-cell>
          <table:table-cell table:style-name="Excel_20_Built-in_20_Normal" office:value-type="float" office:value="0.998">
            <text:p>1</text:p>
          </table:table-cell>
          <table:table-cell table:style-name="ce7" office:value-type="float" office:value="3.3724">
            <text:p>3.372</text:p>
          </table:table-cell>
          <table:table-cell table:style-name="ce3" table:formula="of:=[.D40]*114.2*3600" office:value-type="float" office:value="1386461.088">
            <text:p>1386461</text:p>
          </table:table-cell>
          <table:table-cell table:style-name="ce9" office:value-type="float" office:value="0.0269">
            <text:p>0.0269</text:p>
          </table:table-cell>
          <table:table-cell table:style-name="Excel_20_Built-in_20_Normal"/>
          <table:table-cell table:style-name="Excel_20_Built-in_20_Normal" office:value-type="float" office:value="0.5095">
            <text:p>0.51</text:p>
          </table:table-cell>
          <table:table-cell table:style-name="ce2" table:formula="of:=[.H40]*66.73*3600" office:value-type="float" office:value="122396.166">
            <text:p>122396.17</text:p>
          </table:table-cell>
          <table:table-cell table:style-name="Excel_20_Built-in_20_Normal" office:value-type="float" office:value="0.8542">
            <text:p>0.85</text:p>
          </table:table-cell>
          <table:table-cell table:style-name="Excel_20_Built-in_20_Normal" table:number-columns-repeated="4"/>
          <table:table-cell table:style-name="Excel_20_Built-in_20_Normal" office:value-type="float" office:value="1.1667">
            <text:p>1.17</text:p>
          </table:table-cell>
          <table:table-cell table:style-name="ce11" table:formula="of:=[.O40]*14.2*3600" office:value-type="float" office:value="59641.704">
            <text:p>59642</text:p>
          </table:table-cell>
          <table:table-cell table:style-name="ce7" office:value-type="float" office:value="0.215">
            <text:p>0.215</text:p>
          </table:table-cell>
          <table:table-cell table:style-name="Excel_20_Built-in_20_Normal" office:value-type="float" office:value="2.3944">
            <text:p>2.39</text:p>
          </table:table-cell>
          <table:table-cell table:style-name="ce11" table:formula="of:=14.2*3600*[.R40]" office:value-type="float" office:value="122401.728">
            <text:p>122402</text:p>
          </table:table-cell>
          <table:table-cell table:style-name="ce7" office:value-type="float" office:value="0.014">
            <text:p>0.014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3004">
            <text:p>0.3</text:p>
          </table:table-cell>
          <table:table-cell table:style-name="ce3" table:formula="of:=[.A41]*411120" office:value-type="float" office:value="123500.448">
            <text:p>123500</text:p>
          </table:table-cell>
          <table:table-cell table:style-name="Excel_20_Built-in_20_Normal" office:value-type="float" office:value="0.9833">
            <text:p>0.98</text:p>
          </table:table-cell>
          <table:table-cell table:style-name="ce7" office:value-type="float" office:value="3.4775">
            <text:p>3.478</text:p>
          </table:table-cell>
          <table:table-cell table:style-name="ce3" table:formula="of:=[.D41]*114.2*3600" office:value-type="float" office:value="1429669.8">
            <text:p>1429670</text:p>
          </table:table-cell>
          <table:table-cell table:style-name="ce9" office:value-type="float" office:value="0.0225">
            <text:p>0.0225</text:p>
          </table:table-cell>
          <table:table-cell table:style-name="Excel_20_Built-in_20_Normal"/>
          <table:table-cell table:style-name="Excel_20_Built-in_20_Normal" office:value-type="float" office:value="0.5245">
            <text:p>0.52</text:p>
          </table:table-cell>
          <table:table-cell table:style-name="ce2" table:formula="of:=[.H41]*66.73*3600" office:value-type="float" office:value="125999.586">
            <text:p>125999.59</text:p>
          </table:table-cell>
          <table:table-cell table:style-name="Excel_20_Built-in_20_Normal" office:value-type="float" office:value="0.8676">
            <text:p>0.87</text:p>
          </table:table-cell>
          <table:table-cell table:style-name="Excel_20_Built-in_20_Normal" table:number-columns-repeated="4"/>
          <table:table-cell table:style-name="Excel_20_Built-in_20_Normal" office:value-type="float" office:value="1.2019">
            <text:p>1.2</text:p>
          </table:table-cell>
          <table:table-cell table:style-name="ce11" table:formula="of:=[.O41]*14.2*3600" office:value-type="float" office:value="61441.128">
            <text:p>61441</text:p>
          </table:table-cell>
          <table:table-cell table:style-name="ce7" office:value-type="float" office:value="0.1723">
            <text:p>0.172</text:p>
          </table:table-cell>
          <table:table-cell table:style-name="Excel_20_Built-in_20_Normal" office:value-type="float" office:value="2.4648">
            <text:p>2.46</text:p>
          </table:table-cell>
          <table:table-cell table:style-name="ce11" table:formula="of:=14.2*3600*[.R41]" office:value-type="float" office:value="126000.576">
            <text:p>126001</text:p>
          </table:table-cell>
          <table:table-cell table:style-name="ce7" office:value-type="float" office:value="0.0135">
            <text:p>0.014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3091">
            <text:p>0.31</text:p>
          </table:table-cell>
          <table:table-cell table:style-name="ce3" table:formula="of:=[.A42]*411120" office:value-type="float" office:value="127077.192">
            <text:p>127077</text:p>
          </table:table-cell>
          <table:table-cell table:style-name="Excel_20_Built-in_20_Normal" office:value-type="float" office:value="0.982">
            <text:p>0.98</text:p>
          </table:table-cell>
          <table:table-cell table:style-name="ce7" office:value-type="float" office:value="3.5825">
            <text:p>3.583</text:p>
          </table:table-cell>
          <table:table-cell table:style-name="ce3" table:formula="of:=[.D42]*114.2*3600" office:value-type="float" office:value="1472837.4">
            <text:p>1472837</text:p>
          </table:table-cell>
          <table:table-cell table:style-name="ce9" office:value-type="float" office:value="0.0228">
            <text:p>0.0228</text:p>
          </table:table-cell>
          <table:table-cell table:style-name="Excel_20_Built-in_20_Normal"/>
          <table:table-cell table:style-name="Excel_20_Built-in_20_Normal" office:value-type="float" office:value="0.5395">
            <text:p>0.54</text:p>
          </table:table-cell>
          <table:table-cell table:style-name="ce2" table:formula="of:=[.H42]*66.73*3600" office:value-type="float" office:value="129603.006">
            <text:p>129603.01</text:p>
          </table:table-cell>
          <table:table-cell table:style-name="Excel_20_Built-in_20_Normal" office:value-type="float" office:value="0.8655">
            <text:p>0.87</text:p>
          </table:table-cell>
          <table:table-cell table:style-name="Excel_20_Built-in_20_Normal" table:number-columns-repeated="4"/>
          <table:table-cell table:style-name="Excel_20_Built-in_20_Normal" office:value-type="float" office:value="1.2371">
            <text:p>1.24</text:p>
          </table:table-cell>
          <table:table-cell table:style-name="ce11" table:formula="of:=[.O42]*14.2*3600" office:value-type="float" office:value="63240.552">
            <text:p>63241</text:p>
          </table:table-cell>
          <table:table-cell table:style-name="ce7" office:value-type="float" office:value="0.1387">
            <text:p>0.139</text:p>
          </table:table-cell>
          <table:table-cell table:style-name="Excel_20_Built-in_20_Normal" office:value-type="float" office:value="2.5352">
            <text:p>2.54</text:p>
          </table:table-cell>
          <table:table-cell table:style-name="ce11" table:formula="of:=14.2*3600*[.R42]" office:value-type="float" office:value="129599.424">
            <text:p>129599</text:p>
          </table:table-cell>
          <table:table-cell table:style-name="ce7" office:value-type="float" office:value="0.0128">
            <text:p>0.013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3179">
            <text:p>0.32</text:p>
          </table:table-cell>
          <table:table-cell table:style-name="ce3" table:formula="of:=[.A43]*411120" office:value-type="float" office:value="130695.048">
            <text:p>130695</text:p>
          </table:table-cell>
          <table:table-cell table:style-name="Excel_20_Built-in_20_Normal" office:value-type="float" office:value="0.9787">
            <text:p>0.98</text:p>
          </table:table-cell>
          <table:table-cell table:style-name="ce7" office:value-type="float" office:value="3.6875">
            <text:p>3.688</text:p>
          </table:table-cell>
          <table:table-cell table:style-name="ce3" table:formula="of:=[.D43]*114.2*3600" office:value-type="float" office:value="1516005">
            <text:p>1516005</text:p>
          </table:table-cell>
          <table:table-cell table:style-name="ce9" office:value-type="float" office:value="0.0176">
            <text:p>0.0176</text:p>
          </table:table-cell>
          <table:table-cell table:style-name="Excel_20_Built-in_20_Normal"/>
          <table:table-cell table:style-name="Excel_20_Built-in_20_Normal" office:value-type="float" office:value="0.5545">
            <text:p>0.55</text:p>
          </table:table-cell>
          <table:table-cell table:style-name="ce2" table:formula="of:=[.H43]*66.73*3600" office:value-type="float" office:value="133206.426">
            <text:p>133206.43</text:p>
          </table:table-cell>
          <table:table-cell table:style-name="Excel_20_Built-in_20_Normal" office:value-type="float" office:value="0.8648">
            <text:p>0.86</text:p>
          </table:table-cell>
          <table:table-cell table:style-name="Excel_20_Built-in_20_Normal" table:number-columns-repeated="4"/>
          <table:table-cell table:style-name="Excel_20_Built-in_20_Normal" office:value-type="float" office:value="1.2723">
            <text:p>1.27</text:p>
          </table:table-cell>
          <table:table-cell table:style-name="ce11" table:formula="of:=[.O43]*14.2*3600" office:value-type="float" office:value="65039.976">
            <text:p>65040</text:p>
          </table:table-cell>
          <table:table-cell table:style-name="ce7" office:value-type="float" office:value="0.117">
            <text:p>0.117</text:p>
          </table:table-cell>
          <table:table-cell table:style-name="Excel_20_Built-in_20_Normal" office:value-type="float" office:value="2.6056">
            <text:p>2.61</text:p>
          </table:table-cell>
          <table:table-cell table:style-name="ce11" table:formula="of:=14.2*3600*[.R43]" office:value-type="float" office:value="133198.272">
            <text:p>133198</text:p>
          </table:table-cell>
          <table:table-cell table:style-name="ce7" office:value-type="float" office:value="0.0128">
            <text:p>0.013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3266">
            <text:p>0.33</text:p>
          </table:table-cell>
          <table:table-cell table:style-name="ce3" table:formula="of:=[.A44]*411120" office:value-type="float" office:value="134271.792">
            <text:p>134272</text:p>
          </table:table-cell>
          <table:table-cell table:style-name="Excel_20_Built-in_20_Normal" office:value-type="float" office:value="0.9813">
            <text:p>0.98</text:p>
          </table:table-cell>
          <table:table-cell table:style-name="ce7" office:value-type="float" office:value="3.7926">
            <text:p>3.793</text:p>
          </table:table-cell>
          <table:table-cell table:style-name="ce3" table:formula="of:=[.D44]*114.2*3600" office:value-type="float" office:value="1559213.712">
            <text:p>1559214</text:p>
          </table:table-cell>
          <table:table-cell table:style-name="ce9" office:value-type="float" office:value="0.0203">
            <text:p>0.0203</text:p>
          </table:table-cell>
          <table:table-cell table:style-name="Excel_20_Built-in_20_Normal"/>
          <table:table-cell table:style-name="Excel_20_Built-in_20_Normal" office:value-type="float" office:value="0.5695">
            <text:p>0.57</text:p>
          </table:table-cell>
          <table:table-cell table:style-name="ce2" table:formula="of:=[.H44]*66.73*3600" office:value-type="float" office:value="136809.846">
            <text:p>136809.85</text:p>
          </table:table-cell>
          <table:table-cell table:style-name="Excel_20_Built-in_20_Normal" office:value-type="float" office:value="0.8669">
            <text:p>0.87</text:p>
          </table:table-cell>
          <table:table-cell table:style-name="Excel_20_Built-in_20_Normal" table:number-columns-repeated="4"/>
          <table:table-cell table:style-name="Excel_20_Built-in_20_Normal" office:value-type="float" office:value="1.3075">
            <text:p>1.31</text:p>
          </table:table-cell>
          <table:table-cell table:style-name="ce11" table:formula="of:=[.O44]*14.2*3600" office:value-type="float" office:value="66839.4">
            <text:p>66839</text:p>
          </table:table-cell>
          <table:table-cell table:style-name="ce7" office:value-type="float" office:value="0.1032">
            <text:p>0.103</text:p>
          </table:table-cell>
          <table:table-cell table:style-name="Excel_20_Built-in_20_Normal" office:value-type="float" office:value="2.6761">
            <text:p>2.68</text:p>
          </table:table-cell>
          <table:table-cell table:style-name="ce11" table:formula="of:=14.2*3600*[.R44]" office:value-type="float" office:value="136802.232">
            <text:p>136802</text:p>
          </table:table-cell>
          <table:table-cell table:style-name="ce7" office:value-type="float" office:value="0.0127">
            <text:p>0.013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3354">
            <text:p>0.34</text:p>
          </table:table-cell>
          <table:table-cell table:style-name="ce3" table:formula="of:=[.A45]*411120" office:value-type="float" office:value="137889.648">
            <text:p>137890</text:p>
          </table:table-cell>
          <table:table-cell table:style-name="Excel_20_Built-in_20_Normal" office:value-type="float" office:value="0.9773">
            <text:p>0.98</text:p>
          </table:table-cell>
          <table:table-cell table:style-name="ce7" office:value-type="float" office:value="3.8976">
            <text:p>3.898</text:p>
          </table:table-cell>
          <table:table-cell table:style-name="ce3" table:formula="of:=[.D45]*114.2*3600" office:value-type="float" office:value="1602381.312">
            <text:p>1602381</text:p>
          </table:table-cell>
          <table:table-cell table:style-name="ce9" office:value-type="float" office:value="0.0155">
            <text:p>0.0155</text:p>
          </table:table-cell>
          <table:table-cell table:style-name="Excel_20_Built-in_20_Normal"/>
          <table:table-cell table:style-name="Excel_20_Built-in_20_Normal" office:value-type="float" office:value="0.5844">
            <text:p>0.58</text:p>
          </table:table-cell>
          <table:table-cell table:style-name="ce2" table:formula="of:=[.H45]*66.73*3600" office:value-type="float" office:value="140389.2432">
            <text:p>140389.24</text:p>
          </table:table-cell>
          <table:table-cell table:style-name="Excel_20_Built-in_20_Normal" office:value-type="float" office:value="0.8711">
            <text:p>0.87</text:p>
          </table:table-cell>
          <table:table-cell table:style-name="Excel_20_Built-in_20_Normal" table:number-columns-repeated="4"/>
          <table:table-cell table:style-name="Excel_20_Built-in_20_Normal" office:value-type="float" office:value="1.3427">
            <text:p>1.34</text:p>
          </table:table-cell>
          <table:table-cell table:style-name="ce11" table:formula="of:=[.O45]*14.2*3600" office:value-type="float" office:value="68638.824">
            <text:p>68639</text:p>
          </table:table-cell>
          <table:table-cell table:style-name="ce7" office:value-type="float" office:value="0.0888">
            <text:p>0.089</text:p>
          </table:table-cell>
          <table:table-cell table:style-name="Excel_20_Built-in_20_Normal" office:value-type="float" office:value="2.7465">
            <text:p>2.75</text:p>
          </table:table-cell>
          <table:table-cell table:style-name="ce11" table:formula="of:=14.2*3600*[.R45]" office:value-type="float" office:value="140401.08">
            <text:p>140401</text:p>
          </table:table-cell>
          <table:table-cell table:style-name="ce7" office:value-type="float" office:value="0.0107">
            <text:p>0.011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3441">
            <text:p>0.34</text:p>
          </table:table-cell>
          <table:table-cell table:style-name="ce3" table:formula="of:=[.A46]*411120" office:value-type="float" office:value="141466.392">
            <text:p>141466</text:p>
          </table:table-cell>
          <table:table-cell table:style-name="Excel_20_Built-in_20_Normal" office:value-type="float" office:value="0.9773">
            <text:p>0.98</text:p>
          </table:table-cell>
          <table:table-cell table:style-name="ce7" office:value-type="float" office:value="4.0027">
            <text:p>4.003</text:p>
          </table:table-cell>
          <table:table-cell table:style-name="ce3" table:formula="of:=[.D46]*114.2*3600" office:value-type="float" office:value="1645590.024">
            <text:p>1645590</text:p>
          </table:table-cell>
          <table:table-cell table:style-name="ce9" office:value-type="float" office:value="0.0162">
            <text:p>0.0162</text:p>
          </table:table-cell>
          <table:table-cell table:style-name="Excel_20_Built-in_20_Normal"/>
          <table:table-cell table:style-name="Excel_20_Built-in_20_Normal" office:value-type="float" office:value="0.5994">
            <text:p>0.6</text:p>
          </table:table-cell>
          <table:table-cell table:style-name="ce2" table:formula="of:=[.H46]*66.73*3600" office:value-type="float" office:value="143992.6632">
            <text:p>143992.66</text:p>
          </table:table-cell>
          <table:table-cell table:style-name="Excel_20_Built-in_20_Normal" office:value-type="float" office:value="0.876">
            <text:p>0.88</text:p>
          </table:table-cell>
          <table:table-cell table:style-name="Excel_20_Built-in_20_Normal" table:number-columns-repeated="4"/>
          <table:table-cell table:style-name="Excel_20_Built-in_20_Normal" office:value-type="float" office:value="1.3779">
            <text:p>1.38</text:p>
          </table:table-cell>
          <table:table-cell table:style-name="ce11" table:formula="of:=[.O46]*14.2*3600" office:value-type="float" office:value="70438.248">
            <text:p>70438</text:p>
          </table:table-cell>
          <table:table-cell table:style-name="ce7" office:value-type="float" office:value="0.073">
            <text:p>0.073</text:p>
          </table:table-cell>
          <table:table-cell table:style-name="Excel_20_Built-in_20_Normal" office:value-type="float" office:value="2.8169">
            <text:p>2.82</text:p>
          </table:table-cell>
          <table:table-cell table:style-name="ce11" table:formula="of:=14.2*3600*[.R46]" office:value-type="float" office:value="143999.928">
            <text:p>144000</text:p>
          </table:table-cell>
          <table:table-cell table:style-name="ce7" office:value-type="float" office:value="0.0104">
            <text:p>0.010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3529">
            <text:p>0.35</text:p>
          </table:table-cell>
          <table:table-cell table:style-name="ce3" table:formula="of:=[.A47]*411120" office:value-type="float" office:value="145084.248">
            <text:p>145084</text:p>
          </table:table-cell>
          <table:table-cell table:style-name="Excel_20_Built-in_20_Normal" office:value-type="float" office:value="0.97">
            <text:p>0.97</text:p>
          </table:table-cell>
          <table:table-cell table:style-name="ce7" office:value-type="float" office:value="4.1077">
            <text:p>4.108</text:p>
          </table:table-cell>
          <table:table-cell table:style-name="ce3" table:formula="of:=[.D47]*114.2*3600" office:value-type="float" office:value="1688757.624">
            <text:p>1688758</text:p>
          </table:table-cell>
          <table:table-cell table:style-name="ce9" office:value-type="float" office:value="0.0129">
            <text:p>0.0129</text:p>
          </table:table-cell>
          <table:table-cell table:style-name="Excel_20_Built-in_20_Normal"/>
          <table:table-cell table:style-name="Excel_20_Built-in_20_Normal" office:value-type="float" office:value="0.6144">
            <text:p>0.61</text:p>
          </table:table-cell>
          <table:table-cell table:style-name="ce2" table:formula="of:=[.H47]*66.73*3600" office:value-type="float" office:value="147596.0832">
            <text:p>147596.08</text:p>
          </table:table-cell>
          <table:table-cell table:style-name="Excel_20_Built-in_20_Normal" office:value-type="float" office:value="0.8774">
            <text:p>0.88</text:p>
          </table:table-cell>
          <table:table-cell table:style-name="Excel_20_Built-in_20_Normal" table:number-columns-repeated="4"/>
          <table:table-cell table:style-name="Excel_20_Built-in_20_Normal" office:value-type="float" office:value="1.4131">
            <text:p>1.41</text:p>
          </table:table-cell>
          <table:table-cell table:style-name="ce11" table:formula="of:=[.O47]*14.2*3600" office:value-type="float" office:value="72237.672">
            <text:p>72238</text:p>
          </table:table-cell>
          <table:table-cell table:style-name="ce7" office:value-type="float" office:value="0.0579">
            <text:p>0.058</text:p>
          </table:table-cell>
          <table:table-cell table:style-name="Excel_20_Built-in_20_Normal" office:value-type="float" office:value="2.8873">
            <text:p>2.89</text:p>
          </table:table-cell>
          <table:table-cell table:style-name="ce11" table:formula="of:=14.2*3600*[.R47]" office:value-type="float" office:value="147598.776">
            <text:p>147599</text:p>
          </table:table-cell>
          <table:table-cell table:style-name="ce7" office:value-type="float" office:value="0.0083">
            <text:p>0.008</text:p>
          </table:table-cell>
          <table:table-cell table:style-name="Excel_20_Built-in_20_Normal" table:number-columns-repeated="1004"/>
        </table:table-row>
        <table:table-row table:style-name="ro3">
          <table:table-cell table:style-name="Excel_20_Built-in_20_Normal" office:value-type="float" office:value="0.3616">
            <text:p>0.36</text:p>
          </table:table-cell>
          <table:table-cell table:style-name="ce3" table:formula="of:=[.A48]*411120" office:value-type="float" office:value="148660.992">
            <text:p>148661</text:p>
          </table:table-cell>
          <table:table-cell table:style-name="Excel_20_Built-in_20_Normal" office:value-type="float" office:value="0.9667">
            <text:p>0.97</text:p>
          </table:table-cell>
          <table:table-cell table:style-name="ce7" office:value-type="float" office:value="4.2127">
            <text:p>4.213</text:p>
          </table:table-cell>
          <table:table-cell table:style-name="ce3" table:formula="of:=[.D48]*114.2*3600" office:value-type="float" office:value="1731925.224">
            <text:p>1731925</text:p>
          </table:table-cell>
          <table:table-cell table:style-name="ce9" office:value-type="float" office:value="0.0139">
            <text:p>0.0139</text:p>
          </table:table-cell>
          <table:table-cell table:style-name="Excel_20_Built-in_20_Normal"/>
          <table:table-cell table:style-name="Excel_20_Built-in_20_Normal" office:value-type="float" office:value="0.6294">
            <text:p>0.63</text:p>
          </table:table-cell>
          <table:table-cell table:style-name="ce2" table:formula="of:=[.H48]*66.73*3600" office:value-type="float" office:value="151199.5032">
            <text:p>151199.5</text:p>
          </table:table-cell>
          <table:table-cell table:style-name="Excel_20_Built-in_20_Normal" office:value-type="float" office:value="0.8781">
            <text:p>0.88</text:p>
          </table:table-cell>
          <table:table-cell table:style-name="Excel_20_Built-in_20_Normal" table:number-columns-repeated="4"/>
          <table:table-cell table:style-name="Excel_20_Built-in_20_Normal" office:value-type="float" office:value="1.4484">
            <text:p>1.45</text:p>
          </table:table-cell>
          <table:table-cell table:style-name="ce11" table:formula="of:=[.O48]*14.2*3600" office:value-type="float" office:value="74042.208">
            <text:p>74042</text:p>
          </table:table-cell>
          <table:table-cell table:style-name="ce7" office:value-type="float" office:value="0.0467">
            <text:p>0.04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3704">
            <text:p>0.37</text:p>
          </table:table-cell>
          <table:table-cell table:style-name="ce3" table:formula="of:=[.A49]*411120" office:value-type="float" office:value="152278.848">
            <text:p>152279</text:p>
          </table:table-cell>
          <table:table-cell table:style-name="Excel_20_Built-in_20_Normal" office:value-type="float" office:value="0.966">
            <text:p>0.97</text:p>
          </table:table-cell>
          <table:table-cell table:style-name="ce7" office:value-type="float" office:value="4.3178">
            <text:p>4.318</text:p>
          </table:table-cell>
          <table:table-cell table:style-name="ce3" table:formula="of:=[.D49]*114.2*3600" office:value-type="float" office:value="1775133.936">
            <text:p>1775134</text:p>
          </table:table-cell>
          <table:table-cell table:style-name="ce9" office:value-type="float" office:value="0.0094">
            <text:p>0.0094</text:p>
          </table:table-cell>
          <table:table-cell table:style-name="Excel_20_Built-in_20_Normal"/>
          <table:table-cell table:style-name="Excel_20_Built-in_20_Normal" office:value-type="float" office:value="0.6444">
            <text:p>0.64</text:p>
          </table:table-cell>
          <table:table-cell table:style-name="ce2" table:formula="of:=[.H49]*66.73*3600" office:value-type="float" office:value="154802.9232">
            <text:p>154802.92</text:p>
          </table:table-cell>
          <table:table-cell table:style-name="Excel_20_Built-in_20_Normal" office:value-type="float" office:value="0.8767">
            <text:p>0.88</text:p>
          </table:table-cell>
          <table:table-cell table:style-name="Excel_20_Built-in_20_Normal" table:number-columns-repeated="4"/>
          <table:table-cell table:style-name="Excel_20_Built-in_20_Normal" office:value-type="float" office:value="1.4836">
            <text:p>1.48</text:p>
          </table:table-cell>
          <table:table-cell table:style-name="ce11" table:formula="of:=[.O49]*14.2*3600" office:value-type="float" office:value="75841.632">
            <text:p>75842</text:p>
          </table:table-cell>
          <table:table-cell table:style-name="ce7" office:value-type="float" office:value="0.0388">
            <text:p>0.03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3791">
            <text:p>0.38</text:p>
            <draw:frame table:end-cell-address="Sheet1.T93" table:end-x="0.5417in" table:end-y="0.0449in" draw:z-index="1" draw:style-name="gr1" svg:width="17.5961in" svg:height="7.813in" svg:x="0in" svg:y="0.1752in">
              <draw:object draw:notify-on-update-of-ranges="Sheet1.E7:Sheet1.E56 Sheet1.A2:Sheet1.A3 Sheet1.F7:Sheet1.F56 Sheet1.S7:Sheet1.S47 Sheet1.O2:Sheet1.O3 Sheet1.T7:Sheet1.T47 Sheet1.L7:Sheet1.L29 Sheet1.H2:Sheet1.H3 Sheet1.M7:Sheet1.M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" table:formula="of:=[.A50]*411120" office:value-type="float" office:value="155855.592">
            <text:p>155856</text:p>
          </table:table-cell>
          <table:table-cell table:style-name="Excel_20_Built-in_20_Normal" office:value-type="float" office:value="0.9593">
            <text:p>0.96</text:p>
          </table:table-cell>
          <table:table-cell table:style-name="ce7" office:value-type="float" office:value="4.4228">
            <text:p>4.423</text:p>
          </table:table-cell>
          <table:table-cell table:style-name="ce3" table:formula="of:=[.D50]*114.2*3600" office:value-type="float" office:value="1818301.536">
            <text:p>1818302</text:p>
          </table:table-cell>
          <table:table-cell table:style-name="ce9" office:value-type="float" office:value="0.009">
            <text:p>0.0090</text:p>
          </table:table-cell>
          <table:table-cell table:style-name="Excel_20_Built-in_20_Normal"/>
          <table:table-cell table:style-name="Excel_20_Built-in_20_Normal" office:value-type="float" office:value="0.6594">
            <text:p>0.66</text:p>
          </table:table-cell>
          <table:table-cell table:style-name="ce2" table:formula="of:=[.H50]*66.73*3600" office:value-type="float" office:value="158406.3432">
            <text:p>158406.34</text:p>
          </table:table-cell>
          <table:table-cell table:style-name="Excel_20_Built-in_20_Normal" office:value-type="float" office:value="0.8746">
            <text:p>0.87</text:p>
          </table:table-cell>
          <table:table-cell table:style-name="Excel_20_Built-in_20_Normal" table:number-columns-repeated="4"/>
          <table:table-cell table:style-name="Excel_20_Built-in_20_Normal" office:value-type="float" office:value="1.5188">
            <text:p>1.52</text:p>
          </table:table-cell>
          <table:table-cell table:style-name="ce11" table:formula="of:=[.O50]*14.2*3600" office:value-type="float" office:value="77641.056">
            <text:p>77641</text:p>
          </table:table-cell>
          <table:table-cell table:style-name="ce7" office:value-type="float" office:value="0.0335">
            <text:p>0.03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3879">
            <text:p>0.39</text:p>
          </table:table-cell>
          <table:table-cell table:style-name="ce3" table:formula="of:=[.A51]*411120" office:value-type="float" office:value="159473.448">
            <text:p>159473</text:p>
          </table:table-cell>
          <table:table-cell table:style-name="Excel_20_Built-in_20_Normal" office:value-type="float" office:value="0.958">
            <text:p>0.96</text:p>
          </table:table-cell>
          <table:table-cell table:style-name="ce7" office:value-type="float" office:value="4.5278">
            <text:p>4.528</text:p>
          </table:table-cell>
          <table:table-cell table:style-name="ce3" table:formula="of:=[.D51]*114.2*3600" office:value-type="float" office:value="1861469.136">
            <text:p>1861469</text:p>
          </table:table-cell>
          <table:table-cell table:style-name="ce9" office:value-type="float" office:value="0.0105">
            <text:p>0.0105</text:p>
          </table:table-cell>
          <table:table-cell table:style-name="Excel_20_Built-in_20_Normal"/>
          <table:table-cell table:style-name="Excel_20_Built-in_20_Normal" office:value-type="float" office:value="0.6744">
            <text:p>0.67</text:p>
          </table:table-cell>
          <table:table-cell table:style-name="ce2" table:formula="of:=[.H51]*66.73*3600" office:value-type="float" office:value="162009.7632">
            <text:p>162009.76</text:p>
          </table:table-cell>
          <table:table-cell table:style-name="Excel_20_Built-in_20_Normal" office:value-type="float" office:value="0.8648">
            <text:p>0.86</text:p>
          </table:table-cell>
          <table:table-cell table:style-name="Excel_20_Built-in_20_Normal" table:number-columns-repeated="4"/>
          <table:table-cell table:style-name="Excel_20_Built-in_20_Normal" office:value-type="float" office:value="1.554">
            <text:p>1.55</text:p>
          </table:table-cell>
          <table:table-cell table:style-name="ce11" table:formula="of:=[.O51]*14.2*3600" office:value-type="float" office:value="79440.48">
            <text:p>79440</text:p>
          </table:table-cell>
          <table:table-cell table:style-name="ce7" office:value-type="float" office:value="0.0296">
            <text:p>0.030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3966">
            <text:p>0.4</text:p>
          </table:table-cell>
          <table:table-cell table:style-name="ce3" table:formula="of:=[.A52]*411120" office:value-type="float" office:value="163050.192">
            <text:p>163050</text:p>
          </table:table-cell>
          <table:table-cell table:style-name="Excel_20_Built-in_20_Normal" office:value-type="float" office:value="0.9633">
            <text:p>0.96</text:p>
          </table:table-cell>
          <table:table-cell table:style-name="ce7" office:value-type="float" office:value="4.6329">
            <text:p>4.633</text:p>
          </table:table-cell>
          <table:table-cell table:style-name="ce3" table:formula="of:=[.D52]*114.2*3600" office:value-type="float" office:value="1904677.848">
            <text:p>1904678</text:p>
          </table:table-cell>
          <table:table-cell table:style-name="ce9" office:value-type="float" office:value="0.0097">
            <text:p>0.0097</text:p>
          </table:table-cell>
          <table:table-cell table:style-name="Excel_20_Built-in_20_Normal"/>
          <table:table-cell table:style-name="Excel_20_Built-in_20_Normal" office:value-type="float" office:value="0.6893">
            <text:p>0.69</text:p>
          </table:table-cell>
          <table:table-cell table:style-name="ce2" table:formula="of:=[.H52]*66.73*3600" office:value-type="float" office:value="165589.1604">
            <text:p>165589.16</text:p>
          </table:table-cell>
          <table:table-cell table:style-name="Excel_20_Built-in_20_Normal" office:value-type="float" office:value="0.8458">
            <text:p>0.85</text:p>
          </table:table-cell>
          <table:table-cell table:style-name="Excel_20_Built-in_20_Normal" table:number-columns-repeated="4"/>
          <table:table-cell table:style-name="Excel_20_Built-in_20_Normal" office:value-type="float" office:value="1.5892">
            <text:p>1.59</text:p>
          </table:table-cell>
          <table:table-cell table:style-name="ce11" table:formula="of:=[.O52]*14.2*3600" office:value-type="float" office:value="81239.904">
            <text:p>81240</text:p>
          </table:table-cell>
          <table:table-cell table:style-name="ce7" office:value-type="float" office:value="0.027">
            <text:p>0.02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054">
            <text:p>0.41</text:p>
          </table:table-cell>
          <table:table-cell table:style-name="ce3" table:formula="of:=[.A53]*411120" office:value-type="float" office:value="166668.048">
            <text:p>166668</text:p>
          </table:table-cell>
          <table:table-cell table:style-name="Excel_20_Built-in_20_Normal" office:value-type="float" office:value="0.9567">
            <text:p>0.96</text:p>
          </table:table-cell>
          <table:table-cell table:style-name="ce7" office:value-type="float" office:value="4.7379">
            <text:p>4.738</text:p>
          </table:table-cell>
          <table:table-cell table:style-name="ce3" table:formula="of:=[.D53]*114.2*3600" office:value-type="float" office:value="1947845.448">
            <text:p>1947845</text:p>
          </table:table-cell>
          <table:table-cell table:style-name="ce9" office:value-type="float" office:value="0.0086">
            <text:p>0.0086</text:p>
          </table:table-cell>
          <table:table-cell table:style-name="Excel_20_Built-in_20_Normal"/>
          <table:table-cell table:style-name="Excel_20_Built-in_20_Normal" office:value-type="float" office:value="0.7043">
            <text:p>0.7</text:p>
          </table:table-cell>
          <table:table-cell table:style-name="ce2" table:formula="of:=[.H53]*66.73*3600" office:value-type="float" office:value="169192.5804">
            <text:p>169192.58</text:p>
          </table:table-cell>
          <table:table-cell table:style-name="Excel_20_Built-in_20_Normal" office:value-type="float" office:value="0.8122">
            <text:p>0.81</text:p>
          </table:table-cell>
          <table:table-cell table:style-name="Excel_20_Built-in_20_Normal" table:number-columns-repeated="4"/>
          <table:table-cell table:style-name="Excel_20_Built-in_20_Normal" office:value-type="float" office:value="1.6244">
            <text:p>1.62</text:p>
          </table:table-cell>
          <table:table-cell table:style-name="ce11" table:formula="of:=[.O53]*14.2*3600" office:value-type="float" office:value="83039.328">
            <text:p>83039</text:p>
          </table:table-cell>
          <table:table-cell table:style-name="ce7" office:value-type="float" office:value="0.025">
            <text:p>0.02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142">
            <text:p>0.41</text:p>
          </table:table-cell>
          <table:table-cell table:style-name="ce3" table:formula="of:=[.A54]*411120" office:value-type="float" office:value="170285.904">
            <text:p>170286</text:p>
          </table:table-cell>
          <table:table-cell table:style-name="Excel_20_Built-in_20_Normal" office:value-type="float" office:value="0.9507">
            <text:p>0.95</text:p>
          </table:table-cell>
          <table:table-cell table:style-name="ce7" office:value-type="float" office:value="4.8429">
            <text:p>4.843</text:p>
          </table:table-cell>
          <table:table-cell table:style-name="ce3" table:formula="of:=[.D54]*114.2*3600" office:value-type="float" office:value="1991013.048">
            <text:p>1991013</text:p>
          </table:table-cell>
          <table:table-cell table:style-name="ce9" office:value-type="float" office:value="0.0067">
            <text:p>0.0067</text:p>
          </table:table-cell>
          <table:table-cell table:style-name="Excel_20_Built-in_20_Normal"/>
          <table:table-cell table:style-name="Excel_20_Built-in_20_Normal" office:value-type="float" office:value="0.7193">
            <text:p>0.72</text:p>
          </table:table-cell>
          <table:table-cell table:style-name="ce2" table:formula="of:=[.H54]*66.73*3600" office:value-type="float" office:value="172796.0004">
            <text:p>172796</text:p>
          </table:table-cell>
          <table:table-cell table:style-name="Excel_20_Built-in_20_Normal" office:value-type="float" office:value="0.7659">
            <text:p>0.77</text:p>
          </table:table-cell>
          <table:table-cell table:style-name="Excel_20_Built-in_20_Normal" table:number-columns-repeated="4"/>
          <table:table-cell table:style-name="Excel_20_Built-in_20_Normal" office:value-type="float" office:value="1.6596">
            <text:p>1.66</text:p>
          </table:table-cell>
          <table:table-cell table:style-name="ce11" table:formula="of:=[.O54]*14.2*3600" office:value-type="float" office:value="84838.752">
            <text:p>84839</text:p>
          </table:table-cell>
          <table:table-cell table:style-name="ce7" office:value-type="float" office:value="0.023">
            <text:p>0.02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229">
            <text:p>0.42</text:p>
          </table:table-cell>
          <table:table-cell table:style-name="ce3" table:formula="of:=[.A55]*411120" office:value-type="float" office:value="173862.648">
            <text:p>173863</text:p>
          </table:table-cell>
          <table:table-cell table:style-name="Excel_20_Built-in_20_Normal" office:value-type="float" office:value="0.9493">
            <text:p>0.95</text:p>
          </table:table-cell>
          <table:table-cell table:style-name="ce7" office:value-type="float" office:value="4.948">
            <text:p>4.948</text:p>
          </table:table-cell>
          <table:table-cell table:style-name="ce3" table:formula="of:=[.D55]*114.2*3600" office:value-type="float" office:value="2034221.76">
            <text:p>2034222</text:p>
          </table:table-cell>
          <table:table-cell table:style-name="ce9" office:value-type="float" office:value="0.0016">
            <text:p>0.0016</text:p>
          </table:table-cell>
          <table:table-cell table:style-name="Excel_20_Built-in_20_Normal"/>
          <table:table-cell table:style-name="Excel_20_Built-in_20_Normal" office:value-type="float" office:value="0.7343">
            <text:p>0.73</text:p>
          </table:table-cell>
          <table:table-cell table:style-name="ce2" table:formula="of:=[.H55]*66.73*3600" office:value-type="float" office:value="176399.4204">
            <text:p>176399.42</text:p>
          </table:table-cell>
          <table:table-cell table:style-name="Excel_20_Built-in_20_Normal" office:value-type="float" office:value="0.7211">
            <text:p>0.72</text:p>
          </table:table-cell>
          <table:table-cell table:style-name="Excel_20_Built-in_20_Normal" table:number-columns-repeated="4"/>
          <table:table-cell table:style-name="Excel_20_Built-in_20_Normal" office:value-type="float" office:value="1.6948">
            <text:p>1.69</text:p>
          </table:table-cell>
          <table:table-cell table:style-name="ce11" table:formula="of:=[.O55]*14.2*3600" office:value-type="float" office:value="86638.176">
            <text:p>86638</text:p>
          </table:table-cell>
          <table:table-cell table:style-name="ce7" office:value-type="float" office:value="0.0217">
            <text:p>0.02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317">
            <text:p>0.43</text:p>
          </table:table-cell>
          <table:table-cell table:style-name="ce3" table:formula="of:=[.A56]*411120" office:value-type="float" office:value="177480.504">
            <text:p>177481</text:p>
          </table:table-cell>
          <table:table-cell table:style-name="Excel_20_Built-in_20_Normal" office:value-type="float" office:value="0.944">
            <text:p>0.94</text:p>
          </table:table-cell>
          <table:table-cell table:style-name="ce7" office:value-type="float" office:value="5.053">
            <text:p>5.053</text:p>
          </table:table-cell>
          <table:table-cell table:style-name="ce3" table:formula="of:=[.D56]*114.2*3600" office:value-type="float" office:value="2077389.36">
            <text:p>2077389</text:p>
          </table:table-cell>
          <table:table-cell table:style-name="ce9" office:value-type="float" office:value="0.0058">
            <text:p>0.0058</text:p>
          </table:table-cell>
          <table:table-cell table:style-name="Excel_20_Built-in_20_Normal"/>
          <table:table-cell table:style-name="Excel_20_Built-in_20_Normal" office:value-type="float" office:value="0.7493">
            <text:p>0.75</text:p>
          </table:table-cell>
          <table:table-cell table:style-name="ce2" table:formula="of:=[.H56]*66.73*3600" office:value-type="float" office:value="180002.8404">
            <text:p>180002.84</text:p>
          </table:table-cell>
          <table:table-cell table:style-name="Excel_20_Built-in_20_Normal" office:value-type="float" office:value="0.6741">
            <text:p>0.67</text:p>
          </table:table-cell>
          <table:table-cell table:style-name="Excel_20_Built-in_20_Normal" table:number-columns-repeated="4"/>
          <table:table-cell table:style-name="Excel_20_Built-in_20_Normal" office:value-type="float" office:value="1.73">
            <text:p>1.73</text:p>
          </table:table-cell>
          <table:table-cell table:style-name="ce11" table:formula="of:=[.O56]*14.2*3600" office:value-type="float" office:value="88437.6">
            <text:p>88438</text:p>
          </table:table-cell>
          <table:table-cell table:style-name="ce7" office:value-type="float" office:value="0.021">
            <text:p>0.02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404">
            <text:p>0.44</text:p>
          </table:table-cell>
          <table:table-cell table:style-name="ce3" table:formula="of:=[.A57]*411120" office:value-type="float" office:value="181057.248">
            <text:p>181057</text:p>
          </table:table-cell>
          <table:table-cell table:style-name="Excel_20_Built-in_20_Normal" office:value-type="float" office:value="0.9313">
            <text:p>0.93</text:p>
          </table:table-cell>
          <table:table-cell table:style-name="Excel_20_Built-in_20_Normal" table:number-columns-repeated="4"/>
          <table:table-cell table:style-name="Excel_20_Built-in_20_Normal" office:value-type="float" office:value="0.7643">
            <text:p>0.76</text:p>
          </table:table-cell>
          <table:table-cell table:style-name="ce2" table:formula="of:=[.H57]*66.73*3600" office:value-type="float" office:value="183606.2604">
            <text:p>183606.26</text:p>
          </table:table-cell>
          <table:table-cell table:style-name="Excel_20_Built-in_20_Normal" office:value-type="float" office:value="0.6286">
            <text:p>0.63</text:p>
          </table:table-cell>
          <table:table-cell table:style-name="Excel_20_Built-in_20_Normal" table:number-columns-repeated="4"/>
          <table:table-cell table:style-name="Excel_20_Built-in_20_Normal" office:value-type="float" office:value="1.7653">
            <text:p>1.77</text:p>
          </table:table-cell>
          <table:table-cell table:style-name="ce11" table:formula="of:=[.O57]*14.2*3600" office:value-type="float" office:value="90242.136">
            <text:p>90242</text:p>
          </table:table-cell>
          <table:table-cell table:style-name="ce7" office:value-type="float" office:value="0.0204">
            <text:p>0.020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492">
            <text:p>0.45</text:p>
          </table:table-cell>
          <table:table-cell table:style-name="ce3" table:formula="of:=[.A58]*411120" office:value-type="float" office:value="184675.104">
            <text:p>184675</text:p>
          </table:table-cell>
          <table:table-cell table:style-name="Excel_20_Built-in_20_Normal" office:value-type="float" office:value="0.9233">
            <text:p>0.92</text:p>
          </table:table-cell>
          <table:table-cell table:style-name="Excel_20_Built-in_20_Normal" table:number-columns-repeated="4"/>
          <table:table-cell table:style-name="Excel_20_Built-in_20_Normal" office:value-type="float" office:value="0.7793">
            <text:p>0.78</text:p>
          </table:table-cell>
          <table:table-cell table:style-name="ce2" table:formula="of:=[.H58]*66.73*3600" office:value-type="float" office:value="187209.6804">
            <text:p>187209.68</text:p>
          </table:table-cell>
          <table:table-cell table:style-name="Excel_20_Built-in_20_Normal" office:value-type="float" office:value="0.5767">
            <text:p>0.58</text:p>
          </table:table-cell>
          <table:table-cell table:style-name="Excel_20_Built-in_20_Normal" table:number-columns-repeated="4"/>
          <table:table-cell table:style-name="Excel_20_Built-in_20_Normal" office:value-type="float" office:value="1.8005">
            <text:p>1.8</text:p>
          </table:table-cell>
          <table:table-cell table:style-name="ce11" table:formula="of:=[.O58]*14.2*3600" office:value-type="float" office:value="92041.56">
            <text:p>92042</text:p>
          </table:table-cell>
          <table:table-cell table:style-name="ce7" office:value-type="float" office:value="0.0197">
            <text:p>0.020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579">
            <text:p>0.46</text:p>
          </table:table-cell>
          <table:table-cell table:style-name="ce3" table:formula="of:=[.A59]*411120" office:value-type="float" office:value="188251.848">
            <text:p>188252</text:p>
          </table:table-cell>
          <table:table-cell table:style-name="Excel_20_Built-in_20_Normal" office:value-type="float" office:value="0.912">
            <text:p>0.91</text:p>
          </table:table-cell>
          <table:table-cell table:style-name="Excel_20_Built-in_20_Normal" table:number-columns-repeated="4"/>
          <table:table-cell table:style-name="Excel_20_Built-in_20_Normal" office:value-type="float" office:value="0.7942">
            <text:p>0.79</text:p>
          </table:table-cell>
          <table:table-cell table:style-name="ce2" table:formula="of:=[.H59]*66.73*3600" office:value-type="float" office:value="190789.0776">
            <text:p>190789.08</text:p>
          </table:table-cell>
          <table:table-cell table:style-name="Excel_20_Built-in_20_Normal" office:value-type="float" office:value="0.5375">
            <text:p>0.54</text:p>
          </table:table-cell>
          <table:table-cell table:style-name="Excel_20_Built-in_20_Normal" table:number-columns-repeated="4"/>
          <table:table-cell table:style-name="Excel_20_Built-in_20_Normal" office:value-type="float" office:value="1.8357">
            <text:p>1.84</text:p>
          </table:table-cell>
          <table:table-cell table:style-name="ce11" table:formula="of:=[.O59]*14.2*3600" office:value-type="float" office:value="93840.984">
            <text:p>93841</text:p>
          </table:table-cell>
          <table:table-cell table:style-name="ce7" office:value-type="float" office:value="0.0191">
            <text:p>0.01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667">
            <text:p>0.47</text:p>
          </table:table-cell>
          <table:table-cell table:style-name="ce3" table:formula="of:=[.A60]*411120" office:value-type="float" office:value="191869.704">
            <text:p>191870</text:p>
          </table:table-cell>
          <table:table-cell table:style-name="Excel_20_Built-in_20_Normal" office:value-type="float" office:value="0.9">
            <text:p>0.9</text:p>
          </table:table-cell>
          <table:table-cell table:style-name="Excel_20_Built-in_20_Normal" table:number-columns-repeated="4"/>
          <table:table-cell table:style-name="Excel_20_Built-in_20_Normal" office:value-type="float" office:value="0.8092">
            <text:p>0.81</text:p>
          </table:table-cell>
          <table:table-cell table:style-name="ce2" table:formula="of:=[.H60]*66.73*3600" office:value-type="float" office:value="194392.4976">
            <text:p>194392.5</text:p>
          </table:table-cell>
          <table:table-cell table:style-name="Excel_20_Built-in_20_Normal" office:value-type="float" office:value="0.527">
            <text:p>0.53</text:p>
          </table:table-cell>
          <table:table-cell table:style-name="Excel_20_Built-in_20_Normal" table:number-columns-repeated="4"/>
          <table:table-cell table:style-name="Excel_20_Built-in_20_Normal" office:value-type="float" office:value="1.8709">
            <text:p>1.87</text:p>
          </table:table-cell>
          <table:table-cell table:style-name="ce11" table:formula="of:=[.O60]*14.2*3600" office:value-type="float" office:value="95640.408">
            <text:p>95640</text:p>
          </table:table-cell>
          <table:table-cell table:style-name="ce7" office:value-type="float" office:value="0.0184">
            <text:p>0.01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754">
            <text:p>0.48</text:p>
          </table:table-cell>
          <table:table-cell table:style-name="ce3" table:formula="of:=[.A61]*411120" office:value-type="float" office:value="195446.448">
            <text:p>195446</text:p>
          </table:table-cell>
          <table:table-cell table:style-name="Excel_20_Built-in_20_Normal" office:value-type="float" office:value="0.8907">
            <text:p>0.89</text:p>
          </table:table-cell>
          <table:table-cell table:style-name="Excel_20_Built-in_20_Normal" table:number-columns-repeated="4"/>
          <table:table-cell table:style-name="Excel_20_Built-in_20_Normal" office:value-type="float" office:value="0.8242">
            <text:p>0.82</text:p>
          </table:table-cell>
          <table:table-cell table:style-name="ce2" table:formula="of:=[.H61]*66.73*3600" office:value-type="float" office:value="197995.9176">
            <text:p>197995.92</text:p>
          </table:table-cell>
          <table:table-cell table:style-name="Excel_20_Built-in_20_Normal" office:value-type="float" office:value="0.5256">
            <text:p>0.53</text:p>
          </table:table-cell>
          <table:table-cell table:style-name="Excel_20_Built-in_20_Normal" table:number-columns-repeated="4"/>
          <table:table-cell table:style-name="Excel_20_Built-in_20_Normal" office:value-type="float" office:value="1.9061">
            <text:p>1.91</text:p>
          </table:table-cell>
          <table:table-cell table:style-name="ce11" table:formula="of:=[.O61]*14.2*3600" office:value-type="float" office:value="97439.832">
            <text:p>97440</text:p>
          </table:table-cell>
          <table:table-cell table:style-name="ce7" office:value-type="float" office:value="0.0184">
            <text:p>0.01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842">
            <text:p>0.48</text:p>
          </table:table-cell>
          <table:table-cell table:style-name="ce3" table:formula="of:=[.A62]*411120" office:value-type="float" office:value="199064.304">
            <text:p>199064</text:p>
          </table:table-cell>
          <table:table-cell table:style-name="Excel_20_Built-in_20_Normal" office:value-type="float" office:value="0.8813">
            <text:p>0.88</text:p>
          </table:table-cell>
          <table:table-cell table:style-name="Excel_20_Built-in_20_Normal" table:number-columns-repeated="4"/>
          <table:table-cell table:style-name="Excel_20_Built-in_20_Normal" office:value-type="float" office:value="0.8392">
            <text:p>0.84</text:p>
          </table:table-cell>
          <table:table-cell table:style-name="ce2" table:formula="of:=[.H62]*66.73*3600" office:value-type="float" office:value="201599.3376">
            <text:p>201599.34</text:p>
          </table:table-cell>
          <table:table-cell table:style-name="Excel_20_Built-in_20_Normal" office:value-type="float" office:value="0.5214">
            <text:p>0.52</text:p>
          </table:table-cell>
          <table:table-cell table:style-name="Excel_20_Built-in_20_Normal" table:number-columns-repeated="4"/>
          <table:table-cell table:style-name="Excel_20_Built-in_20_Normal" office:value-type="float" office:value="1.9413">
            <text:p>1.94</text:p>
          </table:table-cell>
          <table:table-cell table:style-name="ce11" table:formula="of:=[.O62]*14.2*3600" office:value-type="float" office:value="99239.256">
            <text:p>99239</text:p>
          </table:table-cell>
          <table:table-cell table:style-name="ce7" office:value-type="float" office:value="0.0178">
            <text:p>0.01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4929">
            <text:p>0.49</text:p>
          </table:table-cell>
          <table:table-cell table:style-name="ce3" table:formula="of:=[.A63]*411120" office:value-type="float" office:value="202641.048">
            <text:p>202641</text:p>
          </table:table-cell>
          <table:table-cell table:style-name="Excel_20_Built-in_20_Normal" office:value-type="float" office:value="0.8807">
            <text:p>0.88</text:p>
          </table:table-cell>
          <table:table-cell table:style-name="Excel_20_Built-in_20_Normal" table:number-columns-repeated="4"/>
          <table:table-cell table:style-name="Excel_20_Built-in_20_Normal" office:value-type="float" office:value="0.8542">
            <text:p>0.85</text:p>
          </table:table-cell>
          <table:table-cell table:style-name="ce2" table:formula="of:=[.H63]*66.73*3600" office:value-type="float" office:value="205202.7576">
            <text:p>205202.76</text:p>
          </table:table-cell>
          <table:table-cell table:style-name="Excel_20_Built-in_20_Normal" office:value-type="float" office:value="0.5151">
            <text:p>0.52</text:p>
          </table:table-cell>
          <table:table-cell table:style-name="Excel_20_Built-in_20_Normal" table:number-columns-repeated="4"/>
          <table:table-cell table:style-name="Excel_20_Built-in_20_Normal" office:value-type="float" office:value="1.9765">
            <text:p>1.98</text:p>
          </table:table-cell>
          <table:table-cell table:style-name="ce11" table:formula="of:=[.O63]*14.2*3600" office:value-type="float" office:value="101038.68">
            <text:p>101039</text:p>
          </table:table-cell>
          <table:table-cell table:style-name="ce7" office:value-type="float" office:value="0.0171">
            <text:p>0.01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017">
            <text:p>0.5</text:p>
          </table:table-cell>
          <table:table-cell table:style-name="ce3" table:formula="of:=[.A64]*411120" office:value-type="float" office:value="206258.904">
            <text:p>206259</text:p>
          </table:table-cell>
          <table:table-cell table:style-name="Excel_20_Built-in_20_Normal" office:value-type="float" office:value="0.8693">
            <text:p>0.87</text:p>
          </table:table-cell>
          <table:table-cell table:style-name="Excel_20_Built-in_20_Normal" table:number-columns-repeated="4"/>
          <table:table-cell table:style-name="Excel_20_Built-in_20_Normal" office:value-type="float" office:value="0.8692">
            <text:p>0.87</text:p>
          </table:table-cell>
          <table:table-cell table:style-name="ce2" table:formula="of:=[.H64]*66.73*3600" office:value-type="float" office:value="208806.1776">
            <text:p>208806.18</text:p>
          </table:table-cell>
          <table:table-cell table:style-name="Excel_20_Built-in_20_Normal" office:value-type="float" office:value="0.5095">
            <text:p>0.51</text:p>
          </table:table-cell>
          <table:table-cell table:style-name="Excel_20_Built-in_20_Normal" table:number-columns-repeated="4"/>
          <table:table-cell table:style-name="Excel_20_Built-in_20_Normal" office:value-type="float" office:value="2.0117">
            <text:p>2.01</text:p>
          </table:table-cell>
          <table:table-cell table:style-name="ce11" table:formula="of:=[.O64]*14.2*3600" office:value-type="float" office:value="102838.104">
            <text:p>102838</text:p>
          </table:table-cell>
          <table:table-cell table:style-name="ce7" office:value-type="float" office:value="0.0164">
            <text:p>0.016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104">
            <text:p>0.51</text:p>
          </table:table-cell>
          <table:table-cell table:style-name="ce3" table:formula="of:=[.A65]*411120" office:value-type="float" office:value="209835.648">
            <text:p>209836</text:p>
          </table:table-cell>
          <table:table-cell table:style-name="Excel_20_Built-in_20_Normal" office:value-type="float" office:value="0.8613">
            <text:p>0.86</text:p>
          </table:table-cell>
          <table:table-cell table:style-name="Excel_20_Built-in_20_Normal" table:number-columns-repeated="4"/>
          <table:table-cell table:style-name="Excel_20_Built-in_20_Normal" office:value-type="float" office:value="0.8842">
            <text:p>0.88</text:p>
          </table:table-cell>
          <table:table-cell table:style-name="ce2" table:formula="of:=[.H65]*66.73*3600" office:value-type="float" office:value="212409.5976">
            <text:p>212409.6</text:p>
          </table:table-cell>
          <table:table-cell table:style-name="Excel_20_Built-in_20_Normal" office:value-type="float" office:value="0.5032">
            <text:p>0.5</text:p>
          </table:table-cell>
          <table:table-cell table:style-name="Excel_20_Built-in_20_Normal" table:number-columns-repeated="4"/>
          <table:table-cell table:style-name="Excel_20_Built-in_20_Normal" office:value-type="float" office:value="2.0469">
            <text:p>2.05</text:p>
          </table:table-cell>
          <table:table-cell table:style-name="ce11" table:formula="of:=[.O65]*14.2*3600" office:value-type="float" office:value="104637.528">
            <text:p>104638</text:p>
          </table:table-cell>
          <table:table-cell table:style-name="ce7" office:value-type="float" office:value="0.0164">
            <text:p>0.016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192">
            <text:p>0.52</text:p>
          </table:table-cell>
          <table:table-cell table:style-name="ce3" table:formula="of:=[.A66]*411120" office:value-type="float" office:value="213453.504">
            <text:p>213454</text:p>
          </table:table-cell>
          <table:table-cell table:style-name="Excel_20_Built-in_20_Normal" office:value-type="float" office:value="0.848">
            <text:p>0.85</text:p>
          </table:table-cell>
          <table:table-cell table:style-name="Excel_20_Built-in_20_Normal" table:number-columns-repeated="4"/>
          <table:table-cell table:style-name="Excel_20_Built-in_20_Normal" office:value-type="float" office:value="0.8991">
            <text:p>0.9</text:p>
          </table:table-cell>
          <table:table-cell table:style-name="ce2" table:formula="of:=[.H66]*66.73*3600" office:value-type="float" office:value="215988.9948">
            <text:p>215988.99</text:p>
          </table:table-cell>
          <table:table-cell table:style-name="Excel_20_Built-in_20_Normal" office:value-type="float" office:value="0.506">
            <text:p>0.51</text:p>
          </table:table-cell>
          <table:table-cell table:style-name="Excel_20_Built-in_20_Normal" table:number-columns-repeated="4"/>
          <table:table-cell table:style-name="Excel_20_Built-in_20_Normal" office:value-type="float" office:value="2.0822">
            <text:p>2.08</text:p>
          </table:table-cell>
          <table:table-cell table:style-name="ce11" table:formula="of:=[.O66]*14.2*3600" office:value-type="float" office:value="106442.064">
            <text:p>106442</text:p>
          </table:table-cell>
          <table:table-cell table:style-name="ce7" office:value-type="float" office:value="0.0158">
            <text:p>0.016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279">
            <text:p>0.53</text:p>
          </table:table-cell>
          <table:table-cell table:style-name="ce3" table:formula="of:=[.A67]*411120" office:value-type="float" office:value="217030.248">
            <text:p>217030</text:p>
          </table:table-cell>
          <table:table-cell table:style-name="Excel_20_Built-in_20_Normal" office:value-type="float" office:value="0.8367">
            <text:p>0.84</text:p>
          </table:table-cell>
          <table:table-cell table:style-name="Excel_20_Built-in_20_Normal" table:number-columns-repeated="4"/>
          <table:table-cell table:style-name="Excel_20_Built-in_20_Normal" office:value-type="float" office:value="0.9141">
            <text:p>0.91</text:p>
          </table:table-cell>
          <table:table-cell table:style-name="ce2" table:formula="of:=[.H67]*66.73*3600" office:value-type="float" office:value="219592.4148">
            <text:p>219592.41</text:p>
          </table:table-cell>
          <table:table-cell table:style-name="Excel_20_Built-in_20_Normal" office:value-type="float" office:value="0.5116">
            <text:p>0.51</text:p>
          </table:table-cell>
          <table:table-cell table:style-name="Excel_20_Built-in_20_Normal" table:number-columns-repeated="4"/>
          <table:table-cell table:style-name="Excel_20_Built-in_20_Normal" office:value-type="float" office:value="2.1174">
            <text:p>2.12</text:p>
          </table:table-cell>
          <table:table-cell table:style-name="ce11" table:formula="of:=[.O67]*14.2*3600" office:value-type="float" office:value="108241.488">
            <text:p>108241</text:p>
          </table:table-cell>
          <table:table-cell table:style-name="ce7" office:value-type="float" office:value="0.0151">
            <text:p>0.01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367">
            <text:p>0.54</text:p>
          </table:table-cell>
          <table:table-cell table:style-name="ce3" table:formula="of:=[.A68]*411120" office:value-type="float" office:value="220648.104">
            <text:p>220648</text:p>
          </table:table-cell>
          <table:table-cell table:style-name="Excel_20_Built-in_20_Normal" office:value-type="float" office:value="0.8247">
            <text:p>0.82</text:p>
          </table:table-cell>
          <table:table-cell table:style-name="Excel_20_Built-in_20_Normal" table:number-columns-repeated="4"/>
          <table:table-cell table:style-name="Excel_20_Built-in_20_Normal" office:value-type="float" office:value="0.9291">
            <text:p>0.93</text:p>
          </table:table-cell>
          <table:table-cell table:style-name="ce2" table:formula="of:=[.H68]*66.73*3600" office:value-type="float" office:value="223195.8348">
            <text:p>223195.83</text:p>
          </table:table-cell>
          <table:table-cell table:style-name="Excel_20_Built-in_20_Normal" office:value-type="float" office:value="0.5186">
            <text:p>0.52</text:p>
          </table:table-cell>
          <table:table-cell table:style-name="Excel_20_Built-in_20_Normal" table:number-columns-repeated="4"/>
          <table:table-cell table:style-name="Excel_20_Built-in_20_Normal" office:value-type="float" office:value="2.1526">
            <text:p>2.15</text:p>
          </table:table-cell>
          <table:table-cell table:style-name="ce11" table:formula="of:=[.O68]*14.2*3600" office:value-type="float" office:value="110040.912">
            <text:p>110041</text:p>
          </table:table-cell>
          <table:table-cell table:style-name="ce7" office:value-type="float" office:value="0.0151">
            <text:p>0.01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454">
            <text:p>0.55</text:p>
          </table:table-cell>
          <table:table-cell table:style-name="ce3" table:formula="of:=[.A69]*411120" office:value-type="float" office:value="224224.848">
            <text:p>224225</text:p>
          </table:table-cell>
          <table:table-cell table:style-name="Excel_20_Built-in_20_Normal" office:value-type="float" office:value="0.806">
            <text:p>0.81</text:p>
          </table:table-cell>
          <table:table-cell table:style-name="Excel_20_Built-in_20_Normal" table:number-columns-repeated="4"/>
          <table:table-cell table:style-name="Excel_20_Built-in_20_Normal" office:value-type="float" office:value="0.9441">
            <text:p>0.94</text:p>
          </table:table-cell>
          <table:table-cell table:style-name="ce2" table:formula="of:=[.H69]*66.73*3600" office:value-type="float" office:value="226799.2548">
            <text:p>226799.25</text:p>
          </table:table-cell>
          <table:table-cell table:style-name="Excel_20_Built-in_20_Normal" office:value-type="float" office:value="0.5249">
            <text:p>0.52</text:p>
          </table:table-cell>
          <table:table-cell table:style-name="Excel_20_Built-in_20_Normal" table:number-columns-repeated="4"/>
          <table:table-cell table:style-name="Excel_20_Built-in_20_Normal" office:value-type="float" office:value="2.1878">
            <text:p>2.19</text:p>
          </table:table-cell>
          <table:table-cell table:style-name="ce11" table:formula="of:=[.O69]*14.2*3600" office:value-type="float" office:value="111840.336">
            <text:p>111840</text:p>
          </table:table-cell>
          <table:table-cell table:style-name="ce7" office:value-type="float" office:value="0.0145">
            <text:p>0.01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542">
            <text:p>0.55</text:p>
          </table:table-cell>
          <table:table-cell table:style-name="ce3" table:formula="of:=[.A70]*411120" office:value-type="float" office:value="227842.704">
            <text:p>227843</text:p>
          </table:table-cell>
          <table:table-cell table:style-name="Excel_20_Built-in_20_Normal" office:value-type="float" office:value="0.78">
            <text:p>0.78</text:p>
          </table:table-cell>
          <table:table-cell table:style-name="Excel_20_Built-in_20_Normal" table:number-columns-repeated="4"/>
          <table:table-cell table:style-name="Excel_20_Built-in_20_Normal" office:value-type="float" office:value="0.9591">
            <text:p>0.96</text:p>
          </table:table-cell>
          <table:table-cell table:style-name="ce2" table:formula="of:=[.H70]*66.73*3600" office:value-type="float" office:value="230402.6748">
            <text:p>230402.67</text:p>
          </table:table-cell>
          <table:table-cell table:style-name="Excel_20_Built-in_20_Normal" office:value-type="float" office:value="0.5326">
            <text:p>0.53</text:p>
          </table:table-cell>
          <table:table-cell table:style-name="Excel_20_Built-in_20_Normal" table:number-columns-repeated="4"/>
          <table:table-cell table:style-name="Excel_20_Built-in_20_Normal" office:value-type="float" office:value="2.223">
            <text:p>2.22</text:p>
          </table:table-cell>
          <table:table-cell table:style-name="ce11" table:formula="of:=[.O70]*14.2*3600" office:value-type="float" office:value="113639.76">
            <text:p>113640</text:p>
          </table:table-cell>
          <table:table-cell table:style-name="ce7" office:value-type="float" office:value="0.0145">
            <text:p>0.01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63">
            <text:p>0.56</text:p>
          </table:table-cell>
          <table:table-cell table:style-name="ce3" table:formula="of:=[.A71]*411120" office:value-type="float" office:value="231460.56">
            <text:p>231461</text:p>
          </table:table-cell>
          <table:table-cell table:style-name="Excel_20_Built-in_20_Normal" office:value-type="float" office:value="0.7473">
            <text:p>0.75</text:p>
          </table:table-cell>
          <table:table-cell table:style-name="Excel_20_Built-in_20_Normal" table:number-columns-repeated="4"/>
          <table:table-cell table:style-name="Excel_20_Built-in_20_Normal" office:value-type="float" office:value="0.9741">
            <text:p>0.97</text:p>
          </table:table-cell>
          <table:table-cell table:style-name="ce2" table:formula="of:=[.H71]*66.73*3600" office:value-type="float" office:value="234006.0948">
            <text:p>234006.09</text:p>
          </table:table-cell>
          <table:table-cell table:style-name="Excel_20_Built-in_20_Normal" office:value-type="float" office:value="0.5466">
            <text:p>0.55</text:p>
          </table:table-cell>
          <table:table-cell table:style-name="Excel_20_Built-in_20_Normal" table:number-columns-repeated="4"/>
          <table:table-cell table:style-name="Excel_20_Built-in_20_Normal" office:value-type="float" office:value="2.2582">
            <text:p>2.26</text:p>
          </table:table-cell>
          <table:table-cell table:style-name="ce11" table:formula="of:=[.O71]*14.2*3600" office:value-type="float" office:value="115439.184">
            <text:p>115439</text:p>
          </table:table-cell>
          <table:table-cell table:style-name="ce7" office:value-type="float" office:value="0.0138">
            <text:p>0.01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717">
            <text:p>0.57</text:p>
          </table:table-cell>
          <table:table-cell table:style-name="ce3" table:formula="of:=[.A72]*411120" office:value-type="float" office:value="235037.304">
            <text:p>235037</text:p>
          </table:table-cell>
          <table:table-cell table:style-name="Excel_20_Built-in_20_Normal" office:value-type="float" office:value="0.712">
            <text:p>0.71</text:p>
          </table:table-cell>
          <table:table-cell table:style-name="Excel_20_Built-in_20_Normal" table:number-columns-repeated="4"/>
          <table:table-cell table:style-name="Excel_20_Built-in_20_Normal" office:value-type="float" office:value="0.9891">
            <text:p>0.99</text:p>
          </table:table-cell>
          <table:table-cell table:style-name="ce2" table:formula="of:=[.H72]*66.73*3600" office:value-type="float" office:value="237609.5148">
            <text:p>237609.51</text:p>
          </table:table-cell>
          <table:table-cell table:style-name="Excel_20_Built-in_20_Normal" office:value-type="float" office:value="0.555">
            <text:p>0.56</text:p>
          </table:table-cell>
          <table:table-cell table:style-name="Excel_20_Built-in_20_Normal" table:number-columns-repeated="4"/>
          <table:table-cell table:style-name="Excel_20_Built-in_20_Normal" office:value-type="float" office:value="2.2934">
            <text:p>2.29</text:p>
          </table:table-cell>
          <table:table-cell table:style-name="ce11" table:formula="of:=[.O72]*14.2*3600" office:value-type="float" office:value="117238.608">
            <text:p>117239</text:p>
          </table:table-cell>
          <table:table-cell table:style-name="ce7" office:value-type="float" office:value="0.0138">
            <text:p>0.01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805">
            <text:p>0.58</text:p>
          </table:table-cell>
          <table:table-cell table:style-name="ce3" table:formula="of:=[.A73]*411120" office:value-type="float" office:value="238655.16">
            <text:p>238655</text:p>
          </table:table-cell>
          <table:table-cell table:style-name="Excel_20_Built-in_20_Normal" office:value-type="float" office:value="0.68">
            <text:p>0.68</text:p>
          </table:table-cell>
          <table:table-cell table:style-name="Excel_20_Built-in_20_Normal" table:number-columns-repeated="4"/>
          <table:table-cell table:style-name="Excel_20_Built-in_20_Normal" office:value-type="float" office:value="1.004">
            <text:p>1</text:p>
          </table:table-cell>
          <table:table-cell table:style-name="ce2" table:formula="of:=[.H73]*66.73*3600" office:value-type="float" office:value="241188.912">
            <text:p>241188.91</text:p>
          </table:table-cell>
          <table:table-cell table:style-name="Excel_20_Built-in_20_Normal" office:value-type="float" office:value="0.5522">
            <text:p>0.55</text:p>
          </table:table-cell>
          <table:table-cell table:style-name="Excel_20_Built-in_20_Normal" table:number-columns-repeated="4"/>
          <table:table-cell table:style-name="Excel_20_Built-in_20_Normal" office:value-type="float" office:value="2.3286">
            <text:p>2.33</text:p>
          </table:table-cell>
          <table:table-cell table:style-name="ce11" table:formula="of:=[.O73]*14.2*3600" office:value-type="float" office:value="119038.032">
            <text:p>119038</text:p>
          </table:table-cell>
          <table:table-cell table:style-name="ce7" office:value-type="float" office:value="0.0138">
            <text:p>0.01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892">
            <text:p>0.59</text:p>
          </table:table-cell>
          <table:table-cell table:style-name="ce3" table:formula="of:=[.A74]*411120" office:value-type="float" office:value="242231.904">
            <text:p>242232</text:p>
          </table:table-cell>
          <table:table-cell table:style-name="Excel_20_Built-in_20_Normal" office:value-type="float" office:value="0.6767">
            <text:p>0.68</text:p>
          </table:table-cell>
          <table:table-cell table:style-name="Excel_20_Built-in_20_Normal" table:number-columns-repeated="4"/>
          <table:table-cell table:style-name="Excel_20_Built-in_20_Normal" office:value-type="float" office:value="1.019">
            <text:p>1.02</text:p>
          </table:table-cell>
          <table:table-cell table:style-name="ce2" table:formula="of:=[.H74]*66.73*3600" office:value-type="float" office:value="244792.332">
            <text:p>244792.33</text:p>
          </table:table-cell>
          <table:table-cell table:style-name="Excel_20_Built-in_20_Normal" office:value-type="float" office:value="0.5417">
            <text:p>0.54</text:p>
          </table:table-cell>
          <table:table-cell table:style-name="Excel_20_Built-in_20_Normal" table:number-columns-repeated="4"/>
          <table:table-cell table:style-name="Excel_20_Built-in_20_Normal" office:value-type="float" office:value="2.3638">
            <text:p>2.36</text:p>
          </table:table-cell>
          <table:table-cell table:style-name="ce11" table:formula="of:=[.O74]*14.2*3600" office:value-type="float" office:value="120837.456">
            <text:p>120837</text:p>
          </table:table-cell>
          <table:table-cell table:style-name="ce7" office:value-type="float" office:value="0.0138">
            <text:p>0.01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598">
            <text:p>0.6</text:p>
          </table:table-cell>
          <table:table-cell table:style-name="ce3" table:formula="of:=[.A75]*411120" office:value-type="float" office:value="245849.76">
            <text:p>245850</text:p>
          </table:table-cell>
          <table:table-cell table:style-name="Excel_20_Built-in_20_Normal" office:value-type="float" office:value="0.7">
            <text:p>0.7</text:p>
          </table:table-cell>
          <table:table-cell table:style-name="Excel_20_Built-in_20_Normal" table:number-columns-repeated="4"/>
          <table:table-cell table:style-name="Excel_20_Built-in_20_Normal" office:value-type="float" office:value="1.034">
            <text:p>1.03</text:p>
          </table:table-cell>
          <table:table-cell table:style-name="ce2" table:formula="of:=[.H75]*66.73*3600" office:value-type="float" office:value="248395.752">
            <text:p>248395.75</text:p>
          </table:table-cell>
          <table:table-cell table:style-name="Excel_20_Built-in_20_Normal" office:value-type="float" office:value="0.5214">
            <text:p>0.52</text:p>
          </table:table-cell>
          <table:table-cell table:style-name="Excel_20_Built-in_20_Normal" table:number-columns-repeated="4"/>
          <table:table-cell table:style-name="Excel_20_Built-in_20_Normal" office:value-type="float" office:value="2.3991">
            <text:p>2.4</text:p>
          </table:table-cell>
          <table:table-cell table:style-name="ce11" table:formula="of:=[.O75]*14.2*3600" office:value-type="float" office:value="122641.992">
            <text:p>122642</text:p>
          </table:table-cell>
          <table:table-cell table:style-name="ce7" office:value-type="float" office:value="0.0138">
            <text:p>0.01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067">
            <text:p>0.61</text:p>
          </table:table-cell>
          <table:table-cell table:style-name="ce3" table:formula="of:=[.A76]*411120" office:value-type="float" office:value="249426.504">
            <text:p>249427</text:p>
          </table:table-cell>
          <table:table-cell table:style-name="Excel_20_Built-in_20_Normal" office:value-type="float" office:value="0.7053">
            <text:p>0.71</text:p>
          </table:table-cell>
          <table:table-cell table:style-name="Excel_20_Built-in_20_Normal" table:number-columns-repeated="4"/>
          <table:table-cell table:style-name="Excel_20_Built-in_20_Normal" office:value-type="float" office:value="1.049">
            <text:p>1.05</text:p>
          </table:table-cell>
          <table:table-cell table:style-name="ce2" table:formula="of:=[.H76]*66.73*3600" office:value-type="float" office:value="251999.172">
            <text:p>251999.17</text:p>
          </table:table-cell>
          <table:table-cell table:style-name="Excel_20_Built-in_20_Normal" office:value-type="float" office:value="0.4989">
            <text:p>0.5</text:p>
          </table:table-cell>
          <table:table-cell table:style-name="Excel_20_Built-in_20_Normal" table:number-columns-repeated="4"/>
          <table:table-cell table:style-name="Excel_20_Built-in_20_Normal" office:value-type="float" office:value="2.4343">
            <text:p>2.43</text:p>
          </table:table-cell>
          <table:table-cell table:style-name="ce11" table:formula="of:=[.O76]*14.2*3600" office:value-type="float" office:value="124441.416">
            <text:p>124441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155">
            <text:p>0.62</text:p>
          </table:table-cell>
          <table:table-cell table:style-name="ce3" table:formula="of:=[.A77]*411120" office:value-type="float" office:value="253044.36">
            <text:p>253044</text:p>
          </table:table-cell>
          <table:table-cell table:style-name="Excel_20_Built-in_20_Normal" office:value-type="float" office:value="0.714">
            <text:p>0.71</text:p>
          </table:table-cell>
          <table:table-cell table:style-name="Excel_20_Built-in_20_Normal" table:number-columns-repeated="4"/>
          <table:table-cell table:style-name="Excel_20_Built-in_20_Normal" office:value-type="float" office:value="1.064">
            <text:p>1.06</text:p>
          </table:table-cell>
          <table:table-cell table:style-name="ce2" table:formula="of:=[.H77]*66.73*3600" office:value-type="float" office:value="255602.592">
            <text:p>255602.59</text:p>
          </table:table-cell>
          <table:table-cell table:style-name="Excel_20_Built-in_20_Normal" office:value-type="float" office:value="0.4688">
            <text:p>0.47</text:p>
          </table:table-cell>
          <table:table-cell table:style-name="Excel_20_Built-in_20_Normal" table:number-columns-repeated="4"/>
          <table:table-cell table:style-name="Excel_20_Built-in_20_Normal" office:value-type="float" office:value="2.4695">
            <text:p>2.47</text:p>
          </table:table-cell>
          <table:table-cell table:style-name="ce11" table:formula="of:=[.O77]*14.2*3600" office:value-type="float" office:value="126240.84">
            <text:p>126241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242">
            <text:p>0.62</text:p>
          </table:table-cell>
          <table:table-cell table:style-name="ce3" table:formula="of:=[.A78]*411120" office:value-type="float" office:value="256621.104">
            <text:p>256621</text:p>
          </table:table-cell>
          <table:table-cell table:style-name="Excel_20_Built-in_20_Normal" office:value-type="float" office:value="0.7153">
            <text:p>0.72</text:p>
          </table:table-cell>
          <table:table-cell table:style-name="Excel_20_Built-in_20_Normal" table:number-columns-repeated="4"/>
          <table:table-cell table:style-name="Excel_20_Built-in_20_Normal" office:value-type="float" office:value="1.079">
            <text:p>1.08</text:p>
          </table:table-cell>
          <table:table-cell table:style-name="ce2" table:formula="of:=[.H78]*66.73*3600" office:value-type="float" office:value="259206.012">
            <text:p>259206.01</text:p>
          </table:table-cell>
          <table:table-cell table:style-name="Excel_20_Built-in_20_Normal" office:value-type="float" office:value="0.4373">
            <text:p>0.44</text:p>
          </table:table-cell>
          <table:table-cell table:style-name="Excel_20_Built-in_20_Normal" table:number-columns-repeated="4"/>
          <table:table-cell table:style-name="Excel_20_Built-in_20_Normal" office:value-type="float" office:value="2.5047">
            <text:p>2.5</text:p>
          </table:table-cell>
          <table:table-cell table:style-name="ce11" table:formula="of:=[.O78]*14.2*3600" office:value-type="float" office:value="128040.264">
            <text:p>128040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33">
            <text:p>0.63</text:p>
          </table:table-cell>
          <table:table-cell table:style-name="ce3" table:formula="of:=[.A79]*411120" office:value-type="float" office:value="260238.96">
            <text:p>260239</text:p>
          </table:table-cell>
          <table:table-cell table:style-name="Excel_20_Built-in_20_Normal" office:value-type="float" office:value="0.708">
            <text:p>0.71</text:p>
          </table:table-cell>
          <table:table-cell table:style-name="Excel_20_Built-in_20_Normal" table:number-columns-repeated="4"/>
          <table:table-cell table:style-name="Excel_20_Built-in_20_Normal" office:value-type="float" office:value="1.094">
            <text:p>1.09</text:p>
          </table:table-cell>
          <table:table-cell table:style-name="ce2" table:formula="of:=[.H79]*66.73*3600" office:value-type="float" office:value="262809.432">
            <text:p>262809.43</text:p>
          </table:table-cell>
          <table:table-cell table:style-name="Excel_20_Built-in_20_Normal" office:value-type="float" office:value="0.4001">
            <text:p>0.4</text:p>
          </table:table-cell>
          <table:table-cell table:style-name="Excel_20_Built-in_20_Normal" table:number-columns-repeated="4"/>
          <table:table-cell table:style-name="Excel_20_Built-in_20_Normal" office:value-type="float" office:value="2.5399">
            <text:p>2.54</text:p>
          </table:table-cell>
          <table:table-cell table:style-name="ce11" table:formula="of:=[.O79]*14.2*3600" office:value-type="float" office:value="129839.688">
            <text:p>129840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417">
            <text:p>0.64</text:p>
          </table:table-cell>
          <table:table-cell table:style-name="ce3" table:formula="of:=[.A80]*411120" office:value-type="float" office:value="263815.704">
            <text:p>263816</text:p>
          </table:table-cell>
          <table:table-cell table:style-name="Excel_20_Built-in_20_Normal" office:value-type="float" office:value="0.6867">
            <text:p>0.69</text:p>
          </table:table-cell>
          <table:table-cell table:style-name="Excel_20_Built-in_20_Normal" table:number-columns-repeated="4"/>
          <table:table-cell table:style-name="Excel_20_Built-in_20_Normal" office:value-type="float" office:value="1.109">
            <text:p>1.11</text:p>
          </table:table-cell>
          <table:table-cell table:style-name="ce2" table:formula="of:=[.H80]*66.73*3600" office:value-type="float" office:value="266412.852">
            <text:p>266412.85</text:p>
          </table:table-cell>
          <table:table-cell table:style-name="Excel_20_Built-in_20_Normal" office:value-type="float" office:value="0.3616">
            <text:p>0.36</text:p>
          </table:table-cell>
          <table:table-cell table:style-name="Excel_20_Built-in_20_Normal" table:number-columns-repeated="4"/>
          <table:table-cell table:style-name="Excel_20_Built-in_20_Normal" office:value-type="float" office:value="2.5751">
            <text:p>2.58</text:p>
          </table:table-cell>
          <table:table-cell table:style-name="ce11" table:formula="of:=[.O80]*14.2*3600" office:value-type="float" office:value="131639.112">
            <text:p>131639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505">
            <text:p>0.65</text:p>
          </table:table-cell>
          <table:table-cell table:style-name="ce3" table:formula="of:=[.A81]*411120" office:value-type="float" office:value="267433.56">
            <text:p>267434</text:p>
          </table:table-cell>
          <table:table-cell table:style-name="Excel_20_Built-in_20_Normal" office:value-type="float" office:value="0.6627">
            <text:p>0.66</text:p>
          </table:table-cell>
          <table:table-cell table:style-name="Excel_20_Built-in_20_Normal" table:number-columns-repeated="4"/>
          <table:table-cell table:style-name="Excel_20_Built-in_20_Normal" office:value-type="float" office:value="1.1239">
            <text:p>1.12</text:p>
          </table:table-cell>
          <table:table-cell table:style-name="ce2" table:formula="of:=[.H81]*66.73*3600" office:value-type="float" office:value="269992.2492">
            <text:p>269992.25</text:p>
          </table:table-cell>
          <table:table-cell table:style-name="Excel_20_Built-in_20_Normal" office:value-type="float" office:value="0.328">
            <text:p>0.33</text:p>
          </table:table-cell>
          <table:table-cell table:style-name="Excel_20_Built-in_20_Normal" table:number-columns-repeated="4"/>
          <table:table-cell table:style-name="Excel_20_Built-in_20_Normal" office:value-type="float" office:value="2.6103">
            <text:p>2.61</text:p>
          </table:table-cell>
          <table:table-cell table:style-name="ce11" table:formula="of:=[.O81]*14.2*3600" office:value-type="float" office:value="133438.536">
            <text:p>133439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592">
            <text:p>0.66</text:p>
          </table:table-cell>
          <table:table-cell table:style-name="ce3" table:formula="of:=[.A82]*411120" office:value-type="float" office:value="271010.304">
            <text:p>271010</text:p>
          </table:table-cell>
          <table:table-cell table:style-name="Excel_20_Built-in_20_Normal" office:value-type="float" office:value="0.6407">
            <text:p>0.64</text:p>
          </table:table-cell>
          <table:table-cell table:style-name="Excel_20_Built-in_20_Normal" table:number-columns-repeated="4"/>
          <table:table-cell table:style-name="Excel_20_Built-in_20_Normal" office:value-type="float" office:value="1.1389">
            <text:p>1.14</text:p>
          </table:table-cell>
          <table:table-cell table:style-name="ce2" table:formula="of:=[.H82]*66.73*3600" office:value-type="float" office:value="273595.6692">
            <text:p>273595.67</text:p>
          </table:table-cell>
          <table:table-cell table:style-name="Excel_20_Built-in_20_Normal" office:value-type="float" office:value="0.2922">
            <text:p>0.29</text:p>
          </table:table-cell>
          <table:table-cell table:style-name="Excel_20_Built-in_20_Normal" table:number-columns-repeated="4"/>
          <table:table-cell table:style-name="Excel_20_Built-in_20_Normal" office:value-type="float" office:value="2.6455">
            <text:p>2.65</text:p>
          </table:table-cell>
          <table:table-cell table:style-name="ce11" table:formula="of:=[.O82]*14.2*3600" office:value-type="float" office:value="135237.96">
            <text:p>135238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68">
            <text:p>0.67</text:p>
          </table:table-cell>
          <table:table-cell table:style-name="ce3" table:formula="of:=[.A83]*411120" office:value-type="float" office:value="274628.16">
            <text:p>274628</text:p>
          </table:table-cell>
          <table:table-cell table:style-name="Excel_20_Built-in_20_Normal" office:value-type="float" office:value="0.6273">
            <text:p>0.63</text:p>
          </table:table-cell>
          <table:table-cell table:style-name="Excel_20_Built-in_20_Normal" table:number-columns-repeated="4"/>
          <table:table-cell table:style-name="Excel_20_Built-in_20_Normal" office:value-type="float" office:value="1.1539">
            <text:p>1.15</text:p>
          </table:table-cell>
          <table:table-cell table:style-name="ce2" table:formula="of:=[.H83]*66.73*3600" office:value-type="float" office:value="277199.0892">
            <text:p>277199.09</text:p>
          </table:table-cell>
          <table:table-cell table:style-name="Excel_20_Built-in_20_Normal" office:value-type="float" office:value="0.267">
            <text:p>0.27</text:p>
          </table:table-cell>
          <table:table-cell table:style-name="Excel_20_Built-in_20_Normal" table:number-columns-repeated="4"/>
          <table:table-cell table:style-name="Excel_20_Built-in_20_Normal" office:value-type="float" office:value="2.6808">
            <text:p>2.68</text:p>
          </table:table-cell>
          <table:table-cell table:style-name="ce11" table:formula="of:=[.O83]*14.2*3600" office:value-type="float" office:value="137042.496">
            <text:p>137042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767">
            <text:p>0.68</text:p>
          </table:table-cell>
          <table:table-cell table:style-name="ce3" table:formula="of:=[.A84]*411120" office:value-type="float" office:value="278204.904">
            <text:p>278205</text:p>
          </table:table-cell>
          <table:table-cell table:style-name="Excel_20_Built-in_20_Normal" office:value-type="float" office:value="0.606">
            <text:p>0.61</text:p>
          </table:table-cell>
          <table:table-cell table:style-name="Excel_20_Built-in_20_Normal" table:number-columns-repeated="4"/>
          <table:table-cell table:style-name="Excel_20_Built-in_20_Normal" office:value-type="float" office:value="1.1689">
            <text:p>1.17</text:p>
          </table:table-cell>
          <table:table-cell table:style-name="ce2" table:formula="of:=[.H84]*66.73*3600" office:value-type="float" office:value="280802.5092">
            <text:p>280802.51</text:p>
          </table:table-cell>
          <table:table-cell table:style-name="Excel_20_Built-in_20_Normal" office:value-type="float" office:value="0.2467">
            <text:p>0.25</text:p>
          </table:table-cell>
          <table:table-cell table:style-name="Excel_20_Built-in_20_Normal" table:number-columns-repeated="4"/>
          <table:table-cell table:style-name="Excel_20_Built-in_20_Normal" office:value-type="float" office:value="2.716">
            <text:p>2.72</text:p>
          </table:table-cell>
          <table:table-cell table:style-name="ce11" table:formula="of:=[.O84]*14.2*3600" office:value-type="float" office:value="138841.92">
            <text:p>138842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855">
            <text:p>0.69</text:p>
          </table:table-cell>
          <table:table-cell table:style-name="ce3" table:formula="of:=[.A85]*411120" office:value-type="float" office:value="281822.76">
            <text:p>281823</text:p>
          </table:table-cell>
          <table:table-cell table:style-name="Excel_20_Built-in_20_Normal" office:value-type="float" office:value="0.5913">
            <text:p>0.59</text:p>
          </table:table-cell>
          <table:table-cell table:style-name="Excel_20_Built-in_20_Normal" table:number-columns-repeated="4"/>
          <table:table-cell table:style-name="Excel_20_Built-in_20_Normal" office:value-type="float" office:value="1.1839">
            <text:p>1.18</text:p>
          </table:table-cell>
          <table:table-cell table:style-name="ce2" table:formula="of:=[.H85]*66.73*3600" office:value-type="float" office:value="284405.9292">
            <text:p>284405.93</text:p>
          </table:table-cell>
          <table:table-cell table:style-name="Excel_20_Built-in_20_Normal" office:value-type="float" office:value="0.2341">
            <text:p>0.23</text:p>
          </table:table-cell>
          <table:table-cell table:style-name="Excel_20_Built-in_20_Normal" table:number-columns-repeated="4"/>
          <table:table-cell table:style-name="Excel_20_Built-in_20_Normal" office:value-type="float" office:value="2.7512">
            <text:p>2.75</text:p>
          </table:table-cell>
          <table:table-cell table:style-name="ce11" table:formula="of:=[.O85]*14.2*3600" office:value-type="float" office:value="140641.344">
            <text:p>140641</text:p>
          </table:table-cell>
          <table:table-cell table:style-name="ce7" office:value-type="float" office:value="0.0131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6942">
            <text:p>0.69</text:p>
          </table:table-cell>
          <table:table-cell table:style-name="ce3" table:formula="of:=[.A86]*411120" office:value-type="float" office:value="285399.504">
            <text:p>285400</text:p>
          </table:table-cell>
          <table:table-cell table:style-name="Excel_20_Built-in_20_Normal" office:value-type="float" office:value="0.5733">
            <text:p>0.57</text:p>
          </table:table-cell>
          <table:table-cell table:style-name="Excel_20_Built-in_20_Normal" table:number-columns-repeated="4"/>
          <table:table-cell table:style-name="Excel_20_Built-in_20_Normal" office:value-type="float" office:value="1.1989">
            <text:p>1.2</text:p>
          </table:table-cell>
          <table:table-cell table:style-name="ce2" table:formula="of:=[.H86]*66.73*3600" office:value-type="float" office:value="288009.3492">
            <text:p>288009.35</text:p>
          </table:table-cell>
          <table:table-cell table:style-name="Excel_20_Built-in_20_Normal" office:value-type="float" office:value="0.2193">
            <text:p>0.22</text:p>
          </table:table-cell>
          <table:table-cell table:style-name="Excel_20_Built-in_20_Normal" table:number-columns-repeated="4"/>
          <table:table-cell table:style-name="Excel_20_Built-in_20_Normal" office:value-type="float" office:value="2.7864">
            <text:p>2.79</text:p>
          </table:table-cell>
          <table:table-cell table:style-name="ce11" table:formula="of:=[.O86]*14.2*3600" office:value-type="float" office:value="142440.768">
            <text:p>142441</text:p>
          </table:table-cell>
          <table:table-cell table:style-name="ce7" office:value-type="float" office:value="0.0125">
            <text:p>0.01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03">
            <text:p>0.7</text:p>
          </table:table-cell>
          <table:table-cell table:style-name="ce3" table:formula="of:=[.A87]*411120" office:value-type="float" office:value="289017.36">
            <text:p>289017</text:p>
          </table:table-cell>
          <table:table-cell table:style-name="Excel_20_Built-in_20_Normal" office:value-type="float" office:value="0.5607">
            <text:p>0.56</text:p>
          </table:table-cell>
          <table:table-cell table:style-name="Excel_20_Built-in_20_Normal" table:number-columns-repeated="4"/>
          <table:table-cell table:style-name="Excel_20_Built-in_20_Normal" office:value-type="float" office:value="1.2139">
            <text:p>1.21</text:p>
          </table:table-cell>
          <table:table-cell table:style-name="ce2" table:formula="of:=[.H87]*66.73*3600" office:value-type="float" office:value="291612.7692">
            <text:p>291612.77</text:p>
          </table:table-cell>
          <table:table-cell table:style-name="Excel_20_Built-in_20_Normal" office:value-type="float" office:value="0.206">
            <text:p>0.21</text:p>
          </table:table-cell>
          <table:table-cell table:style-name="Excel_20_Built-in_20_Normal" table:number-columns-repeated="4"/>
          <table:table-cell table:style-name="Excel_20_Built-in_20_Normal" office:value-type="float" office:value="2.8216">
            <text:p>2.82</text:p>
          </table:table-cell>
          <table:table-cell table:style-name="ce11" table:formula="of:=[.O87]*14.2*3600" office:value-type="float" office:value="144240.192">
            <text:p>144240</text:p>
          </table:table-cell>
          <table:table-cell table:style-name="ce7" office:value-type="float" office:value="0.0118">
            <text:p>0.01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117">
            <text:p>0.71</text:p>
          </table:table-cell>
          <table:table-cell table:style-name="ce3" table:formula="of:=[.A88]*411120" office:value-type="float" office:value="292594.104">
            <text:p>292594</text:p>
          </table:table-cell>
          <table:table-cell table:style-name="Excel_20_Built-in_20_Normal" office:value-type="float" office:value="0.5493">
            <text:p>0.55</text:p>
          </table:table-cell>
          <table:table-cell table:style-name="Excel_20_Built-in_20_Normal" table:number-columns-repeated="4"/>
          <table:table-cell table:style-name="Excel_20_Built-in_20_Normal" office:value-type="float" office:value="1.2288">
            <text:p>1.23</text:p>
          </table:table-cell>
          <table:table-cell table:style-name="ce2" table:formula="of:=[.H88]*66.73*3600" office:value-type="float" office:value="295192.1664">
            <text:p>295192.17</text:p>
          </table:table-cell>
          <table:table-cell table:style-name="Excel_20_Built-in_20_Normal" office:value-type="float" office:value="0.1934">
            <text:p>0.19</text:p>
          </table:table-cell>
          <table:table-cell table:style-name="Excel_20_Built-in_20_Normal" table:number-columns-repeated="4"/>
          <table:table-cell table:style-name="Excel_20_Built-in_20_Normal" office:value-type="float" office:value="2.8568">
            <text:p>2.86</text:p>
          </table:table-cell>
          <table:table-cell table:style-name="ce11" table:formula="of:=[.O88]*14.2*3600" office:value-type="float" office:value="146039.616">
            <text:p>146040</text:p>
          </table:table-cell>
          <table:table-cell table:style-name="ce7" office:value-type="float" office:value="0.0112">
            <text:p>0.01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205">
            <text:p>0.72</text:p>
          </table:table-cell>
          <table:table-cell table:style-name="ce3" table:formula="of:=[.A89]*411120" office:value-type="float" office:value="296211.96">
            <text:p>296212</text:p>
          </table:table-cell>
          <table:table-cell table:style-name="Excel_20_Built-in_20_Normal" office:value-type="float" office:value="0.5407">
            <text:p>0.54</text:p>
          </table:table-cell>
          <table:table-cell table:style-name="Excel_20_Built-in_20_Normal" table:number-columns-repeated="4"/>
          <table:table-cell table:style-name="Excel_20_Built-in_20_Normal" office:value-type="float" office:value="1.2438">
            <text:p>1.24</text:p>
          </table:table-cell>
          <table:table-cell table:style-name="ce2" table:formula="of:=[.H89]*66.73*3600" office:value-type="float" office:value="298795.5864">
            <text:p>298795.59</text:p>
          </table:table-cell>
          <table:table-cell table:style-name="Excel_20_Built-in_20_Normal" office:value-type="float" office:value="0.1787">
            <text:p>0.18</text:p>
          </table:table-cell>
          <table:table-cell table:style-name="Excel_20_Built-in_20_Normal" table:number-columns-repeated="4"/>
          <table:table-cell table:style-name="Excel_20_Built-in_20_Normal" office:value-type="float" office:value="2.892">
            <text:p>2.89</text:p>
          </table:table-cell>
          <table:table-cell table:style-name="ce11" table:formula="of:=[.O89]*14.2*3600" office:value-type="float" office:value="147839.04">
            <text:p>147839</text:p>
          </table:table-cell>
          <table:table-cell table:style-name="ce7" office:value-type="float" office:value="0.0105">
            <text:p>0.01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293">
            <text:p>0.73</text:p>
          </table:table-cell>
          <table:table-cell table:style-name="ce3" table:formula="of:=[.A90]*411120" office:value-type="float" office:value="299829.816">
            <text:p>299830</text:p>
          </table:table-cell>
          <table:table-cell table:style-name="Excel_20_Built-in_20_Normal" office:value-type="float" office:value="0.536">
            <text:p>0.54</text:p>
          </table:table-cell>
          <table:table-cell table:style-name="Excel_20_Built-in_20_Normal" table:number-columns-repeated="4"/>
          <table:table-cell table:style-name="Excel_20_Built-in_20_Normal" office:value-type="float" office:value="1.2588">
            <text:p>1.26</text:p>
          </table:table-cell>
          <table:table-cell table:style-name="ce2" table:formula="of:=[.H90]*66.73*3600" office:value-type="float" office:value="302399.0064">
            <text:p>302399.01</text:p>
          </table:table-cell>
          <table:table-cell table:style-name="Excel_20_Built-in_20_Normal" office:value-type="float" office:value="0.1668">
            <text:p>0.17</text:p>
          </table:table-cell>
          <table:table-cell table:style-name="Excel_20_Built-in_20_Normal" table:number-columns-repeated="4"/>
          <table:table-cell table:style-name="Excel_20_Built-in_20_Normal" office:value-type="float" office:value="2.9272">
            <text:p>2.93</text:p>
          </table:table-cell>
          <table:table-cell table:style-name="ce11" table:formula="of:=[.O90]*14.2*3600" office:value-type="float" office:value="149638.464">
            <text:p>149638</text:p>
          </table:table-cell>
          <table:table-cell table:style-name="ce7" office:value-type="float" office:value="0.0099">
            <text:p>0.010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38">
            <text:p>0.74</text:p>
          </table:table-cell>
          <table:table-cell table:style-name="ce3" table:formula="of:=[.A91]*411120" office:value-type="float" office:value="303406.56">
            <text:p>303407</text:p>
          </table:table-cell>
          <table:table-cell table:style-name="Excel_20_Built-in_20_Normal" office:value-type="float" office:value="0.5267">
            <text:p>0.53</text:p>
          </table:table-cell>
          <table:table-cell table:style-name="Excel_20_Built-in_20_Normal" table:number-columns-repeated="4"/>
          <table:table-cell table:style-name="Excel_20_Built-in_20_Normal" office:value-type="float" office:value="1.2738">
            <text:p>1.27</text:p>
          </table:table-cell>
          <table:table-cell table:style-name="ce2" table:formula="of:=[.H91]*66.73*3600" office:value-type="float" office:value="306002.4264">
            <text:p>306002.43</text:p>
          </table:table-cell>
          <table:table-cell table:style-name="Excel_20_Built-in_20_Normal" office:value-type="float" office:value="0.1542">
            <text:p>0.15</text:p>
          </table:table-cell>
          <table:table-cell table:style-name="Excel_20_Built-in_20_Normal" table:number-columns-repeated="4"/>
          <table:table-cell table:style-name="Excel_20_Built-in_20_Normal" office:value-type="float" office:value="2.9624">
            <text:p>2.96</text:p>
          </table:table-cell>
          <table:table-cell table:style-name="ce11" table:formula="of:=[.O91]*14.2*3600" office:value-type="float" office:value="151437.888">
            <text:p>151438</text:p>
          </table:table-cell>
          <table:table-cell table:style-name="ce7" office:value-type="float" office:value="0.0092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468">
            <text:p>0.75</text:p>
          </table:table-cell>
          <table:table-cell table:style-name="ce3" table:formula="of:=[.A92]*411120" office:value-type="float" office:value="307024.416">
            <text:p>307024</text:p>
          </table:table-cell>
          <table:table-cell table:style-name="Excel_20_Built-in_20_Normal" office:value-type="float" office:value="0.52">
            <text:p>0.52</text:p>
          </table:table-cell>
          <table:table-cell table:style-name="Excel_20_Built-in_20_Normal" table:number-columns-repeated="4"/>
          <table:table-cell table:style-name="Excel_20_Built-in_20_Normal" office:value-type="float" office:value="1.2888">
            <text:p>1.29</text:p>
          </table:table-cell>
          <table:table-cell table:style-name="ce2" table:formula="of:=[.H92]*66.73*3600" office:value-type="float" office:value="309605.8464">
            <text:p>309605.85</text:p>
          </table:table-cell>
          <table:table-cell table:style-name="Excel_20_Built-in_20_Normal" office:value-type="float" office:value="0.1486">
            <text:p>0.15</text:p>
          </table:table-cell>
          <table:table-cell table:style-name="Excel_20_Built-in_20_Normal" table:number-columns-repeated="4"/>
          <table:table-cell table:style-name="Excel_20_Built-in_20_Normal" office:value-type="float" office:value="2.9977">
            <text:p>3</text:p>
          </table:table-cell>
          <table:table-cell table:style-name="ce11" table:formula="of:=[.O92]*14.2*3600" office:value-type="float" office:value="153242.424">
            <text:p>153242</text:p>
          </table:table-cell>
          <table:table-cell table:style-name="ce7" office:value-type="float" office:value="0.0092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555">
            <text:p>0.76</text:p>
          </table:table-cell>
          <table:table-cell table:style-name="ce3" table:formula="of:=[.A93]*411120" office:value-type="float" office:value="310601.16">
            <text:p>310601</text:p>
          </table:table-cell>
          <table:table-cell table:style-name="Excel_20_Built-in_20_Normal" office:value-type="float" office:value="0.5093">
            <text:p>0.51</text:p>
          </table:table-cell>
          <table:table-cell table:style-name="Excel_20_Built-in_20_Normal" table:number-columns-repeated="4"/>
          <table:table-cell table:style-name="Excel_20_Built-in_20_Normal" office:value-type="float" office:value="1.3038">
            <text:p>1.3</text:p>
          </table:table-cell>
          <table:table-cell table:style-name="ce2" table:formula="of:=[.H93]*66.73*3600" office:value-type="float" office:value="313209.2664">
            <text:p>313209.27</text:p>
          </table:table-cell>
          <table:table-cell table:style-name="Excel_20_Built-in_20_Normal" office:value-type="float" office:value="0.1395">
            <text:p>0.14</text:p>
          </table:table-cell>
          <table:table-cell table:style-name="Excel_20_Built-in_20_Normal" table:number-columns-repeated="4"/>
          <table:table-cell table:style-name="Excel_20_Built-in_20_Normal" office:value-type="float" office:value="3.0329">
            <text:p>3.03</text:p>
          </table:table-cell>
          <table:table-cell table:style-name="ce11" table:formula="of:=[.O93]*14.2*3600" office:value-type="float" office:value="155041.848">
            <text:p>155042</text:p>
          </table:table-cell>
          <table:table-cell table:style-name="ce7" office:value-type="float" office:value="0.0085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643">
            <text:p>0.76</text:p>
          </table:table-cell>
          <table:table-cell table:style-name="ce3" table:formula="of:=[.A94]*411120" office:value-type="float" office:value="314219.016">
            <text:p>314219</text:p>
          </table:table-cell>
          <table:table-cell table:style-name="Excel_20_Built-in_20_Normal" office:value-type="float" office:value="0.4933">
            <text:p>0.49</text:p>
          </table:table-cell>
          <table:table-cell table:style-name="Excel_20_Built-in_20_Normal" table:number-columns-repeated="4"/>
          <table:table-cell table:style-name="Excel_20_Built-in_20_Normal" office:value-type="float" office:value="1.3188">
            <text:p>1.32</text:p>
          </table:table-cell>
          <table:table-cell table:style-name="ce2" table:formula="of:=[.H94]*66.73*3600" office:value-type="float" office:value="316812.6864">
            <text:p>316812.69</text:p>
          </table:table-cell>
          <table:table-cell table:style-name="Excel_20_Built-in_20_Normal" office:value-type="float" office:value="0.1331">
            <text:p>0.13</text:p>
          </table:table-cell>
          <table:table-cell table:style-name="Excel_20_Built-in_20_Normal" table:number-columns-repeated="4"/>
          <table:table-cell table:style-name="Excel_20_Built-in_20_Normal" office:value-type="float" office:value="3.0681">
            <text:p>3.07</text:p>
          </table:table-cell>
          <table:table-cell table:style-name="ce11" table:formula="of:=[.O94]*14.2*3600" office:value-type="float" office:value="156841.272">
            <text:p>156841</text:p>
          </table:table-cell>
          <table:table-cell table:style-name="ce7" office:value-type="float" office:value="0.0085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73">
            <text:p>0.77</text:p>
          </table:table-cell>
          <table:table-cell table:style-name="ce3" table:formula="of:=[.A95]*411120" office:value-type="float" office:value="317795.76">
            <text:p>317796</text:p>
          </table:table-cell>
          <table:table-cell table:style-name="Excel_20_Built-in_20_Normal" office:value-type="float" office:value="0.478">
            <text:p>0.48</text:p>
          </table:table-cell>
          <table:table-cell table:style-name="Excel_20_Built-in_20_Normal" table:number-columns-repeated="4"/>
          <table:table-cell table:style-name="Excel_20_Built-in_20_Normal" office:value-type="float" office:value="1.3337">
            <text:p>1.33</text:p>
          </table:table-cell>
          <table:table-cell table:style-name="ce2" table:formula="of:=[.H95]*66.73*3600" office:value-type="float" office:value="320392.0836">
            <text:p>320392.08</text:p>
          </table:table-cell>
          <table:table-cell table:style-name="Excel_20_Built-in_20_Normal" office:value-type="float" office:value="0.1261">
            <text:p>0.13</text:p>
          </table:table-cell>
          <table:table-cell table:style-name="Excel_20_Built-in_20_Normal" table:number-columns-repeated="4"/>
          <table:table-cell table:style-name="Excel_20_Built-in_20_Normal" office:value-type="float" office:value="3.1033">
            <text:p>3.1</text:p>
          </table:table-cell>
          <table:table-cell table:style-name="ce11" table:formula="of:=[.O95]*14.2*3600" office:value-type="float" office:value="158640.696">
            <text:p>158641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818">
            <text:p>0.78</text:p>
          </table:table-cell>
          <table:table-cell table:style-name="ce3" table:formula="of:=[.A96]*411120" office:value-type="float" office:value="321413.616">
            <text:p>321414</text:p>
          </table:table-cell>
          <table:table-cell table:style-name="Excel_20_Built-in_20_Normal" office:value-type="float" office:value="0.4627">
            <text:p>0.46</text:p>
          </table:table-cell>
          <table:table-cell table:style-name="Excel_20_Built-in_20_Normal" table:number-columns-repeated="4"/>
          <table:table-cell table:style-name="Excel_20_Built-in_20_Normal" office:value-type="float" office:value="1.3487">
            <text:p>1.35</text:p>
          </table:table-cell>
          <table:table-cell table:style-name="ce2" table:formula="of:=[.H96]*66.73*3600" office:value-type="float" office:value="323995.5036">
            <text:p>323995.5</text:p>
          </table:table-cell>
          <table:table-cell table:style-name="Excel_20_Built-in_20_Normal" office:value-type="float" office:value="0.1156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3.1385">
            <text:p>3.14</text:p>
          </table:table-cell>
          <table:table-cell table:style-name="ce11" table:formula="of:=[.O96]*14.2*3600" office:value-type="float" office:value="160440.12">
            <text:p>160440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905">
            <text:p>0.79</text:p>
          </table:table-cell>
          <table:table-cell table:style-name="ce3" table:formula="of:=[.A97]*411120" office:value-type="float" office:value="324990.36">
            <text:p>324990</text:p>
          </table:table-cell>
          <table:table-cell table:style-name="Excel_20_Built-in_20_Normal" office:value-type="float" office:value="0.4567">
            <text:p>0.46</text:p>
          </table:table-cell>
          <table:table-cell table:style-name="Excel_20_Built-in_20_Normal" table:number-columns-repeated="4"/>
          <table:table-cell table:style-name="Excel_20_Built-in_20_Normal" office:value-type="float" office:value="1.3637">
            <text:p>1.36</text:p>
          </table:table-cell>
          <table:table-cell table:style-name="ce2" table:formula="of:=[.H97]*66.73*3600" office:value-type="float" office:value="327598.9236">
            <text:p>327598.92</text:p>
          </table:table-cell>
          <table:table-cell table:style-name="Excel_20_Built-in_20_Normal" office:value-type="float" office:value="0.1093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3.1737">
            <text:p>3.17</text:p>
          </table:table-cell>
          <table:table-cell table:style-name="ce11" table:formula="of:=[.O97]*14.2*3600" office:value-type="float" office:value="162239.544">
            <text:p>162240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7993">
            <text:p>0.8</text:p>
          </table:table-cell>
          <table:table-cell table:style-name="ce3" table:formula="of:=[.A98]*411120" office:value-type="float" office:value="328608.216">
            <text:p>328608</text:p>
          </table:table-cell>
          <table:table-cell table:style-name="Excel_20_Built-in_20_Normal" office:value-type="float" office:value="0.4627">
            <text:p>0.46</text:p>
          </table:table-cell>
          <table:table-cell table:style-name="Excel_20_Built-in_20_Normal" table:number-columns-repeated="4"/>
          <table:table-cell table:style-name="Excel_20_Built-in_20_Normal" office:value-type="float" office:value="1.3787">
            <text:p>1.38</text:p>
          </table:table-cell>
          <table:table-cell table:style-name="ce2" table:formula="of:=[.H98]*66.73*3600" office:value-type="float" office:value="331202.3436">
            <text:p>331202.34</text:p>
          </table:table-cell>
          <table:table-cell table:style-name="Excel_20_Built-in_20_Normal" office:value-type="float" office:value="0.102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2089">
            <text:p>3.21</text:p>
          </table:table-cell>
          <table:table-cell table:style-name="ce11" table:formula="of:=[.O98]*14.2*3600" office:value-type="float" office:value="164038.968">
            <text:p>164039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08">
            <text:p>0.81</text:p>
          </table:table-cell>
          <table:table-cell table:style-name="ce3" table:formula="of:=[.A99]*411120" office:value-type="float" office:value="332184.96">
            <text:p>332185</text:p>
          </table:table-cell>
          <table:table-cell table:style-name="Excel_20_Built-in_20_Normal" office:value-type="float" office:value="0.4713">
            <text:p>0.47</text:p>
          </table:table-cell>
          <table:table-cell table:style-name="Excel_20_Built-in_20_Normal" table:number-columns-repeated="4"/>
          <table:table-cell table:style-name="Excel_20_Built-in_20_Normal" office:value-type="float" office:value="1.3937">
            <text:p>1.39</text:p>
          </table:table-cell>
          <table:table-cell table:style-name="ce2" table:formula="of:=[.H99]*66.73*3600" office:value-type="float" office:value="334805.7636">
            <text:p>334805.76</text:p>
          </table:table-cell>
          <table:table-cell table:style-name="Excel_20_Built-in_20_Normal" office:value-type="float" office:value="0.095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2441">
            <text:p>3.24</text:p>
          </table:table-cell>
          <table:table-cell table:style-name="ce11" table:formula="of:=[.O99]*14.2*3600" office:value-type="float" office:value="165838.392">
            <text:p>165838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168">
            <text:p>0.82</text:p>
          </table:table-cell>
          <table:table-cell table:style-name="ce3" table:formula="of:=[.A100]*411120" office:value-type="float" office:value="335802.816">
            <text:p>335803</text:p>
          </table:table-cell>
          <table:table-cell table:style-name="Excel_20_Built-in_20_Normal" office:value-type="float" office:value="0.484">
            <text:p>0.48</text:p>
          </table:table-cell>
          <table:table-cell table:style-name="Excel_20_Built-in_20_Normal" table:number-columns-repeated="4"/>
          <table:table-cell table:style-name="Excel_20_Built-in_20_Normal" office:value-type="float" office:value="1.4087">
            <text:p>1.41</text:p>
          </table:table-cell>
          <table:table-cell table:style-name="ce2" table:formula="of:=[.H100]*66.73*3600" office:value-type="float" office:value="338409.1836">
            <text:p>338409.18</text:p>
          </table:table-cell>
          <table:table-cell table:style-name="Excel_20_Built-in_20_Normal" office:value-type="float" office:value="0.089">
            <text:p>0.09</text:p>
          </table:table-cell>
          <table:table-cell table:style-name="Excel_20_Built-in_20_Normal" table:number-columns-repeated="4"/>
          <table:table-cell table:style-name="Excel_20_Built-in_20_Normal" office:value-type="float" office:value="3.2793">
            <text:p>3.28</text:p>
          </table:table-cell>
          <table:table-cell table:style-name="ce11" table:formula="of:=[.O100]*14.2*3600" office:value-type="float" office:value="167637.816">
            <text:p>167638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255">
            <text:p>0.83</text:p>
          </table:table-cell>
          <table:table-cell table:style-name="ce3" table:formula="of:=[.A101]*411120" office:value-type="float" office:value="339379.56">
            <text:p>339380</text:p>
          </table:table-cell>
          <table:table-cell table:style-name="Excel_20_Built-in_20_Normal" office:value-type="float" office:value="0.498">
            <text:p>0.5</text:p>
          </table:table-cell>
          <table:table-cell table:style-name="Excel_20_Built-in_20_Normal" table:number-columns-repeated="4"/>
          <table:table-cell table:style-name="Excel_20_Built-in_20_Normal" office:value-type="float" office:value="1.4237">
            <text:p>1.42</text:p>
          </table:table-cell>
          <table:table-cell table:style-name="ce2" table:formula="of:=[.H101]*66.73*3600" office:value-type="float" office:value="342012.6036">
            <text:p>342012.6</text:p>
          </table:table-cell>
          <table:table-cell table:style-name="Excel_20_Built-in_20_Normal" office:value-type="float" office:value="0.0834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3146">
            <text:p>3.31</text:p>
          </table:table-cell>
          <table:table-cell table:style-name="ce11" table:formula="of:=[.O101]*14.2*3600" office:value-type="float" office:value="169442.352">
            <text:p>169442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343">
            <text:p>0.83</text:p>
          </table:table-cell>
          <table:table-cell table:style-name="ce3" table:formula="of:=[.A102]*411120" office:value-type="float" office:value="342997.416">
            <text:p>342997</text:p>
          </table:table-cell>
          <table:table-cell table:style-name="Excel_20_Built-in_20_Normal" office:value-type="float" office:value="0.5067">
            <text:p>0.51</text:p>
          </table:table-cell>
          <table:table-cell table:style-name="Excel_20_Built-in_20_Normal" table:number-columns-repeated="4"/>
          <table:table-cell table:style-name="Excel_20_Built-in_20_Normal" office:value-type="float" office:value="1.4386">
            <text:p>1.44</text:p>
          </table:table-cell>
          <table:table-cell table:style-name="ce2" table:formula="of:=[.H102]*66.73*3600" office:value-type="float" office:value="345592.0008">
            <text:p>345592</text:p>
          </table:table-cell>
          <table:table-cell table:style-name="Excel_20_Built-in_20_Normal" office:value-type="float" office:value="0.0785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3498">
            <text:p>3.35</text:p>
          </table:table-cell>
          <table:table-cell table:style-name="ce11" table:formula="of:=[.O102]*14.2*3600" office:value-type="float" office:value="171241.776">
            <text:p>171242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43">
            <text:p>0.84</text:p>
          </table:table-cell>
          <table:table-cell table:style-name="ce3" table:formula="of:=[.A103]*411120" office:value-type="float" office:value="346574.16">
            <text:p>346574</text:p>
          </table:table-cell>
          <table:table-cell table:style-name="Excel_20_Built-in_20_Normal" office:value-type="float" office:value="0.51">
            <text:p>0.51</text:p>
          </table:table-cell>
          <table:table-cell table:style-name="Excel_20_Built-in_20_Normal" table:number-columns-repeated="4"/>
          <table:table-cell table:style-name="Excel_20_Built-in_20_Normal" office:value-type="float" office:value="1.4536">
            <text:p>1.45</text:p>
          </table:table-cell>
          <table:table-cell table:style-name="ce2" table:formula="of:=[.H103]*66.73*3600" office:value-type="float" office:value="349195.4208">
            <text:p>349195.42</text:p>
          </table:table-cell>
          <table:table-cell table:style-name="Excel_20_Built-in_20_Normal" office:value-type="float" office:value="0.0764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385">
            <text:p>3.39</text:p>
          </table:table-cell>
          <table:table-cell table:style-name="ce11" table:formula="of:=[.O103]*14.2*3600" office:value-type="float" office:value="173041.2">
            <text:p>173041</text:p>
          </table:table-cell>
          <table:table-cell table:style-name="ce7" office:value-type="float" office:value="0.0085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518">
            <text:p>0.85</text:p>
          </table:table-cell>
          <table:table-cell table:style-name="ce3" table:formula="of:=[.A104]*411120" office:value-type="float" office:value="350192.016">
            <text:p>350192</text:p>
          </table:table-cell>
          <table:table-cell table:style-name="Excel_20_Built-in_20_Normal" office:value-type="float" office:value="0.5133">
            <text:p>0.51</text:p>
          </table:table-cell>
          <table:table-cell table:style-name="Excel_20_Built-in_20_Normal" table:number-columns-repeated="4"/>
          <table:table-cell table:style-name="Excel_20_Built-in_20_Normal" office:value-type="float" office:value="1.4686">
            <text:p>1.47</text:p>
          </table:table-cell>
          <table:table-cell table:style-name="ce2" table:formula="of:=[.H104]*66.73*3600" office:value-type="float" office:value="352798.8408">
            <text:p>352798.84</text:p>
          </table:table-cell>
          <table:table-cell table:style-name="Excel_20_Built-in_20_Normal" office:value-type="float" office:value="0.074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4202">
            <text:p>3.42</text:p>
          </table:table-cell>
          <table:table-cell table:style-name="ce11" table:formula="of:=[.O104]*14.2*3600" office:value-type="float" office:value="174840.624">
            <text:p>174841</text:p>
          </table:table-cell>
          <table:table-cell table:style-name="ce7" office:value-type="float" office:value="0.0085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605">
            <text:p>0.86</text:p>
          </table:table-cell>
          <table:table-cell table:style-name="ce3" table:formula="of:=[.A105]*411120" office:value-type="float" office:value="353768.76">
            <text:p>353769</text:p>
          </table:table-cell>
          <table:table-cell table:style-name="Excel_20_Built-in_20_Normal" office:value-type="float" office:value="0.5147">
            <text:p>0.51</text:p>
          </table:table-cell>
          <table:table-cell table:style-name="Excel_20_Built-in_20_Normal" table:number-columns-repeated="4"/>
          <table:table-cell table:style-name="Excel_20_Built-in_20_Normal" office:value-type="float" office:value="1.4836">
            <text:p>1.48</text:p>
          </table:table-cell>
          <table:table-cell table:style-name="ce2" table:formula="of:=[.H105]*66.73*3600" office:value-type="float" office:value="356402.2608">
            <text:p>356402.26</text:p>
          </table:table-cell>
          <table:table-cell table:style-name="Excel_20_Built-in_20_Normal" office:value-type="float" office:value="0.0736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4554">
            <text:p>3.46</text:p>
          </table:table-cell>
          <table:table-cell table:style-name="ce11" table:formula="of:=[.O105]*14.2*3600" office:value-type="float" office:value="176640.048">
            <text:p>176640</text:p>
          </table:table-cell>
          <table:table-cell table:style-name="ce7" office:value-type="float" office:value="0.0085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693">
            <text:p>0.87</text:p>
          </table:table-cell>
          <table:table-cell table:style-name="ce3" table:formula="of:=[.A106]*411120" office:value-type="float" office:value="357386.616">
            <text:p>357387</text:p>
          </table:table-cell>
          <table:table-cell table:style-name="Excel_20_Built-in_20_Normal" office:value-type="float" office:value="0.5033">
            <text:p>0.5</text:p>
          </table:table-cell>
          <table:table-cell table:style-name="Excel_20_Built-in_20_Normal" table:number-columns-repeated="4"/>
          <table:table-cell table:style-name="Excel_20_Built-in_20_Normal" office:value-type="float" office:value="1.4986">
            <text:p>1.5</text:p>
          </table:table-cell>
          <table:table-cell table:style-name="ce2" table:formula="of:=[.H106]*66.73*3600" office:value-type="float" office:value="360005.6808">
            <text:p>360005.68</text:p>
          </table:table-cell>
          <table:table-cell table:style-name="Excel_20_Built-in_20_Normal" office:value-type="float" office:value="0.0708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4906">
            <text:p>3.49</text:p>
          </table:table-cell>
          <table:table-cell table:style-name="ce11" table:formula="of:=[.O106]*14.2*3600" office:value-type="float" office:value="178439.472">
            <text:p>178439</text:p>
          </table:table-cell>
          <table:table-cell table:style-name="ce7" office:value-type="float" office:value="0.0092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781">
            <text:p>0.88</text:p>
          </table:table-cell>
          <table:table-cell table:style-name="ce3" table:formula="of:=[.A107]*411120" office:value-type="float" office:value="361004.472">
            <text:p>361004</text:p>
          </table:table-cell>
          <table:table-cell table:style-name="Excel_20_Built-in_20_Normal" office:value-type="float" office:value="0.482">
            <text:p>0.48</text:p>
          </table:table-cell>
          <table:table-cell table:style-name="Excel_20_Built-in_20_Normal" table:number-columns-repeated="4"/>
          <table:table-cell table:style-name="Excel_20_Built-in_20_Normal" office:value-type="float" office:value="1.5136">
            <text:p>1.51</text:p>
          </table:table-cell>
          <table:table-cell table:style-name="ce2" table:formula="of:=[.H107]*66.73*3600" office:value-type="float" office:value="363609.1008">
            <text:p>363609.1</text:p>
          </table:table-cell>
          <table:table-cell table:style-name="Excel_20_Built-in_20_Normal" office:value-type="float" office:value="0.0694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5258">
            <text:p>3.53</text:p>
          </table:table-cell>
          <table:table-cell table:style-name="ce11" table:formula="of:=[.O107]*14.2*3600" office:value-type="float" office:value="180238.896">
            <text:p>180239</text:p>
          </table:table-cell>
          <table:table-cell table:style-name="ce7" office:value-type="float" office:value="0.0092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868">
            <text:p>0.89</text:p>
          </table:table-cell>
          <table:table-cell table:style-name="ce3" table:formula="of:=[.A108]*411120" office:value-type="float" office:value="364581.216">
            <text:p>364581</text:p>
          </table:table-cell>
          <table:table-cell table:style-name="Excel_20_Built-in_20_Normal" office:value-type="float" office:value="0.4633">
            <text:p>0.46</text:p>
          </table:table-cell>
          <table:table-cell table:style-name="Excel_20_Built-in_20_Normal" table:number-columns-repeated="4"/>
          <table:table-cell table:style-name="Excel_20_Built-in_20_Normal" office:value-type="float" office:value="1.5286">
            <text:p>1.53</text:p>
          </table:table-cell>
          <table:table-cell table:style-name="ce2" table:formula="of:=[.H108]*66.73*3600" office:value-type="float" office:value="367212.5208">
            <text:p>367212.52</text:p>
          </table:table-cell>
          <table:table-cell table:style-name="Excel_20_Built-in_20_Normal" office:value-type="float" office:value="0.067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561">
            <text:p>3.56</text:p>
          </table:table-cell>
          <table:table-cell table:style-name="ce11" table:formula="of:=[.O108]*14.2*3600" office:value-type="float" office:value="182038.32">
            <text:p>182038</text:p>
          </table:table-cell>
          <table:table-cell table:style-name="ce7" office:value-type="float" office:value="0.0092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8956">
            <text:p>0.9</text:p>
          </table:table-cell>
          <table:table-cell table:style-name="ce3" table:formula="of:=[.A109]*411120" office:value-type="float" office:value="368199.072">
            <text:p>368199</text:p>
          </table:table-cell>
          <table:table-cell table:style-name="Excel_20_Built-in_20_Normal" office:value-type="float" office:value="0.4447">
            <text:p>0.44</text:p>
          </table:table-cell>
          <table:table-cell table:style-name="Excel_20_Built-in_20_Normal" table:number-columns-repeated="4"/>
          <table:table-cell table:style-name="Excel_20_Built-in_20_Normal" office:value-type="float" office:value="1.5435">
            <text:p>1.54</text:p>
          </table:table-cell>
          <table:table-cell table:style-name="ce2" table:formula="of:=[.H109]*66.73*3600" office:value-type="float" office:value="370791.918">
            <text:p>370791.92</text:p>
          </table:table-cell>
          <table:table-cell table:style-name="Excel_20_Built-in_20_Normal" office:value-type="float" office:value="0.0652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5962">
            <text:p>3.6</text:p>
          </table:table-cell>
          <table:table-cell table:style-name="ce11" table:formula="of:=[.O109]*14.2*3600" office:value-type="float" office:value="183837.744">
            <text:p>183838</text:p>
          </table:table-cell>
          <table:table-cell table:style-name="ce7" office:value-type="float" office:value="0.0092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043">
            <text:p>0.9</text:p>
          </table:table-cell>
          <table:table-cell table:style-name="ce3" table:formula="of:=[.A110]*411120" office:value-type="float" office:value="371775.816">
            <text:p>371776</text:p>
          </table:table-cell>
          <table:table-cell table:style-name="Excel_20_Built-in_20_Normal" office:value-type="float" office:value="0.4327">
            <text:p>0.43</text:p>
          </table:table-cell>
          <table:table-cell table:style-name="Excel_20_Built-in_20_Normal" table:number-columns-repeated="4"/>
          <table:table-cell table:style-name="Excel_20_Built-in_20_Normal" office:value-type="float" office:value="1.5585">
            <text:p>1.56</text:p>
          </table:table-cell>
          <table:table-cell table:style-name="ce2" table:formula="of:=[.H110]*66.73*3600" office:value-type="float" office:value="374395.338">
            <text:p>374395.34</text:p>
          </table:table-cell>
          <table:table-cell table:style-name="Excel_20_Built-in_20_Normal" office:value-type="float" office:value="0.0631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3.6315">
            <text:p>3.63</text:p>
          </table:table-cell>
          <table:table-cell table:style-name="ce11" table:formula="of:=[.O110]*14.2*3600" office:value-type="float" office:value="185642.28">
            <text:p>185642</text:p>
          </table:table-cell>
          <table:table-cell table:style-name="ce7" office:value-type="float" office:value="0.0092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131">
            <text:p>0.91</text:p>
          </table:table-cell>
          <table:table-cell table:style-name="ce3" table:formula="of:=[.A111]*411120" office:value-type="float" office:value="375393.672">
            <text:p>375394</text:p>
          </table:table-cell>
          <table:table-cell table:style-name="Excel_20_Built-in_20_Normal" office:value-type="float" office:value="0.4233">
            <text:p>0.42</text:p>
          </table:table-cell>
          <table:table-cell table:style-name="Excel_20_Built-in_20_Normal" table:number-columns-repeated="4"/>
          <table:table-cell table:style-name="Excel_20_Built-in_20_Normal" office:value-type="float" office:value="1.5735">
            <text:p>1.57</text:p>
          </table:table-cell>
          <table:table-cell table:style-name="ce2" table:formula="of:=[.H111]*66.73*3600" office:value-type="float" office:value="377998.758">
            <text:p>377998.76</text:p>
          </table:table-cell>
          <table:table-cell table:style-name="Excel_20_Built-in_20_Normal" office:value-type="float" office:value="0.0596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3.6667">
            <text:p>3.67</text:p>
          </table:table-cell>
          <table:table-cell table:style-name="ce11" table:formula="of:=[.O111]*14.2*3600" office:value-type="float" office:value="187441.704">
            <text:p>187442</text:p>
          </table:table-cell>
          <table:table-cell table:style-name="ce7" office:value-type="float" office:value="0.0092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218">
            <text:p>0.92</text:p>
          </table:table-cell>
          <table:table-cell table:style-name="ce3" table:formula="of:=[.A112]*411120" office:value-type="float" office:value="378970.416">
            <text:p>378970</text:p>
          </table:table-cell>
          <table:table-cell table:style-name="Excel_20_Built-in_20_Normal" office:value-type="float" office:value="0.4133">
            <text:p>0.41</text:p>
          </table:table-cell>
          <table:table-cell table:style-name="Excel_20_Built-in_20_Normal" table:number-columns-repeated="4"/>
          <table:table-cell table:style-name="Excel_20_Built-in_20_Normal" office:value-type="float" office:value="1.5885">
            <text:p>1.59</text:p>
          </table:table-cell>
          <table:table-cell table:style-name="ce2" table:formula="of:=[.H112]*66.73*3600" office:value-type="float" office:value="381602.178">
            <text:p>381602.18</text:p>
          </table:table-cell>
          <table:table-cell table:style-name="Excel_20_Built-in_20_Normal" office:value-type="float" office:value="0.0568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3.7019">
            <text:p>3.7</text:p>
          </table:table-cell>
          <table:table-cell table:style-name="ce11" table:formula="of:=[.O112]*14.2*3600" office:value-type="float" office:value="189241.128">
            <text:p>189241</text:p>
          </table:table-cell>
          <table:table-cell table:style-name="ce7" office:value-type="float" office:value="0.0092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306">
            <text:p>0.93</text:p>
          </table:table-cell>
          <table:table-cell table:style-name="ce3" table:formula="of:=[.A113]*411120" office:value-type="float" office:value="382588.272">
            <text:p>382588</text:p>
          </table:table-cell>
          <table:table-cell table:style-name="Excel_20_Built-in_20_Normal" office:value-type="float" office:value="0.402">
            <text:p>0.4</text:p>
          </table:table-cell>
          <table:table-cell table:style-name="Excel_20_Built-in_20_Normal" table:number-columns-repeated="4"/>
          <table:table-cell table:style-name="Excel_20_Built-in_20_Normal" office:value-type="float" office:value="1.6035">
            <text:p>1.6</text:p>
          </table:table-cell>
          <table:table-cell table:style-name="ce2" table:formula="of:=[.H113]*66.73*3600" office:value-type="float" office:value="385205.598">
            <text:p>385205.6</text:p>
          </table:table-cell>
          <table:table-cell table:style-name="Excel_20_Built-in_20_Normal" office:value-type="float" office:value="0.0547">
            <text:p>0.05</text:p>
          </table:table-cell>
          <table:table-cell table:style-name="Excel_20_Built-in_20_Normal" table:number-columns-repeated="4"/>
          <table:table-cell table:style-name="Excel_20_Built-in_20_Normal" office:value-type="float" office:value="3.7371">
            <text:p>3.74</text:p>
          </table:table-cell>
          <table:table-cell table:style-name="ce11" table:formula="of:=[.O113]*14.2*3600" office:value-type="float" office:value="191040.552">
            <text:p>191041</text:p>
          </table:table-cell>
          <table:table-cell table:style-name="ce7" office:value-type="float" office:value="0.0085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393">
            <text:p>0.94</text:p>
          </table:table-cell>
          <table:table-cell table:style-name="ce3" table:formula="of:=[.A114]*411120" office:value-type="float" office:value="386165.016">
            <text:p>386165</text:p>
          </table:table-cell>
          <table:table-cell table:style-name="Excel_20_Built-in_20_Normal" office:value-type="float" office:value="0.3953">
            <text:p>0.4</text:p>
          </table:table-cell>
          <table:table-cell table:style-name="Excel_20_Built-in_20_Normal" table:number-columns-repeated="4"/>
          <table:table-cell table:style-name="Excel_20_Built-in_20_Normal" office:value-type="float" office:value="1.6185">
            <text:p>1.62</text:p>
          </table:table-cell>
          <table:table-cell table:style-name="ce2" table:formula="of:=[.H114]*66.73*3600" office:value-type="float" office:value="388809.018">
            <text:p>388809.02</text:p>
          </table:table-cell>
          <table:table-cell table:style-name="Excel_20_Built-in_20_Normal" office:value-type="float" office:value="0.0526">
            <text:p>0.05</text:p>
          </table:table-cell>
          <table:table-cell table:style-name="Excel_20_Built-in_20_Normal" table:number-columns-repeated="4"/>
          <table:table-cell table:style-name="Excel_20_Built-in_20_Normal" office:value-type="float" office:value="3.7723">
            <text:p>3.77</text:p>
          </table:table-cell>
          <table:table-cell table:style-name="ce11" table:formula="of:=[.O114]*14.2*3600" office:value-type="float" office:value="192839.976">
            <text:p>192840</text:p>
          </table:table-cell>
          <table:table-cell table:style-name="ce7" office:value-type="float" office:value="0.0085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481">
            <text:p>0.95</text:p>
          </table:table-cell>
          <table:table-cell table:style-name="ce3" table:formula="of:=[.A115]*411120" office:value-type="float" office:value="389782.872">
            <text:p>389783</text:p>
          </table:table-cell>
          <table:table-cell table:style-name="Excel_20_Built-in_20_Normal" office:value-type="float" office:value="0.3867">
            <text:p>0.39</text:p>
          </table:table-cell>
          <table:table-cell table:style-name="Excel_20_Built-in_20_Normal" table:number-columns-repeated="4"/>
          <table:table-cell table:style-name="Excel_20_Built-in_20_Normal" office:value-type="float" office:value="1.6335">
            <text:p>1.63</text:p>
          </table:table-cell>
          <table:table-cell table:style-name="ce2" table:formula="of:=[.H115]*66.73*3600" office:value-type="float" office:value="392412.438">
            <text:p>392412.44</text:p>
          </table:table-cell>
          <table:table-cell table:style-name="Excel_20_Built-in_20_Normal" office:value-type="float" office:value="0.0498">
            <text:p>0.05</text:p>
          </table:table-cell>
          <table:table-cell table:style-name="Excel_20_Built-in_20_Normal" table:number-columns-repeated="4"/>
          <table:table-cell table:style-name="Excel_20_Built-in_20_Normal" office:value-type="float" office:value="3.8075">
            <text:p>3.81</text:p>
          </table:table-cell>
          <table:table-cell table:style-name="ce11" table:formula="of:=[.O115]*14.2*3600" office:value-type="float" office:value="194639.4">
            <text:p>194639</text:p>
          </table:table-cell>
          <table:table-cell table:style-name="ce7" office:value-type="float" office:value="0.0085">
            <text:p>0.009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568">
            <text:p>0.96</text:p>
          </table:table-cell>
          <table:table-cell table:style-name="ce3" table:formula="of:=[.A116]*411120" office:value-type="float" office:value="393359.616">
            <text:p>393360</text:p>
          </table:table-cell>
          <table:table-cell table:style-name="Excel_20_Built-in_20_Normal" office:value-type="float" office:value="0.3793">
            <text:p>0.38</text:p>
          </table:table-cell>
          <table:table-cell table:style-name="Excel_20_Built-in_20_Normal" table:number-columns-repeated="4"/>
          <table:table-cell table:style-name="Excel_20_Built-in_20_Normal" office:value-type="float" office:value="1.6484">
            <text:p>1.65</text:p>
          </table:table-cell>
          <table:table-cell table:style-name="ce2" table:formula="of:=[.H116]*66.73*3600" office:value-type="float" office:value="395991.8352">
            <text:p>395991.84</text:p>
          </table:table-cell>
          <table:table-cell table:style-name="Excel_20_Built-in_20_Normal" office:value-type="float" office:value="0.0484">
            <text:p>0.05</text:p>
          </table:table-cell>
          <table:table-cell table:style-name="Excel_20_Built-in_20_Normal" table:number-columns-repeated="4"/>
          <table:table-cell table:style-name="Excel_20_Built-in_20_Normal" office:value-type="float" office:value="3.8427">
            <text:p>3.84</text:p>
          </table:table-cell>
          <table:table-cell table:style-name="ce11" table:formula="of:=[.O116]*14.2*3600" office:value-type="float" office:value="196438.824">
            <text:p>196439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656">
            <text:p>0.97</text:p>
          </table:table-cell>
          <table:table-cell table:style-name="ce3" table:formula="of:=[.A117]*411120" office:value-type="float" office:value="396977.472">
            <text:p>396977</text:p>
          </table:table-cell>
          <table:table-cell table:style-name="Excel_20_Built-in_20_Normal" office:value-type="float" office:value="0.3707">
            <text:p>0.37</text:p>
          </table:table-cell>
          <table:table-cell table:style-name="Excel_20_Built-in_20_Normal" table:number-columns-repeated="4"/>
          <table:table-cell table:style-name="Excel_20_Built-in_20_Normal" office:value-type="float" office:value="1.6634">
            <text:p>1.66</text:p>
          </table:table-cell>
          <table:table-cell table:style-name="ce2" table:formula="of:=[.H117]*66.73*3600" office:value-type="float" office:value="399595.2552">
            <text:p>399595.26</text:p>
          </table:table-cell>
          <table:table-cell table:style-name="Excel_20_Built-in_20_Normal" office:value-type="float" office:value="0.0463">
            <text:p>0.05</text:p>
          </table:table-cell>
          <table:table-cell table:style-name="Excel_20_Built-in_20_Normal" table:number-columns-repeated="4"/>
          <table:table-cell table:style-name="Excel_20_Built-in_20_Normal" office:value-type="float" office:value="3.8779">
            <text:p>3.88</text:p>
          </table:table-cell>
          <table:table-cell table:style-name="ce11" table:formula="of:=[.O117]*14.2*3600" office:value-type="float" office:value="198238.248">
            <text:p>198238</text:p>
          </table:table-cell>
          <table:table-cell table:style-name="ce7" office:value-type="float" office:value="0.0079">
            <text:p>0.008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743">
            <text:p>0.97</text:p>
          </table:table-cell>
          <table:table-cell table:style-name="ce3" table:formula="of:=[.A118]*411120" office:value-type="float" office:value="400554.216">
            <text:p>400554</text:p>
          </table:table-cell>
          <table:table-cell table:style-name="Excel_20_Built-in_20_Normal" office:value-type="float" office:value="0.3607">
            <text:p>0.36</text:p>
          </table:table-cell>
          <table:table-cell table:style-name="Excel_20_Built-in_20_Normal" table:number-columns-repeated="4"/>
          <table:table-cell table:style-name="Excel_20_Built-in_20_Normal" office:value-type="float" office:value="1.6784">
            <text:p>1.68</text:p>
          </table:table-cell>
          <table:table-cell table:style-name="ce2" table:formula="of:=[.H118]*66.73*3600" office:value-type="float" office:value="403198.6752">
            <text:p>403198.68</text:p>
          </table:table-cell>
          <table:table-cell table:style-name="Excel_20_Built-in_20_Normal" office:value-type="float" office:value="0.0448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3.9131">
            <text:p>3.91</text:p>
          </table:table-cell>
          <table:table-cell table:style-name="ce11" table:formula="of:=[.O118]*14.2*3600" office:value-type="float" office:value="200037.672">
            <text:p>200038</text:p>
          </table:table-cell>
          <table:table-cell table:style-name="ce7" office:value-type="float" office:value="0.0072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831">
            <text:p>0.98</text:p>
          </table:table-cell>
          <table:table-cell table:style-name="ce3" table:formula="of:=[.A119]*411120" office:value-type="float" office:value="404172.072">
            <text:p>404172</text:p>
          </table:table-cell>
          <table:table-cell table:style-name="Excel_20_Built-in_20_Normal" office:value-type="float" office:value="0.352">
            <text:p>0.35</text:p>
          </table:table-cell>
          <table:table-cell table:style-name="Excel_20_Built-in_20_Normal" table:number-columns-repeated="4"/>
          <table:table-cell table:style-name="Excel_20_Built-in_20_Normal" office:value-type="float" office:value="1.6934">
            <text:p>1.69</text:p>
          </table:table-cell>
          <table:table-cell table:style-name="ce2" table:formula="of:=[.H119]*66.73*3600" office:value-type="float" office:value="406802.0952">
            <text:p>406802.1</text:p>
          </table:table-cell>
          <table:table-cell table:style-name="Excel_20_Built-in_20_Normal" office:value-type="float" office:value="0.0434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3.9484">
            <text:p>3.95</text:p>
          </table:table-cell>
          <table:table-cell table:style-name="ce11" table:formula="of:=[.O119]*14.2*3600" office:value-type="float" office:value="201842.208">
            <text:p>201842</text:p>
          </table:table-cell>
          <table:table-cell table:style-name="ce7" office:value-type="float" office:value="0.0072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0.9918">
            <text:p>0.99</text:p>
          </table:table-cell>
          <table:table-cell table:style-name="ce3" table:formula="of:=[.A120]*411120" office:value-type="float" office:value="407748.816">
            <text:p>407749</text:p>
          </table:table-cell>
          <table:table-cell table:style-name="Excel_20_Built-in_20_Normal" office:value-type="float" office:value="0.3407">
            <text:p>0.34</text:p>
          </table:table-cell>
          <table:table-cell table:style-name="Excel_20_Built-in_20_Normal" table:number-columns-repeated="4"/>
          <table:table-cell table:style-name="Excel_20_Built-in_20_Normal" office:value-type="float" office:value="1.7084">
            <text:p>1.71</text:p>
          </table:table-cell>
          <table:table-cell table:style-name="ce2" table:formula="of:=[.H120]*66.73*3600" office:value-type="float" office:value="410405.5152">
            <text:p>410405.52</text:p>
          </table:table-cell>
          <table:table-cell table:style-name="Excel_20_Built-in_20_Normal" office:value-type="float" office:value="0.0427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3.9836">
            <text:p>3.98</text:p>
          </table:table-cell>
          <table:table-cell table:style-name="ce11" table:formula="of:=[.O120]*14.2*3600" office:value-type="float" office:value="203641.632">
            <text:p>203642</text:p>
          </table:table-cell>
          <table:table-cell table:style-name="ce7" office:value-type="float" office:value="0.0072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006">
            <text:p>1</text:p>
          </table:table-cell>
          <table:table-cell table:style-name="ce3" table:formula="of:=[.A121]*411120" office:value-type="float" office:value="411366.672">
            <text:p>411367</text:p>
          </table:table-cell>
          <table:table-cell table:style-name="Excel_20_Built-in_20_Normal" office:value-type="float" office:value="0.3313">
            <text:p>0.33</text:p>
          </table:table-cell>
          <table:table-cell table:style-name="Excel_20_Built-in_20_Normal" table:number-columns-repeated="4"/>
          <table:table-cell table:style-name="Excel_20_Built-in_20_Normal" office:value-type="float" office:value="1.7234">
            <text:p>1.72</text:p>
          </table:table-cell>
          <table:table-cell table:style-name="ce2" table:formula="of:=[.H121]*66.73*3600" office:value-type="float" office:value="414008.9352">
            <text:p>414008.94</text:p>
          </table:table-cell>
          <table:table-cell table:style-name="Excel_20_Built-in_20_Normal" office:value-type="float" office:value="0.0413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0188">
            <text:p>4.02</text:p>
          </table:table-cell>
          <table:table-cell table:style-name="ce11" table:formula="of:=[.O121]*14.2*3600" office:value-type="float" office:value="205441.056">
            <text:p>205441</text:p>
          </table:table-cell>
          <table:table-cell table:style-name="ce7" office:value-type="float" office:value="0.0072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093">
            <text:p>1.01</text:p>
          </table:table-cell>
          <table:table-cell table:style-name="ce3" table:formula="of:=[.A122]*411120" office:value-type="float" office:value="414943.416">
            <text:p>414943</text:p>
          </table:table-cell>
          <table:table-cell table:style-name="Excel_20_Built-in_20_Normal" office:value-type="float" office:value="0.3333">
            <text:p>0.33</text:p>
          </table:table-cell>
          <table:table-cell table:style-name="Excel_20_Built-in_20_Normal" table:number-columns-repeated="4"/>
          <table:table-cell table:style-name="Excel_20_Built-in_20_Normal" office:value-type="float" office:value="1.7384">
            <text:p>1.74</text:p>
          </table:table-cell>
          <table:table-cell table:style-name="ce2" table:formula="of:=[.H122]*66.73*3600" office:value-type="float" office:value="417612.3552">
            <text:p>417612.36</text:p>
          </table:table-cell>
          <table:table-cell table:style-name="Excel_20_Built-in_20_Normal" office:value-type="float" office:value="0.0406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054">
            <text:p>4.05</text:p>
          </table:table-cell>
          <table:table-cell table:style-name="ce11" table:formula="of:=[.O122]*14.2*3600" office:value-type="float" office:value="207240.48">
            <text:p>207240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181">
            <text:p>1.02</text:p>
          </table:table-cell>
          <table:table-cell table:style-name="ce3" table:formula="of:=[.A123]*411120" office:value-type="float" office:value="418561.272">
            <text:p>418561</text:p>
          </table:table-cell>
          <table:table-cell table:style-name="Excel_20_Built-in_20_Normal" office:value-type="float" office:value="0.3473">
            <text:p>0.35</text:p>
          </table:table-cell>
          <table:table-cell table:style-name="Excel_20_Built-in_20_Normal" table:number-columns-repeated="4"/>
          <table:table-cell table:style-name="Excel_20_Built-in_20_Normal" office:value-type="float" office:value="1.7533">
            <text:p>1.75</text:p>
          </table:table-cell>
          <table:table-cell table:style-name="ce2" table:formula="of:=[.H123]*66.73*3600" office:value-type="float" office:value="421191.7524">
            <text:p>421191.75</text:p>
          </table:table-cell>
          <table:table-cell table:style-name="Excel_20_Built-in_20_Normal" office:value-type="float" office:value="0.0392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0892">
            <text:p>4.09</text:p>
          </table:table-cell>
          <table:table-cell table:style-name="ce11" table:formula="of:=[.O123]*14.2*3600" office:value-type="float" office:value="209039.904">
            <text:p>209040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268">
            <text:p>1.03</text:p>
          </table:table-cell>
          <table:table-cell table:style-name="ce3" table:formula="of:=[.A124]*411120" office:value-type="float" office:value="422138.016">
            <text:p>422138</text:p>
          </table:table-cell>
          <table:table-cell table:style-name="Excel_20_Built-in_20_Normal" office:value-type="float" office:value="0.354">
            <text:p>0.35</text:p>
          </table:table-cell>
          <table:table-cell table:style-name="Excel_20_Built-in_20_Normal" table:number-columns-repeated="4"/>
          <table:table-cell table:style-name="Excel_20_Built-in_20_Normal" office:value-type="float" office:value="1.7683">
            <text:p>1.77</text:p>
          </table:table-cell>
          <table:table-cell table:style-name="ce2" table:formula="of:=[.H124]*66.73*3600" office:value-type="float" office:value="424795.1724">
            <text:p>424795.17</text:p>
          </table:table-cell>
          <table:table-cell table:style-name="Excel_20_Built-in_20_Normal" office:value-type="float" office:value="0.0385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1244">
            <text:p>4.12</text:p>
          </table:table-cell>
          <table:table-cell table:style-name="ce11" table:formula="of:=[.O124]*14.2*3600" office:value-type="float" office:value="210839.328">
            <text:p>210839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356">
            <text:p>1.04</text:p>
          </table:table-cell>
          <table:table-cell table:style-name="ce3" table:formula="of:=[.A125]*411120" office:value-type="float" office:value="425755.872">
            <text:p>425756</text:p>
          </table:table-cell>
          <table:table-cell table:style-name="Excel_20_Built-in_20_Normal" office:value-type="float" office:value="0.358">
            <text:p>0.36</text:p>
          </table:table-cell>
          <table:table-cell table:style-name="Excel_20_Built-in_20_Normal" table:number-columns-repeated="4"/>
          <table:table-cell table:style-name="Excel_20_Built-in_20_Normal" office:value-type="float" office:value="1.7833">
            <text:p>1.78</text:p>
          </table:table-cell>
          <table:table-cell table:style-name="ce2" table:formula="of:=[.H125]*66.73*3600" office:value-type="float" office:value="428398.5924">
            <text:p>428398.59</text:p>
          </table:table-cell>
          <table:table-cell table:style-name="Excel_20_Built-in_20_Normal" office:value-type="float" office:value="0.0378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1596">
            <text:p>4.16</text:p>
          </table:table-cell>
          <table:table-cell table:style-name="ce11" table:formula="of:=[.O125]*14.2*3600" office:value-type="float" office:value="212638.752">
            <text:p>212639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444">
            <text:p>1.04</text:p>
          </table:table-cell>
          <table:table-cell table:style-name="ce3" table:formula="of:=[.A126]*411120" office:value-type="float" office:value="429373.728">
            <text:p>429374</text:p>
          </table:table-cell>
          <table:table-cell table:style-name="Excel_20_Built-in_20_Normal" office:value-type="float" office:value="0.3573">
            <text:p>0.36</text:p>
          </table:table-cell>
          <table:table-cell table:style-name="Excel_20_Built-in_20_Normal" table:number-columns-repeated="4"/>
          <table:table-cell table:style-name="Excel_20_Built-in_20_Normal" office:value-type="float" office:value="1.7983">
            <text:p>1.8</text:p>
          </table:table-cell>
          <table:table-cell table:style-name="ce2" table:formula="of:=[.H126]*66.73*3600" office:value-type="float" office:value="432002.0124">
            <text:p>432002.01</text:p>
          </table:table-cell>
          <table:table-cell table:style-name="Excel_20_Built-in_20_Normal" office:value-type="float" office:value="0.0371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1948">
            <text:p>4.19</text:p>
          </table:table-cell>
          <table:table-cell table:style-name="ce11" table:formula="of:=[.O126]*14.2*3600" office:value-type="float" office:value="214438.176">
            <text:p>214438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531">
            <text:p>1.05</text:p>
          </table:table-cell>
          <table:table-cell table:style-name="ce3" table:formula="of:=[.A127]*411120" office:value-type="float" office:value="432950.472">
            <text:p>432950</text:p>
          </table:table-cell>
          <table:table-cell table:style-name="Excel_20_Built-in_20_Normal" office:value-type="float" office:value="0.3507">
            <text:p>0.35</text:p>
          </table:table-cell>
          <table:table-cell table:style-name="Excel_20_Built-in_20_Normal" table:number-columns-repeated="4"/>
          <table:table-cell table:style-name="Excel_20_Built-in_20_Normal" office:value-type="float" office:value="1.8133">
            <text:p>1.81</text:p>
          </table:table-cell>
          <table:table-cell table:style-name="ce2" table:formula="of:=[.H127]*66.73*3600" office:value-type="float" office:value="435605.4324">
            <text:p>435605.43</text:p>
          </table:table-cell>
          <table:table-cell table:style-name="Excel_20_Built-in_20_Normal" office:value-type="float" office:value="0.0371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23">
            <text:p>4.23</text:p>
          </table:table-cell>
          <table:table-cell table:style-name="ce11" table:formula="of:=[.O127]*14.2*3600" office:value-type="float" office:value="216237.6">
            <text:p>216238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619">
            <text:p>1.06</text:p>
          </table:table-cell>
          <table:table-cell table:style-name="ce3" table:formula="of:=[.A128]*411120" office:value-type="float" office:value="436568.328">
            <text:p>436568</text:p>
          </table:table-cell>
          <table:table-cell table:style-name="Excel_20_Built-in_20_Normal" office:value-type="float" office:value="0.34">
            <text:p>0.34</text:p>
          </table:table-cell>
          <table:table-cell table:style-name="Excel_20_Built-in_20_Normal" table:number-columns-repeated="4"/>
          <table:table-cell table:style-name="Excel_20_Built-in_20_Normal" office:value-type="float" office:value="1.8283">
            <text:p>1.83</text:p>
          </table:table-cell>
          <table:table-cell table:style-name="ce2" table:formula="of:=[.H128]*66.73*3600" office:value-type="float" office:value="439208.8524">
            <text:p>439208.85</text:p>
          </table:table-cell>
          <table:table-cell table:style-name="Excel_20_Built-in_20_Normal" office:value-type="float" office:value="0.0378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2653">
            <text:p>4.27</text:p>
          </table:table-cell>
          <table:table-cell table:style-name="ce11" table:formula="of:=[.O128]*14.2*3600" office:value-type="float" office:value="218042.136">
            <text:p>218042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706">
            <text:p>1.07</text:p>
          </table:table-cell>
          <table:table-cell table:style-name="ce3" table:formula="of:=[.A129]*411120" office:value-type="float" office:value="440145.072">
            <text:p>440145</text:p>
          </table:table-cell>
          <table:table-cell table:style-name="Excel_20_Built-in_20_Normal" office:value-type="float" office:value="0.3253">
            <text:p>0.33</text:p>
          </table:table-cell>
          <table:table-cell table:style-name="Excel_20_Built-in_20_Normal" table:number-columns-repeated="4"/>
          <table:table-cell table:style-name="Excel_20_Built-in_20_Normal" office:value-type="float" office:value="1.8433">
            <text:p>1.84</text:p>
          </table:table-cell>
          <table:table-cell table:style-name="ce2" table:formula="of:=[.H129]*66.73*3600" office:value-type="float" office:value="442812.2724">
            <text:p>442812.27</text:p>
          </table:table-cell>
          <table:table-cell table:style-name="Excel_20_Built-in_20_Normal" office:value-type="float" office:value="0.0378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3005">
            <text:p>4.3</text:p>
          </table:table-cell>
          <table:table-cell table:style-name="ce11" table:formula="of:=[.O129]*14.2*3600" office:value-type="float" office:value="219841.56">
            <text:p>219842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794">
            <text:p>1.08</text:p>
          </table:table-cell>
          <table:table-cell table:style-name="ce3" table:formula="of:=[.A130]*411120" office:value-type="float" office:value="443762.928">
            <text:p>443763</text:p>
          </table:table-cell>
          <table:table-cell table:style-name="Excel_20_Built-in_20_Normal" office:value-type="float" office:value="0.3133">
            <text:p>0.31</text:p>
          </table:table-cell>
          <table:table-cell table:style-name="Excel_20_Built-in_20_Normal" table:number-columns-repeated="4"/>
          <table:table-cell table:style-name="Excel_20_Built-in_20_Normal" office:value-type="float" office:value="1.8582">
            <text:p>1.86</text:p>
          </table:table-cell>
          <table:table-cell table:style-name="ce2" table:formula="of:=[.H130]*66.73*3600" office:value-type="float" office:value="446391.6696">
            <text:p>446391.67</text:p>
          </table:table-cell>
          <table:table-cell table:style-name="Excel_20_Built-in_20_Normal" office:value-type="float" office:value="0.0392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3357">
            <text:p>4.34</text:p>
          </table:table-cell>
          <table:table-cell table:style-name="ce11" table:formula="of:=[.O130]*14.2*3600" office:value-type="float" office:value="221640.984">
            <text:p>221641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881">
            <text:p>1.09</text:p>
          </table:table-cell>
          <table:table-cell table:style-name="ce3" table:formula="of:=[.A131]*411120" office:value-type="float" office:value="447339.672">
            <text:p>447340</text:p>
          </table:table-cell>
          <table:table-cell table:style-name="Excel_20_Built-in_20_Normal" office:value-type="float" office:value="0.3013">
            <text:p>0.3</text:p>
          </table:table-cell>
          <table:table-cell table:style-name="Excel_20_Built-in_20_Normal" table:number-columns-repeated="4"/>
          <table:table-cell table:style-name="Excel_20_Built-in_20_Normal" office:value-type="float" office:value="1.8732">
            <text:p>1.87</text:p>
          </table:table-cell>
          <table:table-cell table:style-name="ce2" table:formula="of:=[.H131]*66.73*3600" office:value-type="float" office:value="449995.0896">
            <text:p>449995.09</text:p>
          </table:table-cell>
          <table:table-cell table:style-name="Excel_20_Built-in_20_Normal" office:value-type="float" office:value="0.0406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3709">
            <text:p>4.37</text:p>
          </table:table-cell>
          <table:table-cell table:style-name="ce11" table:formula="of:=[.O131]*14.2*3600" office:value-type="float" office:value="223440.408">
            <text:p>223440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0969">
            <text:p>1.1</text:p>
          </table:table-cell>
          <table:table-cell table:style-name="ce3" table:formula="of:=[.A132]*411120" office:value-type="float" office:value="450957.528">
            <text:p>450958</text:p>
          </table:table-cell>
          <table:table-cell table:style-name="Excel_20_Built-in_20_Normal" office:value-type="float" office:value="0.2927">
            <text:p>0.29</text:p>
          </table:table-cell>
          <table:table-cell table:style-name="Excel_20_Built-in_20_Normal" table:number-columns-repeated="4"/>
          <table:table-cell table:style-name="Excel_20_Built-in_20_Normal" office:value-type="float" office:value="1.8882">
            <text:p>1.89</text:p>
          </table:table-cell>
          <table:table-cell table:style-name="ce2" table:formula="of:=[.H132]*66.73*3600" office:value-type="float" office:value="453598.5096">
            <text:p>453598.51</text:p>
          </table:table-cell>
          <table:table-cell table:style-name="Excel_20_Built-in_20_Normal" office:value-type="float" office:value="0.0406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4061">
            <text:p>4.41</text:p>
          </table:table-cell>
          <table:table-cell table:style-name="ce11" table:formula="of:=[.O132]*14.2*3600" office:value-type="float" office:value="225239.832">
            <text:p>225240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056">
            <text:p>1.11</text:p>
          </table:table-cell>
          <table:table-cell table:style-name="ce3" table:formula="of:=[.A133]*411120" office:value-type="float" office:value="454534.272">
            <text:p>454534</text:p>
          </table:table-cell>
          <table:table-cell table:style-name="Excel_20_Built-in_20_Normal" office:value-type="float" office:value="0.2853">
            <text:p>0.29</text:p>
          </table:table-cell>
          <table:table-cell table:style-name="Excel_20_Built-in_20_Normal" table:number-columns-repeated="4"/>
          <table:table-cell table:style-name="Excel_20_Built-in_20_Normal" office:value-type="float" office:value="1.9032">
            <text:p>1.9</text:p>
          </table:table-cell>
          <table:table-cell table:style-name="ce2" table:formula="of:=[.H133]*66.73*3600" office:value-type="float" office:value="457201.9296">
            <text:p>457201.93</text:p>
          </table:table-cell>
          <table:table-cell table:style-name="Excel_20_Built-in_20_Normal" office:value-type="float" office:value="0.0392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4413">
            <text:p>4.44</text:p>
          </table:table-cell>
          <table:table-cell table:style-name="ce11" table:formula="of:=[.O133]*14.2*3600" office:value-type="float" office:value="227039.256">
            <text:p>227039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144">
            <text:p>1.11</text:p>
          </table:table-cell>
          <table:table-cell table:style-name="ce3" table:formula="of:=[.A134]*411120" office:value-type="float" office:value="458152.128">
            <text:p>458152</text:p>
          </table:table-cell>
          <table:table-cell table:style-name="Excel_20_Built-in_20_Normal" office:value-type="float" office:value="0.276">
            <text:p>0.28</text:p>
          </table:table-cell>
          <table:table-cell table:style-name="Excel_20_Built-in_20_Normal" table:number-columns-repeated="4"/>
          <table:table-cell table:style-name="Excel_20_Built-in_20_Normal" office:value-type="float" office:value="1.9182">
            <text:p>1.92</text:p>
          </table:table-cell>
          <table:table-cell table:style-name="ce2" table:formula="of:=[.H134]*66.73*3600" office:value-type="float" office:value="460805.3496">
            <text:p>460805.35</text:p>
          </table:table-cell>
          <table:table-cell table:style-name="Excel_20_Built-in_20_Normal" office:value-type="float" office:value="0.0371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4765">
            <text:p>4.48</text:p>
          </table:table-cell>
          <table:table-cell table:style-name="ce11" table:formula="of:=[.O134]*14.2*3600" office:value-type="float" office:value="228838.68">
            <text:p>228839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231">
            <text:p>1.12</text:p>
          </table:table-cell>
          <table:table-cell table:style-name="ce3" table:formula="of:=[.A135]*411120" office:value-type="float" office:value="461728.872">
            <text:p>461729</text:p>
          </table:table-cell>
          <table:table-cell table:style-name="Excel_20_Built-in_20_Normal" office:value-type="float" office:value="0.266">
            <text:p>0.27</text:p>
          </table:table-cell>
          <table:table-cell table:style-name="Excel_20_Built-in_20_Normal" table:number-columns-repeated="4"/>
          <table:table-cell table:style-name="Excel_20_Built-in_20_Normal" office:value-type="float" office:value="1.9332">
            <text:p>1.93</text:p>
          </table:table-cell>
          <table:table-cell table:style-name="ce2" table:formula="of:=[.H135]*66.73*3600" office:value-type="float" office:value="464408.7696">
            <text:p>464408.77</text:p>
          </table:table-cell>
          <table:table-cell table:style-name="Excel_20_Built-in_20_Normal" office:value-type="float" office:value="0.035">
            <text:p>0.04</text:p>
          </table:table-cell>
          <table:table-cell table:style-name="Excel_20_Built-in_20_Normal" table:number-columns-repeated="4"/>
          <table:table-cell table:style-name="Excel_20_Built-in_20_Normal" office:value-type="float" office:value="4.5117">
            <text:p>4.51</text:p>
          </table:table-cell>
          <table:table-cell table:style-name="ce11" table:formula="of:=[.O135]*14.2*3600" office:value-type="float" office:value="230638.104">
            <text:p>230638</text:p>
          </table:table-cell>
          <table:table-cell table:style-name="ce7" office:value-type="float" office:value="0.0066">
            <text:p>0.007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319">
            <text:p>1.13</text:p>
          </table:table-cell>
          <table:table-cell table:style-name="ce3" table:formula="of:=[.A136]*411120" office:value-type="float" office:value="465346.728">
            <text:p>465347</text:p>
          </table:table-cell>
          <table:table-cell table:style-name="Excel_20_Built-in_20_Normal" office:value-type="float" office:value="0.2593">
            <text:p>0.26</text:p>
          </table:table-cell>
          <table:table-cell table:style-name="Excel_20_Built-in_20_Normal" table:number-columns-repeated="4"/>
          <table:table-cell table:style-name="Excel_20_Built-in_20_Normal" office:value-type="float" office:value="1.9482">
            <text:p>1.95</text:p>
          </table:table-cell>
          <table:table-cell table:style-name="ce2" table:formula="of:=[.H136]*66.73*3600" office:value-type="float" office:value="468012.1896">
            <text:p>468012.19</text:p>
          </table:table-cell>
          <table:table-cell table:style-name="Excel_20_Built-in_20_Normal" office:value-type="float" office:value="0.0322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5469">
            <text:p>4.55</text:p>
          </table:table-cell>
          <table:table-cell table:style-name="ce11" table:formula="of:=[.O136]*14.2*3600" office:value-type="float" office:value="232437.528">
            <text:p>232438</text:p>
          </table:table-cell>
          <table:table-cell table:style-name="ce7" office:value-type="float" office:value="0.0059">
            <text:p>0.006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406">
            <text:p>1.14</text:p>
          </table:table-cell>
          <table:table-cell table:style-name="ce3" table:formula="of:=[.A137]*411120" office:value-type="float" office:value="468923.472">
            <text:p>468923</text:p>
          </table:table-cell>
          <table:table-cell table:style-name="Excel_20_Built-in_20_Normal" office:value-type="float" office:value="0.2527">
            <text:p>0.25</text:p>
          </table:table-cell>
          <table:table-cell table:style-name="Excel_20_Built-in_20_Normal" table:number-columns-repeated="4"/>
          <table:table-cell table:style-name="Excel_20_Built-in_20_Normal" office:value-type="float" office:value="1.9631">
            <text:p>1.96</text:p>
          </table:table-cell>
          <table:table-cell table:style-name="ce2" table:formula="of:=[.H137]*66.73*3600" office:value-type="float" office:value="471591.5868">
            <text:p>471591.59</text:p>
          </table:table-cell>
          <table:table-cell table:style-name="Excel_20_Built-in_20_Normal" office:value-type="float" office:value="0.0301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5822">
            <text:p>4.58</text:p>
          </table:table-cell>
          <table:table-cell table:style-name="ce11" table:formula="of:=[.O137]*14.2*3600" office:value-type="float" office:value="234242.064">
            <text:p>234242</text:p>
          </table:table-cell>
          <table:table-cell table:style-name="ce7" office:value-type="float" office:value="0.0059">
            <text:p>0.006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494">
            <text:p>1.15</text:p>
          </table:table-cell>
          <table:table-cell table:style-name="ce3" table:formula="of:=[.A138]*411120" office:value-type="float" office:value="472541.328">
            <text:p>472541</text:p>
          </table:table-cell>
          <table:table-cell table:style-name="Excel_20_Built-in_20_Normal" office:value-type="float" office:value="0.2507">
            <text:p>0.25</text:p>
          </table:table-cell>
          <table:table-cell table:style-name="Excel_20_Built-in_20_Normal" table:number-columns-repeated="4"/>
          <table:table-cell table:style-name="Excel_20_Built-in_20_Normal" office:value-type="float" office:value="1.9781">
            <text:p>1.98</text:p>
          </table:table-cell>
          <table:table-cell table:style-name="ce2" table:formula="of:=[.H138]*66.73*3600" office:value-type="float" office:value="475195.0068">
            <text:p>475195.01</text:p>
          </table:table-cell>
          <table:table-cell table:style-name="Excel_20_Built-in_20_Normal" office:value-type="float" office:value="0.0287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6174">
            <text:p>4.62</text:p>
          </table:table-cell>
          <table:table-cell table:style-name="ce11" table:formula="of:=[.O138]*14.2*3600" office:value-type="float" office:value="236041.488">
            <text:p>236041</text:p>
          </table:table-cell>
          <table:table-cell table:style-name="ce7" office:value-type="float" office:value="0.0059">
            <text:p>0.006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581">
            <text:p>1.16</text:p>
          </table:table-cell>
          <table:table-cell table:style-name="ce3" table:formula="of:=[.A139]*411120" office:value-type="float" office:value="476118.072">
            <text:p>476118</text:p>
          </table:table-cell>
          <table:table-cell table:style-name="Excel_20_Built-in_20_Normal" office:value-type="float" office:value="0.2467">
            <text:p>0.25</text:p>
          </table:table-cell>
          <table:table-cell table:style-name="Excel_20_Built-in_20_Normal" table:number-columns-repeated="4"/>
          <table:table-cell table:style-name="Excel_20_Built-in_20_Normal" office:value-type="float" office:value="1.9931">
            <text:p>1.99</text:p>
          </table:table-cell>
          <table:table-cell table:style-name="ce2" table:formula="of:=[.H139]*66.73*3600" office:value-type="float" office:value="478798.4268">
            <text:p>478798.43</text:p>
          </table:table-cell>
          <table:table-cell table:style-name="Excel_20_Built-in_20_Normal" office:value-type="float" office:value="0.0273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6526">
            <text:p>4.65</text:p>
          </table:table-cell>
          <table:table-cell table:style-name="ce11" table:formula="of:=[.O139]*14.2*3600" office:value-type="float" office:value="237840.912">
            <text:p>237841</text:p>
          </table:table-cell>
          <table:table-cell table:style-name="ce7" office:value-type="float" office:value="0.0059">
            <text:p>0.006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669">
            <text:p>1.17</text:p>
          </table:table-cell>
          <table:table-cell table:style-name="ce3" table:formula="of:=[.A140]*411120" office:value-type="float" office:value="479735.928">
            <text:p>479736</text:p>
          </table:table-cell>
          <table:table-cell table:style-name="Excel_20_Built-in_20_Normal" office:value-type="float" office:value="0.2387">
            <text:p>0.24</text:p>
          </table:table-cell>
          <table:table-cell table:style-name="Excel_20_Built-in_20_Normal" table:number-columns-repeated="4"/>
          <table:table-cell table:style-name="Excel_20_Built-in_20_Normal" office:value-type="float" office:value="2.0081">
            <text:p>2.01</text:p>
          </table:table-cell>
          <table:table-cell table:style-name="ce2" table:formula="of:=[.H140]*66.73*3600" office:value-type="float" office:value="482401.8468">
            <text:p>482401.85</text:p>
          </table:table-cell>
          <table:table-cell table:style-name="Excel_20_Built-in_20_Normal" office:value-type="float" office:value="0.0266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6878">
            <text:p>4.69</text:p>
          </table:table-cell>
          <table:table-cell table:style-name="ce11" table:formula="of:=[.O140]*14.2*3600" office:value-type="float" office:value="239640.336">
            <text:p>239640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756">
            <text:p>1.18</text:p>
          </table:table-cell>
          <table:table-cell table:style-name="ce3" table:formula="of:=[.A141]*411120" office:value-type="float" office:value="483312.672">
            <text:p>483313</text:p>
          </table:table-cell>
          <table:table-cell table:style-name="Excel_20_Built-in_20_Normal" office:value-type="float" office:value="0.232">
            <text:p>0.23</text:p>
          </table:table-cell>
          <table:table-cell table:style-name="Excel_20_Built-in_20_Normal" table:number-columns-repeated="4"/>
          <table:table-cell table:style-name="Excel_20_Built-in_20_Normal" office:value-type="float" office:value="2.0231">
            <text:p>2.02</text:p>
          </table:table-cell>
          <table:table-cell table:style-name="ce2" table:formula="of:=[.H141]*66.73*3600" office:value-type="float" office:value="486005.2668">
            <text:p>486005.27</text:p>
          </table:table-cell>
          <table:table-cell table:style-name="Excel_20_Built-in_20_Normal" office:value-type="float" office:value="0.0266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723">
            <text:p>4.72</text:p>
          </table:table-cell>
          <table:table-cell table:style-name="ce11" table:formula="of:=[.O141]*14.2*3600" office:value-type="float" office:value="241439.76">
            <text:p>241440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844">
            <text:p>1.18</text:p>
          </table:table-cell>
          <table:table-cell table:style-name="ce3" table:formula="of:=[.A142]*411120" office:value-type="float" office:value="486930.528">
            <text:p>486931</text:p>
          </table:table-cell>
          <table:table-cell table:style-name="Excel_20_Built-in_20_Normal" office:value-type="float" office:value="0.2287">
            <text:p>0.23</text:p>
          </table:table-cell>
          <table:table-cell table:style-name="Excel_20_Built-in_20_Normal" table:number-columns-repeated="4"/>
          <table:table-cell table:style-name="Excel_20_Built-in_20_Normal" office:value-type="float" office:value="2.0381">
            <text:p>2.04</text:p>
          </table:table-cell>
          <table:table-cell table:style-name="ce2" table:formula="of:=[.H142]*66.73*3600" office:value-type="float" office:value="489608.6868">
            <text:p>489608.69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7582">
            <text:p>4.76</text:p>
          </table:table-cell>
          <table:table-cell table:style-name="ce11" table:formula="of:=[.O142]*14.2*3600" office:value-type="float" office:value="243239.184">
            <text:p>243239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1932">
            <text:p>1.19</text:p>
          </table:table-cell>
          <table:table-cell table:style-name="ce3" table:formula="of:=[.A143]*411120" office:value-type="float" office:value="490548.384">
            <text:p>490548</text:p>
          </table:table-cell>
          <table:table-cell table:style-name="Excel_20_Built-in_20_Normal" office:value-type="float" office:value="0.228">
            <text:p>0.23</text:p>
          </table:table-cell>
          <table:table-cell table:style-name="Excel_20_Built-in_20_Normal" table:number-columns-repeated="4"/>
          <table:table-cell table:style-name="Excel_20_Built-in_20_Normal" office:value-type="float" office:value="2.0531">
            <text:p>2.05</text:p>
          </table:table-cell>
          <table:table-cell table:style-name="ce2" table:formula="of:=[.H143]*66.73*3600" office:value-type="float" office:value="493212.1068">
            <text:p>493212.11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7934">
            <text:p>4.79</text:p>
          </table:table-cell>
          <table:table-cell table:style-name="ce11" table:formula="of:=[.O143]*14.2*3600" office:value-type="float" office:value="245038.608">
            <text:p>245039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019">
            <text:p>1.2</text:p>
          </table:table-cell>
          <table:table-cell table:style-name="ce3" table:formula="of:=[.A144]*411120" office:value-type="float" office:value="494125.128">
            <text:p>494125</text:p>
          </table:table-cell>
          <table:table-cell table:style-name="Excel_20_Built-in_20_Normal" office:value-type="float" office:value="0.226">
            <text:p>0.23</text:p>
          </table:table-cell>
          <table:table-cell table:style-name="Excel_20_Built-in_20_Normal" table:number-columns-repeated="4"/>
          <table:table-cell table:style-name="Excel_20_Built-in_20_Normal" office:value-type="float" office:value="2.068">
            <text:p>2.07</text:p>
          </table:table-cell>
          <table:table-cell table:style-name="ce2" table:formula="of:=[.H144]*66.73*3600" office:value-type="float" office:value="496791.504">
            <text:p>496791.5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8286">
            <text:p>4.83</text:p>
          </table:table-cell>
          <table:table-cell table:style-name="ce11" table:formula="of:=[.O144]*14.2*3600" office:value-type="float" office:value="246838.032">
            <text:p>246838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107">
            <text:p>1.21</text:p>
          </table:table-cell>
          <table:table-cell table:style-name="ce3" table:formula="of:=[.A145]*411120" office:value-type="float" office:value="497742.984">
            <text:p>497743</text:p>
          </table:table-cell>
          <table:table-cell table:style-name="Excel_20_Built-in_20_Normal" office:value-type="float" office:value="0.228">
            <text:p>0.23</text:p>
          </table:table-cell>
          <table:table-cell table:style-name="Excel_20_Built-in_20_Normal" table:number-columns-repeated="4"/>
          <table:table-cell table:style-name="Excel_20_Built-in_20_Normal" office:value-type="float" office:value="2.083">
            <text:p>2.08</text:p>
          </table:table-cell>
          <table:table-cell table:style-name="ce2" table:formula="of:=[.H145]*66.73*3600" office:value-type="float" office:value="500394.924">
            <text:p>500394.92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8638">
            <text:p>4.86</text:p>
          </table:table-cell>
          <table:table-cell table:style-name="ce11" table:formula="of:=[.O145]*14.2*3600" office:value-type="float" office:value="248637.456">
            <text:p>248637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194">
            <text:p>1.22</text:p>
          </table:table-cell>
          <table:table-cell table:style-name="ce3" table:formula="of:=[.A146]*411120" office:value-type="float" office:value="501319.728">
            <text:p>501320</text:p>
          </table:table-cell>
          <table:table-cell table:style-name="Excel_20_Built-in_20_Normal" office:value-type="float" office:value="0.242">
            <text:p>0.24</text:p>
          </table:table-cell>
          <table:table-cell table:style-name="Excel_20_Built-in_20_Normal" table:number-columns-repeated="4"/>
          <table:table-cell table:style-name="Excel_20_Built-in_20_Normal" office:value-type="float" office:value="2.098">
            <text:p>2.1</text:p>
          </table:table-cell>
          <table:table-cell table:style-name="ce2" table:formula="of:=[.H146]*66.73*3600" office:value-type="float" office:value="503998.344">
            <text:p>503998.34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8991">
            <text:p>4.9</text:p>
          </table:table-cell>
          <table:table-cell table:style-name="ce11" table:formula="of:=[.O146]*14.2*3600" office:value-type="float" office:value="250441.992">
            <text:p>250442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282">
            <text:p>1.23</text:p>
          </table:table-cell>
          <table:table-cell table:style-name="ce3" table:formula="of:=[.A147]*411120" office:value-type="float" office:value="504937.584">
            <text:p>504938</text:p>
          </table:table-cell>
          <table:table-cell table:style-name="Excel_20_Built-in_20_Normal" office:value-type="float" office:value="0.2527">
            <text:p>0.25</text:p>
          </table:table-cell>
          <table:table-cell table:style-name="Excel_20_Built-in_20_Normal" table:number-columns-repeated="4"/>
          <table:table-cell table:style-name="Excel_20_Built-in_20_Normal" office:value-type="float" office:value="2.113">
            <text:p>2.11</text:p>
          </table:table-cell>
          <table:table-cell table:style-name="ce2" table:formula="of:=[.H147]*66.73*3600" office:value-type="float" office:value="507601.764">
            <text:p>507601.76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9343">
            <text:p>4.93</text:p>
          </table:table-cell>
          <table:table-cell table:style-name="ce11" table:formula="of:=[.O147]*14.2*3600" office:value-type="float" office:value="252241.416">
            <text:p>252241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369">
            <text:p>1.24</text:p>
          </table:table-cell>
          <table:table-cell table:style-name="ce3" table:formula="of:=[.A148]*411120" office:value-type="float" office:value="508514.328">
            <text:p>508514</text:p>
          </table:table-cell>
          <table:table-cell table:style-name="Excel_20_Built-in_20_Normal" office:value-type="float" office:value="0.258">
            <text:p>0.26</text:p>
          </table:table-cell>
          <table:table-cell table:style-name="Excel_20_Built-in_20_Normal" table:number-columns-repeated="4"/>
          <table:table-cell table:style-name="Excel_20_Built-in_20_Normal" office:value-type="float" office:value="2.128">
            <text:p>2.13</text:p>
          </table:table-cell>
          <table:table-cell table:style-name="ce2" table:formula="of:=[.H148]*66.73*3600" office:value-type="float" office:value="511205.184">
            <text:p>511205.18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4.9695">
            <text:p>4.97</text:p>
          </table:table-cell>
          <table:table-cell table:style-name="ce11" table:formula="of:=[.O148]*14.2*3600" office:value-type="float" office:value="254040.84">
            <text:p>254041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457">
            <text:p>1.25</text:p>
          </table:table-cell>
          <table:table-cell table:style-name="ce3" table:formula="of:=[.A149]*411120" office:value-type="float" office:value="512132.184">
            <text:p>512132</text:p>
          </table:table-cell>
          <table:table-cell table:style-name="Excel_20_Built-in_20_Normal" office:value-type="float" office:value="0.2627">
            <text:p>0.26</text:p>
          </table:table-cell>
          <table:table-cell table:style-name="Excel_20_Built-in_20_Normal" table:number-columns-repeated="4"/>
          <table:table-cell table:style-name="Excel_20_Built-in_20_Normal" office:value-type="float" office:value="2.143">
            <text:p>2.14</text:p>
          </table:table-cell>
          <table:table-cell table:style-name="ce2" table:formula="of:=[.H149]*66.73*3600" office:value-type="float" office:value="514808.604">
            <text:p>514808.6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0047">
            <text:p>5</text:p>
          </table:table-cell>
          <table:table-cell table:style-name="ce11" table:formula="of:=[.O149]*14.2*3600" office:value-type="float" office:value="255840.264">
            <text:p>255840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544">
            <text:p>1.25</text:p>
          </table:table-cell>
          <table:table-cell table:style-name="ce3" table:formula="of:=[.A150]*411120" office:value-type="float" office:value="515708.928">
            <text:p>515709</text:p>
          </table:table-cell>
          <table:table-cell table:style-name="Excel_20_Built-in_20_Normal" office:value-type="float" office:value="0.26">
            <text:p>0.26</text:p>
          </table:table-cell>
          <table:table-cell table:style-name="Excel_20_Built-in_20_Normal" table:number-columns-repeated="4"/>
          <table:table-cell table:style-name="Excel_20_Built-in_20_Normal" office:value-type="float" office:value="2.158">
            <text:p>2.16</text:p>
          </table:table-cell>
          <table:table-cell table:style-name="ce2" table:formula="of:=[.H150]*66.73*3600" office:value-type="float" office:value="518412.024">
            <text:p>518412.02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0399">
            <text:p>5.04</text:p>
          </table:table-cell>
          <table:table-cell table:style-name="ce11" table:formula="of:=[.O150]*14.2*3600" office:value-type="float" office:value="257639.688">
            <text:p>257640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632">
            <text:p>1.26</text:p>
          </table:table-cell>
          <table:table-cell table:style-name="ce3" table:formula="of:=[.A151]*411120" office:value-type="float" office:value="519326.784">
            <text:p>519327</text:p>
          </table:table-cell>
          <table:table-cell table:style-name="Excel_20_Built-in_20_Normal" office:value-type="float" office:value="0.254">
            <text:p>0.25</text:p>
          </table:table-cell>
          <table:table-cell table:style-name="Excel_20_Built-in_20_Normal" table:number-columns-repeated="4"/>
          <table:table-cell table:style-name="Excel_20_Built-in_20_Normal" office:value-type="float" office:value="2.1729">
            <text:p>2.17</text:p>
          </table:table-cell>
          <table:table-cell table:style-name="ce2" table:formula="of:=[.H151]*66.73*3600" office:value-type="float" office:value="521991.4212">
            <text:p>521991.42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0751">
            <text:p>5.08</text:p>
          </table:table-cell>
          <table:table-cell table:style-name="ce11" table:formula="of:=[.O151]*14.2*3600" office:value-type="float" office:value="259439.112">
            <text:p>259439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719">
            <text:p>1.27</text:p>
          </table:table-cell>
          <table:table-cell table:style-name="ce3" table:formula="of:=[.A152]*411120" office:value-type="float" office:value="522903.528">
            <text:p>522904</text:p>
          </table:table-cell>
          <table:table-cell table:style-name="Excel_20_Built-in_20_Normal" office:value-type="float" office:value="0.2467">
            <text:p>0.25</text:p>
          </table:table-cell>
          <table:table-cell table:style-name="Excel_20_Built-in_20_Normal" table:number-columns-repeated="4"/>
          <table:table-cell table:style-name="Excel_20_Built-in_20_Normal" office:value-type="float" office:value="2.1879">
            <text:p>2.19</text:p>
          </table:table-cell>
          <table:table-cell table:style-name="ce2" table:formula="of:=[.H152]*66.73*3600" office:value-type="float" office:value="525594.8412">
            <text:p>525594.84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1103">
            <text:p>5.11</text:p>
          </table:table-cell>
          <table:table-cell table:style-name="ce11" table:formula="of:=[.O152]*14.2*3600" office:value-type="float" office:value="261238.536">
            <text:p>261239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807">
            <text:p>1.28</text:p>
          </table:table-cell>
          <table:table-cell table:style-name="ce3" table:formula="of:=[.A153]*411120" office:value-type="float" office:value="526521.384">
            <text:p>526521</text:p>
          </table:table-cell>
          <table:table-cell table:style-name="Excel_20_Built-in_20_Normal" office:value-type="float" office:value="0.2353">
            <text:p>0.24</text:p>
          </table:table-cell>
          <table:table-cell table:style-name="Excel_20_Built-in_20_Normal" table:number-columns-repeated="4"/>
          <table:table-cell table:style-name="Excel_20_Built-in_20_Normal" office:value-type="float" office:value="2.2029">
            <text:p>2.2</text:p>
          </table:table-cell>
          <table:table-cell table:style-name="ce2" table:formula="of:=[.H153]*66.73*3600" office:value-type="float" office:value="529198.2612">
            <text:p>529198.26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1455">
            <text:p>5.15</text:p>
          </table:table-cell>
          <table:table-cell table:style-name="ce11" table:formula="of:=[.O153]*14.2*3600" office:value-type="float" office:value="263037.96">
            <text:p>263038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894">
            <text:p>1.29</text:p>
          </table:table-cell>
          <table:table-cell table:style-name="ce3" table:formula="of:=[.A154]*411120" office:value-type="float" office:value="530098.128">
            <text:p>530098</text:p>
          </table:table-cell>
          <table:table-cell table:style-name="Excel_20_Built-in_20_Normal" office:value-type="float" office:value="0.214">
            <text:p>0.21</text:p>
          </table:table-cell>
          <table:table-cell table:style-name="Excel_20_Built-in_20_Normal" table:number-columns-repeated="4"/>
          <table:table-cell table:style-name="Excel_20_Built-in_20_Normal" office:value-type="float" office:value="2.2179">
            <text:p>2.22</text:p>
          </table:table-cell>
          <table:table-cell table:style-name="ce2" table:formula="of:=[.H154]*66.73*3600" office:value-type="float" office:value="532801.6812">
            <text:p>532801.68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1808">
            <text:p>5.18</text:p>
          </table:table-cell>
          <table:table-cell table:style-name="ce11" table:formula="of:=[.O154]*14.2*3600" office:value-type="float" office:value="264842.496">
            <text:p>264842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2982">
            <text:p>1.3</text:p>
          </table:table-cell>
          <table:table-cell table:style-name="ce3" table:formula="of:=[.A155]*411120" office:value-type="float" office:value="533715.984">
            <text:p>533716</text:p>
          </table:table-cell>
          <table:table-cell table:style-name="Excel_20_Built-in_20_Normal" office:value-type="float" office:value="0.192">
            <text:p>0.19</text:p>
          </table:table-cell>
          <table:table-cell table:style-name="Excel_20_Built-in_20_Normal" table:number-columns-repeated="4"/>
          <table:table-cell table:style-name="Excel_20_Built-in_20_Normal" office:value-type="float" office:value="2.2329">
            <text:p>2.23</text:p>
          </table:table-cell>
          <table:table-cell table:style-name="ce2" table:formula="of:=[.H155]*66.73*3600" office:value-type="float" office:value="536405.1012">
            <text:p>536405.1</text:p>
          </table:table-cell>
          <table:table-cell table:style-name="Excel_20_Built-in_20_Normal" office:value-type="float" office:value="0.0266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216">
            <text:p>5.22</text:p>
          </table:table-cell>
          <table:table-cell table:style-name="ce11" table:formula="of:=[.O155]*14.2*3600" office:value-type="float" office:value="266641.92">
            <text:p>266642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069">
            <text:p>1.31</text:p>
          </table:table-cell>
          <table:table-cell table:style-name="ce3" table:formula="of:=[.A156]*411120" office:value-type="float" office:value="537292.728">
            <text:p>537293</text:p>
          </table:table-cell>
          <table:table-cell table:style-name="Excel_20_Built-in_20_Normal" office:value-type="float" office:value="0.176">
            <text:p>0.18</text:p>
          </table:table-cell>
          <table:table-cell table:style-name="Excel_20_Built-in_20_Normal" table:number-columns-repeated="4"/>
          <table:table-cell table:style-name="Excel_20_Built-in_20_Normal" office:value-type="float" office:value="2.2479">
            <text:p>2.25</text:p>
          </table:table-cell>
          <table:table-cell table:style-name="ce2" table:formula="of:=[.H156]*66.73*3600" office:value-type="float" office:value="540008.5212">
            <text:p>540008.52</text:p>
          </table:table-cell>
          <table:table-cell table:style-name="Excel_20_Built-in_20_Normal" office:value-type="float" office:value="0.0266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2512">
            <text:p>5.25</text:p>
          </table:table-cell>
          <table:table-cell table:style-name="ce11" table:formula="of:=[.O156]*14.2*3600" office:value-type="float" office:value="268441.344">
            <text:p>268441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157">
            <text:p>1.32</text:p>
          </table:table-cell>
          <table:table-cell table:style-name="ce3" table:formula="of:=[.A157]*411120" office:value-type="float" office:value="540910.584">
            <text:p>540911</text:p>
          </table:table-cell>
          <table:table-cell table:style-name="Excel_20_Built-in_20_Normal" office:value-type="float" office:value="0.17">
            <text:p>0.17</text:p>
          </table:table-cell>
          <table:table-cell table:style-name="Excel_20_Built-in_20_Normal" table:number-columns-repeated="4"/>
          <table:table-cell table:style-name="Excel_20_Built-in_20_Normal" office:value-type="float" office:value="2.2629">
            <text:p>2.26</text:p>
          </table:table-cell>
          <table:table-cell table:style-name="ce2" table:formula="of:=[.H157]*66.73*3600" office:value-type="float" office:value="543611.9412">
            <text:p>543611.94</text:p>
          </table:table-cell>
          <table:table-cell table:style-name="Excel_20_Built-in_20_Normal" office:value-type="float" office:value="0.0259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2864">
            <text:p>5.29</text:p>
          </table:table-cell>
          <table:table-cell table:style-name="ce11" table:formula="of:=[.O157]*14.2*3600" office:value-type="float" office:value="270240.768">
            <text:p>270241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244">
            <text:p>1.32</text:p>
          </table:table-cell>
          <table:table-cell table:style-name="ce3" table:formula="of:=[.A158]*411120" office:value-type="float" office:value="544487.328">
            <text:p>544487</text:p>
          </table:table-cell>
          <table:table-cell table:style-name="Excel_20_Built-in_20_Normal" office:value-type="float" office:value="0.164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2778">
            <text:p>2.28</text:p>
          </table:table-cell>
          <table:table-cell table:style-name="ce2" table:formula="of:=[.H158]*66.73*3600" office:value-type="float" office:value="547191.3384">
            <text:p>547191.34</text:p>
          </table:table-cell>
          <table:table-cell table:style-name="Excel_20_Built-in_20_Normal" office:value-type="float" office:value="0.0252">
            <text:p>0.03</text:p>
          </table:table-cell>
          <table:table-cell table:style-name="Excel_20_Built-in_20_Normal" table:number-columns-repeated="4"/>
          <table:table-cell table:style-name="Excel_20_Built-in_20_Normal" office:value-type="float" office:value="5.3216">
            <text:p>5.32</text:p>
          </table:table-cell>
          <table:table-cell table:style-name="ce11" table:formula="of:=[.O158]*14.2*3600" office:value-type="float" office:value="272040.192">
            <text:p>272040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332">
            <text:p>1.33</text:p>
          </table:table-cell>
          <table:table-cell table:style-name="ce3" table:formula="of:=[.A159]*411120" office:value-type="float" office:value="548105.184">
            <text:p>548105</text:p>
          </table:table-cell>
          <table:table-cell table:style-name="Excel_20_Built-in_20_Normal" office:value-type="float" office:value="0.1627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2928">
            <text:p>2.29</text:p>
          </table:table-cell>
          <table:table-cell table:style-name="ce2" table:formula="of:=[.H159]*66.73*3600" office:value-type="float" office:value="550794.7584">
            <text:p>550794.76</text:p>
          </table:table-cell>
          <table:table-cell table:style-name="Excel_20_Built-in_20_Normal" office:value-type="float" office:value="0.0238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3568">
            <text:p>5.36</text:p>
          </table:table-cell>
          <table:table-cell table:style-name="ce11" table:formula="of:=[.O159]*14.2*3600" office:value-type="float" office:value="273839.616">
            <text:p>273840</text:p>
          </table:table-cell>
          <table:table-cell table:style-name="ce7" office:value-type="float" office:value="0.0053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419">
            <text:p>1.34</text:p>
          </table:table-cell>
          <table:table-cell table:style-name="ce3" table:formula="of:=[.A160]*411120" office:value-type="float" office:value="551681.928">
            <text:p>551682</text:p>
          </table:table-cell>
          <table:table-cell table:style-name="Excel_20_Built-in_20_Normal" office:value-type="float" office:value="0.1627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3078">
            <text:p>2.31</text:p>
          </table:table-cell>
          <table:table-cell table:style-name="ce2" table:formula="of:=[.H160]*66.73*3600" office:value-type="float" office:value="554398.1784">
            <text:p>554398.18</text:p>
          </table:table-cell>
          <table:table-cell table:style-name="Excel_20_Built-in_20_Normal" office:value-type="float" office:value="0.023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392">
            <text:p>5.39</text:p>
          </table:table-cell>
          <table:table-cell table:style-name="ce11" table:formula="of:=[.O160]*14.2*3600" office:value-type="float" office:value="275639.04">
            <text:p>275639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507">
            <text:p>1.35</text:p>
          </table:table-cell>
          <table:table-cell table:style-name="ce3" table:formula="of:=[.A161]*411120" office:value-type="float" office:value="555299.784">
            <text:p>555300</text:p>
          </table:table-cell>
          <table:table-cell table:style-name="Excel_20_Built-in_20_Normal" office:value-type="float" office:value="0.1613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3228">
            <text:p>2.32</text:p>
          </table:table-cell>
          <table:table-cell table:style-name="ce2" table:formula="of:=[.H161]*66.73*3600" office:value-type="float" office:value="558001.5984">
            <text:p>558001.6</text:p>
          </table:table-cell>
          <table:table-cell table:style-name="Excel_20_Built-in_20_Normal" office:value-type="float" office:value="0.023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4272">
            <text:p>5.43</text:p>
          </table:table-cell>
          <table:table-cell table:style-name="ce11" table:formula="of:=[.O161]*14.2*3600" office:value-type="float" office:value="277438.464">
            <text:p>277438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595">
            <text:p>1.36</text:p>
          </table:table-cell>
          <table:table-cell table:style-name="ce3" table:formula="of:=[.A162]*411120" office:value-type="float" office:value="558917.64">
            <text:p>558918</text:p>
          </table:table-cell>
          <table:table-cell table:style-name="Excel_20_Built-in_20_Normal" office:value-type="float" office:value="0.1607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3378">
            <text:p>2.34</text:p>
          </table:table-cell>
          <table:table-cell table:style-name="ce2" table:formula="of:=[.H162]*66.73*3600" office:value-type="float" office:value="561605.0184">
            <text:p>561605.02</text:p>
          </table:table-cell>
          <table:table-cell table:style-name="Excel_20_Built-in_20_Normal" office:value-type="float" office:value="0.0224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4624">
            <text:p>5.46</text:p>
          </table:table-cell>
          <table:table-cell table:style-name="ce11" table:formula="of:=[.O162]*14.2*3600" office:value-type="float" office:value="279237.888">
            <text:p>279238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682">
            <text:p>1.37</text:p>
          </table:table-cell>
          <table:table-cell table:style-name="ce3" table:formula="of:=[.A163]*411120" office:value-type="float" office:value="562494.384">
            <text:p>562494</text:p>
          </table:table-cell>
          <table:table-cell table:style-name="Excel_20_Built-in_20_Normal" office:value-type="float" office:value="0.1613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3528">
            <text:p>2.35</text:p>
          </table:table-cell>
          <table:table-cell table:style-name="ce2" table:formula="of:=[.H163]*66.73*3600" office:value-type="float" office:value="565208.4384">
            <text:p>565208.44</text:p>
          </table:table-cell>
          <table:table-cell table:style-name="Excel_20_Built-in_20_Normal" office:value-type="float" office:value="0.0224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4977">
            <text:p>5.5</text:p>
          </table:table-cell>
          <table:table-cell table:style-name="ce11" table:formula="of:=[.O163]*14.2*3600" office:value-type="float" office:value="281042.424">
            <text:p>281042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77">
            <text:p>1.38</text:p>
          </table:table-cell>
          <table:table-cell table:style-name="ce3" table:formula="of:=[.A164]*411120" office:value-type="float" office:value="566112.24">
            <text:p>566112</text:p>
          </table:table-cell>
          <table:table-cell table:style-name="Excel_20_Built-in_20_Normal" office:value-type="float" office:value="0.1593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3678">
            <text:p>2.37</text:p>
          </table:table-cell>
          <table:table-cell table:style-name="ce2" table:formula="of:=[.H164]*66.73*3600" office:value-type="float" office:value="568811.8584">
            <text:p>568811.86</text:p>
          </table:table-cell>
          <table:table-cell table:style-name="Excel_20_Built-in_20_Normal" office:value-type="float" office:value="0.0217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5329">
            <text:p>5.53</text:p>
          </table:table-cell>
          <table:table-cell table:style-name="ce11" table:formula="of:=[.O164]*14.2*3600" office:value-type="float" office:value="282841.848">
            <text:p>282842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857">
            <text:p>1.39</text:p>
          </table:table-cell>
          <table:table-cell table:style-name="ce3" table:formula="of:=[.A165]*411120" office:value-type="float" office:value="569688.984">
            <text:p>569689</text:p>
          </table:table-cell>
          <table:table-cell table:style-name="Excel_20_Built-in_20_Normal" office:value-type="float" office:value="0.158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3827">
            <text:p>2.38</text:p>
          </table:table-cell>
          <table:table-cell table:style-name="ce2" table:formula="of:=[.H165]*66.73*3600" office:value-type="float" office:value="572391.2556">
            <text:p>572391.26</text:p>
          </table:table-cell>
          <table:table-cell table:style-name="Excel_20_Built-in_20_Normal" office:value-type="float" office:value="0.0217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5681">
            <text:p>5.57</text:p>
          </table:table-cell>
          <table:table-cell table:style-name="ce11" table:formula="of:=[.O165]*14.2*3600" office:value-type="float" office:value="284641.272">
            <text:p>284641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3945">
            <text:p>1.39</text:p>
          </table:table-cell>
          <table:table-cell table:style-name="ce3" table:formula="of:=[.A166]*411120" office:value-type="float" office:value="573306.84">
            <text:p>573307</text:p>
          </table:table-cell>
          <table:table-cell table:style-name="Excel_20_Built-in_20_Normal" office:value-type="float" office:value="0.1513">
            <text:p>0.15</text:p>
          </table:table-cell>
          <table:table-cell table:style-name="Excel_20_Built-in_20_Normal" table:number-columns-repeated="4"/>
          <table:table-cell table:style-name="Excel_20_Built-in_20_Normal" office:value-type="float" office:value="2.3977">
            <text:p>2.4</text:p>
          </table:table-cell>
          <table:table-cell table:style-name="ce2" table:formula="of:=[.H166]*66.73*3600" office:value-type="float" office:value="575994.6756">
            <text:p>575994.68</text:p>
          </table:table-cell>
          <table:table-cell table:style-name="Excel_20_Built-in_20_Normal" office:value-type="float" office:value="0.02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6033">
            <text:p>5.6</text:p>
          </table:table-cell>
          <table:table-cell table:style-name="ce11" table:formula="of:=[.O166]*14.2*3600" office:value-type="float" office:value="286440.696">
            <text:p>286441</text:p>
          </table:table-cell>
          <table:table-cell table:style-name="ce7" office:value-type="float" office:value="0.0046">
            <text:p>0.005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032">
            <text:p>1.4</text:p>
          </table:table-cell>
          <table:table-cell table:style-name="ce3" table:formula="of:=[.A167]*411120" office:value-type="float" office:value="576883.584">
            <text:p>576884</text:p>
          </table:table-cell>
          <table:table-cell table:style-name="Excel_20_Built-in_20_Normal" office:value-type="float" office:value="0.1447">
            <text:p>0.14</text:p>
          </table:table-cell>
          <table:table-cell table:style-name="Excel_20_Built-in_20_Normal" table:number-columns-repeated="4"/>
          <table:table-cell table:style-name="Excel_20_Built-in_20_Normal" office:value-type="float" office:value="2.4127">
            <text:p>2.41</text:p>
          </table:table-cell>
          <table:table-cell table:style-name="ce2" table:formula="of:=[.H167]*66.73*3600" office:value-type="float" office:value="579598.0956">
            <text:p>579598.1</text:p>
          </table:table-cell>
          <table:table-cell table:style-name="Excel_20_Built-in_20_Normal" office:value-type="float" office:value="0.02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6385">
            <text:p>5.64</text:p>
          </table:table-cell>
          <table:table-cell table:style-name="ce11" table:formula="of:=[.O167]*14.2*3600" office:value-type="float" office:value="288240.12">
            <text:p>288240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12">
            <text:p>1.41</text:p>
          </table:table-cell>
          <table:table-cell table:style-name="ce3" table:formula="of:=[.A168]*411120" office:value-type="float" office:value="580501.44">
            <text:p>580501</text:p>
          </table:table-cell>
          <table:table-cell table:style-name="Excel_20_Built-in_20_Normal" office:value-type="float" office:value="0.142">
            <text:p>0.14</text:p>
          </table:table-cell>
          <table:table-cell table:style-name="Excel_20_Built-in_20_Normal" table:number-columns-repeated="4"/>
          <table:table-cell table:style-name="Excel_20_Built-in_20_Normal" office:value-type="float" office:value="2.4277">
            <text:p>2.43</text:p>
          </table:table-cell>
          <table:table-cell table:style-name="ce2" table:formula="of:=[.H168]*66.73*3600" office:value-type="float" office:value="583201.5156">
            <text:p>583201.52</text:p>
          </table:table-cell>
          <table:table-cell table:style-name="Excel_20_Built-in_20_Normal" office:value-type="float" office:value="0.02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6737">
            <text:p>5.67</text:p>
          </table:table-cell>
          <table:table-cell table:style-name="ce11" table:formula="of:=[.O168]*14.2*3600" office:value-type="float" office:value="290039.544">
            <text:p>290040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207">
            <text:p>1.42</text:p>
          </table:table-cell>
          <table:table-cell table:style-name="ce3" table:formula="of:=[.A169]*411120" office:value-type="float" office:value="584078.184">
            <text:p>584078</text:p>
          </table:table-cell>
          <table:table-cell table:style-name="Excel_20_Built-in_20_Normal" office:value-type="float" office:value="0.14">
            <text:p>0.14</text:p>
          </table:table-cell>
          <table:table-cell table:style-name="Excel_20_Built-in_20_Normal" table:number-columns-repeated="4"/>
          <table:table-cell table:style-name="Excel_20_Built-in_20_Normal" office:value-type="float" office:value="2.4427">
            <text:p>2.44</text:p>
          </table:table-cell>
          <table:table-cell table:style-name="ce2" table:formula="of:=[.H169]*66.73*3600" office:value-type="float" office:value="586804.9356">
            <text:p>586804.94</text:p>
          </table:table-cell>
          <table:table-cell table:style-name="Excel_20_Built-in_20_Normal" office:value-type="float" office:value="0.02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7089">
            <text:p>5.71</text:p>
          </table:table-cell>
          <table:table-cell table:style-name="ce11" table:formula="of:=[.O169]*14.2*3600" office:value-type="float" office:value="291838.968">
            <text:p>291839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295">
            <text:p>1.43</text:p>
          </table:table-cell>
          <table:table-cell table:style-name="ce3" table:formula="of:=[.A170]*411120" office:value-type="float" office:value="587696.04">
            <text:p>587696</text:p>
          </table:table-cell>
          <table:table-cell table:style-name="Excel_20_Built-in_20_Normal" office:value-type="float" office:value="0.1387">
            <text:p>0.14</text:p>
          </table:table-cell>
          <table:table-cell table:style-name="Excel_20_Built-in_20_Normal" table:number-columns-repeated="4"/>
          <table:table-cell table:style-name="Excel_20_Built-in_20_Normal" office:value-type="float" office:value="2.4577">
            <text:p>2.46</text:p>
          </table:table-cell>
          <table:table-cell table:style-name="ce2" table:formula="of:=[.H170]*66.73*3600" office:value-type="float" office:value="590408.3556">
            <text:p>590408.36</text:p>
          </table:table-cell>
          <table:table-cell table:style-name="Excel_20_Built-in_20_Normal" office:value-type="float" office:value="0.02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7441">
            <text:p>5.74</text:p>
          </table:table-cell>
          <table:table-cell table:style-name="ce11" table:formula="of:=[.O170]*14.2*3600" office:value-type="float" office:value="293638.392">
            <text:p>293638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382">
            <text:p>1.44</text:p>
          </table:table-cell>
          <table:table-cell table:style-name="ce3" table:formula="of:=[.A171]*411120" office:value-type="float" office:value="591272.784">
            <text:p>591273</text:p>
          </table:table-cell>
          <table:table-cell table:style-name="Excel_20_Built-in_20_Normal" office:value-type="float" office:value="0.142">
            <text:p>0.14</text:p>
          </table:table-cell>
          <table:table-cell table:style-name="Excel_20_Built-in_20_Normal" table:number-columns-repeated="4"/>
          <table:table-cell table:style-name="Excel_20_Built-in_20_Normal" office:value-type="float" office:value="2.4727">
            <text:p>2.47</text:p>
          </table:table-cell>
          <table:table-cell table:style-name="ce2" table:formula="of:=[.H171]*66.73*3600" office:value-type="float" office:value="594011.7756">
            <text:p>594011.78</text:p>
          </table:table-cell>
          <table:table-cell table:style-name="Excel_20_Built-in_20_Normal" office:value-type="float" office:value="0.0203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7793">
            <text:p>5.78</text:p>
          </table:table-cell>
          <table:table-cell table:style-name="ce11" table:formula="of:=[.O171]*14.2*3600" office:value-type="float" office:value="295437.816">
            <text:p>295438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47">
            <text:p>1.45</text:p>
          </table:table-cell>
          <table:table-cell table:style-name="ce3" table:formula="of:=[.A172]*411120" office:value-type="float" office:value="594890.64">
            <text:p>594891</text:p>
          </table:table-cell>
          <table:table-cell table:style-name="Excel_20_Built-in_20_Normal" office:value-type="float" office:value="0.148">
            <text:p>0.15</text:p>
          </table:table-cell>
          <table:table-cell table:style-name="Excel_20_Built-in_20_Normal" table:number-columns-repeated="4"/>
          <table:table-cell table:style-name="Excel_20_Built-in_20_Normal" office:value-type="float" office:value="2.4876">
            <text:p>2.49</text:p>
          </table:table-cell>
          <table:table-cell table:style-name="ce2" table:formula="of:=[.H172]*66.73*3600" office:value-type="float" office:value="597591.1728">
            <text:p>597591.17</text:p>
          </table:table-cell>
          <table:table-cell table:style-name="Excel_20_Built-in_20_Normal" office:value-type="float" office:value="0.02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8146">
            <text:p>5.81</text:p>
          </table:table-cell>
          <table:table-cell table:style-name="ce11" table:formula="of:=[.O172]*14.2*3600" office:value-type="float" office:value="297242.352">
            <text:p>297242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557">
            <text:p>1.46</text:p>
          </table:table-cell>
          <table:table-cell table:style-name="ce3" table:formula="of:=[.A173]*411120" office:value-type="float" office:value="598467.384">
            <text:p>598467</text:p>
          </table:table-cell>
          <table:table-cell table:style-name="Excel_20_Built-in_20_Normal" office:value-type="float" office:value="0.1573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5026">
            <text:p>2.5</text:p>
          </table:table-cell>
          <table:table-cell table:style-name="ce2" table:formula="of:=[.H173]*66.73*3600" office:value-type="float" office:value="601194.5928">
            <text:p>601194.59</text:p>
          </table:table-cell>
          <table:table-cell table:style-name="Excel_20_Built-in_20_Normal" office:value-type="float" office:value="0.0224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8498">
            <text:p>5.85</text:p>
          </table:table-cell>
          <table:table-cell table:style-name="ce11" table:formula="of:=[.O173]*14.2*3600" office:value-type="float" office:value="299041.776">
            <text:p>299042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645">
            <text:p>1.46</text:p>
          </table:table-cell>
          <table:table-cell table:style-name="ce3" table:formula="of:=[.A174]*411120" office:value-type="float" office:value="602085.24">
            <text:p>602085</text:p>
          </table:table-cell>
          <table:table-cell table:style-name="Excel_20_Built-in_20_Normal" office:value-type="float" office:value="0.1573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5176">
            <text:p>2.52</text:p>
          </table:table-cell>
          <table:table-cell table:style-name="ce2" table:formula="of:=[.H174]*66.73*3600" office:value-type="float" office:value="604798.0128">
            <text:p>604798.01</text:p>
          </table:table-cell>
          <table:table-cell table:style-name="Excel_20_Built-in_20_Normal" office:value-type="float" office:value="0.023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885">
            <text:p>5.89</text:p>
          </table:table-cell>
          <table:table-cell table:style-name="ce11" table:formula="of:=[.O174]*14.2*3600" office:value-type="float" office:value="300841.2">
            <text:p>300841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732">
            <text:p>1.47</text:p>
          </table:table-cell>
          <table:table-cell table:style-name="ce3" table:formula="of:=[.A175]*411120" office:value-type="float" office:value="605661.984">
            <text:p>605662</text:p>
          </table:table-cell>
          <table:table-cell table:style-name="Excel_20_Built-in_20_Normal" office:value-type="float" office:value="0.158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5326">
            <text:p>2.53</text:p>
          </table:table-cell>
          <table:table-cell table:style-name="ce2" table:formula="of:=[.H175]*66.73*3600" office:value-type="float" office:value="608401.4328">
            <text:p>608401.43</text:p>
          </table:table-cell>
          <table:table-cell table:style-name="Excel_20_Built-in_20_Normal" office:value-type="float" office:value="0.023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9202">
            <text:p>5.92</text:p>
          </table:table-cell>
          <table:table-cell table:style-name="ce11" table:formula="of:=[.O175]*14.2*3600" office:value-type="float" office:value="302640.624">
            <text:p>302641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82">
            <text:p>1.48</text:p>
          </table:table-cell>
          <table:table-cell table:style-name="ce3" table:formula="of:=[.A176]*411120" office:value-type="float" office:value="609279.84">
            <text:p>609280</text:p>
          </table:table-cell>
          <table:table-cell table:style-name="Excel_20_Built-in_20_Normal" office:value-type="float" office:value="0.1567">
            <text:p>0.16</text:p>
          </table:table-cell>
          <table:table-cell table:style-name="Excel_20_Built-in_20_Normal" table:number-columns-repeated="4"/>
          <table:table-cell table:style-name="Excel_20_Built-in_20_Normal" office:value-type="float" office:value="2.5476">
            <text:p>2.55</text:p>
          </table:table-cell>
          <table:table-cell table:style-name="ce2" table:formula="of:=[.H176]*66.73*3600" office:value-type="float" office:value="612004.8528">
            <text:p>612004.85</text:p>
          </table:table-cell>
          <table:table-cell table:style-name="Excel_20_Built-in_20_Normal" office:value-type="float" office:value="0.023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9554">
            <text:p>5.96</text:p>
          </table:table-cell>
          <table:table-cell table:style-name="ce11" table:formula="of:=[.O176]*14.2*3600" office:value-type="float" office:value="304440.048">
            <text:p>304440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907">
            <text:p>1.49</text:p>
          </table:table-cell>
          <table:table-cell table:style-name="ce3" table:formula="of:=[.A177]*411120" office:value-type="float" office:value="612856.584">
            <text:p>612857</text:p>
          </table:table-cell>
          <table:table-cell table:style-name="Excel_20_Built-in_20_Normal" office:value-type="float" office:value="0.1493">
            <text:p>0.15</text:p>
          </table:table-cell>
          <table:table-cell table:style-name="Excel_20_Built-in_20_Normal" table:number-columns-repeated="4"/>
          <table:table-cell table:style-name="Excel_20_Built-in_20_Normal" office:value-type="float" office:value="2.5626">
            <text:p>2.56</text:p>
          </table:table-cell>
          <table:table-cell table:style-name="ce2" table:formula="of:=[.H177]*66.73*3600" office:value-type="float" office:value="615608.2728">
            <text:p>615608.27</text:p>
          </table:table-cell>
          <table:table-cell table:style-name="Excel_20_Built-in_20_Normal" office:value-type="float" office:value="0.0224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5.9906">
            <text:p>5.99</text:p>
          </table:table-cell>
          <table:table-cell table:style-name="ce11" table:formula="of:=[.O177]*14.2*3600" office:value-type="float" office:value="306239.472">
            <text:p>306239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4995">
            <text:p>1.5</text:p>
          </table:table-cell>
          <table:table-cell table:style-name="ce3" table:formula="of:=[.A178]*411120" office:value-type="float" office:value="616474.44">
            <text:p>616474</text:p>
          </table:table-cell>
          <table:table-cell table:style-name="Excel_20_Built-in_20_Normal" office:value-type="float" office:value="0.136">
            <text:p>0.14</text:p>
          </table:table-cell>
          <table:table-cell table:style-name="Excel_20_Built-in_20_Normal" table:number-columns-repeated="4"/>
          <table:table-cell table:style-name="Excel_20_Built-in_20_Normal" office:value-type="float" office:value="2.5776">
            <text:p>2.58</text:p>
          </table:table-cell>
          <table:table-cell table:style-name="ce2" table:formula="of:=[.H178]*66.73*3600" office:value-type="float" office:value="619211.6928">
            <text:p>619211.69</text:p>
          </table:table-cell>
          <table:table-cell table:style-name="Excel_20_Built-in_20_Normal" office:value-type="float" office:value="0.0203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6.0258">
            <text:p>6.03</text:p>
          </table:table-cell>
          <table:table-cell table:style-name="ce11" table:formula="of:=[.O178]*14.2*3600" office:value-type="float" office:value="308038.896">
            <text:p>308039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083">
            <text:p>1.51</text:p>
          </table:table-cell>
          <table:table-cell table:style-name="ce3" table:formula="of:=[.A179]*411120" office:value-type="float" office:value="620092.296">
            <text:p>620092</text:p>
          </table:table-cell>
          <table:table-cell table:style-name="Excel_20_Built-in_20_Normal" office:value-type="float" office:value="0.1213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2.5925">
            <text:p>2.59</text:p>
          </table:table-cell>
          <table:table-cell table:style-name="ce2" table:formula="of:=[.H179]*66.73*3600" office:value-type="float" office:value="622791.09">
            <text:p>622791.09</text:p>
          </table:table-cell>
          <table:table-cell table:style-name="Excel_20_Built-in_20_Normal" office:value-type="float" office:value="0.0189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6.061">
            <text:p>6.06</text:p>
          </table:table-cell>
          <table:table-cell table:style-name="ce11" table:formula="of:=[.O179]*14.2*3600" office:value-type="float" office:value="309838.32">
            <text:p>309838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17">
            <text:p>1.52</text:p>
          </table:table-cell>
          <table:table-cell table:style-name="ce3" table:formula="of:=[.A180]*411120" office:value-type="float" office:value="623669.04">
            <text:p>623669</text:p>
          </table:table-cell>
          <table:table-cell table:style-name="Excel_20_Built-in_20_Normal" office:value-type="float" office:value="0.1127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6075">
            <text:p>2.61</text:p>
          </table:table-cell>
          <table:table-cell table:style-name="ce2" table:formula="of:=[.H180]*66.73*3600" office:value-type="float" office:value="626394.51">
            <text:p>626394.51</text:p>
          </table:table-cell>
          <table:table-cell table:style-name="Excel_20_Built-in_20_Normal" office:value-type="float" office:value="0.0175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6.0962">
            <text:p>6.1</text:p>
          </table:table-cell>
          <table:table-cell table:style-name="ce11" table:formula="of:=[.O180]*14.2*3600" office:value-type="float" office:value="311637.744">
            <text:p>311638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258">
            <text:p>1.53</text:p>
          </table:table-cell>
          <table:table-cell table:style-name="ce3" table:formula="of:=[.A181]*411120" office:value-type="float" office:value="627286.896">
            <text:p>627287</text:p>
          </table:table-cell>
          <table:table-cell table:style-name="Excel_20_Built-in_20_Normal" office:value-type="float" office:value="0.1107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6225">
            <text:p>2.62</text:p>
          </table:table-cell>
          <table:table-cell table:style-name="ce2" table:formula="of:=[.H181]*66.73*3600" office:value-type="float" office:value="629997.93">
            <text:p>629997.93</text:p>
          </table:table-cell>
          <table:table-cell table:style-name="Excel_20_Built-in_20_Normal" office:value-type="float" office:value="0.016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6.1315">
            <text:p>6.13</text:p>
          </table:table-cell>
          <table:table-cell table:style-name="ce11" table:formula="of:=[.O181]*14.2*3600" office:value-type="float" office:value="313442.28">
            <text:p>313442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345">
            <text:p>1.53</text:p>
          </table:table-cell>
          <table:table-cell table:style-name="ce3" table:formula="of:=[.A182]*411120" office:value-type="float" office:value="630863.64">
            <text:p>630864</text:p>
          </table:table-cell>
          <table:table-cell table:style-name="Excel_20_Built-in_20_Normal" office:value-type="float" office:value="0.1087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6375">
            <text:p>2.64</text:p>
          </table:table-cell>
          <table:table-cell table:style-name="ce2" table:formula="of:=[.H182]*66.73*3600" office:value-type="float" office:value="633601.35">
            <text:p>633601.35</text:p>
          </table:table-cell>
          <table:table-cell table:style-name="Excel_20_Built-in_20_Normal" office:value-type="float" office:value="0.0154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6.1667">
            <text:p>6.17</text:p>
          </table:table-cell>
          <table:table-cell table:style-name="ce11" table:formula="of:=[.O182]*14.2*3600" office:value-type="float" office:value="315241.704">
            <text:p>315242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433">
            <text:p>1.54</text:p>
          </table:table-cell>
          <table:table-cell table:style-name="ce3" table:formula="of:=[.A183]*411120" office:value-type="float" office:value="634481.496">
            <text:p>634481</text:p>
          </table:table-cell>
          <table:table-cell table:style-name="Excel_20_Built-in_20_Normal" office:value-type="float" office:value="0.11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6525">
            <text:p>2.65</text:p>
          </table:table-cell>
          <table:table-cell table:style-name="ce2" table:formula="of:=[.H183]*66.73*3600" office:value-type="float" office:value="637204.77">
            <text:p>637204.77</text:p>
          </table:table-cell>
          <table:table-cell table:style-name="Excel_20_Built-in_20_Normal" office:value-type="float" office:value="0.0154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6.2019">
            <text:p>6.2</text:p>
          </table:table-cell>
          <table:table-cell table:style-name="ce11" table:formula="of:=[.O183]*14.2*3600" office:value-type="float" office:value="317041.128">
            <text:p>317041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52">
            <text:p>1.55</text:p>
          </table:table-cell>
          <table:table-cell table:style-name="ce3" table:formula="of:=[.A184]*411120" office:value-type="float" office:value="638058.24">
            <text:p>638058</text:p>
          </table:table-cell>
          <table:table-cell table:style-name="Excel_20_Built-in_20_Normal" office:value-type="float" office:value="0.1127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6675">
            <text:p>2.67</text:p>
          </table:table-cell>
          <table:table-cell table:style-name="ce2" table:formula="of:=[.H184]*66.73*3600" office:value-type="float" office:value="640808.19">
            <text:p>640808.19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2371">
            <text:p>6.24</text:p>
          </table:table-cell>
          <table:table-cell table:style-name="ce11" table:formula="of:=[.O184]*14.2*3600" office:value-type="float" office:value="318840.552">
            <text:p>318841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608">
            <text:p>1.56</text:p>
          </table:table-cell>
          <table:table-cell table:style-name="ce3" table:formula="of:=[.A185]*411120" office:value-type="float" office:value="641676.096">
            <text:p>641676</text:p>
          </table:table-cell>
          <table:table-cell table:style-name="Excel_20_Built-in_20_Normal" office:value-type="float" office:value="0.114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6825">
            <text:p>2.68</text:p>
          </table:table-cell>
          <table:table-cell table:style-name="ce2" table:formula="of:=[.H185]*66.73*3600" office:value-type="float" office:value="644411.61">
            <text:p>644411.61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2723">
            <text:p>6.27</text:p>
          </table:table-cell>
          <table:table-cell table:style-name="ce11" table:formula="of:=[.O185]*14.2*3600" office:value-type="float" office:value="320639.976">
            <text:p>320640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695">
            <text:p>1.57</text:p>
          </table:table-cell>
          <table:table-cell table:style-name="ce3" table:formula="of:=[.A186]*411120" office:value-type="float" office:value="645252.84">
            <text:p>645253</text:p>
          </table:table-cell>
          <table:table-cell table:style-name="Excel_20_Built-in_20_Normal" office:value-type="float" office:value="0.116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2.6974">
            <text:p>2.7</text:p>
          </table:table-cell>
          <table:table-cell table:style-name="ce2" table:formula="of:=[.H186]*66.73*3600" office:value-type="float" office:value="647991.0072">
            <text:p>647991.01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3075">
            <text:p>6.31</text:p>
          </table:table-cell>
          <table:table-cell table:style-name="ce11" table:formula="of:=[.O186]*14.2*3600" office:value-type="float" office:value="322439.4">
            <text:p>322439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783">
            <text:p>1.58</text:p>
          </table:table-cell>
          <table:table-cell table:style-name="ce3" table:formula="of:=[.A187]*411120" office:value-type="float" office:value="648870.696">
            <text:p>648871</text:p>
          </table:table-cell>
          <table:table-cell table:style-name="Excel_20_Built-in_20_Normal" office:value-type="float" office:value="0.1173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2.7124">
            <text:p>2.71</text:p>
          </table:table-cell>
          <table:table-cell table:style-name="ce2" table:formula="of:=[.H187]*66.73*3600" office:value-type="float" office:value="651594.4272">
            <text:p>651594.43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3427">
            <text:p>6.34</text:p>
          </table:table-cell>
          <table:table-cell table:style-name="ce11" table:formula="of:=[.O187]*14.2*3600" office:value-type="float" office:value="324238.824">
            <text:p>324239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87">
            <text:p>1.59</text:p>
          </table:table-cell>
          <table:table-cell table:style-name="ce3" table:formula="of:=[.A188]*411120" office:value-type="float" office:value="652447.44">
            <text:p>652447</text:p>
          </table:table-cell>
          <table:table-cell table:style-name="Excel_20_Built-in_20_Normal" office:value-type="float" office:value="0.1207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2.7274">
            <text:p>2.73</text:p>
          </table:table-cell>
          <table:table-cell table:style-name="ce2" table:formula="of:=[.H188]*66.73*3600" office:value-type="float" office:value="655197.8472">
            <text:p>655197.85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3779">
            <text:p>6.38</text:p>
          </table:table-cell>
          <table:table-cell table:style-name="ce11" table:formula="of:=[.O188]*14.2*3600" office:value-type="float" office:value="326038.248">
            <text:p>326038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5958">
            <text:p>1.6</text:p>
          </table:table-cell>
          <table:table-cell table:style-name="ce3" table:formula="of:=[.A189]*411120" office:value-type="float" office:value="656065.296">
            <text:p>656065</text:p>
          </table:table-cell>
          <table:table-cell table:style-name="Excel_20_Built-in_20_Normal" office:value-type="float" office:value="0.1207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2.7424">
            <text:p>2.74</text:p>
          </table:table-cell>
          <table:table-cell table:style-name="ce2" table:formula="of:=[.H189]*66.73*3600" office:value-type="float" office:value="658801.2672">
            <text:p>658801.27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4131">
            <text:p>6.41</text:p>
          </table:table-cell>
          <table:table-cell table:style-name="ce11" table:formula="of:=[.O189]*14.2*3600" office:value-type="float" office:value="327837.672">
            <text:p>327838</text:p>
          </table:table-cell>
          <table:table-cell table:style-name="ce7" office:value-type="float" office:value="0.0039">
            <text:p>0.004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045">
            <text:p>1.6</text:p>
          </table:table-cell>
          <table:table-cell table:style-name="ce3" table:formula="of:=[.A190]*411120" office:value-type="float" office:value="659642.04">
            <text:p>659642</text:p>
          </table:table-cell>
          <table:table-cell table:style-name="Excel_20_Built-in_20_Normal" office:value-type="float" office:value="0.1187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2.7574">
            <text:p>2.76</text:p>
          </table:table-cell>
          <table:table-cell table:style-name="ce2" table:formula="of:=[.H190]*66.73*3600" office:value-type="float" office:value="662404.6872">
            <text:p>662404.69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4484">
            <text:p>6.45</text:p>
          </table:table-cell>
          <table:table-cell table:style-name="ce11" table:formula="of:=[.O190]*14.2*3600" office:value-type="float" office:value="329642.208">
            <text:p>329642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133">
            <text:p>1.61</text:p>
          </table:table-cell>
          <table:table-cell table:style-name="ce3" table:formula="of:=[.A191]*411120" office:value-type="float" office:value="663259.896">
            <text:p>663260</text:p>
          </table:table-cell>
          <table:table-cell table:style-name="Excel_20_Built-in_20_Normal" office:value-type="float" office:value="0.116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2.7724">
            <text:p>2.77</text:p>
          </table:table-cell>
          <table:table-cell table:style-name="ce2" table:formula="of:=[.H191]*66.73*3600" office:value-type="float" office:value="666008.1072">
            <text:p>666008.11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4836">
            <text:p>6.48</text:p>
          </table:table-cell>
          <table:table-cell table:style-name="ce11" table:formula="of:=[.O191]*14.2*3600" office:value-type="float" office:value="331441.632">
            <text:p>331442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22">
            <text:p>1.62</text:p>
          </table:table-cell>
          <table:table-cell table:style-name="ce3" table:formula="of:=[.A192]*411120" office:value-type="float" office:value="666836.64">
            <text:p>666837</text:p>
          </table:table-cell>
          <table:table-cell table:style-name="Excel_20_Built-in_20_Normal" office:value-type="float" office:value="0.114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7874">
            <text:p>2.79</text:p>
          </table:table-cell>
          <table:table-cell table:style-name="ce2" table:formula="of:=[.H192]*66.73*3600" office:value-type="float" office:value="669611.5272">
            <text:p>669611.53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5188">
            <text:p>6.52</text:p>
          </table:table-cell>
          <table:table-cell table:style-name="ce11" table:formula="of:=[.O192]*14.2*3600" office:value-type="float" office:value="333241.056">
            <text:p>333241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308">
            <text:p>1.63</text:p>
          </table:table-cell>
          <table:table-cell table:style-name="ce3" table:formula="of:=[.A193]*411120" office:value-type="float" office:value="670454.496">
            <text:p>670454</text:p>
          </table:table-cell>
          <table:table-cell table:style-name="Excel_20_Built-in_20_Normal" office:value-type="float" office:value="0.1133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8023">
            <text:p>2.8</text:p>
          </table:table-cell>
          <table:table-cell table:style-name="ce2" table:formula="of:=[.H193]*66.73*3600" office:value-type="float" office:value="673190.9244">
            <text:p>673190.92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554">
            <text:p>6.55</text:p>
          </table:table-cell>
          <table:table-cell table:style-name="ce11" table:formula="of:=[.O193]*14.2*3600" office:value-type="float" office:value="335040.48">
            <text:p>335040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395">
            <text:p>1.64</text:p>
          </table:table-cell>
          <table:table-cell table:style-name="ce3" table:formula="of:=[.A194]*411120" office:value-type="float" office:value="674031.24">
            <text:p>674031</text:p>
          </table:table-cell>
          <table:table-cell table:style-name="Excel_20_Built-in_20_Normal" office:value-type="float" office:value="0.1127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8173">
            <text:p>2.82</text:p>
          </table:table-cell>
          <table:table-cell table:style-name="ce2" table:formula="of:=[.H194]*66.73*3600" office:value-type="float" office:value="676794.3444">
            <text:p>676794.34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5892">
            <text:p>6.59</text:p>
          </table:table-cell>
          <table:table-cell table:style-name="ce11" table:formula="of:=[.O194]*14.2*3600" office:value-type="float" office:value="336839.904">
            <text:p>336840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483">
            <text:p>1.65</text:p>
          </table:table-cell>
          <table:table-cell table:style-name="ce3" table:formula="of:=[.A195]*411120" office:value-type="float" office:value="677649.096">
            <text:p>677649</text:p>
          </table:table-cell>
          <table:table-cell table:style-name="Excel_20_Built-in_20_Normal" office:value-type="float" office:value="0.1087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8323">
            <text:p>2.83</text:p>
          </table:table-cell>
          <table:table-cell table:style-name="ce2" table:formula="of:=[.H195]*66.73*3600" office:value-type="float" office:value="680397.7644">
            <text:p>680397.76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6244">
            <text:p>6.62</text:p>
          </table:table-cell>
          <table:table-cell table:style-name="ce11" table:formula="of:=[.O195]*14.2*3600" office:value-type="float" office:value="338639.328">
            <text:p>338639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57">
            <text:p>1.66</text:p>
          </table:table-cell>
          <table:table-cell table:style-name="ce3" table:formula="of:=[.A196]*411120" office:value-type="float" office:value="681225.84">
            <text:p>681226</text:p>
          </table:table-cell>
          <table:table-cell table:style-name="Excel_20_Built-in_20_Normal" office:value-type="float" office:value="0.11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8473">
            <text:p>2.85</text:p>
          </table:table-cell>
          <table:table-cell table:style-name="ce2" table:formula="of:=[.H196]*66.73*3600" office:value-type="float" office:value="684001.1844">
            <text:p>684001.18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6596">
            <text:p>6.66</text:p>
          </table:table-cell>
          <table:table-cell table:style-name="ce11" table:formula="of:=[.O196]*14.2*3600" office:value-type="float" office:value="340438.752">
            <text:p>340439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658">
            <text:p>1.67</text:p>
          </table:table-cell>
          <table:table-cell table:style-name="ce3" table:formula="of:=[.A197]*411120" office:value-type="float" office:value="684843.696">
            <text:p>684844</text:p>
          </table:table-cell>
          <table:table-cell table:style-name="Excel_20_Built-in_20_Normal" office:value-type="float" office:value="0.1133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8623">
            <text:p>2.86</text:p>
          </table:table-cell>
          <table:table-cell table:style-name="ce2" table:formula="of:=[.H197]*66.73*3600" office:value-type="float" office:value="687604.6044">
            <text:p>687604.6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6948">
            <text:p>6.69</text:p>
          </table:table-cell>
          <table:table-cell table:style-name="ce11" table:formula="of:=[.O197]*14.2*3600" office:value-type="float" office:value="342238.176">
            <text:p>342238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746">
            <text:p>1.67</text:p>
          </table:table-cell>
          <table:table-cell table:style-name="ce3" table:formula="of:=[.A198]*411120" office:value-type="float" office:value="688461.552">
            <text:p>688462</text:p>
          </table:table-cell>
          <table:table-cell table:style-name="Excel_20_Built-in_20_Normal" office:value-type="float" office:value="0.1167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2.8773">
            <text:p>2.88</text:p>
          </table:table-cell>
          <table:table-cell table:style-name="ce2" table:formula="of:=[.H198]*66.73*3600" office:value-type="float" office:value="691208.0244">
            <text:p>691208.02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73">
            <text:p>6.73</text:p>
          </table:table-cell>
          <table:table-cell table:style-name="ce11" table:formula="of:=[.O198]*14.2*3600" office:value-type="float" office:value="344037.6">
            <text:p>344038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833">
            <text:p>1.68</text:p>
          </table:table-cell>
          <table:table-cell table:style-name="ce3" table:formula="of:=[.A199]*411120" office:value-type="float" office:value="692038.296">
            <text:p>692038</text:p>
          </table:table-cell>
          <table:table-cell table:style-name="Excel_20_Built-in_20_Normal" office:value-type="float" office:value="0.1153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2.8923">
            <text:p>2.89</text:p>
          </table:table-cell>
          <table:table-cell table:style-name="ce2" table:formula="of:=[.H199]*66.73*3600" office:value-type="float" office:value="694811.4444">
            <text:p>694811.44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7653">
            <text:p>6.77</text:p>
          </table:table-cell>
          <table:table-cell table:style-name="ce11" table:formula="of:=[.O199]*14.2*3600" office:value-type="float" office:value="345842.136">
            <text:p>345842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6921">
            <text:p>1.69</text:p>
          </table:table-cell>
          <table:table-cell table:style-name="ce3" table:formula="of:=[.A200]*411120" office:value-type="float" office:value="695656.152">
            <text:p>695656</text:p>
          </table:table-cell>
          <table:table-cell table:style-name="Excel_20_Built-in_20_Normal" office:value-type="float" office:value="0.1113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9072">
            <text:p>2.91</text:p>
          </table:table-cell>
          <table:table-cell table:style-name="ce2" table:formula="of:=[.H200]*66.73*3600" office:value-type="float" office:value="698390.8416">
            <text:p>698390.84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8005">
            <text:p>6.8</text:p>
          </table:table-cell>
          <table:table-cell table:style-name="ce11" table:formula="of:=[.O200]*14.2*3600" office:value-type="float" office:value="347641.56">
            <text:p>347642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008">
            <text:p>1.7</text:p>
          </table:table-cell>
          <table:table-cell table:style-name="ce3" table:formula="of:=[.A201]*411120" office:value-type="float" office:value="699232.896">
            <text:p>699233</text:p>
          </table:table-cell>
          <table:table-cell table:style-name="Excel_20_Built-in_20_Normal" office:value-type="float" office:value="0.106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2.9222">
            <text:p>2.92</text:p>
          </table:table-cell>
          <table:table-cell table:style-name="ce2" table:formula="of:=[.H201]*66.73*3600" office:value-type="float" office:value="701994.2616">
            <text:p>701994.26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8357">
            <text:p>6.84</text:p>
          </table:table-cell>
          <table:table-cell table:style-name="ce11" table:formula="of:=[.O201]*14.2*3600" office:value-type="float" office:value="349440.984">
            <text:p>349441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096">
            <text:p>1.71</text:p>
          </table:table-cell>
          <table:table-cell table:style-name="ce3" table:formula="of:=[.A202]*411120" office:value-type="float" office:value="702850.752">
            <text:p>702851</text:p>
          </table:table-cell>
          <table:table-cell table:style-name="Excel_20_Built-in_20_Normal" office:value-type="float" office:value="0.099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2.9372">
            <text:p>2.94</text:p>
          </table:table-cell>
          <table:table-cell table:style-name="ce2" table:formula="of:=[.H202]*66.73*3600" office:value-type="float" office:value="705597.6816">
            <text:p>705597.68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8709">
            <text:p>6.87</text:p>
          </table:table-cell>
          <table:table-cell table:style-name="ce11" table:formula="of:=[.O202]*14.2*3600" office:value-type="float" office:value="351240.408">
            <text:p>351240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183">
            <text:p>1.72</text:p>
          </table:table-cell>
          <table:table-cell table:style-name="ce3" table:formula="of:=[.A203]*411120" office:value-type="float" office:value="706427.496">
            <text:p>706427</text:p>
          </table:table-cell>
          <table:table-cell table:style-name="Excel_20_Built-in_20_Normal" office:value-type="float" office:value="0.095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2.9522">
            <text:p>2.95</text:p>
          </table:table-cell>
          <table:table-cell table:style-name="ce2" table:formula="of:=[.H203]*66.73*3600" office:value-type="float" office:value="709201.1016">
            <text:p>709201.1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9061">
            <text:p>6.91</text:p>
          </table:table-cell>
          <table:table-cell table:style-name="ce11" table:formula="of:=[.O203]*14.2*3600" office:value-type="float" office:value="353039.832">
            <text:p>353040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271">
            <text:p>1.73</text:p>
          </table:table-cell>
          <table:table-cell table:style-name="ce3" table:formula="of:=[.A204]*411120" office:value-type="float" office:value="710045.352">
            <text:p>710045</text:p>
          </table:table-cell>
          <table:table-cell table:style-name="Excel_20_Built-in_20_Normal" office:value-type="float" office:value="0.096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2.9672">
            <text:p>2.97</text:p>
          </table:table-cell>
          <table:table-cell table:style-name="ce2" table:formula="of:=[.H204]*66.73*3600" office:value-type="float" office:value="712804.5216">
            <text:p>712804.52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9413">
            <text:p>6.94</text:p>
          </table:table-cell>
          <table:table-cell table:style-name="ce11" table:formula="of:=[.O204]*14.2*3600" office:value-type="float" office:value="354839.256">
            <text:p>354839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358">
            <text:p>1.74</text:p>
          </table:table-cell>
          <table:table-cell table:style-name="ce3" table:formula="of:=[.A205]*411120" office:value-type="float" office:value="713622.096">
            <text:p>713622</text:p>
          </table:table-cell>
          <table:table-cell table:style-name="Excel_20_Built-in_20_Normal" office:value-type="float" office:value="0.099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2.9822">
            <text:p>2.98</text:p>
          </table:table-cell>
          <table:table-cell table:style-name="ce2" table:formula="of:=[.H205]*66.73*3600" office:value-type="float" office:value="716407.9416">
            <text:p>716407.94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6.9765">
            <text:p>6.98</text:p>
          </table:table-cell>
          <table:table-cell table:style-name="ce11" table:formula="of:=[.O205]*14.2*3600" office:value-type="float" office:value="356638.68">
            <text:p>356639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446">
            <text:p>1.74</text:p>
          </table:table-cell>
          <table:table-cell table:style-name="ce3" table:formula="of:=[.A206]*411120" office:value-type="float" office:value="717239.952">
            <text:p>717240</text:p>
          </table:table-cell>
          <table:table-cell table:style-name="Excel_20_Built-in_20_Normal" office:value-type="float" office:value="0.102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2.9972">
            <text:p>3</text:p>
          </table:table-cell>
          <table:table-cell table:style-name="ce2" table:formula="of:=[.H206]*66.73*3600" office:value-type="float" office:value="720011.3616">
            <text:p>720011.36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0117">
            <text:p>7.01</text:p>
          </table:table-cell>
          <table:table-cell table:style-name="ce11" table:formula="of:=[.O206]*14.2*3600" office:value-type="float" office:value="358438.104">
            <text:p>358438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533">
            <text:p>1.75</text:p>
          </table:table-cell>
          <table:table-cell table:style-name="ce3" table:formula="of:=[.A207]*411120" office:value-type="float" office:value="720816.696">
            <text:p>720817</text:p>
          </table:table-cell>
          <table:table-cell table:style-name="Excel_20_Built-in_20_Normal" office:value-type="float" office:value="0.1053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3.0121">
            <text:p>3.01</text:p>
          </table:table-cell>
          <table:table-cell table:style-name="ce2" table:formula="of:=[.H207]*66.73*3600" office:value-type="float" office:value="723590.7588">
            <text:p>723590.76</text:p>
          </table:table-cell>
          <table:table-cell table:style-name="Excel_20_Built-in_20_Normal" office:value-type="float" office:value="0.016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7.0469">
            <text:p>7.05</text:p>
          </table:table-cell>
          <table:table-cell table:style-name="ce11" table:formula="of:=[.O207]*14.2*3600" office:value-type="float" office:value="360237.528">
            <text:p>360238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621">
            <text:p>1.76</text:p>
          </table:table-cell>
          <table:table-cell table:style-name="ce3" table:formula="of:=[.A208]*411120" office:value-type="float" office:value="724434.552">
            <text:p>724435</text:p>
          </table:table-cell>
          <table:table-cell table:style-name="Excel_20_Built-in_20_Normal" office:value-type="float" office:value="0.1073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3.0271">
            <text:p>3.03</text:p>
          </table:table-cell>
          <table:table-cell table:style-name="ce2" table:formula="of:=[.H208]*66.73*3600" office:value-type="float" office:value="727194.1788">
            <text:p>727194.18</text:p>
          </table:table-cell>
          <table:table-cell table:style-name="Excel_20_Built-in_20_Normal" office:value-type="float" office:value="0.0175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7.0822">
            <text:p>7.08</text:p>
          </table:table-cell>
          <table:table-cell table:style-name="ce11" table:formula="of:=[.O208]*14.2*3600" office:value-type="float" office:value="362042.064">
            <text:p>362042</text:p>
          </table:table-cell>
          <table:table-cell table:style-name="ce7" office:value-type="float" office:value="0.0033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708">
            <text:p>1.77</text:p>
          </table:table-cell>
          <table:table-cell table:style-name="ce3" table:formula="of:=[.A209]*411120" office:value-type="float" office:value="728011.296">
            <text:p>728011</text:p>
          </table:table-cell>
          <table:table-cell table:style-name="Excel_20_Built-in_20_Normal" office:value-type="float" office:value="0.1093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3.0421">
            <text:p>3.04</text:p>
          </table:table-cell>
          <table:table-cell table:style-name="ce2" table:formula="of:=[.H209]*66.73*3600" office:value-type="float" office:value="730797.5988">
            <text:p>730797.6</text:p>
          </table:table-cell>
          <table:table-cell table:style-name="Excel_20_Built-in_20_Normal" office:value-type="float" office:value="0.0182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7.1174">
            <text:p>7.12</text:p>
          </table:table-cell>
          <table:table-cell table:style-name="ce11" table:formula="of:=[.O209]*14.2*3600" office:value-type="float" office:value="363841.488">
            <text:p>363841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796">
            <text:p>1.78</text:p>
          </table:table-cell>
          <table:table-cell table:style-name="ce3" table:formula="of:=[.A210]*411120" office:value-type="float" office:value="731629.152">
            <text:p>731629</text:p>
          </table:table-cell>
          <table:table-cell table:style-name="Excel_20_Built-in_20_Normal" office:value-type="float" office:value="0.112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3.0571">
            <text:p>3.06</text:p>
          </table:table-cell>
          <table:table-cell table:style-name="ce2" table:formula="of:=[.H210]*66.73*3600" office:value-type="float" office:value="734401.0188">
            <text:p>734401.02</text:p>
          </table:table-cell>
          <table:table-cell table:style-name="Excel_20_Built-in_20_Normal" office:value-type="float" office:value="0.0182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7.1526">
            <text:p>7.15</text:p>
          </table:table-cell>
          <table:table-cell table:style-name="ce11" table:formula="of:=[.O210]*14.2*3600" office:value-type="float" office:value="365640.912">
            <text:p>365641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883">
            <text:p>1.79</text:p>
          </table:table-cell>
          <table:table-cell table:style-name="ce3" table:formula="of:=[.A211]*411120" office:value-type="float" office:value="735205.896">
            <text:p>735206</text:p>
          </table:table-cell>
          <table:table-cell table:style-name="Excel_20_Built-in_20_Normal" office:value-type="float" office:value="0.1133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3.0721">
            <text:p>3.07</text:p>
          </table:table-cell>
          <table:table-cell table:style-name="ce2" table:formula="of:=[.H211]*66.73*3600" office:value-type="float" office:value="738004.4388">
            <text:p>738004.44</text:p>
          </table:table-cell>
          <table:table-cell table:style-name="Excel_20_Built-in_20_Normal" office:value-type="float" office:value="0.0175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7.1878">
            <text:p>7.19</text:p>
          </table:table-cell>
          <table:table-cell table:style-name="ce11" table:formula="of:=[.O211]*14.2*3600" office:value-type="float" office:value="367440.336">
            <text:p>367440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7971">
            <text:p>1.8</text:p>
          </table:table-cell>
          <table:table-cell table:style-name="ce3" table:formula="of:=[.A212]*411120" office:value-type="float" office:value="738823.752">
            <text:p>738824</text:p>
          </table:table-cell>
          <table:table-cell table:style-name="Excel_20_Built-in_20_Normal" office:value-type="float" office:value="0.1147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3.0871">
            <text:p>3.09</text:p>
          </table:table-cell>
          <table:table-cell table:style-name="ce2" table:formula="of:=[.H212]*66.73*3600" office:value-type="float" office:value="741607.8588">
            <text:p>741607.86</text:p>
          </table:table-cell>
          <table:table-cell table:style-name="Excel_20_Built-in_20_Normal" office:value-type="float" office:value="0.0175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7.223">
            <text:p>7.22</text:p>
          </table:table-cell>
          <table:table-cell table:style-name="ce11" table:formula="of:=[.O212]*14.2*3600" office:value-type="float" office:value="369239.76">
            <text:p>369240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058">
            <text:p>1.81</text:p>
          </table:table-cell>
          <table:table-cell table:style-name="ce3" table:formula="of:=[.A213]*411120" office:value-type="float" office:value="742400.496">
            <text:p>742400</text:p>
          </table:table-cell>
          <table:table-cell table:style-name="Excel_20_Built-in_20_Normal" office:value-type="float" office:value="0.118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3.1021">
            <text:p>3.1</text:p>
          </table:table-cell>
          <table:table-cell table:style-name="ce2" table:formula="of:=[.H213]*66.73*3600" office:value-type="float" office:value="745211.2788">
            <text:p>745211.28</text:p>
          </table:table-cell>
          <table:table-cell table:style-name="Excel_20_Built-in_20_Normal" office:value-type="float" office:value="0.0168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7.2582">
            <text:p>7.26</text:p>
          </table:table-cell>
          <table:table-cell table:style-name="ce11" table:formula="of:=[.O213]*14.2*3600" office:value-type="float" office:value="371039.184">
            <text:p>371039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146">
            <text:p>1.81</text:p>
          </table:table-cell>
          <table:table-cell table:style-name="ce3" table:formula="of:=[.A214]*411120" office:value-type="float" office:value="746018.352">
            <text:p>746018</text:p>
          </table:table-cell>
          <table:table-cell table:style-name="Excel_20_Built-in_20_Normal" office:value-type="float" office:value="0.1227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3.117">
            <text:p>3.12</text:p>
          </table:table-cell>
          <table:table-cell table:style-name="ce2" table:formula="of:=[.H214]*66.73*3600" office:value-type="float" office:value="748790.676">
            <text:p>748790.68</text:p>
          </table:table-cell>
          <table:table-cell table:style-name="Excel_20_Built-in_20_Normal" office:value-type="float" office:value="0.0161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7.2934">
            <text:p>7.29</text:p>
          </table:table-cell>
          <table:table-cell table:style-name="ce11" table:formula="of:=[.O214]*14.2*3600" office:value-type="float" office:value="372838.608">
            <text:p>372839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234">
            <text:p>1.82</text:p>
          </table:table-cell>
          <table:table-cell table:style-name="ce3" table:formula="of:=[.A215]*411120" office:value-type="float" office:value="749636.208">
            <text:p>749636</text:p>
          </table:table-cell>
          <table:table-cell table:style-name="Excel_20_Built-in_20_Normal" office:value-type="float" office:value="0.124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3.132">
            <text:p>3.13</text:p>
          </table:table-cell>
          <table:table-cell table:style-name="ce2" table:formula="of:=[.H215]*66.73*3600" office:value-type="float" office:value="752394.096">
            <text:p>752394.1</text:p>
          </table:table-cell>
          <table:table-cell table:style-name="Excel_20_Built-in_20_Normal" office:value-type="float" office:value="0.0154">
            <text:p>0.02</text:p>
          </table:table-cell>
          <table:table-cell table:style-name="Excel_20_Built-in_20_Normal" table:number-columns-repeated="4"/>
          <table:table-cell table:style-name="Excel_20_Built-in_20_Normal" office:value-type="float" office:value="7.3286">
            <text:p>7.33</text:p>
          </table:table-cell>
          <table:table-cell table:style-name="ce11" table:formula="of:=[.O215]*14.2*3600" office:value-type="float" office:value="374638.032">
            <text:p>374638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321">
            <text:p>1.83</text:p>
          </table:table-cell>
          <table:table-cell table:style-name="ce3" table:formula="of:=[.A216]*411120" office:value-type="float" office:value="753212.952">
            <text:p>753213</text:p>
          </table:table-cell>
          <table:table-cell table:style-name="Excel_20_Built-in_20_Normal" office:value-type="float" office:value="0.1207">
            <text:p>0.12</text:p>
          </table:table-cell>
          <table:table-cell table:style-name="Excel_20_Built-in_20_Normal" table:number-columns-repeated="4"/>
          <table:table-cell table:style-name="Excel_20_Built-in_20_Normal" office:value-type="float" office:value="3.147">
            <text:p>3.15</text:p>
          </table:table-cell>
          <table:table-cell table:style-name="ce2" table:formula="of:=[.H216]*66.73*3600" office:value-type="float" office:value="755997.516">
            <text:p>755997.52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3638">
            <text:p>7.36</text:p>
          </table:table-cell>
          <table:table-cell table:style-name="ce11" table:formula="of:=[.O216]*14.2*3600" office:value-type="float" office:value="376437.456">
            <text:p>376437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409">
            <text:p>1.84</text:p>
          </table:table-cell>
          <table:table-cell table:style-name="ce3" table:formula="of:=[.A217]*411120" office:value-type="float" office:value="756830.808">
            <text:p>756831</text:p>
          </table:table-cell>
          <table:table-cell table:style-name="Excel_20_Built-in_20_Normal" office:value-type="float" office:value="0.1127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3.162">
            <text:p>3.16</text:p>
          </table:table-cell>
          <table:table-cell table:style-name="ce2" table:formula="of:=[.H217]*66.73*3600" office:value-type="float" office:value="759600.936">
            <text:p>759600.94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3991">
            <text:p>7.4</text:p>
          </table:table-cell>
          <table:table-cell table:style-name="ce11" table:formula="of:=[.O217]*14.2*3600" office:value-type="float" office:value="378241.992">
            <text:p>378242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496">
            <text:p>1.85</text:p>
          </table:table-cell>
          <table:table-cell table:style-name="ce3" table:formula="of:=[.A218]*411120" office:value-type="float" office:value="760407.552">
            <text:p>760408</text:p>
          </table:table-cell>
          <table:table-cell table:style-name="Excel_20_Built-in_20_Normal" office:value-type="float" office:value="0.106">
            <text:p>0.11</text:p>
          </table:table-cell>
          <table:table-cell table:style-name="Excel_20_Built-in_20_Normal" table:number-columns-repeated="4"/>
          <table:table-cell table:style-name="Excel_20_Built-in_20_Normal" office:value-type="float" office:value="3.177">
            <text:p>3.18</text:p>
          </table:table-cell>
          <table:table-cell table:style-name="ce2" table:formula="of:=[.H218]*66.73*3600" office:value-type="float" office:value="763204.356">
            <text:p>763204.36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4343">
            <text:p>7.43</text:p>
          </table:table-cell>
          <table:table-cell table:style-name="ce11" table:formula="of:=[.O218]*14.2*3600" office:value-type="float" office:value="380041.416">
            <text:p>380041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584">
            <text:p>1.86</text:p>
          </table:table-cell>
          <table:table-cell table:style-name="ce3" table:formula="of:=[.A219]*411120" office:value-type="float" office:value="764025.408">
            <text:p>764025</text:p>
          </table:table-cell>
          <table:table-cell table:style-name="Excel_20_Built-in_20_Normal" office:value-type="float" office:value="0.101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192">
            <text:p>3.19</text:p>
          </table:table-cell>
          <table:table-cell table:style-name="ce2" table:formula="of:=[.H219]*66.73*3600" office:value-type="float" office:value="766807.776">
            <text:p>766807.78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4695">
            <text:p>7.47</text:p>
          </table:table-cell>
          <table:table-cell table:style-name="ce11" table:formula="of:=[.O219]*14.2*3600" office:value-type="float" office:value="381840.84">
            <text:p>381841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671">
            <text:p>1.87</text:p>
          </table:table-cell>
          <table:table-cell table:style-name="ce3" table:formula="of:=[.A220]*411120" office:value-type="float" office:value="767602.152">
            <text:p>767602</text:p>
          </table:table-cell>
          <table:table-cell table:style-name="Excel_20_Built-in_20_Normal" office:value-type="float" office:value="0.099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207">
            <text:p>3.21</text:p>
          </table:table-cell>
          <table:table-cell table:style-name="ce2" table:formula="of:=[.H220]*66.73*3600" office:value-type="float" office:value="770411.196">
            <text:p>770411.2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5047">
            <text:p>7.5</text:p>
          </table:table-cell>
          <table:table-cell table:style-name="ce11" table:formula="of:=[.O220]*14.2*3600" office:value-type="float" office:value="383640.264">
            <text:p>383640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759">
            <text:p>1.88</text:p>
          </table:table-cell>
          <table:table-cell table:style-name="ce3" table:formula="of:=[.A221]*411120" office:value-type="float" office:value="771220.008">
            <text:p>771220</text:p>
          </table:table-cell>
          <table:table-cell table:style-name="Excel_20_Built-in_20_Normal" office:value-type="float" office:value="0.098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2219">
            <text:p>3.22</text:p>
          </table:table-cell>
          <table:table-cell table:style-name="ce2" table:formula="of:=[.H221]*66.73*3600" office:value-type="float" office:value="773990.5932">
            <text:p>773990.59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5399">
            <text:p>7.54</text:p>
          </table:table-cell>
          <table:table-cell table:style-name="ce11" table:formula="of:=[.O221]*14.2*3600" office:value-type="float" office:value="385439.688">
            <text:p>385440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846">
            <text:p>1.88</text:p>
          </table:table-cell>
          <table:table-cell table:style-name="ce3" table:formula="of:=[.A222]*411120" office:value-type="float" office:value="774796.752">
            <text:p>774797</text:p>
          </table:table-cell>
          <table:table-cell table:style-name="Excel_20_Built-in_20_Normal" office:value-type="float" office:value="0.096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2369">
            <text:p>3.24</text:p>
          </table:table-cell>
          <table:table-cell table:style-name="ce2" table:formula="of:=[.H222]*66.73*3600" office:value-type="float" office:value="777594.0132">
            <text:p>777594.01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5751">
            <text:p>7.58</text:p>
          </table:table-cell>
          <table:table-cell table:style-name="ce11" table:formula="of:=[.O222]*14.2*3600" office:value-type="float" office:value="387239.112">
            <text:p>387239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8934">
            <text:p>1.89</text:p>
          </table:table-cell>
          <table:table-cell table:style-name="ce3" table:formula="of:=[.A223]*411120" office:value-type="float" office:value="778414.608">
            <text:p>778415</text:p>
          </table:table-cell>
          <table:table-cell table:style-name="Excel_20_Built-in_20_Normal" office:value-type="float" office:value="0.096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2519">
            <text:p>3.25</text:p>
          </table:table-cell>
          <table:table-cell table:style-name="ce2" table:formula="of:=[.H223]*66.73*3600" office:value-type="float" office:value="781197.4332">
            <text:p>781197.43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6103">
            <text:p>7.61</text:p>
          </table:table-cell>
          <table:table-cell table:style-name="ce11" table:formula="of:=[.O223]*14.2*3600" office:value-type="float" office:value="389038.536">
            <text:p>389039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021">
            <text:p>1.9</text:p>
          </table:table-cell>
          <table:table-cell table:style-name="ce3" table:formula="of:=[.A224]*411120" office:value-type="float" office:value="781991.352">
            <text:p>781991</text:p>
          </table:table-cell>
          <table:table-cell table:style-name="Excel_20_Built-in_20_Normal" office:value-type="float" office:value="0.096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2669">
            <text:p>3.27</text:p>
          </table:table-cell>
          <table:table-cell table:style-name="ce2" table:formula="of:=[.H224]*66.73*3600" office:value-type="float" office:value="784800.8532">
            <text:p>784800.85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6455">
            <text:p>7.65</text:p>
          </table:table-cell>
          <table:table-cell table:style-name="ce11" table:formula="of:=[.O224]*14.2*3600" office:value-type="float" office:value="390837.96">
            <text:p>390838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109">
            <text:p>1.91</text:p>
          </table:table-cell>
          <table:table-cell table:style-name="ce3" table:formula="of:=[.A225]*411120" office:value-type="float" office:value="785609.208">
            <text:p>785609</text:p>
          </table:table-cell>
          <table:table-cell table:style-name="Excel_20_Built-in_20_Normal" office:value-type="float" office:value="0.098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2819">
            <text:p>3.28</text:p>
          </table:table-cell>
          <table:table-cell table:style-name="ce2" table:formula="of:=[.H225]*66.73*3600" office:value-type="float" office:value="788404.2732">
            <text:p>788404.27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6808">
            <text:p>7.68</text:p>
          </table:table-cell>
          <table:table-cell table:style-name="ce11" table:formula="of:=[.O225]*14.2*3600" office:value-type="float" office:value="392642.496">
            <text:p>392642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196">
            <text:p>1.92</text:p>
          </table:table-cell>
          <table:table-cell table:style-name="ce3" table:formula="of:=[.A226]*411120" office:value-type="float" office:value="789185.952">
            <text:p>789186</text:p>
          </table:table-cell>
          <table:table-cell table:style-name="Excel_20_Built-in_20_Normal" office:value-type="float" office:value="0.099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2969">
            <text:p>3.3</text:p>
          </table:table-cell>
          <table:table-cell table:style-name="ce2" table:formula="of:=[.H226]*66.73*3600" office:value-type="float" office:value="792007.6932">
            <text:p>792007.69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716">
            <text:p>7.72</text:p>
          </table:table-cell>
          <table:table-cell table:style-name="ce11" table:formula="of:=[.O226]*14.2*3600" office:value-type="float" office:value="394441.92">
            <text:p>394442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284">
            <text:p>1.93</text:p>
          </table:table-cell>
          <table:table-cell table:style-name="ce3" table:formula="of:=[.A227]*411120" office:value-type="float" office:value="792803.808">
            <text:p>792804</text:p>
          </table:table-cell>
          <table:table-cell table:style-name="Excel_20_Built-in_20_Normal" office:value-type="float" office:value="0.100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3119">
            <text:p>3.31</text:p>
          </table:table-cell>
          <table:table-cell table:style-name="ce2" table:formula="of:=[.H227]*66.73*3600" office:value-type="float" office:value="795611.1132">
            <text:p>795611.11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7512">
            <text:p>7.75</text:p>
          </table:table-cell>
          <table:table-cell table:style-name="ce11" table:formula="of:=[.O227]*14.2*3600" office:value-type="float" office:value="396241.344">
            <text:p>396241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371">
            <text:p>1.94</text:p>
          </table:table-cell>
          <table:table-cell table:style-name="ce3" table:formula="of:=[.A228]*411120" office:value-type="float" office:value="796380.552">
            <text:p>796381</text:p>
          </table:table-cell>
          <table:table-cell table:style-name="Excel_20_Built-in_20_Normal" office:value-type="float" office:value="0.102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3269">
            <text:p>3.33</text:p>
          </table:table-cell>
          <table:table-cell table:style-name="ce2" table:formula="of:=[.H228]*66.73*3600" office:value-type="float" office:value="799214.5332">
            <text:p>799214.53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7864">
            <text:p>7.79</text:p>
          </table:table-cell>
          <table:table-cell table:style-name="ce11" table:formula="of:=[.O228]*14.2*3600" office:value-type="float" office:value="398040.768">
            <text:p>398041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459">
            <text:p>1.95</text:p>
          </table:table-cell>
          <table:table-cell table:style-name="ce3" table:formula="of:=[.A229]*411120" office:value-type="float" office:value="799998.408">
            <text:p>799998</text:p>
          </table:table-cell>
          <table:table-cell table:style-name="Excel_20_Built-in_20_Normal" office:value-type="float" office:value="0.104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3418">
            <text:p>3.34</text:p>
          </table:table-cell>
          <table:table-cell table:style-name="ce2" table:formula="of:=[.H229]*66.73*3600" office:value-type="float" office:value="802793.9304">
            <text:p>802793.93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8216">
            <text:p>7.82</text:p>
          </table:table-cell>
          <table:table-cell table:style-name="ce11" table:formula="of:=[.O229]*14.2*3600" office:value-type="float" office:value="399840.192">
            <text:p>399840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546">
            <text:p>1.95</text:p>
          </table:table-cell>
          <table:table-cell table:style-name="ce3" table:formula="of:=[.A230]*411120" office:value-type="float" office:value="803575.152">
            <text:p>803575</text:p>
          </table:table-cell>
          <table:table-cell table:style-name="Excel_20_Built-in_20_Normal" office:value-type="float" office:value="0.104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3568">
            <text:p>3.36</text:p>
          </table:table-cell>
          <table:table-cell table:style-name="ce2" table:formula="of:=[.H230]*66.73*3600" office:value-type="float" office:value="806397.3504">
            <text:p>806397.35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8568">
            <text:p>7.86</text:p>
          </table:table-cell>
          <table:table-cell table:style-name="ce11" table:formula="of:=[.O230]*14.2*3600" office:value-type="float" office:value="401639.616">
            <text:p>401640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634">
            <text:p>1.96</text:p>
          </table:table-cell>
          <table:table-cell table:style-name="ce3" table:formula="of:=[.A231]*411120" office:value-type="float" office:value="807193.008">
            <text:p>807193</text:p>
          </table:table-cell>
          <table:table-cell table:style-name="Excel_20_Built-in_20_Normal" office:value-type="float" office:value="0.102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3718">
            <text:p>3.37</text:p>
          </table:table-cell>
          <table:table-cell table:style-name="ce2" table:formula="of:=[.H231]*66.73*3600" office:value-type="float" office:value="810000.7704">
            <text:p>810000.77</text:p>
          </table:table-cell>
          <table:table-cell table:style-name="Excel_20_Built-in_20_Normal" office:value-type="float" office:value="0.0126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892">
            <text:p>7.89</text:p>
          </table:table-cell>
          <table:table-cell table:style-name="ce11" table:formula="of:=[.O231]*14.2*3600" office:value-type="float" office:value="403439.04">
            <text:p>403439</text:p>
          </table:table-cell>
          <table:table-cell table:style-name="ce7" office:value-type="float" office:value="0.0026">
            <text:p>0.003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721">
            <text:p>1.97</text:p>
          </table:table-cell>
          <table:table-cell table:style-name="ce3" table:formula="of:=[.A232]*411120" office:value-type="float" office:value="810769.752">
            <text:p>810770</text:p>
          </table:table-cell>
          <table:table-cell table:style-name="Excel_20_Built-in_20_Normal" office:value-type="float" office:value="0.100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3868">
            <text:p>3.39</text:p>
          </table:table-cell>
          <table:table-cell table:style-name="ce2" table:formula="of:=[.H232]*66.73*3600" office:value-type="float" office:value="813604.1904">
            <text:p>813604.19</text:p>
          </table:table-cell>
          <table:table-cell table:style-name="Excel_20_Built-in_20_Normal" office:value-type="float" office:value="0.0119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9272">
            <text:p>7.93</text:p>
          </table:table-cell>
          <table:table-cell table:style-name="ce11" table:formula="of:=[.O232]*14.2*3600" office:value-type="float" office:value="405238.464">
            <text:p>405238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809">
            <text:p>1.98</text:p>
          </table:table-cell>
          <table:table-cell table:style-name="ce3" table:formula="of:=[.A233]*411120" office:value-type="float" office:value="814387.608">
            <text:p>814388</text:p>
          </table:table-cell>
          <table:table-cell table:style-name="Excel_20_Built-in_20_Normal" office:value-type="float" office:value="0.098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4018">
            <text:p>3.4</text:p>
          </table:table-cell>
          <table:table-cell table:style-name="ce2" table:formula="of:=[.H233]*66.73*3600" office:value-type="float" office:value="817207.6104">
            <text:p>817207.61</text:p>
          </table:table-cell>
          <table:table-cell table:style-name="Excel_20_Built-in_20_Normal" office:value-type="float" office:value="0.0112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9624">
            <text:p>7.96</text:p>
          </table:table-cell>
          <table:table-cell table:style-name="ce11" table:formula="of:=[.O233]*14.2*3600" office:value-type="float" office:value="407037.888">
            <text:p>407038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897">
            <text:p>1.99</text:p>
          </table:table-cell>
          <table:table-cell table:style-name="ce3" table:formula="of:=[.A234]*411120" office:value-type="float" office:value="818005.464">
            <text:p>818005</text:p>
          </table:table-cell>
          <table:table-cell table:style-name="Excel_20_Built-in_20_Normal" office:value-type="float" office:value="0.097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4168">
            <text:p>3.42</text:p>
          </table:table-cell>
          <table:table-cell table:style-name="ce2" table:formula="of:=[.H234]*66.73*3600" office:value-type="float" office:value="820811.0304">
            <text:p>820811.03</text:p>
          </table:table-cell>
          <table:table-cell table:style-name="Excel_20_Built-in_20_Normal" office:value-type="float" office:value="0.0105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7.9977">
            <text:p>8</text:p>
          </table:table-cell>
          <table:table-cell table:style-name="ce11" table:formula="of:=[.O234]*14.2*3600" office:value-type="float" office:value="408842.424">
            <text:p>408842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1.9984">
            <text:p>2</text:p>
          </table:table-cell>
          <table:table-cell table:style-name="ce3" table:formula="of:=[.A235]*411120" office:value-type="float" office:value="821582.208">
            <text:p>821582</text:p>
          </table:table-cell>
          <table:table-cell table:style-name="Excel_20_Built-in_20_Normal" office:value-type="float" office:value="0.0967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4318">
            <text:p>3.43</text:p>
          </table:table-cell>
          <table:table-cell table:style-name="ce2" table:formula="of:=[.H235]*66.73*3600" office:value-type="float" office:value="824414.4504">
            <text:p>824414.45</text:p>
          </table:table-cell>
          <table:table-cell table:style-name="Excel_20_Built-in_20_Normal" office:value-type="float" office:value="0.0091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0329">
            <text:p>8.03</text:p>
          </table:table-cell>
          <table:table-cell table:style-name="ce11" table:formula="of:=[.O235]*14.2*3600" office:value-type="float" office:value="410641.848">
            <text:p>410642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072">
            <text:p>2.01</text:p>
          </table:table-cell>
          <table:table-cell table:style-name="ce3" table:formula="of:=[.A236]*411120" office:value-type="float" office:value="825200.064">
            <text:p>825200</text:p>
          </table:table-cell>
          <table:table-cell table:style-name="Excel_20_Built-in_20_Normal" office:value-type="float" office:value="0.096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4467">
            <text:p>3.45</text:p>
          </table:table-cell>
          <table:table-cell table:style-name="ce2" table:formula="of:=[.H236]*66.73*3600" office:value-type="float" office:value="827993.8476">
            <text:p>827993.85</text:p>
          </table:table-cell>
          <table:table-cell table:style-name="Excel_20_Built-in_20_Normal" office:value-type="float" office:value="0.008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0681">
            <text:p>8.07</text:p>
          </table:table-cell>
          <table:table-cell table:style-name="ce11" table:formula="of:=[.O236]*14.2*3600" office:value-type="float" office:value="412441.272">
            <text:p>412441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159">
            <text:p>2.02</text:p>
          </table:table-cell>
          <table:table-cell table:style-name="ce3" table:formula="of:=[.A237]*411120" office:value-type="float" office:value="828776.808">
            <text:p>828777</text:p>
          </table:table-cell>
          <table:table-cell table:style-name="Excel_20_Built-in_20_Normal" office:value-type="float" office:value="0.096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4617">
            <text:p>3.46</text:p>
          </table:table-cell>
          <table:table-cell table:style-name="ce2" table:formula="of:=[.H237]*66.73*3600" office:value-type="float" office:value="831597.2676">
            <text:p>831597.27</text:p>
          </table:table-cell>
          <table:table-cell table:style-name="Excel_20_Built-in_20_Normal" office:value-type="float" office:value="0.008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1033">
            <text:p>8.1</text:p>
          </table:table-cell>
          <table:table-cell table:style-name="ce11" table:formula="of:=[.O237]*14.2*3600" office:value-type="float" office:value="414240.696">
            <text:p>414241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247">
            <text:p>2.02</text:p>
          </table:table-cell>
          <table:table-cell table:style-name="ce3" table:formula="of:=[.A238]*411120" office:value-type="float" office:value="832394.664">
            <text:p>832395</text:p>
          </table:table-cell>
          <table:table-cell table:style-name="Excel_20_Built-in_20_Normal" office:value-type="float" office:value="0.095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4767">
            <text:p>3.48</text:p>
          </table:table-cell>
          <table:table-cell table:style-name="ce2" table:formula="of:=[.H238]*66.73*3600" office:value-type="float" office:value="835200.6876">
            <text:p>835200.69</text:p>
          </table:table-cell>
          <table:table-cell table:style-name="Excel_20_Built-in_20_Normal" office:value-type="float" office:value="0.007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1385">
            <text:p>8.14</text:p>
          </table:table-cell>
          <table:table-cell table:style-name="ce11" table:formula="of:=[.O238]*14.2*3600" office:value-type="float" office:value="416040.12">
            <text:p>416040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334">
            <text:p>2.03</text:p>
          </table:table-cell>
          <table:table-cell table:style-name="ce3" table:formula="of:=[.A239]*411120" office:value-type="float" office:value="835971.408">
            <text:p>835971</text:p>
          </table:table-cell>
          <table:table-cell table:style-name="Excel_20_Built-in_20_Normal" office:value-type="float" office:value="0.095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4917">
            <text:p>3.49</text:p>
          </table:table-cell>
          <table:table-cell table:style-name="ce2" table:formula="of:=[.H239]*66.73*3600" office:value-type="float" office:value="838804.1076">
            <text:p>838804.11</text:p>
          </table:table-cell>
          <table:table-cell table:style-name="Excel_20_Built-in_20_Normal" office:value-type="float" office:value="0.007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1737">
            <text:p>8.17</text:p>
          </table:table-cell>
          <table:table-cell table:style-name="ce11" table:formula="of:=[.O239]*14.2*3600" office:value-type="float" office:value="417839.544">
            <text:p>417840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422">
            <text:p>2.04</text:p>
          </table:table-cell>
          <table:table-cell table:style-name="ce3" table:formula="of:=[.A240]*411120" office:value-type="float" office:value="839589.264">
            <text:p>839589</text:p>
          </table:table-cell>
          <table:table-cell table:style-name="Excel_20_Built-in_20_Normal" office:value-type="float" office:value="0.0953">
            <text:p>0.1</text:p>
          </table:table-cell>
          <table:table-cell table:style-name="Excel_20_Built-in_20_Normal" table:number-columns-repeated="4"/>
          <table:table-cell table:style-name="Excel_20_Built-in_20_Normal" office:value-type="float" office:value="3.5067">
            <text:p>3.51</text:p>
          </table:table-cell>
          <table:table-cell table:style-name="ce2" table:formula="of:=[.H240]*66.73*3600" office:value-type="float" office:value="842407.5276">
            <text:p>842407.53</text:p>
          </table:table-cell>
          <table:table-cell table:style-name="Excel_20_Built-in_20_Normal" office:value-type="float" office:value="0.007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2089">
            <text:p>8.21</text:p>
          </table:table-cell>
          <table:table-cell table:style-name="ce11" table:formula="of:=[.O240]*14.2*3600" office:value-type="float" office:value="419638.968">
            <text:p>419639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509">
            <text:p>2.05</text:p>
          </table:table-cell>
          <table:table-cell table:style-name="ce3" table:formula="of:=[.A241]*411120" office:value-type="float" office:value="843166.008">
            <text:p>843166</text:p>
          </table:table-cell>
          <table:table-cell table:style-name="Excel_20_Built-in_20_Normal" office:value-type="float" office:value="0.0933">
            <text:p>0.09</text:p>
          </table:table-cell>
          <table:table-cell table:style-name="Excel_20_Built-in_20_Normal" table:number-columns-repeated="4"/>
          <table:table-cell table:style-name="Excel_20_Built-in_20_Normal" office:value-type="float" office:value="3.5217">
            <text:p>3.52</text:p>
          </table:table-cell>
          <table:table-cell table:style-name="ce2" table:formula="of:=[.H241]*66.73*3600" office:value-type="float" office:value="846010.9476">
            <text:p>846010.95</text:p>
          </table:table-cell>
          <table:table-cell table:style-name="Excel_20_Built-in_20_Normal" office:value-type="float" office:value="0.007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2441">
            <text:p>8.24</text:p>
          </table:table-cell>
          <table:table-cell table:style-name="ce11" table:formula="of:=[.O241]*14.2*3600" office:value-type="float" office:value="421438.392">
            <text:p>421438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597">
            <text:p>2.06</text:p>
          </table:table-cell>
          <table:table-cell table:style-name="ce3" table:formula="of:=[.A242]*411120" office:value-type="float" office:value="846783.864">
            <text:p>846784</text:p>
          </table:table-cell>
          <table:table-cell table:style-name="Excel_20_Built-in_20_Normal" office:value-type="float" office:value="0.0913">
            <text:p>0.09</text:p>
          </table:table-cell>
          <table:table-cell table:style-name="Excel_20_Built-in_20_Normal" table:number-columns-repeated="4"/>
          <table:table-cell table:style-name="Excel_20_Built-in_20_Normal" office:value-type="float" office:value="3.5367">
            <text:p>3.54</text:p>
          </table:table-cell>
          <table:table-cell table:style-name="ce2" table:formula="of:=[.H242]*66.73*3600" office:value-type="float" office:value="849614.3676">
            <text:p>849614.37</text:p>
          </table:table-cell>
          <table:table-cell table:style-name="Excel_20_Built-in_20_Normal" office:value-type="float" office:value="0.007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2793">
            <text:p>8.28</text:p>
          </table:table-cell>
          <table:table-cell table:style-name="ce11" table:formula="of:=[.O242]*14.2*3600" office:value-type="float" office:value="423237.816">
            <text:p>423238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684">
            <text:p>2.07</text:p>
          </table:table-cell>
          <table:table-cell table:style-name="ce3" table:formula="of:=[.A243]*411120" office:value-type="float" office:value="850360.608">
            <text:p>850361</text:p>
          </table:table-cell>
          <table:table-cell table:style-name="Excel_20_Built-in_20_Normal" office:value-type="float" office:value="0.0893">
            <text:p>0.09</text:p>
          </table:table-cell>
          <table:table-cell table:style-name="Excel_20_Built-in_20_Normal" table:number-columns-repeated="4"/>
          <table:table-cell table:style-name="Excel_20_Built-in_20_Normal" office:value-type="float" office:value="3.5516">
            <text:p>3.55</text:p>
          </table:table-cell>
          <table:table-cell table:style-name="ce2" table:formula="of:=[.H243]*66.73*3600" office:value-type="float" office:value="853193.7648">
            <text:p>853193.76</text:p>
          </table:table-cell>
          <table:table-cell table:style-name="Excel_20_Built-in_20_Normal" office:value-type="float" office:value="0.008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3146">
            <text:p>8.31</text:p>
          </table:table-cell>
          <table:table-cell table:style-name="ce11" table:formula="of:=[.O243]*14.2*3600" office:value-type="float" office:value="425042.352">
            <text:p>425042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772">
            <text:p>2.08</text:p>
          </table:table-cell>
          <table:table-cell table:style-name="ce3" table:formula="of:=[.A244]*411120" office:value-type="float" office:value="853978.464">
            <text:p>853978</text:p>
          </table:table-cell>
          <table:table-cell table:style-name="Excel_20_Built-in_20_Normal" office:value-type="float" office:value="0.088">
            <text:p>0.09</text:p>
          </table:table-cell>
          <table:table-cell table:style-name="Excel_20_Built-in_20_Normal" table:number-columns-repeated="4"/>
          <table:table-cell table:style-name="Excel_20_Built-in_20_Normal" office:value-type="float" office:value="3.5666">
            <text:p>3.57</text:p>
          </table:table-cell>
          <table:table-cell table:style-name="ce2" table:formula="of:=[.H244]*66.73*3600" office:value-type="float" office:value="856797.1848">
            <text:p>856797.18</text:p>
          </table:table-cell>
          <table:table-cell table:style-name="Excel_20_Built-in_20_Normal" office:value-type="float" office:value="0.008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3498">
            <text:p>8.35</text:p>
          </table:table-cell>
          <table:table-cell table:style-name="ce11" table:formula="of:=[.O244]*14.2*3600" office:value-type="float" office:value="426841.776">
            <text:p>426842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859">
            <text:p>2.09</text:p>
          </table:table-cell>
          <table:table-cell table:style-name="ce3" table:formula="of:=[.A245]*411120" office:value-type="float" office:value="857555.208">
            <text:p>857555</text:p>
          </table:table-cell>
          <table:table-cell table:style-name="Excel_20_Built-in_20_Normal" office:value-type="float" office:value="0.086">
            <text:p>0.09</text:p>
          </table:table-cell>
          <table:table-cell table:style-name="Excel_20_Built-in_20_Normal" table:number-columns-repeated="4"/>
          <table:table-cell table:style-name="Excel_20_Built-in_20_Normal" office:value-type="float" office:value="3.5816">
            <text:p>3.58</text:p>
          </table:table-cell>
          <table:table-cell table:style-name="ce2" table:formula="of:=[.H245]*66.73*3600" office:value-type="float" office:value="860400.6048">
            <text:p>860400.6</text:p>
          </table:table-cell>
          <table:table-cell table:style-name="Excel_20_Built-in_20_Normal" office:value-type="float" office:value="0.0091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385">
            <text:p>8.39</text:p>
          </table:table-cell>
          <table:table-cell table:style-name="ce11" table:formula="of:=[.O245]*14.2*3600" office:value-type="float" office:value="428641.2">
            <text:p>428641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0947">
            <text:p>2.09</text:p>
          </table:table-cell>
          <table:table-cell table:style-name="ce3" table:formula="of:=[.A246]*411120" office:value-type="float" office:value="861173.064">
            <text:p>861173</text:p>
          </table:table-cell>
          <table:table-cell table:style-name="Excel_20_Built-in_20_Normal" office:value-type="float" office:value="0.084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5966">
            <text:p>3.6</text:p>
          </table:table-cell>
          <table:table-cell table:style-name="ce2" table:formula="of:=[.H246]*66.73*3600" office:value-type="float" office:value="864004.0248">
            <text:p>864004.02</text:p>
          </table:table-cell>
          <table:table-cell table:style-name="Excel_20_Built-in_20_Normal" office:value-type="float" office:value="0.0091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4202">
            <text:p>8.42</text:p>
          </table:table-cell>
          <table:table-cell table:style-name="ce11" table:formula="of:=[.O246]*14.2*3600" office:value-type="float" office:value="430440.624">
            <text:p>430441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034">
            <text:p>2.1</text:p>
          </table:table-cell>
          <table:table-cell table:style-name="ce3" table:formula="of:=[.A247]*411120" office:value-type="float" office:value="864749.808">
            <text:p>864750</text:p>
          </table:table-cell>
          <table:table-cell table:style-name="Excel_20_Built-in_20_Normal" office:value-type="float" office:value="0.082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6116">
            <text:p>3.61</text:p>
          </table:table-cell>
          <table:table-cell table:style-name="ce2" table:formula="of:=[.H247]*66.73*3600" office:value-type="float" office:value="867607.4448">
            <text:p>867607.44</text:p>
          </table:table-cell>
          <table:table-cell table:style-name="Excel_20_Built-in_20_Normal" office:value-type="float" office:value="0.0091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4554">
            <text:p>8.46</text:p>
          </table:table-cell>
          <table:table-cell table:style-name="ce11" table:formula="of:=[.O247]*14.2*3600" office:value-type="float" office:value="432240.048">
            <text:p>432240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122">
            <text:p>2.11</text:p>
          </table:table-cell>
          <table:table-cell table:style-name="ce3" table:formula="of:=[.A248]*411120" office:value-type="float" office:value="868367.664">
            <text:p>868368</text:p>
          </table:table-cell>
          <table:table-cell table:style-name="Excel_20_Built-in_20_Normal" office:value-type="float" office:value="0.0813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6266">
            <text:p>3.63</text:p>
          </table:table-cell>
          <table:table-cell table:style-name="ce2" table:formula="of:=[.H248]*66.73*3600" office:value-type="float" office:value="871210.8648">
            <text:p>871210.86</text:p>
          </table:table-cell>
          <table:table-cell table:style-name="Excel_20_Built-in_20_Normal" office:value-type="float" office:value="0.0091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4906">
            <text:p>8.49</text:p>
          </table:table-cell>
          <table:table-cell table:style-name="ce11" table:formula="of:=[.O248]*14.2*3600" office:value-type="float" office:value="434039.472">
            <text:p>434039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209">
            <text:p>2.12</text:p>
          </table:table-cell>
          <table:table-cell table:style-name="ce3" table:formula="of:=[.A249]*411120" office:value-type="float" office:value="871944.408">
            <text:p>871944</text:p>
          </table:table-cell>
          <table:table-cell table:style-name="Excel_20_Built-in_20_Normal" office:value-type="float" office:value="0.0813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6416">
            <text:p>3.64</text:p>
          </table:table-cell>
          <table:table-cell table:style-name="ce2" table:formula="of:=[.H249]*66.73*3600" office:value-type="float" office:value="874814.2848">
            <text:p>874814.28</text:p>
          </table:table-cell>
          <table:table-cell table:style-name="Excel_20_Built-in_20_Normal" office:value-type="float" office:value="0.0091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5258">
            <text:p>8.53</text:p>
          </table:table-cell>
          <table:table-cell table:style-name="ce11" table:formula="of:=[.O249]*14.2*3600" office:value-type="float" office:value="435838.896">
            <text:p>435839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297">
            <text:p>2.13</text:p>
          </table:table-cell>
          <table:table-cell table:style-name="ce3" table:formula="of:=[.A250]*411120" office:value-type="float" office:value="875562.264">
            <text:p>875562</text:p>
          </table:table-cell>
          <table:table-cell table:style-name="Excel_20_Built-in_20_Normal" office:value-type="float" office:value="0.0807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6565">
            <text:p>3.66</text:p>
          </table:table-cell>
          <table:table-cell table:style-name="ce2" table:formula="of:=[.H250]*66.73*3600" office:value-type="float" office:value="878393.682">
            <text:p>878393.68</text:p>
          </table:table-cell>
          <table:table-cell table:style-name="Excel_20_Built-in_20_Normal" office:value-type="float" office:value="0.008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561">
            <text:p>8.56</text:p>
          </table:table-cell>
          <table:table-cell table:style-name="ce11" table:formula="of:=[.O250]*14.2*3600" office:value-type="float" office:value="437638.32">
            <text:p>437638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385">
            <text:p>2.14</text:p>
          </table:table-cell>
          <table:table-cell table:style-name="ce3" table:formula="of:=[.A251]*411120" office:value-type="float" office:value="879180.12">
            <text:p>879180</text:p>
          </table:table-cell>
          <table:table-cell table:style-name="Excel_20_Built-in_20_Normal" office:value-type="float" office:value="0.0793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6715">
            <text:p>3.67</text:p>
          </table:table-cell>
          <table:table-cell table:style-name="ce2" table:formula="of:=[.H251]*66.73*3600" office:value-type="float" office:value="881997.102">
            <text:p>881997.1</text:p>
          </table:table-cell>
          <table:table-cell table:style-name="Excel_20_Built-in_20_Normal" office:value-type="float" office:value="0.0084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5962">
            <text:p>8.6</text:p>
          </table:table-cell>
          <table:table-cell table:style-name="ce11" table:formula="of:=[.O251]*14.2*3600" office:value-type="float" office:value="439437.744">
            <text:p>439438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472">
            <text:p>2.15</text:p>
          </table:table-cell>
          <table:table-cell table:style-name="ce3" table:formula="of:=[.A252]*411120" office:value-type="float" office:value="882756.864">
            <text:p>882757</text:p>
          </table:table-cell>
          <table:table-cell table:style-name="Excel_20_Built-in_20_Normal" office:value-type="float" office:value="0.0787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6865">
            <text:p>3.69</text:p>
          </table:table-cell>
          <table:table-cell table:style-name="ce2" table:formula="of:=[.H252]*66.73*3600" office:value-type="float" office:value="885600.522">
            <text:p>885600.52</text:p>
          </table:table-cell>
          <table:table-cell table:style-name="Excel_20_Built-in_20_Normal" office:value-type="float" office:value="0.007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6315">
            <text:p>8.63</text:p>
          </table:table-cell>
          <table:table-cell table:style-name="ce11" table:formula="of:=[.O252]*14.2*3600" office:value-type="float" office:value="441242.28">
            <text:p>441242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56">
            <text:p>2.16</text:p>
          </table:table-cell>
          <table:table-cell table:style-name="ce3" table:formula="of:=[.A253]*411120" office:value-type="float" office:value="886374.72">
            <text:p>886375</text:p>
          </table:table-cell>
          <table:table-cell table:style-name="Excel_20_Built-in_20_Normal" office:value-type="float" office:value="0.0787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7015">
            <text:p>3.7</text:p>
          </table:table-cell>
          <table:table-cell table:style-name="ce2" table:formula="of:=[.H253]*66.73*3600" office:value-type="float" office:value="889203.942">
            <text:p>889203.94</text:p>
          </table:table-cell>
          <table:table-cell table:style-name="Excel_20_Built-in_20_Normal" office:value-type="float" office:value="0.007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6667">
            <text:p>8.67</text:p>
          </table:table-cell>
          <table:table-cell table:style-name="ce11" table:formula="of:=[.O253]*14.2*3600" office:value-type="float" office:value="443041.704">
            <text:p>443042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647">
            <text:p>2.16</text:p>
          </table:table-cell>
          <table:table-cell table:style-name="ce3" table:formula="of:=[.A254]*411120" office:value-type="float" office:value="889951.464">
            <text:p>889951</text:p>
          </table:table-cell>
          <table:table-cell table:style-name="Excel_20_Built-in_20_Normal" office:value-type="float" office:value="0.08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7165">
            <text:p>3.72</text:p>
          </table:table-cell>
          <table:table-cell table:style-name="ce2" table:formula="of:=[.H254]*66.73*3600" office:value-type="float" office:value="892807.362">
            <text:p>892807.36</text:p>
          </table:table-cell>
          <table:table-cell table:style-name="Excel_20_Built-in_20_Normal" office:value-type="float" office:value="0.007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7019">
            <text:p>8.7</text:p>
          </table:table-cell>
          <table:table-cell table:style-name="ce11" table:formula="of:=[.O254]*14.2*3600" office:value-type="float" office:value="444841.128">
            <text:p>444841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735">
            <text:p>2.17</text:p>
          </table:table-cell>
          <table:table-cell table:style-name="ce3" table:formula="of:=[.A255]*411120" office:value-type="float" office:value="893569.32">
            <text:p>893569</text:p>
          </table:table-cell>
          <table:table-cell table:style-name="Excel_20_Built-in_20_Normal" office:value-type="float" office:value="0.0813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7315">
            <text:p>3.73</text:p>
          </table:table-cell>
          <table:table-cell table:style-name="ce2" table:formula="of:=[.H255]*66.73*3600" office:value-type="float" office:value="896410.782">
            <text:p>896410.78</text:p>
          </table:table-cell>
          <table:table-cell table:style-name="Excel_20_Built-in_20_Normal" office:value-type="float" office:value="0.006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7371">
            <text:p>8.74</text:p>
          </table:table-cell>
          <table:table-cell table:style-name="ce11" table:formula="of:=[.O255]*14.2*3600" office:value-type="float" office:value="446640.552">
            <text:p>446641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822">
            <text:p>2.18</text:p>
          </table:table-cell>
          <table:table-cell table:style-name="ce3" table:formula="of:=[.A256]*411120" office:value-type="float" office:value="897146.064">
            <text:p>897146</text:p>
          </table:table-cell>
          <table:table-cell table:style-name="Excel_20_Built-in_20_Normal" office:value-type="float" office:value="0.0833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7465">
            <text:p>3.75</text:p>
          </table:table-cell>
          <table:table-cell table:style-name="ce2" table:formula="of:=[.H256]*66.73*3600" office:value-type="float" office:value="900014.202">
            <text:p>900014.2</text:p>
          </table:table-cell>
          <table:table-cell table:style-name="Excel_20_Built-in_20_Normal" office:value-type="float" office:value="0.006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7723">
            <text:p>8.77</text:p>
          </table:table-cell>
          <table:table-cell table:style-name="ce11" table:formula="of:=[.O256]*14.2*3600" office:value-type="float" office:value="448439.976">
            <text:p>448440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91">
            <text:p>2.19</text:p>
          </table:table-cell>
          <table:table-cell table:style-name="ce3" table:formula="of:=[.A257]*411120" office:value-type="float" office:value="900763.92">
            <text:p>900764</text:p>
          </table:table-cell>
          <table:table-cell table:style-name="Excel_20_Built-in_20_Normal" office:value-type="float" office:value="0.0833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7614">
            <text:p>3.76</text:p>
          </table:table-cell>
          <table:table-cell table:style-name="ce2" table:formula="of:=[.H257]*66.73*3600" office:value-type="float" office:value="903593.5992">
            <text:p>903593.6</text:p>
          </table:table-cell>
          <table:table-cell table:style-name="Excel_20_Built-in_20_Normal" office:value-type="float" office:value="0.0063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8075">
            <text:p>8.81</text:p>
          </table:table-cell>
          <table:table-cell table:style-name="ce11" table:formula="of:=[.O257]*14.2*3600" office:value-type="float" office:value="450239.4">
            <text:p>450239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1997">
            <text:p>2.2</text:p>
          </table:table-cell>
          <table:table-cell table:style-name="ce3" table:formula="of:=[.A258]*411120" office:value-type="float" office:value="904340.664">
            <text:p>904341</text:p>
          </table:table-cell>
          <table:table-cell table:style-name="Excel_20_Built-in_20_Normal" office:value-type="float" office:value="0.0793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7764">
            <text:p>3.78</text:p>
          </table:table-cell>
          <table:table-cell table:style-name="ce2" table:formula="of:=[.H258]*66.73*3600" office:value-type="float" office:value="907197.0192">
            <text:p>907197.02</text:p>
          </table:table-cell>
          <table:table-cell table:style-name="Excel_20_Built-in_20_Normal" office:value-type="float" office:value="0.0056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8427">
            <text:p>8.84</text:p>
          </table:table-cell>
          <table:table-cell table:style-name="ce11" table:formula="of:=[.O258]*14.2*3600" office:value-type="float" office:value="452038.824">
            <text:p>452039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085">
            <text:p>2.21</text:p>
          </table:table-cell>
          <table:table-cell table:style-name="ce3" table:formula="of:=[.A259]*411120" office:value-type="float" office:value="907958.52">
            <text:p>907959</text:p>
          </table:table-cell>
          <table:table-cell table:style-name="Excel_20_Built-in_20_Normal" office:value-type="float" office:value="0.0767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7914">
            <text:p>3.79</text:p>
          </table:table-cell>
          <table:table-cell table:style-name="ce2" table:formula="of:=[.H259]*66.73*3600" office:value-type="float" office:value="910800.4392">
            <text:p>910800.44</text:p>
          </table:table-cell>
          <table:table-cell table:style-name="Excel_20_Built-in_20_Normal" office:value-type="float" office:value="0.0056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8779">
            <text:p>8.88</text:p>
          </table:table-cell>
          <table:table-cell table:style-name="ce11" table:formula="of:=[.O259]*14.2*3600" office:value-type="float" office:value="453838.248">
            <text:p>453838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172">
            <text:p>2.22</text:p>
          </table:table-cell>
          <table:table-cell table:style-name="ce3" table:formula="of:=[.A260]*411120" office:value-type="float" office:value="911535.264">
            <text:p>911535</text:p>
          </table:table-cell>
          <table:table-cell table:style-name="Excel_20_Built-in_20_Normal" office:value-type="float" office:value="0.0753">
            <text:p>0.08</text:p>
          </table:table-cell>
          <table:table-cell table:style-name="Excel_20_Built-in_20_Normal" table:number-columns-repeated="4"/>
          <table:table-cell table:style-name="Excel_20_Built-in_20_Normal" office:value-type="float" office:value="3.8064">
            <text:p>3.81</text:p>
          </table:table-cell>
          <table:table-cell table:style-name="ce2" table:formula="of:=[.H260]*66.73*3600" office:value-type="float" office:value="914403.8592">
            <text:p>914403.86</text:p>
          </table:table-cell>
          <table:table-cell table:style-name="Excel_20_Built-in_20_Normal" office:value-type="float" office:value="0.0056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8.9131">
            <text:p>8.91</text:p>
          </table:table-cell>
          <table:table-cell table:style-name="ce11" table:formula="of:=[.O260]*14.2*3600" office:value-type="float" office:value="455637.672">
            <text:p>455638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26">
            <text:p>2.23</text:p>
          </table:table-cell>
          <table:table-cell table:style-name="ce3" table:formula="of:=[.A261]*411120" office:value-type="float" office:value="915153.12">
            <text:p>915153</text:p>
          </table:table-cell>
          <table:table-cell table:style-name="Excel_20_Built-in_20_Normal" office:value-type="float" office:value="0.074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8214">
            <text:p>3.82</text:p>
          </table:table-cell>
          <table:table-cell table:style-name="ce2" table:formula="of:=[.H261]*66.73*3600" office:value-type="float" office:value="918007.2792">
            <text:p>918007.28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8.9484">
            <text:p>8.95</text:p>
          </table:table-cell>
          <table:table-cell table:style-name="ce11" table:formula="of:=[.O261]*14.2*3600" office:value-type="float" office:value="457442.208">
            <text:p>457442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347">
            <text:p>2.23</text:p>
          </table:table-cell>
          <table:table-cell table:style-name="ce3" table:formula="of:=[.A262]*411120" office:value-type="float" office:value="918729.864">
            <text:p>918730</text:p>
          </table:table-cell>
          <table:table-cell table:style-name="Excel_20_Built-in_20_Normal" office:value-type="float" office:value="0.073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8364">
            <text:p>3.84</text:p>
          </table:table-cell>
          <table:table-cell table:style-name="ce2" table:formula="of:=[.H262]*66.73*3600" office:value-type="float" office:value="921610.6992">
            <text:p>921610.7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8.9836">
            <text:p>8.98</text:p>
          </table:table-cell>
          <table:table-cell table:style-name="ce11" table:formula="of:=[.O262]*14.2*3600" office:value-type="float" office:value="459241.632">
            <text:p>459242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435">
            <text:p>2.24</text:p>
          </table:table-cell>
          <table:table-cell table:style-name="ce3" table:formula="of:=[.A263]*411120" office:value-type="float" office:value="922347.72">
            <text:p>922348</text:p>
          </table:table-cell>
          <table:table-cell table:style-name="Excel_20_Built-in_20_Normal" office:value-type="float" office:value="0.070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8514">
            <text:p>3.85</text:p>
          </table:table-cell>
          <table:table-cell table:style-name="ce2" table:formula="of:=[.H263]*66.73*3600" office:value-type="float" office:value="925214.1192">
            <text:p>925214.12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0188">
            <text:p>9.02</text:p>
          </table:table-cell>
          <table:table-cell table:style-name="ce11" table:formula="of:=[.O263]*14.2*3600" office:value-type="float" office:value="461041.056">
            <text:p>461041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522">
            <text:p>2.25</text:p>
          </table:table-cell>
          <table:table-cell table:style-name="ce3" table:formula="of:=[.A264]*411120" office:value-type="float" office:value="925924.464">
            <text:p>925924</text:p>
          </table:table-cell>
          <table:table-cell table:style-name="Excel_20_Built-in_20_Normal" office:value-type="float" office:value="0.068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8663">
            <text:p>3.87</text:p>
          </table:table-cell>
          <table:table-cell table:style-name="ce2" table:formula="of:=[.H264]*66.73*3600" office:value-type="float" office:value="928793.5164">
            <text:p>928793.52</text:p>
          </table:table-cell>
          <table:table-cell table:style-name="Excel_20_Built-in_20_Normal" office:value-type="float" office:value="0.0042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054">
            <text:p>9.05</text:p>
          </table:table-cell>
          <table:table-cell table:style-name="ce11" table:formula="of:=[.O264]*14.2*3600" office:value-type="float" office:value="462840.48">
            <text:p>462840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61">
            <text:p>2.26</text:p>
          </table:table-cell>
          <table:table-cell table:style-name="ce3" table:formula="of:=[.A265]*411120" office:value-type="float" office:value="929542.32">
            <text:p>929542</text:p>
          </table:table-cell>
          <table:table-cell table:style-name="Excel_20_Built-in_20_Normal" office:value-type="float" office:value="0.067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8813">
            <text:p>3.88</text:p>
          </table:table-cell>
          <table:table-cell table:style-name="ce2" table:formula="of:=[.H265]*66.73*3600" office:value-type="float" office:value="932396.9364">
            <text:p>932396.94</text:p>
          </table:table-cell>
          <table:table-cell table:style-name="Excel_20_Built-in_20_Normal" office:value-type="float" office:value="0.0042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0892">
            <text:p>9.09</text:p>
          </table:table-cell>
          <table:table-cell table:style-name="ce11" table:formula="of:=[.O265]*14.2*3600" office:value-type="float" office:value="464639.904">
            <text:p>464640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697">
            <text:p>2.27</text:p>
          </table:table-cell>
          <table:table-cell table:style-name="ce3" table:formula="of:=[.A266]*411120" office:value-type="float" office:value="933119.064">
            <text:p>933119</text:p>
          </table:table-cell>
          <table:table-cell table:style-name="Excel_20_Built-in_20_Normal" office:value-type="float" office:value="0.067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8963">
            <text:p>3.9</text:p>
          </table:table-cell>
          <table:table-cell table:style-name="ce2" table:formula="of:=[.H266]*66.73*3600" office:value-type="float" office:value="936000.3564">
            <text:p>936000.36</text:p>
          </table:table-cell>
          <table:table-cell table:style-name="Excel_20_Built-in_20_Normal" office:value-type="float" office:value="0.0042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1244">
            <text:p>9.12</text:p>
          </table:table-cell>
          <table:table-cell table:style-name="ce11" table:formula="of:=[.O266]*14.2*3600" office:value-type="float" office:value="466439.328">
            <text:p>466439</text:p>
          </table:table-cell>
          <table:table-cell table:style-name="ce7" office:value-type="float" office:value="0.002">
            <text:p>0.002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785">
            <text:p>2.28</text:p>
          </table:table-cell>
          <table:table-cell table:style-name="ce3" table:formula="of:=[.A267]*411120" office:value-type="float" office:value="936736.92">
            <text:p>936737</text:p>
          </table:table-cell>
          <table:table-cell table:style-name="Excel_20_Built-in_20_Normal" office:value-type="float" office:value="0.068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9113">
            <text:p>3.91</text:p>
          </table:table-cell>
          <table:table-cell table:style-name="ce2" table:formula="of:=[.H267]*66.73*3600" office:value-type="float" office:value="939603.7764">
            <text:p>939603.78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1596">
            <text:p>9.16</text:p>
          </table:table-cell>
          <table:table-cell table:style-name="ce11" table:formula="of:=[.O267]*14.2*3600" office:value-type="float" office:value="468238.752">
            <text:p>4682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872">
            <text:p>2.29</text:p>
          </table:table-cell>
          <table:table-cell table:style-name="ce3" table:formula="of:=[.A268]*411120" office:value-type="float" office:value="940313.664">
            <text:p>940314</text:p>
          </table:table-cell>
          <table:table-cell table:style-name="Excel_20_Built-in_20_Normal" office:value-type="float" office:value="0.068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9263">
            <text:p>3.93</text:p>
          </table:table-cell>
          <table:table-cell table:style-name="ce2" table:formula="of:=[.H268]*66.73*3600" office:value-type="float" office:value="943207.1964">
            <text:p>943207.2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1948">
            <text:p>9.19</text:p>
          </table:table-cell>
          <table:table-cell table:style-name="ce11" table:formula="of:=[.O268]*14.2*3600" office:value-type="float" office:value="470038.176">
            <text:p>4700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296">
            <text:p>2.3</text:p>
          </table:table-cell>
          <table:table-cell table:style-name="ce3" table:formula="of:=[.A269]*411120" office:value-type="float" office:value="943931.52">
            <text:p>943932</text:p>
          </table:table-cell>
          <table:table-cell table:style-name="Excel_20_Built-in_20_Normal" office:value-type="float" office:value="0.069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9413">
            <text:p>3.94</text:p>
          </table:table-cell>
          <table:table-cell table:style-name="ce2" table:formula="of:=[.H269]*66.73*3600" office:value-type="float" office:value="946810.6164">
            <text:p>946810.62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23">
            <text:p>9.23</text:p>
          </table:table-cell>
          <table:table-cell table:style-name="ce11" table:formula="of:=[.O269]*14.2*3600" office:value-type="float" office:value="471837.6">
            <text:p>4718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048">
            <text:p>2.3</text:p>
          </table:table-cell>
          <table:table-cell table:style-name="ce3" table:formula="of:=[.A270]*411120" office:value-type="float" office:value="947549.376">
            <text:p>947549</text:p>
          </table:table-cell>
          <table:table-cell table:style-name="Excel_20_Built-in_20_Normal" office:value-type="float" office:value="0.069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9563">
            <text:p>3.96</text:p>
          </table:table-cell>
          <table:table-cell table:style-name="ce2" table:formula="of:=[.H270]*66.73*3600" office:value-type="float" office:value="950414.0364">
            <text:p>950414.04</text:p>
          </table:table-cell>
          <table:table-cell table:style-name="Excel_20_Built-in_20_Normal" office:value-type="float" office:value="0.0056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9.2653">
            <text:p>9.27</text:p>
          </table:table-cell>
          <table:table-cell table:style-name="ce11" table:formula="of:=[.O270]*14.2*3600" office:value-type="float" office:value="473642.136">
            <text:p>4736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135">
            <text:p>2.31</text:p>
          </table:table-cell>
          <table:table-cell table:style-name="ce3" table:formula="of:=[.A271]*411120" office:value-type="float" office:value="951126.12">
            <text:p>951126</text:p>
          </table:table-cell>
          <table:table-cell table:style-name="Excel_20_Built-in_20_Normal" office:value-type="float" office:value="0.069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9712">
            <text:p>3.97</text:p>
          </table:table-cell>
          <table:table-cell table:style-name="ce2" table:formula="of:=[.H271]*66.73*3600" office:value-type="float" office:value="953993.4336">
            <text:p>953993.43</text:p>
          </table:table-cell>
          <table:table-cell table:style-name="Excel_20_Built-in_20_Normal" office:value-type="float" office:value="0.0056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9.3005">
            <text:p>9.3</text:p>
          </table:table-cell>
          <table:table-cell table:style-name="ce11" table:formula="of:=[.O271]*14.2*3600" office:value-type="float" office:value="475441.56">
            <text:p>4754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31">
            <text:p>2.33</text:p>
          </table:table-cell>
          <table:table-cell table:style-name="ce3" table:formula="of:=[.A272]*411120" office:value-type="float" office:value="958320.72">
            <text:p>958321</text:p>
          </table:table-cell>
          <table:table-cell table:style-name="Excel_20_Built-in_20_Normal" office:value-type="float" office:value="0.070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3.9862">
            <text:p>3.99</text:p>
          </table:table-cell>
          <table:table-cell table:style-name="ce2" table:formula="of:=[.H272]*66.73*3600" office:value-type="float" office:value="957596.8536">
            <text:p>957596.85</text:p>
          </table:table-cell>
          <table:table-cell table:style-name="Excel_20_Built-in_20_Normal" office:value-type="float" office:value="0.0056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9.3357">
            <text:p>9.34</text:p>
          </table:table-cell>
          <table:table-cell table:style-name="ce11" table:formula="of:=[.O272]*14.2*3600" office:value-type="float" office:value="477240.984">
            <text:p>4772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398">
            <text:p>2.34</text:p>
          </table:table-cell>
          <table:table-cell table:style-name="ce3" table:formula="of:=[.A273]*411120" office:value-type="float" office:value="961938.576">
            <text:p>961939</text:p>
          </table:table-cell>
          <table:table-cell table:style-name="Excel_20_Built-in_20_Normal" office:value-type="float" office:value="0.0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0012">
            <text:p>4</text:p>
          </table:table-cell>
          <table:table-cell table:style-name="ce2" table:formula="of:=[.H273]*66.73*3600" office:value-type="float" office:value="961200.2736">
            <text:p>961200.27</text:p>
          </table:table-cell>
          <table:table-cell table:style-name="Excel_20_Built-in_20_Normal" office:value-type="float" office:value="0.0056">
            <text:p>0.01</text:p>
          </table:table-cell>
          <table:table-cell table:style-name="Excel_20_Built-in_20_Normal" table:number-columns-repeated="4"/>
          <table:table-cell table:style-name="Excel_20_Built-in_20_Normal" office:value-type="float" office:value="9.3709">
            <text:p>9.37</text:p>
          </table:table-cell>
          <table:table-cell table:style-name="ce11" table:formula="of:=[.O273]*14.2*3600" office:value-type="float" office:value="479040.408">
            <text:p>4790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485">
            <text:p>2.35</text:p>
          </table:table-cell>
          <table:table-cell table:style-name="ce3" table:formula="of:=[.A274]*411120" office:value-type="float" office:value="965515.32">
            <text:p>965515</text:p>
          </table:table-cell>
          <table:table-cell table:style-name="Excel_20_Built-in_20_Normal" office:value-type="float" office:value="0.069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0162">
            <text:p>4.02</text:p>
          </table:table-cell>
          <table:table-cell table:style-name="ce2" table:formula="of:=[.H274]*66.73*3600" office:value-type="float" office:value="964803.6936">
            <text:p>964803.69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4061">
            <text:p>9.41</text:p>
          </table:table-cell>
          <table:table-cell table:style-name="ce11" table:formula="of:=[.O274]*14.2*3600" office:value-type="float" office:value="480839.832">
            <text:p>4808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573">
            <text:p>2.36</text:p>
          </table:table-cell>
          <table:table-cell table:style-name="ce3" table:formula="of:=[.A275]*411120" office:value-type="float" office:value="969133.176">
            <text:p>969133</text:p>
          </table:table-cell>
          <table:table-cell table:style-name="Excel_20_Built-in_20_Normal" office:value-type="float" office:value="0.068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0312">
            <text:p>4.03</text:p>
          </table:table-cell>
          <table:table-cell table:style-name="ce2" table:formula="of:=[.H275]*66.73*3600" office:value-type="float" office:value="968407.1136">
            <text:p>968407.11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4413">
            <text:p>9.44</text:p>
          </table:table-cell>
          <table:table-cell table:style-name="ce11" table:formula="of:=[.O275]*14.2*3600" office:value-type="float" office:value="482639.256">
            <text:p>4826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66">
            <text:p>2.37</text:p>
          </table:table-cell>
          <table:table-cell table:style-name="ce3" table:formula="of:=[.A276]*411120" office:value-type="float" office:value="972709.92">
            <text:p>972710</text:p>
          </table:table-cell>
          <table:table-cell table:style-name="Excel_20_Built-in_20_Normal" office:value-type="float" office:value="0.068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0462">
            <text:p>4.05</text:p>
          </table:table-cell>
          <table:table-cell table:style-name="ce2" table:formula="of:=[.H276]*66.73*3600" office:value-type="float" office:value="972010.5336">
            <text:p>972010.53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4765">
            <text:p>9.48</text:p>
          </table:table-cell>
          <table:table-cell table:style-name="ce11" table:formula="of:=[.O276]*14.2*3600" office:value-type="float" office:value="484438.68">
            <text:p>4844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748">
            <text:p>2.37</text:p>
          </table:table-cell>
          <table:table-cell table:style-name="ce3" table:formula="of:=[.A277]*411120" office:value-type="float" office:value="976327.776">
            <text:p>976328</text:p>
          </table:table-cell>
          <table:table-cell table:style-name="Excel_20_Built-in_20_Normal" office:value-type="float" office:value="0.068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0612">
            <text:p>4.06</text:p>
          </table:table-cell>
          <table:table-cell table:style-name="ce2" table:formula="of:=[.H277]*66.73*3600" office:value-type="float" office:value="975613.9536">
            <text:p>975613.95</text:p>
          </table:table-cell>
          <table:table-cell table:style-name="Excel_20_Built-in_20_Normal" office:value-type="float" office:value="0.0049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5117">
            <text:p>9.51</text:p>
          </table:table-cell>
          <table:table-cell table:style-name="ce11" table:formula="of:=[.O277]*14.2*3600" office:value-type="float" office:value="486238.104">
            <text:p>4862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835">
            <text:p>2.38</text:p>
          </table:table-cell>
          <table:table-cell table:style-name="ce3" table:formula="of:=[.A278]*411120" office:value-type="float" office:value="979904.52">
            <text:p>979905</text:p>
          </table:table-cell>
          <table:table-cell table:style-name="Excel_20_Built-in_20_Normal" office:value-type="float" office:value="0.068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0761">
            <text:p>4.08</text:p>
          </table:table-cell>
          <table:table-cell table:style-name="ce2" table:formula="of:=[.H278]*66.73*3600" office:value-type="float" office:value="979193.3508">
            <text:p>979193.35</text:p>
          </table:table-cell>
          <table:table-cell table:style-name="Excel_20_Built-in_20_Normal" office:value-type="float" office:value="0.0042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5469">
            <text:p>9.55</text:p>
          </table:table-cell>
          <table:table-cell table:style-name="ce11" table:formula="of:=[.O278]*14.2*3600" office:value-type="float" office:value="488037.528">
            <text:p>4880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3923">
            <text:p>2.39</text:p>
          </table:table-cell>
          <table:table-cell table:style-name="ce3" table:formula="of:=[.A279]*411120" office:value-type="float" office:value="983522.376">
            <text:p>983522</text:p>
          </table:table-cell>
          <table:table-cell table:style-name="Excel_20_Built-in_20_Normal" office:value-type="float" office:value="0.067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0911">
            <text:p>4.09</text:p>
          </table:table-cell>
          <table:table-cell table:style-name="ce2" table:formula="of:=[.H279]*66.73*3600" office:value-type="float" office:value="982796.7708">
            <text:p>982796.77</text:p>
          </table:table-cell>
          <table:table-cell table:style-name="Excel_20_Built-in_20_Normal" office:value-type="float" office:value="0.0042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5822">
            <text:p>9.58</text:p>
          </table:table-cell>
          <table:table-cell table:style-name="ce11" table:formula="of:=[.O279]*14.2*3600" office:value-type="float" office:value="489842.064">
            <text:p>4898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01">
            <text:p>2.4</text:p>
          </table:table-cell>
          <table:table-cell table:style-name="ce3" table:formula="of:=[.A280]*411120" office:value-type="float" office:value="987099.12">
            <text:p>987099</text:p>
          </table:table-cell>
          <table:table-cell table:style-name="Excel_20_Built-in_20_Normal" office:value-type="float" office:value="0.066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1061">
            <text:p>4.11</text:p>
          </table:table-cell>
          <table:table-cell table:style-name="ce2" table:formula="of:=[.H280]*66.73*3600" office:value-type="float" office:value="986400.1908">
            <text:p>986400.19</text:p>
          </table:table-cell>
          <table:table-cell table:style-name="Excel_20_Built-in_20_Normal" office:value-type="float" office:value="0.0042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6174">
            <text:p>9.62</text:p>
          </table:table-cell>
          <table:table-cell table:style-name="ce11" table:formula="of:=[.O280]*14.2*3600" office:value-type="float" office:value="491641.488">
            <text:p>4916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098">
            <text:p>2.41</text:p>
          </table:table-cell>
          <table:table-cell table:style-name="ce3" table:formula="of:=[.A281]*411120" office:value-type="float" office:value="990716.976">
            <text:p>990717</text:p>
          </table:table-cell>
          <table:table-cell table:style-name="Excel_20_Built-in_20_Normal" office:value-type="float" office:value="0.066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1211">
            <text:p>4.12</text:p>
          </table:table-cell>
          <table:table-cell table:style-name="ce2" table:formula="of:=[.H281]*66.73*3600" office:value-type="float" office:value="990003.6108">
            <text:p>990003.61</text:p>
          </table:table-cell>
          <table:table-cell table:style-name="Excel_20_Built-in_20_Normal" office:value-type="float" office:value="0.0042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6526">
            <text:p>9.65</text:p>
          </table:table-cell>
          <table:table-cell table:style-name="ce11" table:formula="of:=[.O281]*14.2*3600" office:value-type="float" office:value="493440.912">
            <text:p>4934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185">
            <text:p>2.42</text:p>
          </table:table-cell>
          <table:table-cell table:style-name="ce3" table:formula="of:=[.A282]*411120" office:value-type="float" office:value="994293.72">
            <text:p>994294</text:p>
          </table:table-cell>
          <table:table-cell table:style-name="Excel_20_Built-in_20_Normal" office:value-type="float" office:value="0.066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1361">
            <text:p>4.14</text:p>
          </table:table-cell>
          <table:table-cell table:style-name="ce2" table:formula="of:=[.H282]*66.73*3600" office:value-type="float" office:value="993607.0308">
            <text:p>993607.03</text:p>
          </table:table-cell>
          <table:table-cell table:style-name="Excel_20_Built-in_20_Normal" office:value-type="float" office:value="0.0042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6878">
            <text:p>9.69</text:p>
          </table:table-cell>
          <table:table-cell table:style-name="ce11" table:formula="of:=[.O282]*14.2*3600" office:value-type="float" office:value="495240.336">
            <text:p>4952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273">
            <text:p>2.43</text:p>
          </table:table-cell>
          <table:table-cell table:style-name="ce3" table:formula="of:=[.A283]*411120" office:value-type="float" office:value="997911.576">
            <text:p>997912</text:p>
          </table:table-cell>
          <table:table-cell table:style-name="Excel_20_Built-in_20_Normal" office:value-type="float" office:value="0.066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1511">
            <text:p>4.15</text:p>
          </table:table-cell>
          <table:table-cell table:style-name="ce2" table:formula="of:=[.H283]*66.73*3600" office:value-type="float" office:value="997210.4508">
            <text:p>997210.45</text:p>
          </table:table-cell>
          <table:table-cell table:style-name="Excel_20_Built-in_20_Normal" office:value-type="float" office:value="0.0035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723">
            <text:p>9.72</text:p>
          </table:table-cell>
          <table:table-cell table:style-name="ce11" table:formula="of:=[.O283]*14.2*3600" office:value-type="float" office:value="497039.76">
            <text:p>4970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36">
            <text:p>2.44</text:p>
          </table:table-cell>
          <table:table-cell table:style-name="ce3" table:formula="of:=[.A284]*411120" office:value-type="float" office:value="1001488.32">
            <text:p>1001488</text:p>
          </table:table-cell>
          <table:table-cell table:style-name="Excel_20_Built-in_20_Normal" office:value-type="float" office:value="0.066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1661">
            <text:p>4.17</text:p>
          </table:table-cell>
          <table:table-cell table:style-name="ce2" table:formula="of:=[.H284]*66.73*3600" office:value-type="float" office:value="1000813.8708">
            <text:p>1000813.87</text:p>
          </table:table-cell>
          <table:table-cell table:style-name="Excel_20_Built-in_20_Normal" office:value-type="float" office:value="0.0035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7582">
            <text:p>9.76</text:p>
          </table:table-cell>
          <table:table-cell table:style-name="ce11" table:formula="of:=[.O284]*14.2*3600" office:value-type="float" office:value="498839.184">
            <text:p>4988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448">
            <text:p>2.44</text:p>
          </table:table-cell>
          <table:table-cell table:style-name="ce3" table:formula="of:=[.A285]*411120" office:value-type="float" office:value="1005106.176">
            <text:p>1005106</text:p>
          </table:table-cell>
          <table:table-cell table:style-name="Excel_20_Built-in_20_Normal" office:value-type="float" office:value="0.066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181">
            <text:p>4.18</text:p>
          </table:table-cell>
          <table:table-cell table:style-name="ce2" table:formula="of:=[.H285]*66.73*3600" office:value-type="float" office:value="1004393.268">
            <text:p>1004393.27</text:p>
          </table:table-cell>
          <table:table-cell table:style-name="Excel_20_Built-in_20_Normal" office:value-type="float" office:value="0.0035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7934">
            <text:p>9.79</text:p>
          </table:table-cell>
          <table:table-cell table:style-name="ce11" table:formula="of:=[.O285]*14.2*3600" office:value-type="float" office:value="500638.608">
            <text:p>5006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536">
            <text:p>2.45</text:p>
          </table:table-cell>
          <table:table-cell table:style-name="ce3" table:formula="of:=[.A286]*411120" office:value-type="float" office:value="1008724.032">
            <text:p>1008724</text:p>
          </table:table-cell>
          <table:table-cell table:style-name="Excel_20_Built-in_20_Normal" office:value-type="float" office:value="0.065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196">
            <text:p>4.2</text:p>
          </table:table-cell>
          <table:table-cell table:style-name="ce2" table:formula="of:=[.H286]*66.73*3600" office:value-type="float" office:value="1007996.688">
            <text:p>1007996.69</text:p>
          </table:table-cell>
          <table:table-cell table:style-name="Excel_20_Built-in_20_Normal" office:value-type="float" office:value="0.0035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8286">
            <text:p>9.83</text:p>
          </table:table-cell>
          <table:table-cell table:style-name="ce11" table:formula="of:=[.O286]*14.2*3600" office:value-type="float" office:value="502438.032">
            <text:p>5024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623">
            <text:p>2.46</text:p>
          </table:table-cell>
          <table:table-cell table:style-name="ce3" table:formula="of:=[.A287]*411120" office:value-type="float" office:value="1012300.776">
            <text:p>1012301</text:p>
          </table:table-cell>
          <table:table-cell table:style-name="Excel_20_Built-in_20_Normal" office:value-type="float" office:value="0.0647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4.211">
            <text:p>4.21</text:p>
          </table:table-cell>
          <table:table-cell table:style-name="ce2" table:formula="of:=[.H287]*66.73*3600" office:value-type="float" office:value="1011600.108">
            <text:p>1011600.11</text:p>
          </table:table-cell>
          <table:table-cell table:style-name="Excel_20_Built-in_20_Normal" office:value-type="float" office:value="0.0035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8638">
            <text:p>9.86</text:p>
          </table:table-cell>
          <table:table-cell table:style-name="ce11" table:formula="of:=[.O287]*14.2*3600" office:value-type="float" office:value="504237.456">
            <text:p>504237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711">
            <text:p>2.47</text:p>
          </table:table-cell>
          <table:table-cell table:style-name="ce3" table:formula="of:=[.A288]*411120" office:value-type="float" office:value="1015918.632">
            <text:p>1015919</text:p>
          </table:table-cell>
          <table:table-cell table:style-name="Excel_20_Built-in_20_Normal" office:value-type="float" office:value="0.0647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4.226">
            <text:p>4.23</text:p>
          </table:table-cell>
          <table:table-cell table:style-name="ce2" table:formula="of:=[.H288]*66.73*3600" office:value-type="float" office:value="1015203.528">
            <text:p>1015203.53</text:p>
          </table:table-cell>
          <table:table-cell table:style-name="Excel_20_Built-in_20_Normal" office:value-type="float" office:value="0.0035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8991">
            <text:p>9.9</text:p>
          </table:table-cell>
          <table:table-cell table:style-name="ce11" table:formula="of:=[.O288]*14.2*3600" office:value-type="float" office:value="506041.992">
            <text:p>5060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798">
            <text:p>2.48</text:p>
          </table:table-cell>
          <table:table-cell table:style-name="ce3" table:formula="of:=[.A289]*411120" office:value-type="float" office:value="1019495.376">
            <text:p>1019495</text:p>
          </table:table-cell>
          <table:table-cell table:style-name="Excel_20_Built-in_20_Normal" office:value-type="float" office:value="0.064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4.241">
            <text:p>4.24</text:p>
          </table:table-cell>
          <table:table-cell table:style-name="ce2" table:formula="of:=[.H289]*66.73*3600" office:value-type="float" office:value="1018806.948">
            <text:p>1018806.95</text:p>
          </table:table-cell>
          <table:table-cell table:style-name="Excel_20_Built-in_20_Normal" office:value-type="float" office:value="0.0035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9343">
            <text:p>9.93</text:p>
          </table:table-cell>
          <table:table-cell table:style-name="ce11" table:formula="of:=[.O289]*14.2*3600" office:value-type="float" office:value="507841.416">
            <text:p>5078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886">
            <text:p>2.49</text:p>
          </table:table-cell>
          <table:table-cell table:style-name="ce3" table:formula="of:=[.A290]*411120" office:value-type="float" office:value="1023113.232">
            <text:p>1023113</text:p>
          </table:table-cell>
          <table:table-cell table:style-name="Excel_20_Built-in_20_Normal" office:value-type="float" office:value="0.064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4.256">
            <text:p>4.26</text:p>
          </table:table-cell>
          <table:table-cell table:style-name="ce2" table:formula="of:=[.H290]*66.73*3600" office:value-type="float" office:value="1022410.368">
            <text:p>1022410.37</text:p>
          </table:table-cell>
          <table:table-cell table:style-name="Excel_20_Built-in_20_Normal" office:value-type="float" office:value="0.0035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9.9695">
            <text:p>9.97</text:p>
          </table:table-cell>
          <table:table-cell table:style-name="ce11" table:formula="of:=[.O290]*14.2*3600" office:value-type="float" office:value="509640.84">
            <text:p>5096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4973">
            <text:p>2.5</text:p>
          </table:table-cell>
          <table:table-cell table:style-name="ce3" table:formula="of:=[.A291]*411120" office:value-type="float" office:value="1026689.976">
            <text:p>1026690</text:p>
          </table:table-cell>
          <table:table-cell table:style-name="Excel_20_Built-in_20_Normal" office:value-type="float" office:value="0.066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271">
            <text:p>4.27</text:p>
          </table:table-cell>
          <table:table-cell table:style-name="ce2" table:formula="of:=[.H291]*66.73*3600" office:value-type="float" office:value="1026013.788">
            <text:p>1026013.79</text:p>
          </table:table-cell>
          <table:table-cell table:style-name="Excel_20_Built-in_20_Normal" office:value-type="float" office:value="0.0035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0047">
            <text:p>10</text:p>
          </table:table-cell>
          <table:table-cell table:style-name="ce11" table:formula="of:=[.O291]*14.2*3600" office:value-type="float" office:value="511440.264">
            <text:p>5114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061">
            <text:p>2.51</text:p>
          </table:table-cell>
          <table:table-cell table:style-name="ce3" table:formula="of:=[.A292]*411120" office:value-type="float" office:value="1030307.832">
            <text:p>1030308</text:p>
          </table:table-cell>
          <table:table-cell table:style-name="Excel_20_Built-in_20_Normal" office:value-type="float" office:value="0.07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2859">
            <text:p>4.29</text:p>
          </table:table-cell>
          <table:table-cell table:style-name="ce2" table:formula="of:=[.H292]*66.73*3600" office:value-type="float" office:value="1029593.1852">
            <text:p>1029593.19</text:p>
          </table:table-cell>
          <table:table-cell table:style-name="Excel_20_Built-in_20_Normal" office:value-type="float" office:value="0.0028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0399">
            <text:p>10.04</text:p>
          </table:table-cell>
          <table:table-cell table:style-name="ce11" table:formula="of:=[.O292]*14.2*3600" office:value-type="float" office:value="513239.688">
            <text:p>5132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148">
            <text:p>2.51</text:p>
          </table:table-cell>
          <table:table-cell table:style-name="ce3" table:formula="of:=[.A293]*411120" office:value-type="float" office:value="1033884.576">
            <text:p>1033885</text:p>
          </table:table-cell>
          <table:table-cell table:style-name="Excel_20_Built-in_20_Normal" office:value-type="float" office:value="0.072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3009">
            <text:p>4.3</text:p>
          </table:table-cell>
          <table:table-cell table:style-name="ce2" table:formula="of:=[.H293]*66.73*3600" office:value-type="float" office:value="1033196.6052">
            <text:p>1033196.61</text:p>
          </table:table-cell>
          <table:table-cell table:style-name="Excel_20_Built-in_20_Normal" office:value-type="float" office:value="0.0028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0751">
            <text:p>10.08</text:p>
          </table:table-cell>
          <table:table-cell table:style-name="ce11" table:formula="of:=[.O293]*14.2*3600" office:value-type="float" office:value="515039.112">
            <text:p>5150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236">
            <text:p>2.52</text:p>
          </table:table-cell>
          <table:table-cell table:style-name="ce3" table:formula="of:=[.A294]*411120" office:value-type="float" office:value="1037502.432">
            <text:p>1037502</text:p>
          </table:table-cell>
          <table:table-cell table:style-name="Excel_20_Built-in_20_Normal" office:value-type="float" office:value="0.071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3159">
            <text:p>4.32</text:p>
          </table:table-cell>
          <table:table-cell table:style-name="ce2" table:formula="of:=[.H294]*66.73*3600" office:value-type="float" office:value="1036800.0252">
            <text:p>1036800.03</text:p>
          </table:table-cell>
          <table:table-cell table:style-name="Excel_20_Built-in_20_Normal" office:value-type="float" office:value="0.0028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1103">
            <text:p>10.11</text:p>
          </table:table-cell>
          <table:table-cell table:style-name="ce11" table:formula="of:=[.O294]*14.2*3600" office:value-type="float" office:value="516838.536">
            <text:p>5168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323">
            <text:p>2.53</text:p>
          </table:table-cell>
          <table:table-cell table:style-name="ce3" table:formula="of:=[.A295]*411120" office:value-type="float" office:value="1041079.176">
            <text:p>1041079</text:p>
          </table:table-cell>
          <table:table-cell table:style-name="Excel_20_Built-in_20_Normal" office:value-type="float" office:value="0.0693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3309">
            <text:p>4.33</text:p>
          </table:table-cell>
          <table:table-cell table:style-name="ce2" table:formula="of:=[.H295]*66.73*3600" office:value-type="float" office:value="1040403.4452">
            <text:p>1040403.45</text:p>
          </table:table-cell>
          <table:table-cell table:style-name="Excel_20_Built-in_20_Normal" office:value-type="float" office:value="0.0028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1455">
            <text:p>10.15</text:p>
          </table:table-cell>
          <table:table-cell table:style-name="ce11" table:formula="of:=[.O295]*14.2*3600" office:value-type="float" office:value="518637.96">
            <text:p>5186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411">
            <text:p>2.54</text:p>
          </table:table-cell>
          <table:table-cell table:style-name="ce3" table:formula="of:=[.A296]*411120" office:value-type="float" office:value="1044697.032">
            <text:p>1044697</text:p>
          </table:table-cell>
          <table:table-cell table:style-name="Excel_20_Built-in_20_Normal" office:value-type="float" office:value="0.068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3459">
            <text:p>4.35</text:p>
          </table:table-cell>
          <table:table-cell table:style-name="ce2" table:formula="of:=[.H296]*66.73*3600" office:value-type="float" office:value="1044006.8652">
            <text:p>1044006.87</text:p>
          </table:table-cell>
          <table:table-cell table:style-name="Excel_20_Built-in_20_Normal" office:value-type="float" office:value="0.0028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1808">
            <text:p>10.18</text:p>
          </table:table-cell>
          <table:table-cell table:style-name="ce11" table:formula="of:=[.O296]*14.2*3600" office:value-type="float" office:value="520442.496">
            <text:p>5204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498">
            <text:p>2.55</text:p>
          </table:table-cell>
          <table:table-cell table:style-name="ce3" table:formula="of:=[.A297]*411120" office:value-type="float" office:value="1048273.776">
            <text:p>1048274</text:p>
          </table:table-cell>
          <table:table-cell table:style-name="Excel_20_Built-in_20_Normal" office:value-type="float" office:value="0.066">
            <text:p>0.07</text:p>
          </table:table-cell>
          <table:table-cell table:style-name="Excel_20_Built-in_20_Normal" table:number-columns-repeated="4"/>
          <table:table-cell table:style-name="Excel_20_Built-in_20_Normal" office:value-type="float" office:value="4.3609">
            <text:p>4.36</text:p>
          </table:table-cell>
          <table:table-cell table:style-name="ce2" table:formula="of:=[.H297]*66.73*3600" office:value-type="float" office:value="1047610.2852">
            <text:p>1047610.29</text:p>
          </table:table-cell>
          <table:table-cell table:style-name="Excel_20_Built-in_20_Normal" office:value-type="float" office:value="0.0021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216">
            <text:p>10.22</text:p>
          </table:table-cell>
          <table:table-cell table:style-name="ce11" table:formula="of:=[.O297]*14.2*3600" office:value-type="float" office:value="522241.92">
            <text:p>5222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586">
            <text:p>2.56</text:p>
          </table:table-cell>
          <table:table-cell table:style-name="ce3" table:formula="of:=[.A298]*411120" office:value-type="float" office:value="1051891.632">
            <text:p>1051892</text:p>
          </table:table-cell>
          <table:table-cell table:style-name="Excel_20_Built-in_20_Normal" office:value-type="float" office:value="0.0627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4.3759">
            <text:p>4.38</text:p>
          </table:table-cell>
          <table:table-cell table:style-name="ce2" table:formula="of:=[.H298]*66.73*3600" office:value-type="float" office:value="1051213.7052">
            <text:p>1051213.71</text:p>
          </table:table-cell>
          <table:table-cell table:style-name="Excel_20_Built-in_20_Normal" office:value-type="float" office:value="0.0021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2512">
            <text:p>10.25</text:p>
          </table:table-cell>
          <table:table-cell table:style-name="ce11" table:formula="of:=[.O298]*14.2*3600" office:value-type="float" office:value="524041.344">
            <text:p>5240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673">
            <text:p>2.57</text:p>
          </table:table-cell>
          <table:table-cell table:style-name="ce3" table:formula="of:=[.A299]*411120" office:value-type="float" office:value="1055468.376">
            <text:p>1055468</text:p>
          </table:table-cell>
          <table:table-cell table:style-name="Excel_20_Built-in_20_Normal" office:value-type="float" office:value="0.0593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4.3908">
            <text:p>4.39</text:p>
          </table:table-cell>
          <table:table-cell table:style-name="ce2" table:formula="of:=[.H299]*66.73*3600" office:value-type="float" office:value="1054793.1024">
            <text:p>1054793.1</text:p>
          </table:table-cell>
          <table:table-cell table:style-name="Excel_20_Built-in_20_Normal" office:value-type="float" office:value="0.0014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2864">
            <text:p>10.29</text:p>
          </table:table-cell>
          <table:table-cell table:style-name="ce11" table:formula="of:=[.O299]*14.2*3600" office:value-type="float" office:value="525840.768">
            <text:p>5258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761">
            <text:p>2.58</text:p>
          </table:table-cell>
          <table:table-cell table:style-name="ce3" table:formula="of:=[.A300]*411120" office:value-type="float" office:value="1059086.232">
            <text:p>1059086</text:p>
          </table:table-cell>
          <table:table-cell table:style-name="Excel_20_Built-in_20_Normal" office:value-type="float" office:value="0.0573">
            <text:p>0.06</text:p>
          </table:table-cell>
          <table:table-cell table:style-name="Excel_20_Built-in_20_Normal" table:number-columns-repeated="4"/>
          <table:table-cell table:style-name="Excel_20_Built-in_20_Normal" office:value-type="float" office:value="4.4058">
            <text:p>4.41</text:p>
          </table:table-cell>
          <table:table-cell table:style-name="ce2" table:formula="of:=[.H300]*66.73*3600" office:value-type="float" office:value="1058396.5224">
            <text:p>1058396.52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4"/>
          <table:table-cell table:style-name="Excel_20_Built-in_20_Normal" office:value-type="float" office:value="10.3216">
            <text:p>10.32</text:p>
          </table:table-cell>
          <table:table-cell table:style-name="ce11" table:formula="of:=[.O300]*14.2*3600" office:value-type="float" office:value="527640.192">
            <text:p>5276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848">
            <text:p>2.58</text:p>
          </table:table-cell>
          <table:table-cell table:style-name="ce3" table:formula="of:=[.A301]*411120" office:value-type="float" office:value="1062662.976">
            <text:p>1062663</text:p>
          </table:table-cell>
          <table:table-cell table:style-name="Excel_20_Built-in_20_Normal" office:value-type="float" office:value="0.056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3568">
            <text:p>10.36</text:p>
          </table:table-cell>
          <table:table-cell table:style-name="ce11" table:formula="of:=[.O301]*14.2*3600" office:value-type="float" office:value="529439.616">
            <text:p>5294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5936">
            <text:p>2.59</text:p>
          </table:table-cell>
          <table:table-cell table:style-name="ce3" table:formula="of:=[.A302]*411120" office:value-type="float" office:value="1066280.832">
            <text:p>1066281</text:p>
          </table:table-cell>
          <table:table-cell table:style-name="Excel_20_Built-in_20_Normal" office:value-type="float" office:value="0.056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392">
            <text:p>10.39</text:p>
          </table:table-cell>
          <table:table-cell table:style-name="ce11" table:formula="of:=[.O302]*14.2*3600" office:value-type="float" office:value="531239.04">
            <text:p>5312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023">
            <text:p>2.6</text:p>
          </table:table-cell>
          <table:table-cell table:style-name="ce3" table:formula="of:=[.A303]*411120" office:value-type="float" office:value="1069857.576">
            <text:p>1069858</text:p>
          </table:table-cell>
          <table:table-cell table:style-name="Excel_20_Built-in_20_Normal" office:value-type="float" office:value="0.057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4272">
            <text:p>10.43</text:p>
          </table:table-cell>
          <table:table-cell table:style-name="ce11" table:formula="of:=[.O303]*14.2*3600" office:value-type="float" office:value="533038.464">
            <text:p>5330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111">
            <text:p>2.61</text:p>
          </table:table-cell>
          <table:table-cell table:style-name="ce3" table:formula="of:=[.A304]*411120" office:value-type="float" office:value="1073475.432">
            <text:p>1073475</text:p>
          </table:table-cell>
          <table:table-cell table:style-name="Excel_20_Built-in_20_Normal" office:value-type="float" office:value="0.056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4624">
            <text:p>10.46</text:p>
          </table:table-cell>
          <table:table-cell table:style-name="ce11" table:formula="of:=[.O304]*14.2*3600" office:value-type="float" office:value="534837.888">
            <text:p>5348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199">
            <text:p>2.62</text:p>
          </table:table-cell>
          <table:table-cell table:style-name="ce3" table:formula="of:=[.A305]*411120" office:value-type="float" office:value="1077093.288">
            <text:p>1077093</text:p>
          </table:table-cell>
          <table:table-cell table:style-name="Excel_20_Built-in_20_Normal" office:value-type="float" office:value="0.0533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0.4977">
            <text:p>10.5</text:p>
          </table:table-cell>
          <table:table-cell table:style-name="ce11" table:formula="of:=[.O305]*14.2*3600" office:value-type="float" office:value="536642.424">
            <text:p>5366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286">
            <text:p>2.63</text:p>
          </table:table-cell>
          <table:table-cell table:style-name="ce3" table:formula="of:=[.A306]*411120" office:value-type="float" office:value="1080670.032">
            <text:p>1080670</text:p>
          </table:table-cell>
          <table:table-cell table:style-name="Excel_20_Built-in_20_Normal" office:value-type="float" office:value="0.054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0.5329">
            <text:p>10.53</text:p>
          </table:table-cell>
          <table:table-cell table:style-name="ce11" table:formula="of:=[.O306]*14.2*3600" office:value-type="float" office:value="538441.848">
            <text:p>5384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374">
            <text:p>2.64</text:p>
          </table:table-cell>
          <table:table-cell table:style-name="ce3" table:formula="of:=[.A307]*411120" office:value-type="float" office:value="1084287.888">
            <text:p>1084288</text:p>
          </table:table-cell>
          <table:table-cell table:style-name="Excel_20_Built-in_20_Normal" office:value-type="float" office:value="0.055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5681">
            <text:p>10.57</text:p>
          </table:table-cell>
          <table:table-cell table:style-name="ce11" table:formula="of:=[.O307]*14.2*3600" office:value-type="float" office:value="540241.272">
            <text:p>5402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461">
            <text:p>2.65</text:p>
          </table:table-cell>
          <table:table-cell table:style-name="ce3" table:formula="of:=[.A308]*411120" office:value-type="float" office:value="1087864.632">
            <text:p>1087865</text:p>
          </table:table-cell>
          <table:table-cell table:style-name="Excel_20_Built-in_20_Normal" office:value-type="float" office:value="0.056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6033">
            <text:p>10.6</text:p>
          </table:table-cell>
          <table:table-cell table:style-name="ce11" table:formula="of:=[.O308]*14.2*3600" office:value-type="float" office:value="542040.696">
            <text:p>5420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549">
            <text:p>2.65</text:p>
          </table:table-cell>
          <table:table-cell table:style-name="ce3" table:formula="of:=[.A309]*411120" office:value-type="float" office:value="1091482.488">
            <text:p>1091482</text:p>
          </table:table-cell>
          <table:table-cell table:style-name="Excel_20_Built-in_20_Normal" office:value-type="float" office:value="0.056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6385">
            <text:p>10.64</text:p>
          </table:table-cell>
          <table:table-cell table:style-name="ce11" table:formula="of:=[.O309]*14.2*3600" office:value-type="float" office:value="543840.12">
            <text:p>5438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636">
            <text:p>2.66</text:p>
          </table:table-cell>
          <table:table-cell table:style-name="ce3" table:formula="of:=[.A310]*411120" office:value-type="float" office:value="1095059.232">
            <text:p>1095059</text:p>
          </table:table-cell>
          <table:table-cell table:style-name="Excel_20_Built-in_20_Normal" office:value-type="float" office:value="0.056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6737">
            <text:p>10.67</text:p>
          </table:table-cell>
          <table:table-cell table:style-name="ce11" table:formula="of:=[.O310]*14.2*3600" office:value-type="float" office:value="545639.544">
            <text:p>5456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724">
            <text:p>2.67</text:p>
          </table:table-cell>
          <table:table-cell table:style-name="ce3" table:formula="of:=[.A311]*411120" office:value-type="float" office:value="1098677.088">
            <text:p>1098677</text:p>
          </table:table-cell>
          <table:table-cell table:style-name="Excel_20_Built-in_20_Normal" office:value-type="float" office:value="0.056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7089">
            <text:p>10.71</text:p>
          </table:table-cell>
          <table:table-cell table:style-name="ce11" table:formula="of:=[.O311]*14.2*3600" office:value-type="float" office:value="547438.968">
            <text:p>5474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811">
            <text:p>2.68</text:p>
          </table:table-cell>
          <table:table-cell table:style-name="ce3" table:formula="of:=[.A312]*411120" office:value-type="float" office:value="1102253.832">
            <text:p>1102254</text:p>
          </table:table-cell>
          <table:table-cell table:style-name="Excel_20_Built-in_20_Normal" office:value-type="float" office:value="0.057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7441">
            <text:p>10.74</text:p>
          </table:table-cell>
          <table:table-cell table:style-name="ce11" table:formula="of:=[.O312]*14.2*3600" office:value-type="float" office:value="549238.392">
            <text:p>5492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899">
            <text:p>2.69</text:p>
          </table:table-cell>
          <table:table-cell table:style-name="ce3" table:formula="of:=[.A313]*411120" office:value-type="float" office:value="1105871.688">
            <text:p>1105872</text:p>
          </table:table-cell>
          <table:table-cell table:style-name="Excel_20_Built-in_20_Normal" office:value-type="float" office:value="0.056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7793">
            <text:p>10.78</text:p>
          </table:table-cell>
          <table:table-cell table:style-name="ce11" table:formula="of:=[.O313]*14.2*3600" office:value-type="float" office:value="551037.816">
            <text:p>551038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6986">
            <text:p>2.7</text:p>
          </table:table-cell>
          <table:table-cell table:style-name="ce3" table:formula="of:=[.A314]*411120" office:value-type="float" office:value="1109448.432">
            <text:p>1109448</text:p>
          </table:table-cell>
          <table:table-cell table:style-name="Excel_20_Built-in_20_Normal" office:value-type="float" office:value="0.056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8146">
            <text:p>10.81</text:p>
          </table:table-cell>
          <table:table-cell table:style-name="ce11" table:formula="of:=[.O314]*14.2*3600" office:value-type="float" office:value="552842.352">
            <text:p>552842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074">
            <text:p>2.71</text:p>
          </table:table-cell>
          <table:table-cell table:style-name="ce3" table:formula="of:=[.A315]*411120" office:value-type="float" office:value="1113066.288">
            <text:p>1113066</text:p>
          </table:table-cell>
          <table:table-cell table:style-name="Excel_20_Built-in_20_Normal" office:value-type="float" office:value="0.056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8498">
            <text:p>10.85</text:p>
          </table:table-cell>
          <table:table-cell table:style-name="ce11" table:formula="of:=[.O315]*14.2*3600" office:value-type="float" office:value="554641.776">
            <text:p>554642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161">
            <text:p>2.72</text:p>
          </table:table-cell>
          <table:table-cell table:style-name="ce3" table:formula="of:=[.A316]*411120" office:value-type="float" office:value="1116643.032">
            <text:p>1116643</text:p>
          </table:table-cell>
          <table:table-cell table:style-name="Excel_20_Built-in_20_Normal" office:value-type="float" office:value="0.057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885">
            <text:p>10.89</text:p>
          </table:table-cell>
          <table:table-cell table:style-name="ce11" table:formula="of:=[.O316]*14.2*3600" office:value-type="float" office:value="556441.2">
            <text:p>556441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249">
            <text:p>2.72</text:p>
          </table:table-cell>
          <table:table-cell table:style-name="ce3" table:formula="of:=[.A317]*411120" office:value-type="float" office:value="1120260.888">
            <text:p>1120261</text:p>
          </table:table-cell>
          <table:table-cell table:style-name="Excel_20_Built-in_20_Normal" office:value-type="float" office:value="0.056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9202">
            <text:p>10.92</text:p>
          </table:table-cell>
          <table:table-cell table:style-name="ce11" table:formula="of:=[.O317]*14.2*3600" office:value-type="float" office:value="558240.624">
            <text:p>558241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336">
            <text:p>2.73</text:p>
          </table:table-cell>
          <table:table-cell table:style-name="ce3" table:formula="of:=[.A318]*411120" office:value-type="float" office:value="1123837.632">
            <text:p>1123838</text:p>
          </table:table-cell>
          <table:table-cell table:style-name="Excel_20_Built-in_20_Normal" office:value-type="float" office:value="0.055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0.9554">
            <text:p>10.96</text:p>
          </table:table-cell>
          <table:table-cell table:style-name="ce11" table:formula="of:=[.O318]*14.2*3600" office:value-type="float" office:value="560040.048">
            <text:p>560040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424">
            <text:p>2.74</text:p>
          </table:table-cell>
          <table:table-cell table:style-name="ce3" table:formula="of:=[.A319]*411120" office:value-type="float" office:value="1127455.488">
            <text:p>1127455</text:p>
          </table:table-cell>
          <table:table-cell table:style-name="Excel_20_Built-in_20_Normal" office:value-type="float" office:value="0.0547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0.9906">
            <text:p>10.99</text:p>
          </table:table-cell>
          <table:table-cell table:style-name="ce11" table:formula="of:=[.O319]*14.2*3600" office:value-type="float" office:value="561839.472">
            <text:p>561839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511">
            <text:p>2.75</text:p>
          </table:table-cell>
          <table:table-cell table:style-name="ce3" table:formula="of:=[.A320]*411120" office:value-type="float" office:value="1131032.232">
            <text:p>1131032</text:p>
          </table:table-cell>
          <table:table-cell table:style-name="Excel_20_Built-in_20_Normal" office:value-type="float" office:value="0.054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0258">
            <text:p>11.03</text:p>
          </table:table-cell>
          <table:table-cell table:style-name="ce11" table:formula="of:=[.O320]*14.2*3600" office:value-type="float" office:value="563638.896">
            <text:p>563639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599">
            <text:p>2.76</text:p>
          </table:table-cell>
          <table:table-cell table:style-name="ce3" table:formula="of:=[.A321]*411120" office:value-type="float" office:value="1134650.088">
            <text:p>1134650</text:p>
          </table:table-cell>
          <table:table-cell table:style-name="Excel_20_Built-in_20_Normal" office:value-type="float" office:value="0.0547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061">
            <text:p>11.06</text:p>
          </table:table-cell>
          <table:table-cell table:style-name="ce11" table:formula="of:=[.O321]*14.2*3600" office:value-type="float" office:value="565438.32">
            <text:p>5654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687">
            <text:p>2.77</text:p>
          </table:table-cell>
          <table:table-cell table:style-name="ce3" table:formula="of:=[.A322]*411120" office:value-type="float" office:value="1138267.944">
            <text:p>1138268</text:p>
          </table:table-cell>
          <table:table-cell table:style-name="Excel_20_Built-in_20_Normal" office:value-type="float" office:value="0.0547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0962">
            <text:p>11.1</text:p>
          </table:table-cell>
          <table:table-cell table:style-name="ce11" table:formula="of:=[.O322]*14.2*3600" office:value-type="float" office:value="567237.744">
            <text:p>567238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774">
            <text:p>2.78</text:p>
          </table:table-cell>
          <table:table-cell table:style-name="ce3" table:formula="of:=[.A323]*411120" office:value-type="float" office:value="1141844.688">
            <text:p>1141845</text:p>
          </table:table-cell>
          <table:table-cell table:style-name="Excel_20_Built-in_20_Normal" office:value-type="float" office:value="0.056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1315">
            <text:p>11.13</text:p>
          </table:table-cell>
          <table:table-cell table:style-name="ce11" table:formula="of:=[.O323]*14.2*3600" office:value-type="float" office:value="569042.28">
            <text:p>569042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862">
            <text:p>2.79</text:p>
          </table:table-cell>
          <table:table-cell table:style-name="ce3" table:formula="of:=[.A324]*411120" office:value-type="float" office:value="1145462.544">
            <text:p>1145463</text:p>
          </table:table-cell>
          <table:table-cell table:style-name="Excel_20_Built-in_20_Normal" office:value-type="float" office:value="0.058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1667">
            <text:p>11.17</text:p>
          </table:table-cell>
          <table:table-cell table:style-name="ce11" table:formula="of:=[.O324]*14.2*3600" office:value-type="float" office:value="570841.704">
            <text:p>5708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7949">
            <text:p>2.79</text:p>
          </table:table-cell>
          <table:table-cell table:style-name="ce3" table:formula="of:=[.A325]*411120" office:value-type="float" office:value="1149039.288">
            <text:p>1149039</text:p>
          </table:table-cell>
          <table:table-cell table:style-name="Excel_20_Built-in_20_Normal" office:value-type="float" office:value="0.06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2019">
            <text:p>11.2</text:p>
          </table:table-cell>
          <table:table-cell table:style-name="ce11" table:formula="of:=[.O325]*14.2*3600" office:value-type="float" office:value="572641.128">
            <text:p>5726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037">
            <text:p>2.8</text:p>
          </table:table-cell>
          <table:table-cell table:style-name="ce3" table:formula="of:=[.A326]*411120" office:value-type="float" office:value="1152657.144">
            <text:p>1152657</text:p>
          </table:table-cell>
          <table:table-cell table:style-name="Excel_20_Built-in_20_Normal" office:value-type="float" office:value="0.060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2371">
            <text:p>11.24</text:p>
          </table:table-cell>
          <table:table-cell table:style-name="ce11" table:formula="of:=[.O326]*14.2*3600" office:value-type="float" office:value="574440.552">
            <text:p>5744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124">
            <text:p>2.81</text:p>
          </table:table-cell>
          <table:table-cell table:style-name="ce3" table:formula="of:=[.A327]*411120" office:value-type="float" office:value="1156233.888">
            <text:p>1156234</text:p>
          </table:table-cell>
          <table:table-cell table:style-name="Excel_20_Built-in_20_Normal" office:value-type="float" office:value="0.062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2723">
            <text:p>11.27</text:p>
          </table:table-cell>
          <table:table-cell table:style-name="ce11" table:formula="of:=[.O327]*14.2*3600" office:value-type="float" office:value="576239.976">
            <text:p>5762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212">
            <text:p>2.82</text:p>
          </table:table-cell>
          <table:table-cell table:style-name="ce3" table:formula="of:=[.A328]*411120" office:value-type="float" office:value="1159851.744">
            <text:p>1159852</text:p>
          </table:table-cell>
          <table:table-cell table:style-name="Excel_20_Built-in_20_Normal" office:value-type="float" office:value="0.062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3075">
            <text:p>11.31</text:p>
          </table:table-cell>
          <table:table-cell table:style-name="ce11" table:formula="of:=[.O328]*14.2*3600" office:value-type="float" office:value="578039.4">
            <text:p>5780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299">
            <text:p>2.83</text:p>
          </table:table-cell>
          <table:table-cell table:style-name="ce3" table:formula="of:=[.A329]*411120" office:value-type="float" office:value="1163428.488">
            <text:p>1163428</text:p>
          </table:table-cell>
          <table:table-cell table:style-name="Excel_20_Built-in_20_Normal" office:value-type="float" office:value="0.063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3427">
            <text:p>11.34</text:p>
          </table:table-cell>
          <table:table-cell table:style-name="ce11" table:formula="of:=[.O329]*14.2*3600" office:value-type="float" office:value="579838.824">
            <text:p>579839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387">
            <text:p>2.84</text:p>
          </table:table-cell>
          <table:table-cell table:style-name="ce3" table:formula="of:=[.A330]*411120" office:value-type="float" office:value="1167046.344">
            <text:p>1167046</text:p>
          </table:table-cell>
          <table:table-cell table:style-name="Excel_20_Built-in_20_Normal" office:value-type="float" office:value="0.062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3779">
            <text:p>11.38</text:p>
          </table:table-cell>
          <table:table-cell table:style-name="ce11" table:formula="of:=[.O330]*14.2*3600" office:value-type="float" office:value="581638.248">
            <text:p>5816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474">
            <text:p>2.85</text:p>
          </table:table-cell>
          <table:table-cell table:style-name="ce3" table:formula="of:=[.A331]*411120" office:value-type="float" office:value="1170623.088">
            <text:p>1170623</text:p>
          </table:table-cell>
          <table:table-cell table:style-name="Excel_20_Built-in_20_Normal" office:value-type="float" office:value="0.061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4131">
            <text:p>11.41</text:p>
          </table:table-cell>
          <table:table-cell table:style-name="ce11" table:formula="of:=[.O331]*14.2*3600" office:value-type="float" office:value="583437.672">
            <text:p>5834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562">
            <text:p>2.86</text:p>
          </table:table-cell>
          <table:table-cell table:style-name="ce3" table:formula="of:=[.A332]*411120" office:value-type="float" office:value="1174240.944">
            <text:p>1174241</text:p>
          </table:table-cell>
          <table:table-cell table:style-name="Excel_20_Built-in_20_Normal" office:value-type="float" office:value="0.059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4484">
            <text:p>11.45</text:p>
          </table:table-cell>
          <table:table-cell table:style-name="ce11" table:formula="of:=[.O332]*14.2*3600" office:value-type="float" office:value="585242.208">
            <text:p>5852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649">
            <text:p>2.86</text:p>
          </table:table-cell>
          <table:table-cell table:style-name="ce3" table:formula="of:=[.A333]*411120" office:value-type="float" office:value="1177817.688">
            <text:p>1177818</text:p>
          </table:table-cell>
          <table:table-cell table:style-name="Excel_20_Built-in_20_Normal" office:value-type="float" office:value="0.059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4836">
            <text:p>11.48</text:p>
          </table:table-cell>
          <table:table-cell table:style-name="ce11" table:formula="of:=[.O333]*14.2*3600" office:value-type="float" office:value="587041.632">
            <text:p>5870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737">
            <text:p>2.87</text:p>
          </table:table-cell>
          <table:table-cell table:style-name="ce3" table:formula="of:=[.A334]*411120" office:value-type="float" office:value="1181435.544">
            <text:p>1181436</text:p>
          </table:table-cell>
          <table:table-cell table:style-name="Excel_20_Built-in_20_Normal" office:value-type="float" office:value="0.059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5188">
            <text:p>11.52</text:p>
          </table:table-cell>
          <table:table-cell table:style-name="ce11" table:formula="of:=[.O334]*14.2*3600" office:value-type="float" office:value="588841.056">
            <text:p>5888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824">
            <text:p>2.88</text:p>
          </table:table-cell>
          <table:table-cell table:style-name="ce3" table:formula="of:=[.A335]*411120" office:value-type="float" office:value="1185012.288">
            <text:p>1185012</text:p>
          </table:table-cell>
          <table:table-cell table:style-name="Excel_20_Built-in_20_Normal" office:value-type="float" office:value="0.0587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554">
            <text:p>11.55</text:p>
          </table:table-cell>
          <table:table-cell table:style-name="ce11" table:formula="of:=[.O335]*14.2*3600" office:value-type="float" office:value="590640.48">
            <text:p>590640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912">
            <text:p>2.89</text:p>
          </table:table-cell>
          <table:table-cell table:style-name="ce3" table:formula="of:=[.A336]*411120" office:value-type="float" office:value="1188630.144">
            <text:p>1188630</text:p>
          </table:table-cell>
          <table:table-cell table:style-name="Excel_20_Built-in_20_Normal" office:value-type="float" office:value="0.057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5892">
            <text:p>11.59</text:p>
          </table:table-cell>
          <table:table-cell table:style-name="ce11" table:formula="of:=[.O336]*14.2*3600" office:value-type="float" office:value="592439.904">
            <text:p>592440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8999">
            <text:p>2.9</text:p>
          </table:table-cell>
          <table:table-cell table:style-name="ce3" table:formula="of:=[.A337]*411120" office:value-type="float" office:value="1192206.888">
            <text:p>1192207</text:p>
          </table:table-cell>
          <table:table-cell table:style-name="Excel_20_Built-in_20_Normal" office:value-type="float" office:value="0.0553">
            <text:p>0.06</text:p>
          </table:table-cell>
          <table:table-cell table:style-name="Excel_20_Built-in_20_Normal" table:number-columns-repeated="11"/>
          <table:table-cell table:style-name="Excel_20_Built-in_20_Normal" office:value-type="float" office:value="11.6244">
            <text:p>11.62</text:p>
          </table:table-cell>
          <table:table-cell table:style-name="ce11" table:formula="of:=[.O337]*14.2*3600" office:value-type="float" office:value="594239.328">
            <text:p>594239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087">
            <text:p>2.91</text:p>
          </table:table-cell>
          <table:table-cell table:style-name="ce3" table:formula="of:=[.A338]*411120" office:value-type="float" office:value="1195824.744">
            <text:p>1195825</text:p>
          </table:table-cell>
          <table:table-cell table:style-name="Excel_20_Built-in_20_Normal" office:value-type="float" office:value="0.0533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6596">
            <text:p>11.66</text:p>
          </table:table-cell>
          <table:table-cell table:style-name="ce11" table:formula="of:=[.O338]*14.2*3600" office:value-type="float" office:value="596038.752">
            <text:p>596039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175">
            <text:p>2.92</text:p>
          </table:table-cell>
          <table:table-cell table:style-name="ce3" table:formula="of:=[.A339]*411120" office:value-type="float" office:value="1199442.6">
            <text:p>1199443</text:p>
          </table:table-cell>
          <table:table-cell table:style-name="Excel_20_Built-in_20_Normal" office:value-type="float" office:value="0.0507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6948">
            <text:p>11.69</text:p>
          </table:table-cell>
          <table:table-cell table:style-name="ce11" table:formula="of:=[.O339]*14.2*3600" office:value-type="float" office:value="597838.176">
            <text:p>597838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262">
            <text:p>2.93</text:p>
          </table:table-cell>
          <table:table-cell table:style-name="ce3" table:formula="of:=[.A340]*411120" office:value-type="float" office:value="1203019.344">
            <text:p>1203019</text:p>
          </table:table-cell>
          <table:table-cell table:style-name="Excel_20_Built-in_20_Normal" office:value-type="float" office:value="0.0493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73">
            <text:p>11.73</text:p>
          </table:table-cell>
          <table:table-cell table:style-name="ce11" table:formula="of:=[.O340]*14.2*3600" office:value-type="float" office:value="599637.6">
            <text:p>599638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35">
            <text:p>2.94</text:p>
          </table:table-cell>
          <table:table-cell table:style-name="ce3" table:formula="of:=[.A341]*411120" office:value-type="float" office:value="1206637.2">
            <text:p>1206637</text:p>
          </table:table-cell>
          <table:table-cell table:style-name="Excel_20_Built-in_20_Normal" office:value-type="float" office:value="0.048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7653">
            <text:p>11.77</text:p>
          </table:table-cell>
          <table:table-cell table:style-name="ce11" table:formula="of:=[.O341]*14.2*3600" office:value-type="float" office:value="601442.136">
            <text:p>6014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437">
            <text:p>2.94</text:p>
          </table:table-cell>
          <table:table-cell table:style-name="ce3" table:formula="of:=[.A342]*411120" office:value-type="float" office:value="1210213.944">
            <text:p>1210214</text:p>
          </table:table-cell>
          <table:table-cell table:style-name="Excel_20_Built-in_20_Normal" office:value-type="float" office:value="0.0467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8005">
            <text:p>11.8</text:p>
          </table:table-cell>
          <table:table-cell table:style-name="ce11" table:formula="of:=[.O342]*14.2*3600" office:value-type="float" office:value="603241.56">
            <text:p>603242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525">
            <text:p>2.95</text:p>
          </table:table-cell>
          <table:table-cell table:style-name="ce3" table:formula="of:=[.A343]*411120" office:value-type="float" office:value="1213831.8">
            <text:p>1213832</text:p>
          </table:table-cell>
          <table:table-cell table:style-name="Excel_20_Built-in_20_Normal" office:value-type="float" office:value="0.0467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8357">
            <text:p>11.84</text:p>
          </table:table-cell>
          <table:table-cell table:style-name="ce11" table:formula="of:=[.O343]*14.2*3600" office:value-type="float" office:value="605040.984">
            <text:p>605041</text:p>
          </table:table-cell>
          <table:table-cell table:style-name="ce7" office:value-type="float" office:value="0.0013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612">
            <text:p>2.96</text:p>
          </table:table-cell>
          <table:table-cell table:style-name="ce3" table:formula="of:=[.A344]*411120" office:value-type="float" office:value="1217408.544">
            <text:p>1217409</text:p>
          </table:table-cell>
          <table:table-cell table:style-name="Excel_20_Built-in_20_Normal" office:value-type="float" office:value="0.046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8709">
            <text:p>11.87</text:p>
          </table:table-cell>
          <table:table-cell table:style-name="ce11" table:formula="of:=[.O344]*14.2*3600" office:value-type="float" office:value="606840.408">
            <text:p>606840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7">
            <text:p>2.97</text:p>
          </table:table-cell>
          <table:table-cell table:style-name="ce3" table:formula="of:=[.A345]*411120" office:value-type="float" office:value="1221026.4">
            <text:p>1221026</text:p>
          </table:table-cell>
          <table:table-cell table:style-name="Excel_20_Built-in_20_Normal" office:value-type="float" office:value="0.0453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1.9061">
            <text:p>11.91</text:p>
          </table:table-cell>
          <table:table-cell table:style-name="ce11" table:formula="of:=[.O345]*14.2*3600" office:value-type="float" office:value="608639.832">
            <text:p>608640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787">
            <text:p>2.98</text:p>
          </table:table-cell>
          <table:table-cell table:style-name="ce3" table:formula="of:=[.A346]*411120" office:value-type="float" office:value="1224603.144">
            <text:p>1224603</text:p>
          </table:table-cell>
          <table:table-cell table:style-name="Excel_20_Built-in_20_Normal" office:value-type="float" office:value="0.0447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1.9413">
            <text:p>11.94</text:p>
          </table:table-cell>
          <table:table-cell table:style-name="ce11" table:formula="of:=[.O346]*14.2*3600" office:value-type="float" office:value="610439.256">
            <text:p>610439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875">
            <text:p>2.99</text:p>
          </table:table-cell>
          <table:table-cell table:style-name="ce3" table:formula="of:=[.A347]*411120" office:value-type="float" office:value="1228221">
            <text:p>1228221</text:p>
          </table:table-cell>
          <table:table-cell table:style-name="Excel_20_Built-in_20_Normal" office:value-type="float" office:value="0.044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1.9765">
            <text:p>11.98</text:p>
          </table:table-cell>
          <table:table-cell table:style-name="ce11" table:formula="of:=[.O347]*14.2*3600" office:value-type="float" office:value="612238.68">
            <text:p>612239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2.9962">
            <text:p>3</text:p>
          </table:table-cell>
          <table:table-cell table:style-name="ce3" table:formula="of:=[.A348]*411120" office:value-type="float" office:value="1231797.744">
            <text:p>1231798</text:p>
          </table:table-cell>
          <table:table-cell table:style-name="Excel_20_Built-in_20_Normal" office:value-type="float" office:value="0.0447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0117">
            <text:p>12.01</text:p>
          </table:table-cell>
          <table:table-cell table:style-name="ce11" table:formula="of:=[.O348]*14.2*3600" office:value-type="float" office:value="614038.104">
            <text:p>614038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05">
            <text:p>3.01</text:p>
          </table:table-cell>
          <table:table-cell table:style-name="ce3" table:formula="of:=[.A349]*411120" office:value-type="float" office:value="1235415.6">
            <text:p>1235416</text:p>
          </table:table-cell>
          <table:table-cell table:style-name="Excel_20_Built-in_20_Normal" office:value-type="float" office:value="0.0447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0469">
            <text:p>12.05</text:p>
          </table:table-cell>
          <table:table-cell table:style-name="ce11" table:formula="of:=[.O349]*14.2*3600" office:value-type="float" office:value="615837.528">
            <text:p>615838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137">
            <text:p>3.01</text:p>
          </table:table-cell>
          <table:table-cell table:style-name="ce3" table:formula="of:=[.A350]*411120" office:value-type="float" office:value="1238992.344">
            <text:p>1238992</text:p>
          </table:table-cell>
          <table:table-cell table:style-name="Excel_20_Built-in_20_Normal" office:value-type="float" office:value="0.0453">
            <text:p>0.05</text:p>
          </table:table-cell>
          <table:table-cell table:style-name="Excel_20_Built-in_20_Normal" table:number-columns-repeated="11"/>
          <table:table-cell table:style-name="Excel_20_Built-in_20_Normal" office:value-type="float" office:value="12.0822">
            <text:p>12.08</text:p>
          </table:table-cell>
          <table:table-cell table:style-name="ce11" table:formula="of:=[.O350]*14.2*3600" office:value-type="float" office:value="617642.064">
            <text:p>617642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225">
            <text:p>3.02</text:p>
          </table:table-cell>
          <table:table-cell table:style-name="ce3" table:formula="of:=[.A351]*411120" office:value-type="float" office:value="1242610.2">
            <text:p>1242610</text:p>
          </table:table-cell>
          <table:table-cell table:style-name="Excel_20_Built-in_20_Normal" office:value-type="float" office:value="0.0447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1174">
            <text:p>12.12</text:p>
          </table:table-cell>
          <table:table-cell table:style-name="ce11" table:formula="of:=[.O351]*14.2*3600" office:value-type="float" office:value="619441.488">
            <text:p>619441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312">
            <text:p>3.03</text:p>
          </table:table-cell>
          <table:table-cell table:style-name="ce3" table:formula="of:=[.A352]*411120" office:value-type="float" office:value="1246186.944">
            <text:p>1246187</text:p>
          </table:table-cell>
          <table:table-cell table:style-name="Excel_20_Built-in_20_Normal" office:value-type="float" office:value="0.044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1526">
            <text:p>12.15</text:p>
          </table:table-cell>
          <table:table-cell table:style-name="ce11" table:formula="of:=[.O352]*14.2*3600" office:value-type="float" office:value="621240.912">
            <text:p>621241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4">
            <text:p>3.04</text:p>
          </table:table-cell>
          <table:table-cell table:style-name="ce3" table:formula="of:=[.A353]*411120" office:value-type="float" office:value="1249804.8">
            <text:p>1249805</text:p>
          </table:table-cell>
          <table:table-cell table:style-name="Excel_20_Built-in_20_Normal" office:value-type="float" office:value="0.0427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1878">
            <text:p>12.19</text:p>
          </table:table-cell>
          <table:table-cell table:style-name="ce11" table:formula="of:=[.O353]*14.2*3600" office:value-type="float" office:value="623040.336">
            <text:p>623040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487">
            <text:p>3.05</text:p>
          </table:table-cell>
          <table:table-cell table:style-name="ce3" table:formula="of:=[.A354]*411120" office:value-type="float" office:value="1253381.544">
            <text:p>1253382</text:p>
          </table:table-cell>
          <table:table-cell table:style-name="Excel_20_Built-in_20_Normal" office:value-type="float" office:value="0.042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223">
            <text:p>12.22</text:p>
          </table:table-cell>
          <table:table-cell table:style-name="ce11" table:formula="of:=[.O354]*14.2*3600" office:value-type="float" office:value="624839.76">
            <text:p>624840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575">
            <text:p>3.06</text:p>
          </table:table-cell>
          <table:table-cell table:style-name="ce3" table:formula="of:=[.A355]*411120" office:value-type="float" office:value="1256999.4">
            <text:p>1256999</text:p>
          </table:table-cell>
          <table:table-cell table:style-name="Excel_20_Built-in_20_Normal" office:value-type="float" office:value="0.0413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2582">
            <text:p>12.26</text:p>
          </table:table-cell>
          <table:table-cell table:style-name="ce11" table:formula="of:=[.O355]*14.2*3600" office:value-type="float" office:value="626639.184">
            <text:p>626639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662">
            <text:p>3.07</text:p>
          </table:table-cell>
          <table:table-cell table:style-name="ce3" table:formula="of:=[.A356]*411120" office:value-type="float" office:value="1260576.144">
            <text:p>1260576</text:p>
          </table:table-cell>
          <table:table-cell table:style-name="Excel_20_Built-in_20_Normal" office:value-type="float" office:value="0.0407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2934">
            <text:p>12.29</text:p>
          </table:table-cell>
          <table:table-cell table:style-name="ce11" table:formula="of:=[.O356]*14.2*3600" office:value-type="float" office:value="628438.608">
            <text:p>628439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75">
            <text:p>3.08</text:p>
          </table:table-cell>
          <table:table-cell table:style-name="ce3" table:formula="of:=[.A357]*411120" office:value-type="float" office:value="1264194">
            <text:p>1264194</text:p>
          </table:table-cell>
          <table:table-cell table:style-name="Excel_20_Built-in_20_Normal" office:value-type="float" office:value="0.0407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3286">
            <text:p>12.33</text:p>
          </table:table-cell>
          <table:table-cell table:style-name="ce11" table:formula="of:=[.O357]*14.2*3600" office:value-type="float" office:value="630238.032">
            <text:p>630238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838">
            <text:p>3.08</text:p>
          </table:table-cell>
          <table:table-cell table:style-name="ce3" table:formula="of:=[.A358]*411120" office:value-type="float" office:value="1267811.856">
            <text:p>1267812</text:p>
          </table:table-cell>
          <table:table-cell table:style-name="Excel_20_Built-in_20_Normal" office:value-type="float" office:value="0.0393">
            <text:p>0.04</text:p>
          </table:table-cell>
          <table:table-cell table:style-name="Excel_20_Built-in_20_Normal" table:number-columns-repeated="11"/>
          <table:table-cell table:style-name="Excel_20_Built-in_20_Normal" office:value-type="float" office:value="12.3638">
            <text:p>12.36</text:p>
          </table:table-cell>
          <table:table-cell table:style-name="ce11" table:formula="of:=[.O358]*14.2*3600" office:value-type="float" office:value="632037.456">
            <text:p>632037</text:p>
          </table:table-cell>
          <table:table-cell table:style-name="ce7" office:value-type="float" office:value="0.0007">
            <text:p>0.001</text:p>
          </table:table-cell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0925">
            <text:p>3.09</text:p>
          </table:table-cell>
          <table:table-cell table:style-name="ce3" table:formula="of:=[.A359]*411120" office:value-type="float" office:value="1271388.6">
            <text:p>1271389</text:p>
          </table:table-cell>
          <table:table-cell table:style-name="Excel_20_Built-in_20_Normal" office:value-type="float" office:value="0.038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013">
            <text:p>3.1</text:p>
          </table:table-cell>
          <table:table-cell table:style-name="ce3" table:formula="of:=[.A360]*411120" office:value-type="float" office:value="1275006.456">
            <text:p>1275006</text:p>
          </table:table-cell>
          <table:table-cell table:style-name="Excel_20_Built-in_20_Normal" office:value-type="float" office:value="0.0373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1">
            <text:p>3.11</text:p>
          </table:table-cell>
          <table:table-cell table:style-name="ce3" table:formula="of:=[.A361]*411120" office:value-type="float" office:value="1278583.2">
            <text:p>1278583</text:p>
          </table:table-cell>
          <table:table-cell table:style-name="Excel_20_Built-in_20_Normal" office:value-type="float" office:value="0.0373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188">
            <text:p>3.12</text:p>
          </table:table-cell>
          <table:table-cell table:style-name="ce3" table:formula="of:=[.A362]*411120" office:value-type="float" office:value="1282201.056">
            <text:p>1282201</text:p>
          </table:table-cell>
          <table:table-cell table:style-name="Excel_20_Built-in_20_Normal" office:value-type="float" office:value="0.0367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275">
            <text:p>3.13</text:p>
          </table:table-cell>
          <table:table-cell table:style-name="ce3" table:formula="of:=[.A363]*411120" office:value-type="float" office:value="1285777.8">
            <text:p>1285778</text:p>
          </table:table-cell>
          <table:table-cell table:style-name="Excel_20_Built-in_20_Normal" office:value-type="float" office:value="0.0367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363">
            <text:p>3.14</text:p>
          </table:table-cell>
          <table:table-cell table:style-name="ce3" table:formula="of:=[.A364]*411120" office:value-type="float" office:value="1289395.656">
            <text:p>1289396</text:p>
          </table:table-cell>
          <table:table-cell table:style-name="Excel_20_Built-in_20_Normal" office:value-type="float" office:value="0.0367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45">
            <text:p>3.15</text:p>
          </table:table-cell>
          <table:table-cell table:style-name="ce3" table:formula="of:=[.A365]*411120" office:value-type="float" office:value="1292972.4">
            <text:p>1292972</text:p>
          </table:table-cell>
          <table:table-cell table:style-name="Excel_20_Built-in_20_Normal" office:value-type="float" office:value="0.0367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538">
            <text:p>3.15</text:p>
          </table:table-cell>
          <table:table-cell table:style-name="ce3" table:formula="of:=[.A366]*411120" office:value-type="float" office:value="1296590.256">
            <text:p>1296590</text:p>
          </table:table-cell>
          <table:table-cell table:style-name="Excel_20_Built-in_20_Normal" office:value-type="float" office:value="0.0367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625">
            <text:p>3.16</text:p>
          </table:table-cell>
          <table:table-cell table:style-name="ce3" table:formula="of:=[.A367]*411120" office:value-type="float" office:value="1300167">
            <text:p>1300167</text:p>
          </table:table-cell>
          <table:table-cell table:style-name="Excel_20_Built-in_20_Normal" office:value-type="float" office:value="0.036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713">
            <text:p>3.17</text:p>
          </table:table-cell>
          <table:table-cell table:style-name="ce3" table:formula="of:=[.A368]*411120" office:value-type="float" office:value="1303784.856">
            <text:p>1303785</text:p>
          </table:table-cell>
          <table:table-cell table:style-name="Excel_20_Built-in_20_Normal" office:value-type="float" office:value="0.0353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8">
            <text:p>3.18</text:p>
          </table:table-cell>
          <table:table-cell table:style-name="ce3" table:formula="of:=[.A369]*411120" office:value-type="float" office:value="1307361.6">
            <text:p>1307362</text:p>
          </table:table-cell>
          <table:table-cell table:style-name="Excel_20_Built-in_20_Normal" office:value-type="float" office:value="0.0353">
            <text:p>0.04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888">
            <text:p>3.19</text:p>
          </table:table-cell>
          <table:table-cell table:style-name="ce3" table:formula="of:=[.A370]*411120" office:value-type="float" office:value="1310979.456">
            <text:p>1310979</text:p>
          </table:table-cell>
          <table:table-cell table:style-name="Excel_20_Built-in_20_Normal" office:value-type="float" office:value="0.034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1975">
            <text:p>3.2</text:p>
          </table:table-cell>
          <table:table-cell table:style-name="ce3" table:formula="of:=[.A371]*411120" office:value-type="float" office:value="1314556.2">
            <text:p>1314556</text:p>
          </table:table-cell>
          <table:table-cell table:style-name="Excel_20_Built-in_20_Normal" office:value-type="float" office:value="0.034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063">
            <text:p>3.21</text:p>
          </table:table-cell>
          <table:table-cell table:style-name="ce3" table:formula="of:=[.A372]*411120" office:value-type="float" office:value="1318174.056">
            <text:p>1318174</text:p>
          </table:table-cell>
          <table:table-cell table:style-name="Excel_20_Built-in_20_Normal" office:value-type="float" office:value="0.034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15">
            <text:p>3.22</text:p>
          </table:table-cell>
          <table:table-cell table:style-name="ce3" table:formula="of:=[.A373]*411120" office:value-type="float" office:value="1321750.8">
            <text:p>1321751</text:p>
          </table:table-cell>
          <table:table-cell table:style-name="Excel_20_Built-in_20_Normal" office:value-type="float" office:value="0.034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238">
            <text:p>3.22</text:p>
          </table:table-cell>
          <table:table-cell table:style-name="ce3" table:formula="of:=[.A374]*411120" office:value-type="float" office:value="1325368.656">
            <text:p>1325369</text:p>
          </table:table-cell>
          <table:table-cell table:style-name="Excel_20_Built-in_20_Normal" office:value-type="float" office:value="0.033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326">
            <text:p>3.23</text:p>
          </table:table-cell>
          <table:table-cell table:style-name="ce3" table:formula="of:=[.A375]*411120" office:value-type="float" office:value="1328986.512">
            <text:p>1328987</text:p>
          </table:table-cell>
          <table:table-cell table:style-name="Excel_20_Built-in_20_Normal" office:value-type="float" office:value="0.033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413">
            <text:p>3.24</text:p>
          </table:table-cell>
          <table:table-cell table:style-name="ce3" table:formula="of:=[.A376]*411120" office:value-type="float" office:value="1332563.256">
            <text:p>1332563</text:p>
          </table:table-cell>
          <table:table-cell table:style-name="Excel_20_Built-in_20_Normal" office:value-type="float" office:value="0.033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501">
            <text:p>3.25</text:p>
          </table:table-cell>
          <table:table-cell table:style-name="ce3" table:formula="of:=[.A377]*411120" office:value-type="float" office:value="1336181.112">
            <text:p>1336181</text:p>
          </table:table-cell>
          <table:table-cell table:style-name="Excel_20_Built-in_20_Normal" office:value-type="float" office:value="0.033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588">
            <text:p>3.26</text:p>
          </table:table-cell>
          <table:table-cell table:style-name="ce3" table:formula="of:=[.A378]*411120" office:value-type="float" office:value="1339757.856">
            <text:p>1339758</text:p>
          </table:table-cell>
          <table:table-cell table:style-name="Excel_20_Built-in_20_Normal" office:value-type="float" office:value="0.033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676">
            <text:p>3.27</text:p>
          </table:table-cell>
          <table:table-cell table:style-name="ce3" table:formula="of:=[.A379]*411120" office:value-type="float" office:value="1343375.712">
            <text:p>1343376</text:p>
          </table:table-cell>
          <table:table-cell table:style-name="Excel_20_Built-in_20_Normal" office:value-type="float" office:value="0.033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763">
            <text:p>3.28</text:p>
          </table:table-cell>
          <table:table-cell table:style-name="ce3" table:formula="of:=[.A380]*411120" office:value-type="float" office:value="1346952.456">
            <text:p>1346952</text:p>
          </table:table-cell>
          <table:table-cell table:style-name="Excel_20_Built-in_20_Normal" office:value-type="float" office:value="0.032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851">
            <text:p>3.29</text:p>
          </table:table-cell>
          <table:table-cell table:style-name="ce3" table:formula="of:=[.A381]*411120" office:value-type="float" office:value="1350570.312">
            <text:p>1350570</text:p>
          </table:table-cell>
          <table:table-cell table:style-name="Excel_20_Built-in_20_Normal" office:value-type="float" office:value="0.031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2938">
            <text:p>3.29</text:p>
          </table:table-cell>
          <table:table-cell table:style-name="ce3" table:formula="of:=[.A382]*411120" office:value-type="float" office:value="1354147.056">
            <text:p>1354147</text:p>
          </table:table-cell>
          <table:table-cell table:style-name="Excel_20_Built-in_20_Normal" office:value-type="float" office:value="0.031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026">
            <text:p>3.3</text:p>
          </table:table-cell>
          <table:table-cell table:style-name="ce3" table:formula="of:=[.A383]*411120" office:value-type="float" office:value="1357764.912">
            <text:p>1357765</text:p>
          </table:table-cell>
          <table:table-cell table:style-name="Excel_20_Built-in_20_Normal" office:value-type="float" office:value="0.031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113">
            <text:p>3.31</text:p>
          </table:table-cell>
          <table:table-cell table:style-name="ce3" table:formula="of:=[.A384]*411120" office:value-type="float" office:value="1361341.656">
            <text:p>1361342</text:p>
          </table:table-cell>
          <table:table-cell table:style-name="Excel_20_Built-in_20_Normal" office:value-type="float" office:value="0.030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201">
            <text:p>3.32</text:p>
          </table:table-cell>
          <table:table-cell table:style-name="ce3" table:formula="of:=[.A385]*411120" office:value-type="float" office:value="1364959.512">
            <text:p>1364960</text:p>
          </table:table-cell>
          <table:table-cell table:style-name="Excel_20_Built-in_20_Normal" office:value-type="float" office:value="0.030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288">
            <text:p>3.33</text:p>
          </table:table-cell>
          <table:table-cell table:style-name="ce3" table:formula="of:=[.A386]*411120" office:value-type="float" office:value="1368536.256">
            <text:p>1368536</text:p>
          </table:table-cell>
          <table:table-cell table:style-name="Excel_20_Built-in_20_Normal" office:value-type="float" office:value="0.0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376">
            <text:p>3.34</text:p>
          </table:table-cell>
          <table:table-cell table:style-name="ce3" table:formula="of:=[.A387]*411120" office:value-type="float" office:value="1372154.112">
            <text:p>1372154</text:p>
          </table:table-cell>
          <table:table-cell table:style-name="Excel_20_Built-in_20_Normal" office:value-type="float" office:value="0.0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463">
            <text:p>3.35</text:p>
          </table:table-cell>
          <table:table-cell table:style-name="ce3" table:formula="of:=[.A388]*411120" office:value-type="float" office:value="1375730.856">
            <text:p>1375731</text:p>
          </table:table-cell>
          <table:table-cell table:style-name="Excel_20_Built-in_20_Normal" office:value-type="float" office:value="0.0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551">
            <text:p>3.36</text:p>
          </table:table-cell>
          <table:table-cell table:style-name="ce3" table:formula="of:=[.A389]*411120" office:value-type="float" office:value="1379348.712">
            <text:p>1379349</text:p>
          </table:table-cell>
          <table:table-cell table:style-name="Excel_20_Built-in_20_Normal" office:value-type="float" office:value="0.0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638">
            <text:p>3.36</text:p>
          </table:table-cell>
          <table:table-cell table:style-name="ce3" table:formula="of:=[.A390]*411120" office:value-type="float" office:value="1382925.456">
            <text:p>1382925</text:p>
          </table:table-cell>
          <table:table-cell table:style-name="Excel_20_Built-in_20_Normal" office:value-type="float" office:value="0.030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726">
            <text:p>3.37</text:p>
          </table:table-cell>
          <table:table-cell table:style-name="ce3" table:formula="of:=[.A391]*411120" office:value-type="float" office:value="1386543.312">
            <text:p>1386543</text:p>
          </table:table-cell>
          <table:table-cell table:style-name="Excel_20_Built-in_20_Normal" office:value-type="float" office:value="0.030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813">
            <text:p>3.38</text:p>
          </table:table-cell>
          <table:table-cell table:style-name="ce3" table:formula="of:=[.A392]*411120" office:value-type="float" office:value="1390120.056">
            <text:p>1390120</text:p>
          </table:table-cell>
          <table:table-cell table:style-name="Excel_20_Built-in_20_Normal" office:value-type="float" office:value="0.030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901">
            <text:p>3.39</text:p>
          </table:table-cell>
          <table:table-cell table:style-name="ce3" table:formula="of:=[.A393]*411120" office:value-type="float" office:value="1393737.912">
            <text:p>1393738</text:p>
          </table:table-cell>
          <table:table-cell table:style-name="Excel_20_Built-in_20_Normal" office:value-type="float" office:value="0.031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3989">
            <text:p>3.4</text:p>
          </table:table-cell>
          <table:table-cell table:style-name="ce3" table:formula="of:=[.A394]*411120" office:value-type="float" office:value="1397355.768">
            <text:p>1397356</text:p>
          </table:table-cell>
          <table:table-cell table:style-name="Excel_20_Built-in_20_Normal" office:value-type="float" office:value="0.031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076">
            <text:p>3.41</text:p>
          </table:table-cell>
          <table:table-cell table:style-name="ce3" table:formula="of:=[.A395]*411120" office:value-type="float" office:value="1400932.512">
            <text:p>1400933</text:p>
          </table:table-cell>
          <table:table-cell table:style-name="Excel_20_Built-in_20_Normal" office:value-type="float" office:value="0.031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164">
            <text:p>3.42</text:p>
          </table:table-cell>
          <table:table-cell table:style-name="ce3" table:formula="of:=[.A396]*411120" office:value-type="float" office:value="1404550.368">
            <text:p>1404550</text:p>
          </table:table-cell>
          <table:table-cell table:style-name="Excel_20_Built-in_20_Normal" office:value-type="float" office:value="0.030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251">
            <text:p>3.43</text:p>
          </table:table-cell>
          <table:table-cell table:style-name="ce3" table:formula="of:=[.A397]*411120" office:value-type="float" office:value="1408127.112">
            <text:p>1408127</text:p>
          </table:table-cell>
          <table:table-cell table:style-name="Excel_20_Built-in_20_Normal" office:value-type="float" office:value="0.030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339">
            <text:p>3.43</text:p>
          </table:table-cell>
          <table:table-cell table:style-name="ce3" table:formula="of:=[.A398]*411120" office:value-type="float" office:value="1411744.968">
            <text:p>1411745</text:p>
          </table:table-cell>
          <table:table-cell table:style-name="Excel_20_Built-in_20_Normal" office:value-type="float" office:value="0.0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426">
            <text:p>3.44</text:p>
          </table:table-cell>
          <table:table-cell table:style-name="ce3" table:formula="of:=[.A399]*411120" office:value-type="float" office:value="1415321.712">
            <text:p>1415322</text:p>
          </table:table-cell>
          <table:table-cell table:style-name="Excel_20_Built-in_20_Normal" office:value-type="float" office:value="0.0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514">
            <text:p>3.45</text:p>
          </table:table-cell>
          <table:table-cell table:style-name="ce3" table:formula="of:=[.A400]*411120" office:value-type="float" office:value="1418939.568">
            <text:p>1418940</text:p>
          </table:table-cell>
          <table:table-cell table:style-name="Excel_20_Built-in_20_Normal" office:value-type="float" office:value="0.029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601">
            <text:p>3.46</text:p>
          </table:table-cell>
          <table:table-cell table:style-name="ce3" table:formula="of:=[.A401]*411120" office:value-type="float" office:value="1422516.312">
            <text:p>1422516</text:p>
          </table:table-cell>
          <table:table-cell table:style-name="Excel_20_Built-in_20_Normal" office:value-type="float" office:value="0.029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689">
            <text:p>3.47</text:p>
          </table:table-cell>
          <table:table-cell table:style-name="ce3" table:formula="of:=[.A402]*411120" office:value-type="float" office:value="1426134.168">
            <text:p>1426134</text:p>
          </table:table-cell>
          <table:table-cell table:style-name="Excel_20_Built-in_20_Normal" office:value-type="float" office:value="0.028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776">
            <text:p>3.48</text:p>
          </table:table-cell>
          <table:table-cell table:style-name="ce3" table:formula="of:=[.A403]*411120" office:value-type="float" office:value="1429710.912">
            <text:p>1429711</text:p>
          </table:table-cell>
          <table:table-cell table:style-name="Excel_20_Built-in_20_Normal" office:value-type="float" office:value="0.027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864">
            <text:p>3.49</text:p>
          </table:table-cell>
          <table:table-cell table:style-name="ce3" table:formula="of:=[.A404]*411120" office:value-type="float" office:value="1433328.768">
            <text:p>1433329</text:p>
          </table:table-cell>
          <table:table-cell table:style-name="Excel_20_Built-in_20_Normal" office:value-type="float" office:value="0.026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4951">
            <text:p>3.5</text:p>
          </table:table-cell>
          <table:table-cell table:style-name="ce3" table:formula="of:=[.A405]*411120" office:value-type="float" office:value="1436905.512">
            <text:p>1436906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039">
            <text:p>3.5</text:p>
          </table:table-cell>
          <table:table-cell table:style-name="ce3" table:formula="of:=[.A406]*411120" office:value-type="float" office:value="1440523.368">
            <text:p>1440523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126">
            <text:p>3.51</text:p>
          </table:table-cell>
          <table:table-cell table:style-name="ce3" table:formula="of:=[.A407]*411120" office:value-type="float" office:value="1444100.112">
            <text:p>1444100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214">
            <text:p>3.52</text:p>
          </table:table-cell>
          <table:table-cell table:style-name="ce3" table:formula="of:=[.A408]*411120" office:value-type="float" office:value="1447717.968">
            <text:p>1447718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301">
            <text:p>3.53</text:p>
          </table:table-cell>
          <table:table-cell table:style-name="ce3" table:formula="of:=[.A409]*411120" office:value-type="float" office:value="1451294.712">
            <text:p>1451295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389">
            <text:p>3.54</text:p>
          </table:table-cell>
          <table:table-cell table:style-name="ce3" table:formula="of:=[.A410]*411120" office:value-type="float" office:value="1454912.568">
            <text:p>1454913</text:p>
          </table:table-cell>
          <table:table-cell table:style-name="Excel_20_Built-in_20_Normal" office:value-type="float" office:value="0.026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477">
            <text:p>3.55</text:p>
          </table:table-cell>
          <table:table-cell table:style-name="ce3" table:formula="of:=[.A411]*411120" office:value-type="float" office:value="1458530.424">
            <text:p>1458530</text:p>
          </table:table-cell>
          <table:table-cell table:style-name="Excel_20_Built-in_20_Normal" office:value-type="float" office:value="0.026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564">
            <text:p>3.56</text:p>
          </table:table-cell>
          <table:table-cell table:style-name="ce3" table:formula="of:=[.A412]*411120" office:value-type="float" office:value="1462107.168">
            <text:p>1462107</text:p>
          </table:table-cell>
          <table:table-cell table:style-name="Excel_20_Built-in_20_Normal" office:value-type="float" office:value="0.027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652">
            <text:p>3.57</text:p>
          </table:table-cell>
          <table:table-cell table:style-name="ce3" table:formula="of:=[.A413]*411120" office:value-type="float" office:value="1465725.024">
            <text:p>1465725</text:p>
          </table:table-cell>
          <table:table-cell table:style-name="Excel_20_Built-in_20_Normal" office:value-type="float" office:value="0.028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739">
            <text:p>3.57</text:p>
          </table:table-cell>
          <table:table-cell table:style-name="ce3" table:formula="of:=[.A414]*411120" office:value-type="float" office:value="1469301.768">
            <text:p>1469302</text:p>
          </table:table-cell>
          <table:table-cell table:style-name="Excel_20_Built-in_20_Normal" office:value-type="float" office:value="0.028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827">
            <text:p>3.58</text:p>
          </table:table-cell>
          <table:table-cell table:style-name="ce3" table:formula="of:=[.A415]*411120" office:value-type="float" office:value="1472919.624">
            <text:p>1472920</text:p>
          </table:table-cell>
          <table:table-cell table:style-name="Excel_20_Built-in_20_Normal" office:value-type="float" office:value="0.028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5914">
            <text:p>3.59</text:p>
          </table:table-cell>
          <table:table-cell table:style-name="ce3" table:formula="of:=[.A416]*411120" office:value-type="float" office:value="1476496.368">
            <text:p>1476496</text:p>
          </table:table-cell>
          <table:table-cell table:style-name="Excel_20_Built-in_20_Normal" office:value-type="float" office:value="0.028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002">
            <text:p>3.6</text:p>
          </table:table-cell>
          <table:table-cell table:style-name="ce3" table:formula="of:=[.A417]*411120" office:value-type="float" office:value="1480114.224">
            <text:p>1480114</text:p>
          </table:table-cell>
          <table:table-cell table:style-name="Excel_20_Built-in_20_Normal" office:value-type="float" office:value="0.028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089">
            <text:p>3.61</text:p>
          </table:table-cell>
          <table:table-cell table:style-name="ce3" table:formula="of:=[.A418]*411120" office:value-type="float" office:value="1483690.968">
            <text:p>1483691</text:p>
          </table:table-cell>
          <table:table-cell table:style-name="Excel_20_Built-in_20_Normal" office:value-type="float" office:value="0.027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177">
            <text:p>3.62</text:p>
          </table:table-cell>
          <table:table-cell table:style-name="ce3" table:formula="of:=[.A419]*411120" office:value-type="float" office:value="1487308.824">
            <text:p>1487309</text:p>
          </table:table-cell>
          <table:table-cell table:style-name="Excel_20_Built-in_20_Normal" office:value-type="float" office:value="0.026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264">
            <text:p>3.63</text:p>
          </table:table-cell>
          <table:table-cell table:style-name="ce3" table:formula="of:=[.A420]*411120" office:value-type="float" office:value="1490885.568">
            <text:p>1490886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352">
            <text:p>3.64</text:p>
          </table:table-cell>
          <table:table-cell table:style-name="ce3" table:formula="of:=[.A421]*411120" office:value-type="float" office:value="1494503.424">
            <text:p>1494503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439">
            <text:p>3.64</text:p>
          </table:table-cell>
          <table:table-cell table:style-name="ce3" table:formula="of:=[.A422]*411120" office:value-type="float" office:value="1498080.168">
            <text:p>1498080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527">
            <text:p>3.65</text:p>
          </table:table-cell>
          <table:table-cell table:style-name="ce3" table:formula="of:=[.A423]*411120" office:value-type="float" office:value="1501698.024">
            <text:p>1501698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614">
            <text:p>3.66</text:p>
          </table:table-cell>
          <table:table-cell table:style-name="ce3" table:formula="of:=[.A424]*411120" office:value-type="float" office:value="1505274.768">
            <text:p>1505275</text:p>
          </table:table-cell>
          <table:table-cell table:style-name="Excel_20_Built-in_20_Normal" office:value-type="float" office:value="0.024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702">
            <text:p>3.67</text:p>
          </table:table-cell>
          <table:table-cell table:style-name="ce3" table:formula="of:=[.A425]*411120" office:value-type="float" office:value="1508892.624">
            <text:p>1508893</text:p>
          </table:table-cell>
          <table:table-cell table:style-name="Excel_20_Built-in_20_Normal" office:value-type="float" office:value="0.024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789">
            <text:p>3.68</text:p>
          </table:table-cell>
          <table:table-cell table:style-name="ce3" table:formula="of:=[.A426]*411120" office:value-type="float" office:value="1512469.368">
            <text:p>1512469</text:p>
          </table:table-cell>
          <table:table-cell table:style-name="Excel_20_Built-in_20_Normal" office:value-type="float" office:value="0.022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877">
            <text:p>3.69</text:p>
          </table:table-cell>
          <table:table-cell table:style-name="ce3" table:formula="of:=[.A427]*411120" office:value-type="float" office:value="1516087.224">
            <text:p>1516087</text:p>
          </table:table-cell>
          <table:table-cell table:style-name="Excel_20_Built-in_20_Normal" office:value-type="float" office:value="0.022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6964">
            <text:p>3.7</text:p>
          </table:table-cell>
          <table:table-cell table:style-name="ce3" table:formula="of:=[.A428]*411120" office:value-type="float" office:value="1519663.968">
            <text:p>1519664</text:p>
          </table:table-cell>
          <table:table-cell table:style-name="Excel_20_Built-in_20_Normal" office:value-type="float" office:value="0.021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052">
            <text:p>3.71</text:p>
          </table:table-cell>
          <table:table-cell table:style-name="ce3" table:formula="of:=[.A429]*411120" office:value-type="float" office:value="1523281.824">
            <text:p>1523282</text:p>
          </table:table-cell>
          <table:table-cell table:style-name="Excel_20_Built-in_20_Normal" office:value-type="float" office:value="0.020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14">
            <text:p>3.71</text:p>
          </table:table-cell>
          <table:table-cell table:style-name="ce3" table:formula="of:=[.A430]*411120" office:value-type="float" office:value="1526899.68">
            <text:p>1526900</text:p>
          </table:table-cell>
          <table:table-cell table:style-name="Excel_20_Built-in_20_Normal" office:value-type="float" office:value="0.020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227">
            <text:p>3.72</text:p>
          </table:table-cell>
          <table:table-cell table:style-name="ce3" table:formula="of:=[.A431]*411120" office:value-type="float" office:value="1530476.424">
            <text:p>1530476</text:p>
          </table:table-cell>
          <table:table-cell table:style-name="Excel_20_Built-in_20_Normal" office:value-type="float" office:value="0.021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315">
            <text:p>3.73</text:p>
          </table:table-cell>
          <table:table-cell table:style-name="ce3" table:formula="of:=[.A432]*411120" office:value-type="float" office:value="1534094.28">
            <text:p>1534094</text:p>
          </table:table-cell>
          <table:table-cell table:style-name="Excel_20_Built-in_20_Normal" office:value-type="float" office:value="0.021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402">
            <text:p>3.74</text:p>
          </table:table-cell>
          <table:table-cell table:style-name="ce3" table:formula="of:=[.A433]*411120" office:value-type="float" office:value="1537671.024">
            <text:p>1537671</text:p>
          </table:table-cell>
          <table:table-cell table:style-name="Excel_20_Built-in_20_Normal" office:value-type="float" office:value="0.021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49">
            <text:p>3.75</text:p>
          </table:table-cell>
          <table:table-cell table:style-name="ce3" table:formula="of:=[.A434]*411120" office:value-type="float" office:value="1541288.88">
            <text:p>1541289</text:p>
          </table:table-cell>
          <table:table-cell table:style-name="Excel_20_Built-in_20_Normal" office:value-type="float" office:value="0.022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577">
            <text:p>3.76</text:p>
          </table:table-cell>
          <table:table-cell table:style-name="ce3" table:formula="of:=[.A435]*411120" office:value-type="float" office:value="1544865.624">
            <text:p>1544866</text:p>
          </table:table-cell>
          <table:table-cell table:style-name="Excel_20_Built-in_20_Normal" office:value-type="float" office:value="0.023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665">
            <text:p>3.77</text:p>
          </table:table-cell>
          <table:table-cell table:style-name="ce3" table:formula="of:=[.A436]*411120" office:value-type="float" office:value="1548483.48">
            <text:p>1548483</text:p>
          </table:table-cell>
          <table:table-cell table:style-name="Excel_20_Built-in_20_Normal" office:value-type="float" office:value="0.024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752">
            <text:p>3.78</text:p>
          </table:table-cell>
          <table:table-cell table:style-name="ce3" table:formula="of:=[.A437]*411120" office:value-type="float" office:value="1552060.224">
            <text:p>1552060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84">
            <text:p>3.78</text:p>
          </table:table-cell>
          <table:table-cell table:style-name="ce3" table:formula="of:=[.A438]*411120" office:value-type="float" office:value="1555678.08">
            <text:p>1555678</text:p>
          </table:table-cell>
          <table:table-cell table:style-name="Excel_20_Built-in_20_Normal" office:value-type="float" office:value="0.026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7927">
            <text:p>3.79</text:p>
          </table:table-cell>
          <table:table-cell table:style-name="ce3" table:formula="of:=[.A439]*411120" office:value-type="float" office:value="1559254.824">
            <text:p>1559255</text:p>
          </table:table-cell>
          <table:table-cell table:style-name="Excel_20_Built-in_20_Normal" office:value-type="float" office:value="0.026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015">
            <text:p>3.8</text:p>
          </table:table-cell>
          <table:table-cell table:style-name="ce3" table:formula="of:=[.A440]*411120" office:value-type="float" office:value="1562872.68">
            <text:p>1562873</text:p>
          </table:table-cell>
          <table:table-cell table:style-name="Excel_20_Built-in_20_Normal" office:value-type="float" office:value="0.0267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102">
            <text:p>3.81</text:p>
          </table:table-cell>
          <table:table-cell table:style-name="ce3" table:formula="of:=[.A441]*411120" office:value-type="float" office:value="1566449.424">
            <text:p>1566449</text:p>
          </table:table-cell>
          <table:table-cell table:style-name="Excel_20_Built-in_20_Normal" office:value-type="float" office:value="0.0253">
            <text:p>0.03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19">
            <text:p>3.82</text:p>
          </table:table-cell>
          <table:table-cell table:style-name="ce3" table:formula="of:=[.A442]*411120" office:value-type="float" office:value="1570067.28">
            <text:p>1570067</text:p>
          </table:table-cell>
          <table:table-cell table:style-name="Excel_20_Built-in_20_Normal" office:value-type="float" office:value="0.024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277">
            <text:p>3.83</text:p>
          </table:table-cell>
          <table:table-cell table:style-name="ce3" table:formula="of:=[.A443]*411120" office:value-type="float" office:value="1573644.024">
            <text:p>1573644</text:p>
          </table:table-cell>
          <table:table-cell table:style-name="Excel_20_Built-in_20_Normal" office:value-type="float" office:value="0.023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365">
            <text:p>3.84</text:p>
          </table:table-cell>
          <table:table-cell table:style-name="ce3" table:formula="of:=[.A444]*411120" office:value-type="float" office:value="1577261.88">
            <text:p>1577262</text:p>
          </table:table-cell>
          <table:table-cell table:style-name="Excel_20_Built-in_20_Normal" office:value-type="float" office:value="0.023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452">
            <text:p>3.85</text:p>
          </table:table-cell>
          <table:table-cell table:style-name="ce3" table:formula="of:=[.A445]*411120" office:value-type="float" office:value="1580838.624">
            <text:p>1580839</text:p>
          </table:table-cell>
          <table:table-cell table:style-name="Excel_20_Built-in_20_Normal" office:value-type="float" office:value="0.022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54">
            <text:p>3.85</text:p>
          </table:table-cell>
          <table:table-cell table:style-name="ce3" table:formula="of:=[.A446]*411120" office:value-type="float" office:value="1584456.48">
            <text:p>1584456</text:p>
          </table:table-cell>
          <table:table-cell table:style-name="Excel_20_Built-in_20_Normal" office:value-type="float" office:value="0.022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628">
            <text:p>3.86</text:p>
          </table:table-cell>
          <table:table-cell table:style-name="ce3" table:formula="of:=[.A447]*411120" office:value-type="float" office:value="1588074.336">
            <text:p>1588074</text:p>
          </table:table-cell>
          <table:table-cell table:style-name="Excel_20_Built-in_20_Normal" office:value-type="float" office:value="0.022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715">
            <text:p>3.87</text:p>
          </table:table-cell>
          <table:table-cell table:style-name="ce3" table:formula="of:=[.A448]*411120" office:value-type="float" office:value="1591651.08">
            <text:p>1591651</text:p>
          </table:table-cell>
          <table:table-cell table:style-name="Excel_20_Built-in_20_Normal" office:value-type="float" office:value="0.022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803">
            <text:p>3.88</text:p>
          </table:table-cell>
          <table:table-cell table:style-name="ce3" table:formula="of:=[.A449]*411120" office:value-type="float" office:value="1595268.936">
            <text:p>1595269</text:p>
          </table:table-cell>
          <table:table-cell table:style-name="Excel_20_Built-in_20_Normal" office:value-type="float" office:value="0.021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89">
            <text:p>3.89</text:p>
          </table:table-cell>
          <table:table-cell table:style-name="ce3" table:formula="of:=[.A450]*411120" office:value-type="float" office:value="1598845.68">
            <text:p>1598846</text:p>
          </table:table-cell>
          <table:table-cell table:style-name="Excel_20_Built-in_20_Normal" office:value-type="float" office:value="0.020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8978">
            <text:p>3.9</text:p>
          </table:table-cell>
          <table:table-cell table:style-name="ce3" table:formula="of:=[.A451]*411120" office:value-type="float" office:value="1602463.536">
            <text:p>1602464</text:p>
          </table:table-cell>
          <table:table-cell table:style-name="Excel_20_Built-in_20_Normal" office:value-type="float" office:value="0.02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065">
            <text:p>3.91</text:p>
          </table:table-cell>
          <table:table-cell table:style-name="ce3" table:formula="of:=[.A452]*411120" office:value-type="float" office:value="1606040.28">
            <text:p>1606040</text:p>
          </table:table-cell>
          <table:table-cell table:style-name="Excel_20_Built-in_20_Normal" office:value-type="float" office:value="0.019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153">
            <text:p>3.92</text:p>
          </table:table-cell>
          <table:table-cell table:style-name="ce3" table:formula="of:=[.A453]*411120" office:value-type="float" office:value="1609658.136">
            <text:p>1609658</text:p>
          </table:table-cell>
          <table:table-cell table:style-name="Excel_20_Built-in_20_Normal" office:value-type="float" office:value="0.019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24">
            <text:p>3.92</text:p>
          </table:table-cell>
          <table:table-cell table:style-name="ce3" table:formula="of:=[.A454]*411120" office:value-type="float" office:value="1613234.88">
            <text:p>1613235</text:p>
          </table:table-cell>
          <table:table-cell table:style-name="Excel_20_Built-in_20_Normal" office:value-type="float" office:value="0.018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328">
            <text:p>3.93</text:p>
          </table:table-cell>
          <table:table-cell table:style-name="ce3" table:formula="of:=[.A455]*411120" office:value-type="float" office:value="1616852.736">
            <text:p>1616853</text:p>
          </table:table-cell>
          <table:table-cell table:style-name="Excel_20_Built-in_20_Normal" office:value-type="float" office:value="0.018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415">
            <text:p>3.94</text:p>
          </table:table-cell>
          <table:table-cell table:style-name="ce3" table:formula="of:=[.A456]*411120" office:value-type="float" office:value="1620429.48">
            <text:p>1620429</text:p>
          </table:table-cell>
          <table:table-cell table:style-name="Excel_20_Built-in_20_Normal" office:value-type="float" office:value="0.018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503">
            <text:p>3.95</text:p>
          </table:table-cell>
          <table:table-cell table:style-name="ce3" table:formula="of:=[.A457]*411120" office:value-type="float" office:value="1624047.336">
            <text:p>1624047</text:p>
          </table:table-cell>
          <table:table-cell table:style-name="Excel_20_Built-in_20_Normal" office:value-type="float" office:value="0.018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59">
            <text:p>3.96</text:p>
          </table:table-cell>
          <table:table-cell table:style-name="ce3" table:formula="of:=[.A458]*411120" office:value-type="float" office:value="1627624.08">
            <text:p>1627624</text:p>
          </table:table-cell>
          <table:table-cell table:style-name="Excel_20_Built-in_20_Normal" office:value-type="float" office:value="0.019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678">
            <text:p>3.97</text:p>
          </table:table-cell>
          <table:table-cell table:style-name="ce3" table:formula="of:=[.A459]*411120" office:value-type="float" office:value="1631241.936">
            <text:p>1631242</text:p>
          </table:table-cell>
          <table:table-cell table:style-name="Excel_20_Built-in_20_Normal" office:value-type="float" office:value="0.020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765">
            <text:p>3.98</text:p>
          </table:table-cell>
          <table:table-cell table:style-name="ce3" table:formula="of:=[.A460]*411120" office:value-type="float" office:value="1634818.68">
            <text:p>1634819</text:p>
          </table:table-cell>
          <table:table-cell table:style-name="Excel_20_Built-in_20_Normal" office:value-type="float" office:value="0.021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853">
            <text:p>3.99</text:p>
          </table:table-cell>
          <table:table-cell table:style-name="ce3" table:formula="of:=[.A461]*411120" office:value-type="float" office:value="1638436.536">
            <text:p>1638437</text:p>
          </table:table-cell>
          <table:table-cell table:style-name="Excel_20_Built-in_20_Normal" office:value-type="float" office:value="0.022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3.994">
            <text:p>3.99</text:p>
          </table:table-cell>
          <table:table-cell table:style-name="ce3" table:formula="of:=[.A462]*411120" office:value-type="float" office:value="1642013.28">
            <text:p>1642013</text:p>
          </table:table-cell>
          <table:table-cell table:style-name="Excel_20_Built-in_20_Normal" office:value-type="float" office:value="0.022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028">
            <text:p>4</text:p>
          </table:table-cell>
          <table:table-cell table:style-name="ce3" table:formula="of:=[.A463]*411120" office:value-type="float" office:value="1645631.136">
            <text:p>1645631</text:p>
          </table:table-cell>
          <table:table-cell table:style-name="Excel_20_Built-in_20_Normal" office:value-type="float" office:value="0.021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115">
            <text:p>4.01</text:p>
          </table:table-cell>
          <table:table-cell table:style-name="ce3" table:formula="of:=[.A464]*411120" office:value-type="float" office:value="1649207.88">
            <text:p>1649208</text:p>
          </table:table-cell>
          <table:table-cell table:style-name="Excel_20_Built-in_20_Normal" office:value-type="float" office:value="0.021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203">
            <text:p>4.02</text:p>
          </table:table-cell>
          <table:table-cell table:style-name="ce3" table:formula="of:=[.A465]*411120" office:value-type="float" office:value="1652825.736">
            <text:p>1652826</text:p>
          </table:table-cell>
          <table:table-cell table:style-name="Excel_20_Built-in_20_Normal" office:value-type="float" office:value="0.021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291">
            <text:p>4.03</text:p>
          </table:table-cell>
          <table:table-cell table:style-name="ce3" table:formula="of:=[.A466]*411120" office:value-type="float" office:value="1656443.592">
            <text:p>1656444</text:p>
          </table:table-cell>
          <table:table-cell table:style-name="Excel_20_Built-in_20_Normal" office:value-type="float" office:value="0.02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378">
            <text:p>4.04</text:p>
          </table:table-cell>
          <table:table-cell table:style-name="ce3" table:formula="of:=[.A467]*411120" office:value-type="float" office:value="1660020.336">
            <text:p>1660020</text:p>
          </table:table-cell>
          <table:table-cell table:style-name="Excel_20_Built-in_20_Normal" office:value-type="float" office:value="0.019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466">
            <text:p>4.05</text:p>
          </table:table-cell>
          <table:table-cell table:style-name="ce3" table:formula="of:=[.A468]*411120" office:value-type="float" office:value="1663638.192">
            <text:p>1663638</text:p>
          </table:table-cell>
          <table:table-cell table:style-name="Excel_20_Built-in_20_Normal" office:value-type="float" office:value="0.018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553">
            <text:p>4.06</text:p>
          </table:table-cell>
          <table:table-cell table:style-name="ce3" table:formula="of:=[.A469]*411120" office:value-type="float" office:value="1667214.936">
            <text:p>1667215</text:p>
          </table:table-cell>
          <table:table-cell table:style-name="Excel_20_Built-in_20_Normal" office:value-type="float" office:value="0.018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641">
            <text:p>4.06</text:p>
          </table:table-cell>
          <table:table-cell table:style-name="ce3" table:formula="of:=[.A470]*411120" office:value-type="float" office:value="1670832.792">
            <text:p>1670833</text:p>
          </table:table-cell>
          <table:table-cell table:style-name="Excel_20_Built-in_20_Normal" office:value-type="float" office:value="0.018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728">
            <text:p>4.07</text:p>
          </table:table-cell>
          <table:table-cell table:style-name="ce3" table:formula="of:=[.A471]*411120" office:value-type="float" office:value="1674409.536">
            <text:p>1674410</text:p>
          </table:table-cell>
          <table:table-cell table:style-name="Excel_20_Built-in_20_Normal" office:value-type="float" office:value="0.018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816">
            <text:p>4.08</text:p>
          </table:table-cell>
          <table:table-cell table:style-name="ce3" table:formula="of:=[.A472]*411120" office:value-type="float" office:value="1678027.392">
            <text:p>1678027</text:p>
          </table:table-cell>
          <table:table-cell table:style-name="Excel_20_Built-in_20_Normal" office:value-type="float" office:value="0.018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903">
            <text:p>4.09</text:p>
          </table:table-cell>
          <table:table-cell table:style-name="ce3" table:formula="of:=[.A473]*411120" office:value-type="float" office:value="1681604.136">
            <text:p>1681604</text:p>
          </table:table-cell>
          <table:table-cell table:style-name="Excel_20_Built-in_20_Normal" office:value-type="float" office:value="0.018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0991">
            <text:p>4.1</text:p>
          </table:table-cell>
          <table:table-cell table:style-name="ce3" table:formula="of:=[.A474]*411120" office:value-type="float" office:value="1685221.992">
            <text:p>1685222</text:p>
          </table:table-cell>
          <table:table-cell table:style-name="Excel_20_Built-in_20_Normal" office:value-type="float" office:value="0.017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078">
            <text:p>4.11</text:p>
          </table:table-cell>
          <table:table-cell table:style-name="ce3" table:formula="of:=[.A475]*411120" office:value-type="float" office:value="1688798.736">
            <text:p>1688799</text:p>
          </table:table-cell>
          <table:table-cell table:style-name="Excel_20_Built-in_20_Normal" office:value-type="float" office:value="0.016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166">
            <text:p>4.12</text:p>
          </table:table-cell>
          <table:table-cell table:style-name="ce3" table:formula="of:=[.A476]*411120" office:value-type="float" office:value="1692416.592">
            <text:p>1692417</text:p>
          </table:table-cell>
          <table:table-cell table:style-name="Excel_20_Built-in_20_Normal" office:value-type="float" office:value="0.015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253">
            <text:p>4.13</text:p>
          </table:table-cell>
          <table:table-cell table:style-name="ce3" table:formula="of:=[.A477]*411120" office:value-type="float" office:value="1695993.336">
            <text:p>1695993</text:p>
          </table:table-cell>
          <table:table-cell table:style-name="Excel_20_Built-in_20_Normal" office:value-type="float" office:value="0.015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341">
            <text:p>4.13</text:p>
          </table:table-cell>
          <table:table-cell table:style-name="ce3" table:formula="of:=[.A478]*411120" office:value-type="float" office:value="1699611.192">
            <text:p>1699611</text:p>
          </table:table-cell>
          <table:table-cell table:style-name="Excel_20_Built-in_20_Normal" office:value-type="float" office:value="0.015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428">
            <text:p>4.14</text:p>
          </table:table-cell>
          <table:table-cell table:style-name="ce3" table:formula="of:=[.A479]*411120" office:value-type="float" office:value="1703187.936">
            <text:p>1703188</text:p>
          </table:table-cell>
          <table:table-cell table:style-name="Excel_20_Built-in_20_Normal" office:value-type="float" office:value="0.015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516">
            <text:p>4.15</text:p>
          </table:table-cell>
          <table:table-cell table:style-name="ce3" table:formula="of:=[.A480]*411120" office:value-type="float" office:value="1706805.792">
            <text:p>1706806</text:p>
          </table:table-cell>
          <table:table-cell table:style-name="Excel_20_Built-in_20_Normal" office:value-type="float" office:value="0.015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603">
            <text:p>4.16</text:p>
          </table:table-cell>
          <table:table-cell table:style-name="ce3" table:formula="of:=[.A481]*411120" office:value-type="float" office:value="1710382.536">
            <text:p>1710383</text:p>
          </table:table-cell>
          <table:table-cell table:style-name="Excel_20_Built-in_20_Normal" office:value-type="float" office:value="0.016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691">
            <text:p>4.17</text:p>
          </table:table-cell>
          <table:table-cell table:style-name="ce3" table:formula="of:=[.A482]*411120" office:value-type="float" office:value="1714000.392">
            <text:p>1714000</text:p>
          </table:table-cell>
          <table:table-cell table:style-name="Excel_20_Built-in_20_Normal" office:value-type="float" office:value="0.016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779">
            <text:p>4.18</text:p>
          </table:table-cell>
          <table:table-cell table:style-name="ce3" table:formula="of:=[.A483]*411120" office:value-type="float" office:value="1717618.248">
            <text:p>1717618</text:p>
          </table:table-cell>
          <table:table-cell table:style-name="Excel_20_Built-in_20_Normal" office:value-type="float" office:value="0.017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866">
            <text:p>4.19</text:p>
          </table:table-cell>
          <table:table-cell table:style-name="ce3" table:formula="of:=[.A484]*411120" office:value-type="float" office:value="1721194.992">
            <text:p>1721195</text:p>
          </table:table-cell>
          <table:table-cell table:style-name="Excel_20_Built-in_20_Normal" office:value-type="float" office:value="0.017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1954">
            <text:p>4.2</text:p>
          </table:table-cell>
          <table:table-cell table:style-name="ce3" table:formula="of:=[.A485]*411120" office:value-type="float" office:value="1724812.848">
            <text:p>1724813</text:p>
          </table:table-cell>
          <table:table-cell table:style-name="Excel_20_Built-in_20_Normal" office:value-type="float" office:value="0.018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041">
            <text:p>4.2</text:p>
          </table:table-cell>
          <table:table-cell table:style-name="ce3" table:formula="of:=[.A486]*411120" office:value-type="float" office:value="1728389.592">
            <text:p>1728390</text:p>
          </table:table-cell>
          <table:table-cell table:style-name="Excel_20_Built-in_20_Normal" office:value-type="float" office:value="0.018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129">
            <text:p>4.21</text:p>
          </table:table-cell>
          <table:table-cell table:style-name="ce3" table:formula="of:=[.A487]*411120" office:value-type="float" office:value="1732007.448">
            <text:p>1732007</text:p>
          </table:table-cell>
          <table:table-cell table:style-name="Excel_20_Built-in_20_Normal" office:value-type="float" office:value="0.017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216">
            <text:p>4.22</text:p>
          </table:table-cell>
          <table:table-cell table:style-name="ce3" table:formula="of:=[.A488]*411120" office:value-type="float" office:value="1735584.192">
            <text:p>1735584</text:p>
          </table:table-cell>
          <table:table-cell table:style-name="Excel_20_Built-in_20_Normal" office:value-type="float" office:value="0.017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304">
            <text:p>4.23</text:p>
          </table:table-cell>
          <table:table-cell table:style-name="ce3" table:formula="of:=[.A489]*411120" office:value-type="float" office:value="1739202.048">
            <text:p>1739202</text:p>
          </table:table-cell>
          <table:table-cell table:style-name="Excel_20_Built-in_20_Normal" office:value-type="float" office:value="0.0167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391">
            <text:p>4.24</text:p>
          </table:table-cell>
          <table:table-cell table:style-name="ce3" table:formula="of:=[.A490]*411120" office:value-type="float" office:value="1742778.792">
            <text:p>1742779</text:p>
          </table:table-cell>
          <table:table-cell table:style-name="Excel_20_Built-in_20_Normal" office:value-type="float" office:value="0.016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479">
            <text:p>4.25</text:p>
          </table:table-cell>
          <table:table-cell table:style-name="ce3" table:formula="of:=[.A491]*411120" office:value-type="float" office:value="1746396.648">
            <text:p>1746397</text:p>
          </table:table-cell>
          <table:table-cell table:style-name="Excel_20_Built-in_20_Normal" office:value-type="float" office:value="0.015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566">
            <text:p>4.26</text:p>
          </table:table-cell>
          <table:table-cell table:style-name="ce3" table:formula="of:=[.A492]*411120" office:value-type="float" office:value="1749973.392">
            <text:p>1749973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654">
            <text:p>4.27</text:p>
          </table:table-cell>
          <table:table-cell table:style-name="ce3" table:formula="of:=[.A493]*411120" office:value-type="float" office:value="1753591.248">
            <text:p>1753591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741">
            <text:p>4.27</text:p>
          </table:table-cell>
          <table:table-cell table:style-name="ce3" table:formula="of:=[.A494]*411120" office:value-type="float" office:value="1757167.992">
            <text:p>1757168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829">
            <text:p>4.28</text:p>
          </table:table-cell>
          <table:table-cell table:style-name="ce3" table:formula="of:=[.A495]*411120" office:value-type="float" office:value="1760785.848">
            <text:p>1760786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2916">
            <text:p>4.29</text:p>
          </table:table-cell>
          <table:table-cell table:style-name="ce3" table:formula="of:=[.A496]*411120" office:value-type="float" office:value="1764362.592">
            <text:p>1764363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004">
            <text:p>4.3</text:p>
          </table:table-cell>
          <table:table-cell table:style-name="ce3" table:formula="of:=[.A497]*411120" office:value-type="float" office:value="1767980.448">
            <text:p>1767980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091">
            <text:p>4.31</text:p>
          </table:table-cell>
          <table:table-cell table:style-name="ce3" table:formula="of:=[.A498]*411120" office:value-type="float" office:value="1771557.192">
            <text:p>1771557</text:p>
          </table:table-cell>
          <table:table-cell table:style-name="Excel_20_Built-in_20_Normal" office:value-type="float" office:value="0.012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179">
            <text:p>4.32</text:p>
          </table:table-cell>
          <table:table-cell table:style-name="ce3" table:formula="of:=[.A499]*411120" office:value-type="float" office:value="1775175.048">
            <text:p>1775175</text:p>
          </table:table-cell>
          <table:table-cell table:style-name="Excel_20_Built-in_20_Normal" office:value-type="float" office:value="0.012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266">
            <text:p>4.33</text:p>
          </table:table-cell>
          <table:table-cell table:style-name="ce3" table:formula="of:=[.A500]*411120" office:value-type="float" office:value="1778751.792">
            <text:p>1778752</text:p>
          </table:table-cell>
          <table:table-cell table:style-name="Excel_20_Built-in_20_Normal" office:value-type="float" office:value="0.012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354">
            <text:p>4.34</text:p>
          </table:table-cell>
          <table:table-cell table:style-name="ce3" table:formula="of:=[.A501]*411120" office:value-type="float" office:value="1782369.648">
            <text:p>1782370</text:p>
          </table:table-cell>
          <table:table-cell table:style-name="Excel_20_Built-in_20_Normal" office:value-type="float" office:value="0.012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442">
            <text:p>4.34</text:p>
          </table:table-cell>
          <table:table-cell table:style-name="ce3" table:formula="of:=[.A502]*411120" office:value-type="float" office:value="1785987.504">
            <text:p>1785988</text:p>
          </table:table-cell>
          <table:table-cell table:style-name="Excel_20_Built-in_20_Normal" office:value-type="float" office:value="0.012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529">
            <text:p>4.35</text:p>
          </table:table-cell>
          <table:table-cell table:style-name="ce3" table:formula="of:=[.A503]*411120" office:value-type="float" office:value="1789564.248">
            <text:p>1789564</text:p>
          </table:table-cell>
          <table:table-cell table:style-name="Excel_20_Built-in_20_Normal" office:value-type="float" office:value="0.012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617">
            <text:p>4.36</text:p>
          </table:table-cell>
          <table:table-cell table:style-name="ce3" table:formula="of:=[.A504]*411120" office:value-type="float" office:value="1793182.104">
            <text:p>1793182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704">
            <text:p>4.37</text:p>
          </table:table-cell>
          <table:table-cell table:style-name="ce3" table:formula="of:=[.A505]*411120" office:value-type="float" office:value="1796758.848">
            <text:p>1796759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792">
            <text:p>4.38</text:p>
          </table:table-cell>
          <table:table-cell table:style-name="ce3" table:formula="of:=[.A506]*411120" office:value-type="float" office:value="1800376.704">
            <text:p>1800377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879">
            <text:p>4.39</text:p>
          </table:table-cell>
          <table:table-cell table:style-name="ce3" table:formula="of:=[.A507]*411120" office:value-type="float" office:value="1803953.448">
            <text:p>1803953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3967">
            <text:p>4.4</text:p>
          </table:table-cell>
          <table:table-cell table:style-name="ce3" table:formula="of:=[.A508]*411120" office:value-type="float" office:value="1807571.304">
            <text:p>1807571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054">
            <text:p>4.41</text:p>
          </table:table-cell>
          <table:table-cell table:style-name="ce3" table:formula="of:=[.A509]*411120" office:value-type="float" office:value="1811148.048">
            <text:p>1811148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142">
            <text:p>4.41</text:p>
          </table:table-cell>
          <table:table-cell table:style-name="ce3" table:formula="of:=[.A510]*411120" office:value-type="float" office:value="1814765.904">
            <text:p>1814766</text:p>
          </table:table-cell>
          <table:table-cell table:style-name="Excel_20_Built-in_20_Normal" office:value-type="float" office:value="0.010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229">
            <text:p>4.42</text:p>
          </table:table-cell>
          <table:table-cell table:style-name="ce3" table:formula="of:=[.A511]*411120" office:value-type="float" office:value="1818342.648">
            <text:p>1818343</text:p>
          </table:table-cell>
          <table:table-cell table:style-name="Excel_20_Built-in_20_Normal" office:value-type="float" office:value="0.010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317">
            <text:p>4.43</text:p>
          </table:table-cell>
          <table:table-cell table:style-name="ce3" table:formula="of:=[.A512]*411120" office:value-type="float" office:value="1821960.504">
            <text:p>1821961</text:p>
          </table:table-cell>
          <table:table-cell table:style-name="Excel_20_Built-in_20_Normal" office:value-type="float" office:value="0.010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404">
            <text:p>4.44</text:p>
          </table:table-cell>
          <table:table-cell table:style-name="ce3" table:formula="of:=[.A513]*411120" office:value-type="float" office:value="1825537.248">
            <text:p>1825537</text:p>
          </table:table-cell>
          <table:table-cell table:style-name="Excel_20_Built-in_20_Normal" office:value-type="float" office:value="0.01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492">
            <text:p>4.45</text:p>
          </table:table-cell>
          <table:table-cell table:style-name="ce3" table:formula="of:=[.A514]*411120" office:value-type="float" office:value="1829155.104">
            <text:p>1829155</text:p>
          </table:table-cell>
          <table:table-cell table:style-name="Excel_20_Built-in_20_Normal" office:value-type="float" office:value="0.010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579">
            <text:p>4.46</text:p>
          </table:table-cell>
          <table:table-cell table:style-name="ce3" table:formula="of:=[.A515]*411120" office:value-type="float" office:value="1832731.848">
            <text:p>1832732</text:p>
          </table:table-cell>
          <table:table-cell table:style-name="Excel_20_Built-in_20_Normal" office:value-type="float" office:value="0.010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667">
            <text:p>4.47</text:p>
          </table:table-cell>
          <table:table-cell table:style-name="ce3" table:formula="of:=[.A516]*411120" office:value-type="float" office:value="1836349.704">
            <text:p>1836350</text:p>
          </table:table-cell>
          <table:table-cell table:style-name="Excel_20_Built-in_20_Normal" office:value-type="float" office:value="0.010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754">
            <text:p>4.48</text:p>
          </table:table-cell>
          <table:table-cell table:style-name="ce3" table:formula="of:=[.A517]*411120" office:value-type="float" office:value="1839926.448">
            <text:p>1839926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842">
            <text:p>4.48</text:p>
          </table:table-cell>
          <table:table-cell table:style-name="ce3" table:formula="of:=[.A518]*411120" office:value-type="float" office:value="1843544.304">
            <text:p>1843544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493">
            <text:p>4.49</text:p>
          </table:table-cell>
          <table:table-cell table:style-name="ce3" table:formula="of:=[.A519]*411120" office:value-type="float" office:value="1847162.16">
            <text:p>1847162</text:p>
          </table:table-cell>
          <table:table-cell table:style-name="Excel_20_Built-in_20_Normal" office:value-type="float" office:value="0.012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017">
            <text:p>4.5</text:p>
          </table:table-cell>
          <table:table-cell table:style-name="ce3" table:formula="of:=[.A520]*411120" office:value-type="float" office:value="1850738.904">
            <text:p>1850739</text:p>
          </table:table-cell>
          <table:table-cell table:style-name="Excel_20_Built-in_20_Normal" office:value-type="float" office:value="0.012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105">
            <text:p>4.51</text:p>
          </table:table-cell>
          <table:table-cell table:style-name="ce3" table:formula="of:=[.A521]*411120" office:value-type="float" office:value="1854356.76">
            <text:p>1854357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192">
            <text:p>4.52</text:p>
          </table:table-cell>
          <table:table-cell table:style-name="ce3" table:formula="of:=[.A522]*411120" office:value-type="float" office:value="1857933.504">
            <text:p>1857934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28">
            <text:p>4.53</text:p>
          </table:table-cell>
          <table:table-cell table:style-name="ce3" table:formula="of:=[.A523]*411120" office:value-type="float" office:value="1861551.36">
            <text:p>1861551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367">
            <text:p>4.54</text:p>
          </table:table-cell>
          <table:table-cell table:style-name="ce3" table:formula="of:=[.A524]*411120" office:value-type="float" office:value="1865128.104">
            <text:p>1865128</text:p>
          </table:table-cell>
          <table:table-cell table:style-name="Excel_20_Built-in_20_Normal" office:value-type="float" office:value="0.015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455">
            <text:p>4.55</text:p>
          </table:table-cell>
          <table:table-cell table:style-name="ce3" table:formula="of:=[.A525]*411120" office:value-type="float" office:value="1868745.96">
            <text:p>1868746</text:p>
          </table:table-cell>
          <table:table-cell table:style-name="Excel_20_Built-in_20_Normal" office:value-type="float" office:value="0.016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542">
            <text:p>4.55</text:p>
          </table:table-cell>
          <table:table-cell table:style-name="ce3" table:formula="of:=[.A526]*411120" office:value-type="float" office:value="1872322.704">
            <text:p>1872323</text:p>
          </table:table-cell>
          <table:table-cell table:style-name="Excel_20_Built-in_20_Normal" office:value-type="float" office:value="0.016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63">
            <text:p>4.56</text:p>
          </table:table-cell>
          <table:table-cell table:style-name="ce3" table:formula="of:=[.A527]*411120" office:value-type="float" office:value="1875940.56">
            <text:p>1875941</text:p>
          </table:table-cell>
          <table:table-cell table:style-name="Excel_20_Built-in_20_Normal" office:value-type="float" office:value="0.016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717">
            <text:p>4.57</text:p>
          </table:table-cell>
          <table:table-cell table:style-name="ce3" table:formula="of:=[.A528]*411120" office:value-type="float" office:value="1879517.304">
            <text:p>1879517</text:p>
          </table:table-cell>
          <table:table-cell table:style-name="Excel_20_Built-in_20_Normal" office:value-type="float" office:value="0.016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805">
            <text:p>4.58</text:p>
          </table:table-cell>
          <table:table-cell table:style-name="ce3" table:formula="of:=[.A529]*411120" office:value-type="float" office:value="1883135.16">
            <text:p>1883135</text:p>
          </table:table-cell>
          <table:table-cell table:style-name="Excel_20_Built-in_20_Normal" office:value-type="float" office:value="0.0153">
            <text:p>0.02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892">
            <text:p>4.59</text:p>
          </table:table-cell>
          <table:table-cell table:style-name="ce3" table:formula="of:=[.A530]*411120" office:value-type="float" office:value="1886711.904">
            <text:p>1886712</text:p>
          </table:table-cell>
          <table:table-cell table:style-name="Excel_20_Built-in_20_Normal" office:value-type="float" office:value="0.014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598">
            <text:p>4.6</text:p>
          </table:table-cell>
          <table:table-cell table:style-name="ce3" table:formula="of:=[.A531]*411120" office:value-type="float" office:value="1890329.76">
            <text:p>1890330</text:p>
          </table:table-cell>
          <table:table-cell table:style-name="Excel_20_Built-in_20_Normal" office:value-type="float" office:value="0.014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067">
            <text:p>4.61</text:p>
          </table:table-cell>
          <table:table-cell table:style-name="ce3" table:formula="of:=[.A532]*411120" office:value-type="float" office:value="1893906.504">
            <text:p>1893907</text:p>
          </table:table-cell>
          <table:table-cell table:style-name="Excel_20_Built-in_20_Normal" office:value-type="float" office:value="0.013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155">
            <text:p>4.62</text:p>
          </table:table-cell>
          <table:table-cell table:style-name="ce3" table:formula="of:=[.A533]*411120" office:value-type="float" office:value="1897524.36">
            <text:p>1897524</text:p>
          </table:table-cell>
          <table:table-cell table:style-name="Excel_20_Built-in_20_Normal" office:value-type="float" office:value="0.012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242">
            <text:p>4.62</text:p>
          </table:table-cell>
          <table:table-cell table:style-name="ce3" table:formula="of:=[.A534]*411120" office:value-type="float" office:value="1901101.104">
            <text:p>1901101</text:p>
          </table:table-cell>
          <table:table-cell table:style-name="Excel_20_Built-in_20_Normal" office:value-type="float" office:value="0.012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33">
            <text:p>4.63</text:p>
          </table:table-cell>
          <table:table-cell table:style-name="ce3" table:formula="of:=[.A535]*411120" office:value-type="float" office:value="1904718.96">
            <text:p>1904719</text:p>
          </table:table-cell>
          <table:table-cell table:style-name="Excel_20_Built-in_20_Normal" office:value-type="float" office:value="0.012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417">
            <text:p>4.64</text:p>
          </table:table-cell>
          <table:table-cell table:style-name="ce3" table:formula="of:=[.A536]*411120" office:value-type="float" office:value="1908295.704">
            <text:p>1908296</text:p>
          </table:table-cell>
          <table:table-cell table:style-name="Excel_20_Built-in_20_Normal" office:value-type="float" office:value="0.012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505">
            <text:p>4.65</text:p>
          </table:table-cell>
          <table:table-cell table:style-name="ce3" table:formula="of:=[.A537]*411120" office:value-type="float" office:value="1911913.56">
            <text:p>1911914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593">
            <text:p>4.66</text:p>
          </table:table-cell>
          <table:table-cell table:style-name="ce3" table:formula="of:=[.A538]*411120" office:value-type="float" office:value="1915531.416">
            <text:p>1915531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68">
            <text:p>4.67</text:p>
          </table:table-cell>
          <table:table-cell table:style-name="ce3" table:formula="of:=[.A539]*411120" office:value-type="float" office:value="1919108.16">
            <text:p>1919108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768">
            <text:p>4.68</text:p>
          </table:table-cell>
          <table:table-cell table:style-name="ce3" table:formula="of:=[.A540]*411120" office:value-type="float" office:value="1922726.016">
            <text:p>1922726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855">
            <text:p>4.69</text:p>
          </table:table-cell>
          <table:table-cell table:style-name="ce3" table:formula="of:=[.A541]*411120" office:value-type="float" office:value="1926302.76">
            <text:p>1926303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6943">
            <text:p>4.69</text:p>
          </table:table-cell>
          <table:table-cell table:style-name="ce3" table:formula="of:=[.A542]*411120" office:value-type="float" office:value="1929920.616">
            <text:p>1929921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03">
            <text:p>4.7</text:p>
          </table:table-cell>
          <table:table-cell table:style-name="ce3" table:formula="of:=[.A543]*411120" office:value-type="float" office:value="1933497.36">
            <text:p>1933497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118">
            <text:p>4.71</text:p>
          </table:table-cell>
          <table:table-cell table:style-name="ce3" table:formula="of:=[.A544]*411120" office:value-type="float" office:value="1937115.216">
            <text:p>1937115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205">
            <text:p>4.72</text:p>
          </table:table-cell>
          <table:table-cell table:style-name="ce3" table:formula="of:=[.A545]*411120" office:value-type="float" office:value="1940691.96">
            <text:p>1940692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293">
            <text:p>4.73</text:p>
          </table:table-cell>
          <table:table-cell table:style-name="ce3" table:formula="of:=[.A546]*411120" office:value-type="float" office:value="1944309.816">
            <text:p>1944310</text:p>
          </table:table-cell>
          <table:table-cell table:style-name="Excel_20_Built-in_20_Normal" office:value-type="float" office:value="0.011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38">
            <text:p>4.74</text:p>
          </table:table-cell>
          <table:table-cell table:style-name="ce3" table:formula="of:=[.A547]*411120" office:value-type="float" office:value="1947886.56">
            <text:p>1947887</text:p>
          </table:table-cell>
          <table:table-cell table:style-name="Excel_20_Built-in_20_Normal" office:value-type="float" office:value="0.010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468">
            <text:p>4.75</text:p>
          </table:table-cell>
          <table:table-cell table:style-name="ce3" table:formula="of:=[.A548]*411120" office:value-type="float" office:value="1951504.416">
            <text:p>1951504</text:p>
          </table:table-cell>
          <table:table-cell table:style-name="Excel_20_Built-in_20_Normal" office:value-type="float" office:value="0.010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555">
            <text:p>4.76</text:p>
          </table:table-cell>
          <table:table-cell table:style-name="ce3" table:formula="of:=[.A549]*411120" office:value-type="float" office:value="1955081.16">
            <text:p>1955081</text:p>
          </table:table-cell>
          <table:table-cell table:style-name="Excel_20_Built-in_20_Normal" office:value-type="float" office:value="0.01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643">
            <text:p>4.76</text:p>
          </table:table-cell>
          <table:table-cell table:style-name="ce3" table:formula="of:=[.A550]*411120" office:value-type="float" office:value="1958699.016">
            <text:p>1958699</text:p>
          </table:table-cell>
          <table:table-cell table:style-name="Excel_20_Built-in_20_Normal" office:value-type="float" office:value="0.01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73">
            <text:p>4.77</text:p>
          </table:table-cell>
          <table:table-cell table:style-name="ce3" table:formula="of:=[.A551]*411120" office:value-type="float" office:value="1962275.76">
            <text:p>1962276</text:p>
          </table:table-cell>
          <table:table-cell table:style-name="Excel_20_Built-in_20_Normal" office:value-type="float" office:value="0.007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818">
            <text:p>4.78</text:p>
          </table:table-cell>
          <table:table-cell table:style-name="ce3" table:formula="of:=[.A552]*411120" office:value-type="float" office:value="1965893.616">
            <text:p>1965894</text:p>
          </table:table-cell>
          <table:table-cell table:style-name="Excel_20_Built-in_20_Normal" office:value-type="float" office:value="0.009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905">
            <text:p>4.79</text:p>
          </table:table-cell>
          <table:table-cell table:style-name="ce3" table:formula="of:=[.A553]*411120" office:value-type="float" office:value="1969470.36">
            <text:p>1969470</text:p>
          </table:table-cell>
          <table:table-cell table:style-name="Excel_20_Built-in_20_Normal" office:value-type="float" office:value="0.009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7993">
            <text:p>4.8</text:p>
          </table:table-cell>
          <table:table-cell table:style-name="ce3" table:formula="of:=[.A554]*411120" office:value-type="float" office:value="1973088.216">
            <text:p>1973088</text:p>
          </table:table-cell>
          <table:table-cell table:style-name="Excel_20_Built-in_20_Normal" office:value-type="float" office:value="0.009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081">
            <text:p>4.81</text:p>
          </table:table-cell>
          <table:table-cell table:style-name="ce3" table:formula="of:=[.A555]*411120" office:value-type="float" office:value="1976706.072">
            <text:p>1976706</text:p>
          </table:table-cell>
          <table:table-cell table:style-name="Excel_20_Built-in_20_Normal" office:value-type="float" office:value="0.009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168">
            <text:p>4.82</text:p>
          </table:table-cell>
          <table:table-cell table:style-name="ce3" table:formula="of:=[.A556]*411120" office:value-type="float" office:value="1980282.816">
            <text:p>1980283</text:p>
          </table:table-cell>
          <table:table-cell table:style-name="Excel_20_Built-in_20_Normal" office:value-type="float" office:value="0.009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256">
            <text:p>4.83</text:p>
          </table:table-cell>
          <table:table-cell table:style-name="ce3" table:formula="of:=[.A557]*411120" office:value-type="float" office:value="1983900.672">
            <text:p>1983901</text:p>
          </table:table-cell>
          <table:table-cell table:style-name="Excel_20_Built-in_20_Normal" office:value-type="float" office:value="0.009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343">
            <text:p>4.83</text:p>
          </table:table-cell>
          <table:table-cell table:style-name="ce3" table:formula="of:=[.A558]*411120" office:value-type="float" office:value="1987477.416">
            <text:p>1987477</text:p>
          </table:table-cell>
          <table:table-cell table:style-name="Excel_20_Built-in_20_Normal" office:value-type="float" office:value="0.009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431">
            <text:p>4.84</text:p>
          </table:table-cell>
          <table:table-cell table:style-name="ce3" table:formula="of:=[.A559]*411120" office:value-type="float" office:value="1991095.272">
            <text:p>1991095</text:p>
          </table:table-cell>
          <table:table-cell table:style-name="Excel_20_Built-in_20_Normal" office:value-type="float" office:value="0.009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518">
            <text:p>4.85</text:p>
          </table:table-cell>
          <table:table-cell table:style-name="ce3" table:formula="of:=[.A560]*411120" office:value-type="float" office:value="1994672.016">
            <text:p>1994672</text:p>
          </table:table-cell>
          <table:table-cell table:style-name="Excel_20_Built-in_20_Normal" office:value-type="float" office:value="0.008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606">
            <text:p>4.86</text:p>
          </table:table-cell>
          <table:table-cell table:style-name="ce3" table:formula="of:=[.A561]*411120" office:value-type="float" office:value="1998289.872">
            <text:p>1998290</text:p>
          </table:table-cell>
          <table:table-cell table:style-name="Excel_20_Built-in_20_Normal" office:value-type="float" office:value="0.008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693">
            <text:p>4.87</text:p>
          </table:table-cell>
          <table:table-cell table:style-name="ce3" table:formula="of:=[.A562]*411120" office:value-type="float" office:value="2001866.616">
            <text:p>2001867</text:p>
          </table:table-cell>
          <table:table-cell table:style-name="Excel_20_Built-in_20_Normal" office:value-type="float" office:value="0.008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781">
            <text:p>4.88</text:p>
          </table:table-cell>
          <table:table-cell table:style-name="ce3" table:formula="of:=[.A563]*411120" office:value-type="float" office:value="2005484.472">
            <text:p>2005484</text:p>
          </table:table-cell>
          <table:table-cell table:style-name="Excel_20_Built-in_20_Normal" office:value-type="float" office:value="0.008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868">
            <text:p>4.89</text:p>
          </table:table-cell>
          <table:table-cell table:style-name="ce3" table:formula="of:=[.A564]*411120" office:value-type="float" office:value="2009061.216">
            <text:p>2009061</text:p>
          </table:table-cell>
          <table:table-cell table:style-name="Excel_20_Built-in_20_Normal" office:value-type="float" office:value="0.008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8956">
            <text:p>4.9</text:p>
          </table:table-cell>
          <table:table-cell table:style-name="ce3" table:formula="of:=[.A565]*411120" office:value-type="float" office:value="2012679.072">
            <text:p>2012679</text:p>
          </table:table-cell>
          <table:table-cell table:style-name="Excel_20_Built-in_20_Normal" office:value-type="float" office:value="0.008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043">
            <text:p>4.9</text:p>
          </table:table-cell>
          <table:table-cell table:style-name="ce3" table:formula="of:=[.A566]*411120" office:value-type="float" office:value="2016255.816">
            <text:p>2016256</text:p>
          </table:table-cell>
          <table:table-cell table:style-name="Excel_20_Built-in_20_Normal" office:value-type="float" office:value="0.008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131">
            <text:p>4.91</text:p>
          </table:table-cell>
          <table:table-cell table:style-name="ce3" table:formula="of:=[.A567]*411120" office:value-type="float" office:value="2019873.672">
            <text:p>2019874</text:p>
          </table:table-cell>
          <table:table-cell table:style-name="Excel_20_Built-in_20_Normal" office:value-type="float" office:value="0.008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218">
            <text:p>4.92</text:p>
          </table:table-cell>
          <table:table-cell table:style-name="ce3" table:formula="of:=[.A568]*411120" office:value-type="float" office:value="2023450.416">
            <text:p>2023450</text:p>
          </table:table-cell>
          <table:table-cell table:style-name="Excel_20_Built-in_20_Normal" office:value-type="float" office:value="0.007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306">
            <text:p>4.93</text:p>
          </table:table-cell>
          <table:table-cell table:style-name="ce3" table:formula="of:=[.A569]*411120" office:value-type="float" office:value="2027068.272">
            <text:p>2027068</text:p>
          </table:table-cell>
          <table:table-cell table:style-name="Excel_20_Built-in_20_Normal" office:value-type="float" office:value="0.007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393">
            <text:p>4.94</text:p>
          </table:table-cell>
          <table:table-cell table:style-name="ce3" table:formula="of:=[.A570]*411120" office:value-type="float" office:value="2030645.016">
            <text:p>2030645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481">
            <text:p>4.95</text:p>
          </table:table-cell>
          <table:table-cell table:style-name="ce3" table:formula="of:=[.A571]*411120" office:value-type="float" office:value="2034262.872">
            <text:p>2034263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569">
            <text:p>4.96</text:p>
          </table:table-cell>
          <table:table-cell table:style-name="ce3" table:formula="of:=[.A572]*411120" office:value-type="float" office:value="2037880.728">
            <text:p>2037881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656">
            <text:p>4.97</text:p>
          </table:table-cell>
          <table:table-cell table:style-name="ce3" table:formula="of:=[.A573]*411120" office:value-type="float" office:value="2041457.472">
            <text:p>2041457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744">
            <text:p>4.97</text:p>
          </table:table-cell>
          <table:table-cell table:style-name="ce3" table:formula="of:=[.A574]*411120" office:value-type="float" office:value="2045075.328">
            <text:p>2045075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831">
            <text:p>4.98</text:p>
          </table:table-cell>
          <table:table-cell table:style-name="ce3" table:formula="of:=[.A575]*411120" office:value-type="float" office:value="2048652.072">
            <text:p>2048652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4.9919">
            <text:p>4.99</text:p>
          </table:table-cell>
          <table:table-cell table:style-name="ce3" table:formula="of:=[.A576]*411120" office:value-type="float" office:value="2052269.928">
            <text:p>2052270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006">
            <text:p>5</text:p>
          </table:table-cell>
          <table:table-cell table:style-name="ce3" table:formula="of:=[.A577]*411120" office:value-type="float" office:value="2055846.672">
            <text:p>2055847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094">
            <text:p>5.01</text:p>
          </table:table-cell>
          <table:table-cell table:style-name="ce3" table:formula="of:=[.A578]*411120" office:value-type="float" office:value="2059464.528">
            <text:p>2059465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181">
            <text:p>5.02</text:p>
          </table:table-cell>
          <table:table-cell table:style-name="ce3" table:formula="of:=[.A579]*411120" office:value-type="float" office:value="2063041.272">
            <text:p>2063041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269">
            <text:p>5.03</text:p>
          </table:table-cell>
          <table:table-cell table:style-name="ce3" table:formula="of:=[.A580]*411120" office:value-type="float" office:value="2066659.128">
            <text:p>2066659</text:p>
          </table:table-cell>
          <table:table-cell table:style-name="Excel_20_Built-in_20_Normal" office:value-type="float" office:value="0.007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356">
            <text:p>5.04</text:p>
          </table:table-cell>
          <table:table-cell table:style-name="ce3" table:formula="of:=[.A581]*411120" office:value-type="float" office:value="2070235.872">
            <text:p>2070236</text:p>
          </table:table-cell>
          <table:table-cell table:style-name="Excel_20_Built-in_20_Normal" office:value-type="float" office:value="0.007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444">
            <text:p>5.04</text:p>
          </table:table-cell>
          <table:table-cell table:style-name="ce3" table:formula="of:=[.A582]*411120" office:value-type="float" office:value="2073853.728">
            <text:p>2073854</text:p>
          </table:table-cell>
          <table:table-cell table:style-name="Excel_20_Built-in_20_Normal" office:value-type="float" office:value="0.007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531">
            <text:p>5.05</text:p>
          </table:table-cell>
          <table:table-cell table:style-name="ce3" table:formula="of:=[.A583]*411120" office:value-type="float" office:value="2077430.472">
            <text:p>2077430</text:p>
          </table:table-cell>
          <table:table-cell table:style-name="Excel_20_Built-in_20_Normal" office:value-type="float" office:value="0.007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619">
            <text:p>5.06</text:p>
          </table:table-cell>
          <table:table-cell table:style-name="ce3" table:formula="of:=[.A584]*411120" office:value-type="float" office:value="2081048.328">
            <text:p>2081048</text:p>
          </table:table-cell>
          <table:table-cell table:style-name="Excel_20_Built-in_20_Normal" office:value-type="float" office:value="0.007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706">
            <text:p>5.07</text:p>
          </table:table-cell>
          <table:table-cell table:style-name="ce3" table:formula="of:=[.A585]*411120" office:value-type="float" office:value="2084625.072">
            <text:p>2084625</text:p>
          </table:table-cell>
          <table:table-cell table:style-name="Excel_20_Built-in_20_Normal" office:value-type="float" office:value="0.007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794">
            <text:p>5.08</text:p>
          </table:table-cell>
          <table:table-cell table:style-name="ce3" table:formula="of:=[.A586]*411120" office:value-type="float" office:value="2088242.928">
            <text:p>2088243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881">
            <text:p>5.09</text:p>
          </table:table-cell>
          <table:table-cell table:style-name="ce3" table:formula="of:=[.A587]*411120" office:value-type="float" office:value="2091819.672">
            <text:p>2091820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0969">
            <text:p>5.1</text:p>
          </table:table-cell>
          <table:table-cell table:style-name="ce3" table:formula="of:=[.A588]*411120" office:value-type="float" office:value="2095437.528">
            <text:p>2095438</text:p>
          </table:table-cell>
          <table:table-cell table:style-name="Excel_20_Built-in_20_Normal" office:value-type="float" office:value="0.0067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056">
            <text:p>5.11</text:p>
          </table:table-cell>
          <table:table-cell table:style-name="ce3" table:formula="of:=[.A589]*411120" office:value-type="float" office:value="2099014.272">
            <text:p>2099014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144">
            <text:p>5.11</text:p>
          </table:table-cell>
          <table:table-cell table:style-name="ce3" table:formula="of:=[.A590]*411120" office:value-type="float" office:value="2102632.128">
            <text:p>2102632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232">
            <text:p>5.12</text:p>
          </table:table-cell>
          <table:table-cell table:style-name="ce3" table:formula="of:=[.A591]*411120" office:value-type="float" office:value="2106249.984">
            <text:p>2106250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319">
            <text:p>5.13</text:p>
          </table:table-cell>
          <table:table-cell table:style-name="ce3" table:formula="of:=[.A592]*411120" office:value-type="float" office:value="2109826.728">
            <text:p>2109827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407">
            <text:p>5.14</text:p>
          </table:table-cell>
          <table:table-cell table:style-name="ce3" table:formula="of:=[.A593]*411120" office:value-type="float" office:value="2113444.584">
            <text:p>2113445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494">
            <text:p>5.15</text:p>
          </table:table-cell>
          <table:table-cell table:style-name="ce3" table:formula="of:=[.A594]*411120" office:value-type="float" office:value="2117021.328">
            <text:p>2117021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582">
            <text:p>5.16</text:p>
          </table:table-cell>
          <table:table-cell table:style-name="ce3" table:formula="of:=[.A595]*411120" office:value-type="float" office:value="2120639.184">
            <text:p>2120639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669">
            <text:p>5.17</text:p>
          </table:table-cell>
          <table:table-cell table:style-name="ce3" table:formula="of:=[.A596]*411120" office:value-type="float" office:value="2124215.928">
            <text:p>2124216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757">
            <text:p>5.18</text:p>
          </table:table-cell>
          <table:table-cell table:style-name="ce3" table:formula="of:=[.A597]*411120" office:value-type="float" office:value="2127833.784">
            <text:p>2127834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844">
            <text:p>5.18</text:p>
          </table:table-cell>
          <table:table-cell table:style-name="ce3" table:formula="of:=[.A598]*411120" office:value-type="float" office:value="2131410.528">
            <text:p>2131411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1932">
            <text:p>5.19</text:p>
          </table:table-cell>
          <table:table-cell table:style-name="ce3" table:formula="of:=[.A599]*411120" office:value-type="float" office:value="2135028.384">
            <text:p>2135028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019">
            <text:p>5.2</text:p>
          </table:table-cell>
          <table:table-cell table:style-name="ce3" table:formula="of:=[.A600]*411120" office:value-type="float" office:value="2138605.128">
            <text:p>2138605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107">
            <text:p>5.21</text:p>
          </table:table-cell>
          <table:table-cell table:style-name="ce3" table:formula="of:=[.A601]*411120" office:value-type="float" office:value="2142222.984">
            <text:p>2142223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194">
            <text:p>5.22</text:p>
          </table:table-cell>
          <table:table-cell table:style-name="ce3" table:formula="of:=[.A602]*411120" office:value-type="float" office:value="2145799.728">
            <text:p>2145800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282">
            <text:p>5.23</text:p>
          </table:table-cell>
          <table:table-cell table:style-name="ce3" table:formula="of:=[.A603]*411120" office:value-type="float" office:value="2149417.584">
            <text:p>2149418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369">
            <text:p>5.24</text:p>
          </table:table-cell>
          <table:table-cell table:style-name="ce3" table:formula="of:=[.A604]*411120" office:value-type="float" office:value="2152994.328">
            <text:p>2152994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457">
            <text:p>5.25</text:p>
          </table:table-cell>
          <table:table-cell table:style-name="ce3" table:formula="of:=[.A605]*411120" office:value-type="float" office:value="2156612.184">
            <text:p>2156612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544">
            <text:p>5.25</text:p>
          </table:table-cell>
          <table:table-cell table:style-name="ce3" table:formula="of:=[.A606]*411120" office:value-type="float" office:value="2160188.928">
            <text:p>2160189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632">
            <text:p>5.26</text:p>
          </table:table-cell>
          <table:table-cell table:style-name="ce3" table:formula="of:=[.A607]*411120" office:value-type="float" office:value="2163806.784">
            <text:p>2163807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72">
            <text:p>5.27</text:p>
          </table:table-cell>
          <table:table-cell table:style-name="ce3" table:formula="of:=[.A608]*411120" office:value-type="float" office:value="2167424.64">
            <text:p>2167425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807">
            <text:p>5.28</text:p>
          </table:table-cell>
          <table:table-cell table:style-name="ce3" table:formula="of:=[.A609]*411120" office:value-type="float" office:value="2171001.384">
            <text:p>2171001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895">
            <text:p>5.29</text:p>
          </table:table-cell>
          <table:table-cell table:style-name="ce3" table:formula="of:=[.A610]*411120" office:value-type="float" office:value="2174619.24">
            <text:p>2174619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2982">
            <text:p>5.3</text:p>
          </table:table-cell>
          <table:table-cell table:style-name="ce3" table:formula="of:=[.A611]*411120" office:value-type="float" office:value="2178195.984">
            <text:p>2178196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07">
            <text:p>5.31</text:p>
          </table:table-cell>
          <table:table-cell table:style-name="ce3" table:formula="of:=[.A612]*411120" office:value-type="float" office:value="2181813.84">
            <text:p>2181814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157">
            <text:p>5.32</text:p>
          </table:table-cell>
          <table:table-cell table:style-name="ce3" table:formula="of:=[.A613]*411120" office:value-type="float" office:value="2185390.584">
            <text:p>2185391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245">
            <text:p>5.32</text:p>
          </table:table-cell>
          <table:table-cell table:style-name="ce3" table:formula="of:=[.A614]*411120" office:value-type="float" office:value="2189008.44">
            <text:p>2189008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332">
            <text:p>5.33</text:p>
          </table:table-cell>
          <table:table-cell table:style-name="ce3" table:formula="of:=[.A615]*411120" office:value-type="float" office:value="2192585.184">
            <text:p>2192585</text:p>
          </table:table-cell>
          <table:table-cell table:style-name="Excel_20_Built-in_20_Normal" office:value-type="float" office:value="0.006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42">
            <text:p>5.34</text:p>
          </table:table-cell>
          <table:table-cell table:style-name="ce3" table:formula="of:=[.A616]*411120" office:value-type="float" office:value="2196203.04">
            <text:p>2196203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507">
            <text:p>5.35</text:p>
          </table:table-cell>
          <table:table-cell table:style-name="ce3" table:formula="of:=[.A617]*411120" office:value-type="float" office:value="2199779.784">
            <text:p>2199780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595">
            <text:p>5.36</text:p>
          </table:table-cell>
          <table:table-cell table:style-name="ce3" table:formula="of:=[.A618]*411120" office:value-type="float" office:value="2203397.64">
            <text:p>2203398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682">
            <text:p>5.37</text:p>
          </table:table-cell>
          <table:table-cell table:style-name="ce3" table:formula="of:=[.A619]*411120" office:value-type="float" office:value="2206974.384">
            <text:p>2206974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77">
            <text:p>5.38</text:p>
          </table:table-cell>
          <table:table-cell table:style-name="ce3" table:formula="of:=[.A620]*411120" office:value-type="float" office:value="2210592.24">
            <text:p>2210592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857">
            <text:p>5.39</text:p>
          </table:table-cell>
          <table:table-cell table:style-name="ce3" table:formula="of:=[.A621]*411120" office:value-type="float" office:value="2214168.984">
            <text:p>2214169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3945">
            <text:p>5.39</text:p>
          </table:table-cell>
          <table:table-cell table:style-name="ce3" table:formula="of:=[.A622]*411120" office:value-type="float" office:value="2217786.84">
            <text:p>2217787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032">
            <text:p>5.4</text:p>
          </table:table-cell>
          <table:table-cell table:style-name="ce3" table:formula="of:=[.A623]*411120" office:value-type="float" office:value="2221363.584">
            <text:p>2221364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118">
            <text:p>5.41</text:p>
          </table:table-cell>
          <table:table-cell table:style-name="ce3" table:formula="of:=[.A624]*411120" office:value-type="float" office:value="2224899.216">
            <text:p>2224899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206">
            <text:p>5.42</text:p>
          </table:table-cell>
          <table:table-cell table:style-name="ce3" table:formula="of:=[.A625]*411120" office:value-type="float" office:value="2228517.072">
            <text:p>2228517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294">
            <text:p>5.43</text:p>
          </table:table-cell>
          <table:table-cell table:style-name="ce3" table:formula="of:=[.A626]*411120" office:value-type="float" office:value="2232134.928">
            <text:p>2232135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381">
            <text:p>5.44</text:p>
          </table:table-cell>
          <table:table-cell table:style-name="ce3" table:formula="of:=[.A627]*411120" office:value-type="float" office:value="2235711.672">
            <text:p>2235712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469">
            <text:p>5.45</text:p>
          </table:table-cell>
          <table:table-cell table:style-name="ce3" table:formula="of:=[.A628]*411120" office:value-type="float" office:value="2239329.528">
            <text:p>2239330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556">
            <text:p>5.46</text:p>
          </table:table-cell>
          <table:table-cell table:style-name="ce3" table:formula="of:=[.A629]*411120" office:value-type="float" office:value="2242906.272">
            <text:p>2242906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644">
            <text:p>5.46</text:p>
          </table:table-cell>
          <table:table-cell table:style-name="ce3" table:formula="of:=[.A630]*411120" office:value-type="float" office:value="2246524.128">
            <text:p>2246524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731">
            <text:p>5.47</text:p>
          </table:table-cell>
          <table:table-cell table:style-name="ce3" table:formula="of:=[.A631]*411120" office:value-type="float" office:value="2250100.872">
            <text:p>2250101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819">
            <text:p>5.48</text:p>
          </table:table-cell>
          <table:table-cell table:style-name="ce3" table:formula="of:=[.A632]*411120" office:value-type="float" office:value="2253718.728">
            <text:p>2253719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906">
            <text:p>5.49</text:p>
          </table:table-cell>
          <table:table-cell table:style-name="ce3" table:formula="of:=[.A633]*411120" office:value-type="float" office:value="2257295.472">
            <text:p>2257295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4994">
            <text:p>5.5</text:p>
          </table:table-cell>
          <table:table-cell table:style-name="ce3" table:formula="of:=[.A634]*411120" office:value-type="float" office:value="2260913.328">
            <text:p>2260913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081">
            <text:p>5.51</text:p>
          </table:table-cell>
          <table:table-cell table:style-name="ce3" table:formula="of:=[.A635]*411120" office:value-type="float" office:value="2264490.072">
            <text:p>2264490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169">
            <text:p>5.52</text:p>
          </table:table-cell>
          <table:table-cell table:style-name="ce3" table:formula="of:=[.A636]*411120" office:value-type="float" office:value="2268107.928">
            <text:p>2268108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256">
            <text:p>5.53</text:p>
          </table:table-cell>
          <table:table-cell table:style-name="ce3" table:formula="of:=[.A637]*411120" office:value-type="float" office:value="2271684.672">
            <text:p>2271685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344">
            <text:p>5.53</text:p>
          </table:table-cell>
          <table:table-cell table:style-name="ce3" table:formula="of:=[.A638]*411120" office:value-type="float" office:value="2275302.528">
            <text:p>2275303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431">
            <text:p>5.54</text:p>
          </table:table-cell>
          <table:table-cell table:style-name="ce3" table:formula="of:=[.A639]*411120" office:value-type="float" office:value="2278879.272">
            <text:p>2278879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519">
            <text:p>5.55</text:p>
          </table:table-cell>
          <table:table-cell table:style-name="ce3" table:formula="of:=[.A640]*411120" office:value-type="float" office:value="2282497.128">
            <text:p>2282497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606">
            <text:p>5.56</text:p>
          </table:table-cell>
          <table:table-cell table:style-name="ce3" table:formula="of:=[.A641]*411120" office:value-type="float" office:value="2286073.872">
            <text:p>2286074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694">
            <text:p>5.57</text:p>
          </table:table-cell>
          <table:table-cell table:style-name="ce3" table:formula="of:=[.A642]*411120" office:value-type="float" office:value="2289691.728">
            <text:p>2289692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782">
            <text:p>5.58</text:p>
          </table:table-cell>
          <table:table-cell table:style-name="ce3" table:formula="of:=[.A643]*411120" office:value-type="float" office:value="2293309.584">
            <text:p>2293310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869">
            <text:p>5.59</text:p>
          </table:table-cell>
          <table:table-cell table:style-name="ce3" table:formula="of:=[.A644]*411120" office:value-type="float" office:value="2296886.328">
            <text:p>2296886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5957">
            <text:p>5.6</text:p>
          </table:table-cell>
          <table:table-cell table:style-name="ce3" table:formula="of:=[.A645]*411120" office:value-type="float" office:value="2300504.184">
            <text:p>2300504</text:p>
          </table:table-cell>
          <table:table-cell table:style-name="Excel_20_Built-in_20_Normal" office:value-type="float" office:value="0.0053">
            <text:p>0.01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044">
            <text:p>5.6</text:p>
          </table:table-cell>
          <table:table-cell table:style-name="ce3" table:formula="of:=[.A646]*411120" office:value-type="float" office:value="2304080.928">
            <text:p>2304081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132">
            <text:p>5.61</text:p>
          </table:table-cell>
          <table:table-cell table:style-name="ce3" table:formula="of:=[.A647]*411120" office:value-type="float" office:value="2307698.784">
            <text:p>2307699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219">
            <text:p>5.62</text:p>
          </table:table-cell>
          <table:table-cell table:style-name="ce3" table:formula="of:=[.A648]*411120" office:value-type="float" office:value="2311275.528">
            <text:p>2311276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307">
            <text:p>5.63</text:p>
          </table:table-cell>
          <table:table-cell table:style-name="ce3" table:formula="of:=[.A649]*411120" office:value-type="float" office:value="2314893.384">
            <text:p>2314893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394">
            <text:p>5.64</text:p>
          </table:table-cell>
          <table:table-cell table:style-name="ce3" table:formula="of:=[.A650]*411120" office:value-type="float" office:value="2318470.128">
            <text:p>2318470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482">
            <text:p>5.65</text:p>
          </table:table-cell>
          <table:table-cell table:style-name="ce3" table:formula="of:=[.A651]*411120" office:value-type="float" office:value="2322087.984">
            <text:p>2322088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569">
            <text:p>5.66</text:p>
          </table:table-cell>
          <table:table-cell table:style-name="ce3" table:formula="of:=[.A652]*411120" office:value-type="float" office:value="2325664.728">
            <text:p>2325665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657">
            <text:p>5.67</text:p>
          </table:table-cell>
          <table:table-cell table:style-name="ce3" table:formula="of:=[.A653]*411120" office:value-type="float" office:value="2329282.584">
            <text:p>2329283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744">
            <text:p>5.67</text:p>
          </table:table-cell>
          <table:table-cell table:style-name="ce3" table:formula="of:=[.A654]*411120" office:value-type="float" office:value="2332859.328">
            <text:p>2332859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832">
            <text:p>5.68</text:p>
          </table:table-cell>
          <table:table-cell table:style-name="ce3" table:formula="of:=[.A655]*411120" office:value-type="float" office:value="2336477.184">
            <text:p>2336477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6919">
            <text:p>5.69</text:p>
          </table:table-cell>
          <table:table-cell table:style-name="ce3" table:formula="of:=[.A656]*411120" office:value-type="float" office:value="2340053.928">
            <text:p>2340054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007">
            <text:p>5.7</text:p>
          </table:table-cell>
          <table:table-cell table:style-name="ce3" table:formula="of:=[.A657]*411120" office:value-type="float" office:value="2343671.784">
            <text:p>2343672</text:p>
          </table:table-cell>
          <table:table-cell table:style-name="Excel_20_Built-in_20_Normal" office:value-type="float" office:value="0.004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094">
            <text:p>5.71</text:p>
          </table:table-cell>
          <table:table-cell table:style-name="ce3" table:formula="of:=[.A658]*411120" office:value-type="float" office:value="2347248.528">
            <text:p>2347249</text:p>
          </table:table-cell>
          <table:table-cell table:style-name="Excel_20_Built-in_20_Normal" office:value-type="float" office:value="0.004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182">
            <text:p>5.72</text:p>
          </table:table-cell>
          <table:table-cell table:style-name="ce3" table:formula="of:=[.A659]*411120" office:value-type="float" office:value="2350866.384">
            <text:p>2350866</text:p>
          </table:table-cell>
          <table:table-cell table:style-name="Excel_20_Built-in_20_Normal" office:value-type="float" office:value="0.004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269">
            <text:p>5.73</text:p>
          </table:table-cell>
          <table:table-cell table:style-name="ce3" table:formula="of:=[.A660]*411120" office:value-type="float" office:value="2354443.128">
            <text:p>2354443</text:p>
          </table:table-cell>
          <table:table-cell table:style-name="Excel_20_Built-in_20_Normal" office:value-type="float" office:value="0.004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357">
            <text:p>5.74</text:p>
          </table:table-cell>
          <table:table-cell table:style-name="ce3" table:formula="of:=[.A661]*411120" office:value-type="float" office:value="2358060.984">
            <text:p>2358061</text:p>
          </table:table-cell>
          <table:table-cell table:style-name="Excel_20_Built-in_20_Normal" office:value-type="float" office:value="0.004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445">
            <text:p>5.74</text:p>
          </table:table-cell>
          <table:table-cell table:style-name="ce3" table:formula="of:=[.A662]*411120" office:value-type="float" office:value="2361678.84">
            <text:p>2361679</text:p>
          </table:table-cell>
          <table:table-cell table:style-name="Excel_20_Built-in_20_Normal" office:value-type="float" office:value="0.004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532">
            <text:p>5.75</text:p>
          </table:table-cell>
          <table:table-cell table:style-name="ce3" table:formula="of:=[.A663]*411120" office:value-type="float" office:value="2365255.584">
            <text:p>2365256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62">
            <text:p>5.76</text:p>
          </table:table-cell>
          <table:table-cell table:style-name="ce3" table:formula="of:=[.A664]*411120" office:value-type="float" office:value="2368873.44">
            <text:p>2368873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707">
            <text:p>5.77</text:p>
          </table:table-cell>
          <table:table-cell table:style-name="ce3" table:formula="of:=[.A665]*411120" office:value-type="float" office:value="2372450.184">
            <text:p>2372450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795">
            <text:p>5.78</text:p>
          </table:table-cell>
          <table:table-cell table:style-name="ce3" table:formula="of:=[.A666]*411120" office:value-type="float" office:value="2376068.04">
            <text:p>2376068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882">
            <text:p>5.79</text:p>
          </table:table-cell>
          <table:table-cell table:style-name="ce3" table:formula="of:=[.A667]*411120" office:value-type="float" office:value="2379644.784">
            <text:p>2379645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797">
            <text:p>5.8</text:p>
          </table:table-cell>
          <table:table-cell table:style-name="ce3" table:formula="of:=[.A668]*411120" office:value-type="float" office:value="2383262.64">
            <text:p>2383263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057">
            <text:p>5.81</text:p>
          </table:table-cell>
          <table:table-cell table:style-name="ce3" table:formula="of:=[.A669]*411120" office:value-type="float" office:value="2386839.384">
            <text:p>2386839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145">
            <text:p>5.81</text:p>
          </table:table-cell>
          <table:table-cell table:style-name="ce3" table:formula="of:=[.A670]*411120" office:value-type="float" office:value="2390457.24">
            <text:p>2390457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232">
            <text:p>5.82</text:p>
          </table:table-cell>
          <table:table-cell table:style-name="ce3" table:formula="of:=[.A671]*411120" office:value-type="float" office:value="2394033.984">
            <text:p>2394034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32">
            <text:p>5.83</text:p>
          </table:table-cell>
          <table:table-cell table:style-name="ce3" table:formula="of:=[.A672]*411120" office:value-type="float" office:value="2397651.84">
            <text:p>2397652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407">
            <text:p>5.84</text:p>
          </table:table-cell>
          <table:table-cell table:style-name="ce3" table:formula="of:=[.A673]*411120" office:value-type="float" office:value="2401228.584">
            <text:p>2401229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495">
            <text:p>5.85</text:p>
          </table:table-cell>
          <table:table-cell table:style-name="ce3" table:formula="of:=[.A674]*411120" office:value-type="float" office:value="2404846.44">
            <text:p>2404846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582">
            <text:p>5.86</text:p>
          </table:table-cell>
          <table:table-cell table:style-name="ce3" table:formula="of:=[.A675]*411120" office:value-type="float" office:value="2408423.184">
            <text:p>2408423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67">
            <text:p>5.87</text:p>
          </table:table-cell>
          <table:table-cell table:style-name="ce3" table:formula="of:=[.A676]*411120" office:value-type="float" office:value="2412041.04">
            <text:p>2412041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757">
            <text:p>5.88</text:p>
          </table:table-cell>
          <table:table-cell table:style-name="ce3" table:formula="of:=[.A677]*411120" office:value-type="float" office:value="2415617.784">
            <text:p>2415618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845">
            <text:p>5.88</text:p>
          </table:table-cell>
          <table:table-cell table:style-name="ce3" table:formula="of:=[.A678]*411120" office:value-type="float" office:value="2419235.64">
            <text:p>2419236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8933">
            <text:p>5.89</text:p>
          </table:table-cell>
          <table:table-cell table:style-name="ce3" table:formula="of:=[.A679]*411120" office:value-type="float" office:value="2422853.496">
            <text:p>2422853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02">
            <text:p>5.9</text:p>
          </table:table-cell>
          <table:table-cell table:style-name="ce3" table:formula="of:=[.A680]*411120" office:value-type="float" office:value="2426430.24">
            <text:p>2426430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108">
            <text:p>5.91</text:p>
          </table:table-cell>
          <table:table-cell table:style-name="ce3" table:formula="of:=[.A681]*411120" office:value-type="float" office:value="2430048.096">
            <text:p>2430048</text:p>
          </table:table-cell>
          <table:table-cell table:style-name="Excel_20_Built-in_20_Normal" office:value-type="float" office:value="0.003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195">
            <text:p>5.92</text:p>
          </table:table-cell>
          <table:table-cell table:style-name="ce3" table:formula="of:=[.A682]*411120" office:value-type="float" office:value="2433624.84">
            <text:p>2433625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283">
            <text:p>5.93</text:p>
          </table:table-cell>
          <table:table-cell table:style-name="ce3" table:formula="of:=[.A683]*411120" office:value-type="float" office:value="2437242.696">
            <text:p>2437243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37">
            <text:p>5.94</text:p>
          </table:table-cell>
          <table:table-cell table:style-name="ce3" table:formula="of:=[.A684]*411120" office:value-type="float" office:value="2440819.44">
            <text:p>2440819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458">
            <text:p>5.95</text:p>
          </table:table-cell>
          <table:table-cell table:style-name="ce3" table:formula="of:=[.A685]*411120" office:value-type="float" office:value="2444437.296">
            <text:p>2444437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545">
            <text:p>5.95</text:p>
          </table:table-cell>
          <table:table-cell table:style-name="ce3" table:formula="of:=[.A686]*411120" office:value-type="float" office:value="2448014.04">
            <text:p>2448014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633">
            <text:p>5.96</text:p>
          </table:table-cell>
          <table:table-cell table:style-name="ce3" table:formula="of:=[.A687]*411120" office:value-type="float" office:value="2451631.896">
            <text:p>2451632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72">
            <text:p>5.97</text:p>
          </table:table-cell>
          <table:table-cell table:style-name="ce3" table:formula="of:=[.A688]*411120" office:value-type="float" office:value="2455208.64">
            <text:p>2455209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808">
            <text:p>5.98</text:p>
          </table:table-cell>
          <table:table-cell table:style-name="ce3" table:formula="of:=[.A689]*411120" office:value-type="float" office:value="2458826.496">
            <text:p>2458826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895">
            <text:p>5.99</text:p>
          </table:table-cell>
          <table:table-cell table:style-name="ce3" table:formula="of:=[.A690]*411120" office:value-type="float" office:value="2462403.24">
            <text:p>2462403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5.9983">
            <text:p>6</text:p>
          </table:table-cell>
          <table:table-cell table:style-name="ce3" table:formula="of:=[.A691]*411120" office:value-type="float" office:value="2466021.096">
            <text:p>2466021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07">
            <text:p>6.01</text:p>
          </table:table-cell>
          <table:table-cell table:style-name="ce3" table:formula="of:=[.A692]*411120" office:value-type="float" office:value="2469597.84">
            <text:p>2469598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158">
            <text:p>6.02</text:p>
          </table:table-cell>
          <table:table-cell table:style-name="ce3" table:formula="of:=[.A693]*411120" office:value-type="float" office:value="2473215.696">
            <text:p>2473216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245">
            <text:p>6.02</text:p>
          </table:table-cell>
          <table:table-cell table:style-name="ce3" table:formula="of:=[.A694]*411120" office:value-type="float" office:value="2476792.44">
            <text:p>2476792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333">
            <text:p>6.03</text:p>
          </table:table-cell>
          <table:table-cell table:style-name="ce3" table:formula="of:=[.A695]*411120" office:value-type="float" office:value="2480410.296">
            <text:p>2480410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421">
            <text:p>6.04</text:p>
          </table:table-cell>
          <table:table-cell table:style-name="ce3" table:formula="of:=[.A696]*411120" office:value-type="float" office:value="2484028.152">
            <text:p>2484028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508">
            <text:p>6.05</text:p>
          </table:table-cell>
          <table:table-cell table:style-name="ce3" table:formula="of:=[.A697]*411120" office:value-type="float" office:value="2487604.896">
            <text:p>2487605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596">
            <text:p>6.06</text:p>
          </table:table-cell>
          <table:table-cell table:style-name="ce3" table:formula="of:=[.A698]*411120" office:value-type="float" office:value="2491222.752">
            <text:p>2491223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683">
            <text:p>6.07</text:p>
          </table:table-cell>
          <table:table-cell table:style-name="ce3" table:formula="of:=[.A699]*411120" office:value-type="float" office:value="2494799.496">
            <text:p>2494799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771">
            <text:p>6.08</text:p>
          </table:table-cell>
          <table:table-cell table:style-name="ce3" table:formula="of:=[.A700]*411120" office:value-type="float" office:value="2498417.352">
            <text:p>2498417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858">
            <text:p>6.09</text:p>
          </table:table-cell>
          <table:table-cell table:style-name="ce3" table:formula="of:=[.A701]*411120" office:value-type="float" office:value="2501994.096">
            <text:p>2501994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0946">
            <text:p>6.09</text:p>
          </table:table-cell>
          <table:table-cell table:style-name="ce3" table:formula="of:=[.A702]*411120" office:value-type="float" office:value="2505611.952">
            <text:p>2505612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033">
            <text:p>6.1</text:p>
          </table:table-cell>
          <table:table-cell table:style-name="ce3" table:formula="of:=[.A703]*411120" office:value-type="float" office:value="2509188.696">
            <text:p>2509189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121">
            <text:p>6.11</text:p>
          </table:table-cell>
          <table:table-cell table:style-name="ce3" table:formula="of:=[.A704]*411120" office:value-type="float" office:value="2512806.552">
            <text:p>2512807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208">
            <text:p>6.12</text:p>
          </table:table-cell>
          <table:table-cell table:style-name="ce3" table:formula="of:=[.A705]*411120" office:value-type="float" office:value="2516383.296">
            <text:p>2516383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296">
            <text:p>6.13</text:p>
          </table:table-cell>
          <table:table-cell table:style-name="ce3" table:formula="of:=[.A706]*411120" office:value-type="float" office:value="2520001.152">
            <text:p>2520001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383">
            <text:p>6.14</text:p>
          </table:table-cell>
          <table:table-cell table:style-name="ce3" table:formula="of:=[.A707]*411120" office:value-type="float" office:value="2523577.896">
            <text:p>2523578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471">
            <text:p>6.15</text:p>
          </table:table-cell>
          <table:table-cell table:style-name="ce3" table:formula="of:=[.A708]*411120" office:value-type="float" office:value="2527195.752">
            <text:p>2527196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558">
            <text:p>6.16</text:p>
          </table:table-cell>
          <table:table-cell table:style-name="ce3" table:formula="of:=[.A709]*411120" office:value-type="float" office:value="2530772.496">
            <text:p>2530772</text:p>
          </table:table-cell>
          <table:table-cell table:style-name="Excel_20_Built-in_20_Normal" office:value-type="float" office:value="0.002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646">
            <text:p>6.16</text:p>
          </table:table-cell>
          <table:table-cell table:style-name="ce3" table:formula="of:=[.A710]*411120" office:value-type="float" office:value="2534390.352">
            <text:p>2534390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733">
            <text:p>6.17</text:p>
          </table:table-cell>
          <table:table-cell table:style-name="ce3" table:formula="of:=[.A711]*411120" office:value-type="float" office:value="2537967.096">
            <text:p>2537967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821">
            <text:p>6.18</text:p>
          </table:table-cell>
          <table:table-cell table:style-name="ce3" table:formula="of:=[.A712]*411120" office:value-type="float" office:value="2541584.952">
            <text:p>2541585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908">
            <text:p>6.19</text:p>
          </table:table-cell>
          <table:table-cell table:style-name="ce3" table:formula="of:=[.A713]*411120" office:value-type="float" office:value="2545161.696">
            <text:p>2545162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1996">
            <text:p>6.2</text:p>
          </table:table-cell>
          <table:table-cell table:style-name="ce3" table:formula="of:=[.A714]*411120" office:value-type="float" office:value="2548779.552">
            <text:p>2548780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084">
            <text:p>6.21</text:p>
          </table:table-cell>
          <table:table-cell table:style-name="ce3" table:formula="of:=[.A715]*411120" office:value-type="float" office:value="2552397.408">
            <text:p>2552397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171">
            <text:p>6.22</text:p>
          </table:table-cell>
          <table:table-cell table:style-name="ce3" table:formula="of:=[.A716]*411120" office:value-type="float" office:value="2555974.152">
            <text:p>2555974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259">
            <text:p>6.23</text:p>
          </table:table-cell>
          <table:table-cell table:style-name="ce3" table:formula="of:=[.A717]*411120" office:value-type="float" office:value="2559592.008">
            <text:p>2559592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346">
            <text:p>6.23</text:p>
          </table:table-cell>
          <table:table-cell table:style-name="ce3" table:formula="of:=[.A718]*411120" office:value-type="float" office:value="2563168.752">
            <text:p>2563169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434">
            <text:p>6.24</text:p>
          </table:table-cell>
          <table:table-cell table:style-name="ce3" table:formula="of:=[.A719]*411120" office:value-type="float" office:value="2566786.608">
            <text:p>2566787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521">
            <text:p>6.25</text:p>
          </table:table-cell>
          <table:table-cell table:style-name="ce3" table:formula="of:=[.A720]*411120" office:value-type="float" office:value="2570363.352">
            <text:p>2570363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609">
            <text:p>6.26</text:p>
          </table:table-cell>
          <table:table-cell table:style-name="ce3" table:formula="of:=[.A721]*411120" office:value-type="float" office:value="2573981.208">
            <text:p>2573981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696">
            <text:p>6.27</text:p>
          </table:table-cell>
          <table:table-cell table:style-name="ce3" table:formula="of:=[.A722]*411120" office:value-type="float" office:value="2577557.952">
            <text:p>2577558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784">
            <text:p>6.28</text:p>
          </table:table-cell>
          <table:table-cell table:style-name="ce3" table:formula="of:=[.A723]*411120" office:value-type="float" office:value="2581175.808">
            <text:p>2581176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871">
            <text:p>6.29</text:p>
          </table:table-cell>
          <table:table-cell table:style-name="ce3" table:formula="of:=[.A724]*411120" office:value-type="float" office:value="2584752.552">
            <text:p>2584753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2959">
            <text:p>6.3</text:p>
          </table:table-cell>
          <table:table-cell table:style-name="ce3" table:formula="of:=[.A725]*411120" office:value-type="float" office:value="2588370.408">
            <text:p>2588370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046">
            <text:p>6.3</text:p>
          </table:table-cell>
          <table:table-cell table:style-name="ce3" table:formula="of:=[.A726]*411120" office:value-type="float" office:value="2591947.152">
            <text:p>2591947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134">
            <text:p>6.31</text:p>
          </table:table-cell>
          <table:table-cell table:style-name="ce3" table:formula="of:=[.A727]*411120" office:value-type="float" office:value="2595565.008">
            <text:p>2595565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221">
            <text:p>6.32</text:p>
          </table:table-cell>
          <table:table-cell table:style-name="ce3" table:formula="of:=[.A728]*411120" office:value-type="float" office:value="2599141.752">
            <text:p>2599142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309">
            <text:p>6.33</text:p>
          </table:table-cell>
          <table:table-cell table:style-name="ce3" table:formula="of:=[.A729]*411120" office:value-type="float" office:value="2602759.608">
            <text:p>2602760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396">
            <text:p>6.34</text:p>
          </table:table-cell>
          <table:table-cell table:style-name="ce3" table:formula="of:=[.A730]*411120" office:value-type="float" office:value="2606336.352">
            <text:p>2606336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484">
            <text:p>6.35</text:p>
          </table:table-cell>
          <table:table-cell table:style-name="ce3" table:formula="of:=[.A731]*411120" office:value-type="float" office:value="2609954.208">
            <text:p>2609954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572">
            <text:p>6.36</text:p>
          </table:table-cell>
          <table:table-cell table:style-name="ce3" table:formula="of:=[.A732]*411120" office:value-type="float" office:value="2613572.064">
            <text:p>2613572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659">
            <text:p>6.37</text:p>
          </table:table-cell>
          <table:table-cell table:style-name="ce3" table:formula="of:=[.A733]*411120" office:value-type="float" office:value="2617148.808">
            <text:p>2617149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747">
            <text:p>6.37</text:p>
          </table:table-cell>
          <table:table-cell table:style-name="ce3" table:formula="of:=[.A734]*411120" office:value-type="float" office:value="2620766.664">
            <text:p>2620767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834">
            <text:p>6.38</text:p>
          </table:table-cell>
          <table:table-cell table:style-name="ce3" table:formula="of:=[.A735]*411120" office:value-type="float" office:value="2624343.408">
            <text:p>2624343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3922">
            <text:p>6.39</text:p>
          </table:table-cell>
          <table:table-cell table:style-name="ce3" table:formula="of:=[.A736]*411120" office:value-type="float" office:value="2627961.264">
            <text:p>2627961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009">
            <text:p>6.4</text:p>
          </table:table-cell>
          <table:table-cell table:style-name="ce3" table:formula="of:=[.A737]*411120" office:value-type="float" office:value="2631538.008">
            <text:p>2631538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097">
            <text:p>6.41</text:p>
          </table:table-cell>
          <table:table-cell table:style-name="ce3" table:formula="of:=[.A738]*411120" office:value-type="float" office:value="2635155.864">
            <text:p>2635156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184">
            <text:p>6.42</text:p>
          </table:table-cell>
          <table:table-cell table:style-name="ce3" table:formula="of:=[.A739]*411120" office:value-type="float" office:value="2638732.608">
            <text:p>2638733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272">
            <text:p>6.43</text:p>
          </table:table-cell>
          <table:table-cell table:style-name="ce3" table:formula="of:=[.A740]*411120" office:value-type="float" office:value="2642350.464">
            <text:p>2642350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359">
            <text:p>6.44</text:p>
          </table:table-cell>
          <table:table-cell table:style-name="ce3" table:formula="of:=[.A741]*411120" office:value-type="float" office:value="2645927.208">
            <text:p>2645927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447">
            <text:p>6.44</text:p>
          </table:table-cell>
          <table:table-cell table:style-name="ce3" table:formula="of:=[.A742]*411120" office:value-type="float" office:value="2649545.064">
            <text:p>2649545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534">
            <text:p>6.45</text:p>
          </table:table-cell>
          <table:table-cell table:style-name="ce3" table:formula="of:=[.A743]*411120" office:value-type="float" office:value="2653121.808">
            <text:p>2653122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622">
            <text:p>6.46</text:p>
          </table:table-cell>
          <table:table-cell table:style-name="ce3" table:formula="of:=[.A744]*411120" office:value-type="float" office:value="2656739.664">
            <text:p>2656740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709">
            <text:p>6.47</text:p>
          </table:table-cell>
          <table:table-cell table:style-name="ce3" table:formula="of:=[.A745]*411120" office:value-type="float" office:value="2660316.408">
            <text:p>2660316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797">
            <text:p>6.48</text:p>
          </table:table-cell>
          <table:table-cell table:style-name="ce3" table:formula="of:=[.A746]*411120" office:value-type="float" office:value="2663934.264">
            <text:p>2663934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884">
            <text:p>6.49</text:p>
          </table:table-cell>
          <table:table-cell table:style-name="ce3" table:formula="of:=[.A747]*411120" office:value-type="float" office:value="2667511.008">
            <text:p>2667511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4972">
            <text:p>6.5</text:p>
          </table:table-cell>
          <table:table-cell table:style-name="ce3" table:formula="of:=[.A748]*411120" office:value-type="float" office:value="2671128.864">
            <text:p>2671129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059">
            <text:p>6.51</text:p>
          </table:table-cell>
          <table:table-cell table:style-name="ce3" table:formula="of:=[.A749]*411120" office:value-type="float" office:value="2674705.608">
            <text:p>2674706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147">
            <text:p>6.51</text:p>
          </table:table-cell>
          <table:table-cell table:style-name="ce3" table:formula="of:=[.A750]*411120" office:value-type="float" office:value="2678323.464">
            <text:p>2678323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235">
            <text:p>6.52</text:p>
          </table:table-cell>
          <table:table-cell table:style-name="ce3" table:formula="of:=[.A751]*411120" office:value-type="float" office:value="2681941.32">
            <text:p>2681941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322">
            <text:p>6.53</text:p>
          </table:table-cell>
          <table:table-cell table:style-name="ce3" table:formula="of:=[.A752]*411120" office:value-type="float" office:value="2685518.064">
            <text:p>2685518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41">
            <text:p>6.54</text:p>
          </table:table-cell>
          <table:table-cell table:style-name="ce3" table:formula="of:=[.A753]*411120" office:value-type="float" office:value="2689135.92">
            <text:p>2689136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497">
            <text:p>6.55</text:p>
          </table:table-cell>
          <table:table-cell table:style-name="ce3" table:formula="of:=[.A754]*411120" office:value-type="float" office:value="2692712.664">
            <text:p>2692713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585">
            <text:p>6.56</text:p>
          </table:table-cell>
          <table:table-cell table:style-name="ce3" table:formula="of:=[.A755]*411120" office:value-type="float" office:value="2696330.52">
            <text:p>2696331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672">
            <text:p>6.57</text:p>
          </table:table-cell>
          <table:table-cell table:style-name="ce3" table:formula="of:=[.A756]*411120" office:value-type="float" office:value="2699907.264">
            <text:p>2699907</text:p>
          </table:table-cell>
          <table:table-cell table:style-name="Excel_20_Built-in_20_Normal" office:value-type="float" office:value="0.002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76">
            <text:p>6.58</text:p>
          </table:table-cell>
          <table:table-cell table:style-name="ce3" table:formula="of:=[.A757]*411120" office:value-type="float" office:value="2703525.12">
            <text:p>2703525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847">
            <text:p>6.58</text:p>
          </table:table-cell>
          <table:table-cell table:style-name="ce3" table:formula="of:=[.A758]*411120" office:value-type="float" office:value="2707101.864">
            <text:p>2707102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5935">
            <text:p>6.59</text:p>
          </table:table-cell>
          <table:table-cell table:style-name="ce3" table:formula="of:=[.A759]*411120" office:value-type="float" office:value="2710719.72">
            <text:p>2710720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022">
            <text:p>6.6</text:p>
          </table:table-cell>
          <table:table-cell table:style-name="ce3" table:formula="of:=[.A760]*411120" office:value-type="float" office:value="2714296.464">
            <text:p>2714296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11">
            <text:p>6.61</text:p>
          </table:table-cell>
          <table:table-cell table:style-name="ce3" table:formula="of:=[.A761]*411120" office:value-type="float" office:value="2717914.32">
            <text:p>2717914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197">
            <text:p>6.62</text:p>
          </table:table-cell>
          <table:table-cell table:style-name="ce3" table:formula="of:=[.A762]*411120" office:value-type="float" office:value="2721491.064">
            <text:p>2721491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285">
            <text:p>6.63</text:p>
          </table:table-cell>
          <table:table-cell table:style-name="ce3" table:formula="of:=[.A763]*411120" office:value-type="float" office:value="2725108.92">
            <text:p>2725109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372">
            <text:p>6.64</text:p>
          </table:table-cell>
          <table:table-cell table:style-name="ce3" table:formula="of:=[.A764]*411120" office:value-type="float" office:value="2728685.664">
            <text:p>2728686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46">
            <text:p>6.65</text:p>
          </table:table-cell>
          <table:table-cell table:style-name="ce3" table:formula="of:=[.A765]*411120" office:value-type="float" office:value="2732303.52">
            <text:p>2732304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547">
            <text:p>6.65</text:p>
          </table:table-cell>
          <table:table-cell table:style-name="ce3" table:formula="of:=[.A766]*411120" office:value-type="float" office:value="2735880.264">
            <text:p>2735880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635">
            <text:p>6.66</text:p>
          </table:table-cell>
          <table:table-cell table:style-name="ce3" table:formula="of:=[.A767]*411120" office:value-type="float" office:value="2739498.12">
            <text:p>2739498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723">
            <text:p>6.67</text:p>
          </table:table-cell>
          <table:table-cell table:style-name="ce3" table:formula="of:=[.A768]*411120" office:value-type="float" office:value="2743115.976">
            <text:p>2743116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81">
            <text:p>6.68</text:p>
          </table:table-cell>
          <table:table-cell table:style-name="ce3" table:formula="of:=[.A769]*411120" office:value-type="float" office:value="2746692.72">
            <text:p>2746693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898">
            <text:p>6.69</text:p>
          </table:table-cell>
          <table:table-cell table:style-name="ce3" table:formula="of:=[.A770]*411120" office:value-type="float" office:value="2750310.576">
            <text:p>2750311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6985">
            <text:p>6.7</text:p>
          </table:table-cell>
          <table:table-cell table:style-name="ce3" table:formula="of:=[.A771]*411120" office:value-type="float" office:value="2753887.32">
            <text:p>2753887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073">
            <text:p>6.71</text:p>
          </table:table-cell>
          <table:table-cell table:style-name="ce3" table:formula="of:=[.A772]*411120" office:value-type="float" office:value="2757505.176">
            <text:p>2757505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16">
            <text:p>6.72</text:p>
          </table:table-cell>
          <table:table-cell table:style-name="ce3" table:formula="of:=[.A773]*411120" office:value-type="float" office:value="2761081.92">
            <text:p>2761082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248">
            <text:p>6.72</text:p>
          </table:table-cell>
          <table:table-cell table:style-name="ce3" table:formula="of:=[.A774]*411120" office:value-type="float" office:value="2764699.776">
            <text:p>2764700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335">
            <text:p>6.73</text:p>
          </table:table-cell>
          <table:table-cell table:style-name="ce3" table:formula="of:=[.A775]*411120" office:value-type="float" office:value="2768276.52">
            <text:p>2768277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423">
            <text:p>6.74</text:p>
          </table:table-cell>
          <table:table-cell table:style-name="ce3" table:formula="of:=[.A776]*411120" office:value-type="float" office:value="2771894.376">
            <text:p>2771894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51">
            <text:p>6.75</text:p>
          </table:table-cell>
          <table:table-cell table:style-name="ce3" table:formula="of:=[.A777]*411120" office:value-type="float" office:value="2775471.12">
            <text:p>2775471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598">
            <text:p>6.76</text:p>
          </table:table-cell>
          <table:table-cell table:style-name="ce3" table:formula="of:=[.A778]*411120" office:value-type="float" office:value="2779088.976">
            <text:p>2779089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685">
            <text:p>6.77</text:p>
          </table:table-cell>
          <table:table-cell table:style-name="ce3" table:formula="of:=[.A779]*411120" office:value-type="float" office:value="2782665.72">
            <text:p>2782666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773">
            <text:p>6.78</text:p>
          </table:table-cell>
          <table:table-cell table:style-name="ce3" table:formula="of:=[.A780]*411120" office:value-type="float" office:value="2786283.576">
            <text:p>2786284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86">
            <text:p>6.79</text:p>
          </table:table-cell>
          <table:table-cell table:style-name="ce3" table:formula="of:=[.A781]*411120" office:value-type="float" office:value="2789860.32">
            <text:p>2789860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7948">
            <text:p>6.79</text:p>
          </table:table-cell>
          <table:table-cell table:style-name="ce3" table:formula="of:=[.A782]*411120" office:value-type="float" office:value="2793478.176">
            <text:p>2793478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035">
            <text:p>6.8</text:p>
          </table:table-cell>
          <table:table-cell table:style-name="ce3" table:formula="of:=[.A783]*411120" office:value-type="float" office:value="2797054.92">
            <text:p>2797055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123">
            <text:p>6.81</text:p>
          </table:table-cell>
          <table:table-cell table:style-name="ce3" table:formula="of:=[.A784]*411120" office:value-type="float" office:value="2800672.776">
            <text:p>2800673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21">
            <text:p>6.82</text:p>
          </table:table-cell>
          <table:table-cell table:style-name="ce3" table:formula="of:=[.A785]*411120" office:value-type="float" office:value="2804249.52">
            <text:p>2804250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298">
            <text:p>6.83</text:p>
          </table:table-cell>
          <table:table-cell table:style-name="ce3" table:formula="of:=[.A786]*411120" office:value-type="float" office:value="2807867.376">
            <text:p>2807867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386">
            <text:p>6.84</text:p>
          </table:table-cell>
          <table:table-cell table:style-name="ce3" table:formula="of:=[.A787]*411120" office:value-type="float" office:value="2811485.232">
            <text:p>2811485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473">
            <text:p>6.85</text:p>
          </table:table-cell>
          <table:table-cell table:style-name="ce3" table:formula="of:=[.A788]*411120" office:value-type="float" office:value="2815061.976">
            <text:p>2815062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561">
            <text:p>6.86</text:p>
          </table:table-cell>
          <table:table-cell table:style-name="ce3" table:formula="of:=[.A789]*411120" office:value-type="float" office:value="2818679.832">
            <text:p>2818680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648">
            <text:p>6.86</text:p>
          </table:table-cell>
          <table:table-cell table:style-name="ce3" table:formula="of:=[.A790]*411120" office:value-type="float" office:value="2822256.576">
            <text:p>2822257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736">
            <text:p>6.87</text:p>
          </table:table-cell>
          <table:table-cell table:style-name="ce3" table:formula="of:=[.A791]*411120" office:value-type="float" office:value="2825874.432">
            <text:p>2825874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823">
            <text:p>6.88</text:p>
          </table:table-cell>
          <table:table-cell table:style-name="ce3" table:formula="of:=[.A792]*411120" office:value-type="float" office:value="2829451.176">
            <text:p>2829451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911">
            <text:p>6.89</text:p>
          </table:table-cell>
          <table:table-cell table:style-name="ce3" table:formula="of:=[.A793]*411120" office:value-type="float" office:value="2833069.032">
            <text:p>2833069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8998">
            <text:p>6.9</text:p>
          </table:table-cell>
          <table:table-cell table:style-name="ce3" table:formula="of:=[.A794]*411120" office:value-type="float" office:value="2836645.776">
            <text:p>2836646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086">
            <text:p>6.91</text:p>
          </table:table-cell>
          <table:table-cell table:style-name="ce3" table:formula="of:=[.A795]*411120" office:value-type="float" office:value="2840263.632">
            <text:p>2840264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173">
            <text:p>6.92</text:p>
          </table:table-cell>
          <table:table-cell table:style-name="ce3" table:formula="of:=[.A796]*411120" office:value-type="float" office:value="2843840.376">
            <text:p>2843840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261">
            <text:p>6.93</text:p>
          </table:table-cell>
          <table:table-cell table:style-name="ce3" table:formula="of:=[.A797]*411120" office:value-type="float" office:value="2847458.232">
            <text:p>2847458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348">
            <text:p>6.93</text:p>
          </table:table-cell>
          <table:table-cell table:style-name="ce3" table:formula="of:=[.A798]*411120" office:value-type="float" office:value="2851034.976">
            <text:p>2851035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436">
            <text:p>6.94</text:p>
          </table:table-cell>
          <table:table-cell table:style-name="ce3" table:formula="of:=[.A799]*411120" office:value-type="float" office:value="2854652.832">
            <text:p>2854653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523">
            <text:p>6.95</text:p>
          </table:table-cell>
          <table:table-cell table:style-name="ce3" table:formula="of:=[.A800]*411120" office:value-type="float" office:value="2858229.576">
            <text:p>2858230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611">
            <text:p>6.96</text:p>
          </table:table-cell>
          <table:table-cell table:style-name="ce3" table:formula="of:=[.A801]*411120" office:value-type="float" office:value="2861847.432">
            <text:p>2861847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698">
            <text:p>6.97</text:p>
          </table:table-cell>
          <table:table-cell table:style-name="ce3" table:formula="of:=[.A802]*411120" office:value-type="float" office:value="2865424.176">
            <text:p>2865424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786">
            <text:p>6.98</text:p>
          </table:table-cell>
          <table:table-cell table:style-name="ce3" table:formula="of:=[.A803]*411120" office:value-type="float" office:value="2869042.032">
            <text:p>2869042</text:p>
          </table:table-cell>
          <table:table-cell table:style-name="Excel_20_Built-in_20_Normal" office:value-type="float" office:value="0.0013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874">
            <text:p>6.99</text:p>
          </table:table-cell>
          <table:table-cell table:style-name="ce3" table:formula="of:=[.A804]*411120" office:value-type="float" office:value="2872659.888">
            <text:p>2872660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6.9961">
            <text:p>7</text:p>
          </table:table-cell>
          <table:table-cell table:style-name="ce3" table:formula="of:=[.A805]*411120" office:value-type="float" office:value="2876236.632">
            <text:p>2876237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7.0049">
            <text:p>7</text:p>
          </table:table-cell>
          <table:table-cell table:style-name="ce3" table:formula="of:=[.A806]*411120" office:value-type="float" office:value="2879854.488">
            <text:p>2879854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7.0136">
            <text:p>7.01</text:p>
          </table:table-cell>
          <table:table-cell table:style-name="ce3" table:formula="of:=[.A807]*411120" office:value-type="float" office:value="2883431.232">
            <text:p>2883431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>
          <table:table-cell table:style-name="Excel_20_Built-in_20_Normal" office:value-type="float" office:value="7.0224">
            <text:p>7.02</text:p>
          </table:table-cell>
          <table:table-cell table:style-name="ce3" table:formula="of:=[.A808]*411120" office:value-type="float" office:value="2887049.088">
            <text:p>2887049</text:p>
          </table:table-cell>
          <table:table-cell table:style-name="Excel_20_Built-in_20_Normal" office:value-type="float" office:value="0.0007">
            <text:p>0</text:p>
          </table:table-cell>
          <table:table-cell table:style-name="Excel_20_Built-in_20_Normal" table:number-columns-repeated="13"/>
          <table:table-cell table:style-name="ce7"/>
          <table:table-cell table:style-name="Excel_20_Built-in_20_Normal" table:number-columns-repeated="1007"/>
        </table:table-row>
        <table:table-row table:style-name="ro3" table:number-rows-repeated="64728">
          <table:table-cell table:style-name="Excel_20_Built-in_20_Normal"/>
          <table:table-cell table:style-name="ce3"/>
          <table:table-cell table:style-name="Excel_20_Built-in_20_Normal" table:number-columns-repeated="14"/>
          <table:table-cell table:style-name="ce7"/>
          <table:table-cell table:style-name="Excel_20_Built-in_20_Normal" table:number-columns-repeated="1007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RealFluBro_1" table:base-cell-address="$Sheet1.$A$1" table:cell-range-address="$Sheet1.$A$7:.$C$80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9P0" style:volatile="true" number:language="en" number:country="US">
      <number:number number:decimal-places="2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time-style style:name="N5153" number:language="en" number:country="US">
      <number:minutes number:style="long"/>
      <number:text>:</number:text>
      <number:seconds number:style="long"/>
    </number:time-style>
    <number:time-style style:name="N5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5" number:language="en" number:country="US">
      <number:minutes number:style="long"/>
      <number:text>:</number:text>
      <number:seconds number:style="long" number:decimal-places="1"/>
    </number:time-style>
    <number:number-style style:name="N5156" number:language="en" number:country="US">
      <number:scientific-number number:decimal-places="1" number:min-integer-digits="3" number:min-exponent-digits="1"/>
    </number:number-style>
    <number:number-style style:name="N5157" number:language="en" number:country="US">
      <number:number number:decimal-places="3" number:min-integer-digits="1"/>
    </number:number-style>
    <number:number-style style:name="N5158" number:language="en" number:country="US">
      <number:number number:decimal-places="4" number:min-integer-digits="1"/>
    </number:number-style>
    <number:number-style style:name="N5159" number:language="en" number:country="US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editing-duration>P0D</meta:editing-duration>
    <meta:editing-cycles>2</meta:editing-cycles>
    <meta:creation-date>2012-06-26T11:41:15</meta:creation-date>
    <dc:date>2012-06-26T11:43:22</dc:date>
    <dc:creator>daniel </dc:creator>
    <meta:document-statistic meta:table-count="3" meta:cell-count="47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number-style style:name="N5153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5001">
      <style:chart-properties chart:display-label="true" chart:logarithmic="false" chart:maximum="300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5153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361cm" svg:height="17.983cm" xlink:href=".." chart:class="chart:scatter" chart:style-name="ch1">
        <chart:title svg:x="14.398cm" svg:y="0.36cm" chart:style-name="ch2">
          <text:p>Breakthrough Curve of Fluorescein Concentration (normalized against Co) over Time</text:p>
        </chart:title>
        <chart:legend chart:legend-position="end" svg:x="35.284cm" svg:y="7.857cm" chart:style-name="ch3"/>
        <chart:plot-area chart:style-name="ch4" table:cell-range-address="Sheet1.B7:Sheet1.C808 Sheet1.A2:Sheet1.A3 Sheet1.O2:Sheet1.O3 Sheet1.Q7:Sheet1.Q358 Sheet1.H2:Sheet1.H3 Sheet1.J7:Sheet1.J300" chart:data-source-has-labels="row" svg:x="1.483cm" svg:y="1.593cm" svg:width="32.834cm" svg:height="15.885cm">
          <chart:axis chart:dimension="x" chart:name="primary-x" chart:style-name="ch5">
            <chart:title svg:x="17.457cm" svg:y="17.266cm" chart:style-name="ch6">
              <text:p>Time [sec]</text:p>
            </chart:title>
          </chart:axis>
          <chart:axis chart:dimension="y" chart:name="primary-y" chart:style-name="ch7">
            <chart:title svg:x="0.777cm" svg:y="9.793cm" chart:style-name="ch8">
              <text:p>C/Co [-]</text:p>
            </chart:title>
            <chart:grid chart:style-name="ch9" chart:class="major"/>
          </chart:axis>
          <chart:series chart:style-name="ch10" chart:values-cell-range-address="Sheet1.C7:Sheet1.C808" chart:label-cell-address="Sheet1.A2:Sheet1.A3" chart:class="chart:scatter">
            <chart:domain table:cell-range-address="Sheet1.B7:Sheet1.B808"/>
            <chart:data-point chart:repeated="802"/>
          </chart:series>
          <chart:series chart:style-name="ch11" chart:values-cell-range-address="Sheet1.Q7:Sheet1.Q358" chart:label-cell-address="Sheet1.O2:Sheet1.O3" chart:class="chart:scatter">
            <chart:domain table:cell-range-address="Sheet1.P7:Sheet1.P358"/>
            <chart:data-point chart:repeated="352"/>
          </chart:series>
          <chart:series chart:style-name="ch12" chart:values-cell-range-address="Sheet1.J7:Sheet1.J300" chart:label-cell-address="Sheet1.H2:Sheet1.H3" chart:class="chart:scatter">
            <chart:domain table:cell-range-address="Sheet1.I7:Sheet1.I300"/>
            <chart:data-point chart:repeated="29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A2:Sheet1.A3">Table A.2 .: Average dimensionless concentration  and time data for Experiment # 2 (Q = 5.62 ml/min)</text:p>
              </table:table-cell>
              <table:table-cell office:value-type="string">
                <text:p>Column P</text:p>
              </table:table-cell>
              <table:table-cell office:value-type="string">
                <text:p text:id="Sheet1.O2:Sheet1.O3">Table A.4: Average dimensionless concentration and time data for  Experiment # 3 (Q = 45.2 ml/min)</text:p>
              </table:table-cell>
              <table:table-cell office:value-type="string">
                <text:p>Column I</text:p>
              </table:table-cell>
              <table:table-cell office:value-type="string">
                <text:p text:id="Sheet1.H2:Sheet1.H3">Table A.3: Average dimensionless concentration  and time data for Experiment # 2 (Q = 9.62 ml/mi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1.136">
                <text:p text:id="Sheet1.B7:Sheet1.B808">1151.136</text:p>
              </table:table-cell>
              <table:table-cell office:value-type="float" office:value="0.9527">
                <text:p text:id="Sheet1.C7:Sheet1.C808">0.9527</text:p>
              </table:table-cell>
              <table:table-cell office:value-type="float" office:value="240.264">
                <text:p text:id="Sheet1.P7:Sheet1.P358">240.264</text:p>
              </table:table-cell>
              <table:table-cell office:value-type="float" office:value="1">
                <text:p text:id="Sheet1.Q7:Sheet1.Q358">1</text:p>
              </table:table-cell>
              <table:table-cell office:value-type="float" office:value="3603.42">
                <text:p text:id="Sheet1.I7:Sheet1.I300">3603.42</text:p>
              </table:table-cell>
              <table:table-cell office:value-type="float" office:value="0.9902">
                <text:p text:id="Sheet1.J7:Sheet1.J300">0.99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27.88">
                <text:p>4727.88</text:p>
              </table:table-cell>
              <table:table-cell office:value-type="float" office:value="0.954">
                <text:p>0.954</text:p>
              </table:table-cell>
              <table:table-cell office:value-type="float" office:value="2039.688">
                <text:p>2039.688</text:p>
              </table:table-cell>
              <table:table-cell office:value-type="float" office:value="0.9987">
                <text:p>0.9987</text:p>
              </table:table-cell>
              <table:table-cell office:value-type="float" office:value="7206.84">
                <text:p>7206.84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5.736">
                <text:p>8345.736</text:p>
              </table:table-cell>
              <table:table-cell office:value-type="float" office:value="0.9587">
                <text:p>0.9587</text:p>
              </table:table-cell>
              <table:table-cell office:value-type="float" office:value="3839.112">
                <text:p>3839.112</text:p>
              </table:table-cell>
              <table:table-cell office:value-type="float" office:value="0.9974">
                <text:p>0.9974</text:p>
              </table:table-cell>
              <table:table-cell office:value-type="float" office:value="10810.26">
                <text:p>10810.26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22.48">
                <text:p>11922.48</text:p>
              </table:table-cell>
              <table:table-cell office:value-type="float" office:value="0.9607">
                <text:p>0.9607</text:p>
              </table:table-cell>
              <table:table-cell office:value-type="float" office:value="5638.536">
                <text:p>5638.536</text:p>
              </table:table-cell>
              <table:table-cell office:value-type="float" office:value="0.998">
                <text:p>0.998</text:p>
              </table:table-cell>
              <table:table-cell office:value-type="float" office:value="14389.6572">
                <text:p>14389.6572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40.336">
                <text:p>15540.336</text:p>
              </table:table-cell>
              <table:table-cell office:value-type="float" office:value="0.9647">
                <text:p>0.9647</text:p>
              </table:table-cell>
              <table:table-cell office:value-type="float" office:value="7437.96">
                <text:p>7437.96</text:p>
              </table:table-cell>
              <table:table-cell office:value-type="float" office:value="0.9915">
                <text:p>0.9915</text:p>
              </table:table-cell>
              <table:table-cell office:value-type="float" office:value="17993.0772">
                <text:p>17993.0772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17.08">
                <text:p>19117.08</text:p>
              </table:table-cell>
              <table:table-cell office:value-type="float" office:value="0.968">
                <text:p>0.968</text:p>
              </table:table-cell>
              <table:table-cell office:value-type="float" office:value="9242.496">
                <text:p>9242.496</text:p>
              </table:table-cell>
              <table:table-cell office:value-type="float" office:value="0.9855">
                <text:p>0.9855</text:p>
              </table:table-cell>
              <table:table-cell office:value-type="float" office:value="21596.4972">
                <text:p>21596.4972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34.936">
                <text:p>22734.936</text:p>
              </table:table-cell>
              <table:table-cell office:value-type="float" office:value="0.9707">
                <text:p>0.9707</text:p>
              </table:table-cell>
              <table:table-cell office:value-type="float" office:value="11041.92">
                <text:p>11041.92</text:p>
              </table:table-cell>
              <table:table-cell office:value-type="float" office:value="0.9822">
                <text:p>0.9822</text:p>
              </table:table-cell>
              <table:table-cell office:value-type="float" office:value="25199.9172">
                <text:p>25199.9172</text:p>
              </table:table-cell>
              <table:table-cell office:value-type="float" office:value="0.9909">
                <text:p>0.9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11.68">
                <text:p>26311.68</text:p>
              </table:table-cell>
              <table:table-cell office:value-type="float" office:value="0.9707">
                <text:p>0.9707</text:p>
              </table:table-cell>
              <table:table-cell office:value-type="float" office:value="12841.344">
                <text:p>12841.344</text:p>
              </table:table-cell>
              <table:table-cell office:value-type="float" office:value="0.9763">
                <text:p>0.9763</text:p>
              </table:table-cell>
              <table:table-cell office:value-type="float" office:value="28803.3372">
                <text:p>28803.3372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29.536">
                <text:p>29929.536</text:p>
              </table:table-cell>
              <table:table-cell office:value-type="float" office:value="0.972">
                <text:p>0.972</text:p>
              </table:table-cell>
              <table:table-cell office:value-type="float" office:value="14640.768">
                <text:p>14640.768</text:p>
              </table:table-cell>
              <table:table-cell office:value-type="float" office:value="0.9619">
                <text:p>0.9619</text:p>
              </table:table-cell>
              <table:table-cell office:value-type="float" office:value="32406.7572">
                <text:p>32406.7572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06.28">
                <text:p>33506.28</text:p>
              </table:table-cell>
              <table:table-cell office:value-type="float" office:value="0.974">
                <text:p>0.974</text:p>
              </table:table-cell>
              <table:table-cell office:value-type="float" office:value="16440.192">
                <text:p>16440.192</text:p>
              </table:table-cell>
              <table:table-cell office:value-type="float" office:value="0.952">
                <text:p>0.952</text:p>
              </table:table-cell>
              <table:table-cell office:value-type="float" office:value="36010.1772">
                <text:p>36010.1772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124.136">
                <text:p>37124.136</text:p>
              </table:table-cell>
              <table:table-cell office:value-type="float" office:value="0.978">
                <text:p>0.978</text:p>
              </table:table-cell>
              <table:table-cell office:value-type="float" office:value="18239.616">
                <text:p>18239.616</text:p>
              </table:table-cell>
              <table:table-cell office:value-type="float" office:value="0.9336">
                <text:p>0.9336</text:p>
              </table:table-cell>
              <table:table-cell office:value-type="float" office:value="39589.5744">
                <text:p>39589.5744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41.992">
                <text:p>40741.992</text:p>
              </table:table-cell>
              <table:table-cell office:value-type="float" office:value="0.9833">
                <text:p>0.9833</text:p>
              </table:table-cell>
              <table:table-cell office:value-type="float" office:value="20039.04">
                <text:p>20039.04</text:p>
              </table:table-cell>
              <table:table-cell office:value-type="float" office:value="0.9224">
                <text:p>0.9224</text:p>
              </table:table-cell>
              <table:table-cell office:value-type="float" office:value="43192.9944">
                <text:p>43192.994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318.736">
                <text:p>44318.736</text:p>
              </table:table-cell>
              <table:table-cell office:value-type="float" office:value="0.98">
                <text:p>0.98</text:p>
              </table:table-cell>
              <table:table-cell office:value-type="float" office:value="21838.464">
                <text:p>21838.464</text:p>
              </table:table-cell>
              <table:table-cell office:value-type="float" office:value="0.9073">
                <text:p>0.9073</text:p>
              </table:table-cell>
              <table:table-cell office:value-type="float" office:value="46796.4144">
                <text:p>46796.4144</text:p>
              </table:table-cell>
              <table:table-cell office:value-type="float" office:value="0.9951">
                <text:p>0.9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36.592">
                <text:p>47936.592</text:p>
              </table:table-cell>
              <table:table-cell office:value-type="float" office:value="0.986">
                <text:p>0.986</text:p>
              </table:table-cell>
              <table:table-cell office:value-type="float" office:value="23637.888">
                <text:p>23637.888</text:p>
              </table:table-cell>
              <table:table-cell office:value-type="float" office:value="0.8882">
                <text:p>0.8882</text:p>
              </table:table-cell>
              <table:table-cell office:value-type="float" office:value="50399.8344">
                <text:p>50399.8344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513.336">
                <text:p>51513.336</text:p>
              </table:table-cell>
              <table:table-cell office:value-type="float" office:value="0.9893">
                <text:p>0.9893</text:p>
              </table:table-cell>
              <table:table-cell office:value-type="float" office:value="25442.424">
                <text:p>25442.424</text:p>
              </table:table-cell>
              <table:table-cell office:value-type="float" office:value="0.8672">
                <text:p>0.8672</text:p>
              </table:table-cell>
              <table:table-cell office:value-type="float" office:value="54003.2544">
                <text:p>54003.2544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131.192">
                <text:p>55131.192</text:p>
              </table:table-cell>
              <table:table-cell office:value-type="float" office:value="0.9947">
                <text:p>0.9947</text:p>
              </table:table-cell>
              <table:table-cell office:value-type="float" office:value="27241.848">
                <text:p>27241.848</text:p>
              </table:table-cell>
              <table:table-cell office:value-type="float" office:value="0.8481">
                <text:p>0.8481</text:p>
              </table:table-cell>
              <table:table-cell office:value-type="float" office:value="57606.6744">
                <text:p>57606.6744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707.936">
                <text:p>58707.936</text:p>
              </table:table-cell>
              <table:table-cell office:value-type="float" office:value="0.9913">
                <text:p>0.9913</text:p>
              </table:table-cell>
              <table:table-cell office:value-type="float" office:value="29041.272">
                <text:p>29041.272</text:p>
              </table:table-cell>
              <table:table-cell office:value-type="float" office:value="0.8304">
                <text:p>0.8304</text:p>
              </table:table-cell>
              <table:table-cell office:value-type="float" office:value="61210.0944">
                <text:p>61210.0944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325.792">
                <text:p>62325.792</text:p>
              </table:table-cell>
              <table:table-cell office:value-type="float" office:value="0.9873">
                <text:p>0.9873</text:p>
              </table:table-cell>
              <table:table-cell office:value-type="float" office:value="30840.696">
                <text:p>30840.696</text:p>
              </table:table-cell>
              <table:table-cell office:value-type="float" office:value="0.8107">
                <text:p>0.8107</text:p>
              </table:table-cell>
              <table:table-cell office:value-type="float" office:value="64789.4916">
                <text:p>64789.4916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02.536">
                <text:p>65902.536</text:p>
              </table:table-cell>
              <table:table-cell office:value-type="float" office:value="0.9953">
                <text:p>0.9953</text:p>
              </table:table-cell>
              <table:table-cell office:value-type="float" office:value="32640.12">
                <text:p>32640.12</text:p>
              </table:table-cell>
              <table:table-cell office:value-type="float" office:value="0.7909">
                <text:p>0.7909</text:p>
              </table:table-cell>
              <table:table-cell office:value-type="float" office:value="68392.9116">
                <text:p>68392.9116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520.392">
                <text:p>69520.392</text:p>
              </table:table-cell>
              <table:table-cell office:value-type="float" office:value="0.9933">
                <text:p>0.9933</text:p>
              </table:table-cell>
              <table:table-cell office:value-type="float" office:value="34439.544">
                <text:p>34439.544</text:p>
              </table:table-cell>
              <table:table-cell office:value-type="float" office:value="0.7673">
                <text:p>0.7673</text:p>
              </table:table-cell>
              <table:table-cell office:value-type="float" office:value="71996.3316">
                <text:p>71996.3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97.136">
                <text:p>73097.136</text:p>
              </table:table-cell>
              <table:table-cell office:value-type="float" office:value="0.986">
                <text:p>0.986</text:p>
              </table:table-cell>
              <table:table-cell office:value-type="float" office:value="36238.968">
                <text:p>36238.968</text:p>
              </table:table-cell>
              <table:table-cell office:value-type="float" office:value="0.737">
                <text:p>0.737</text:p>
              </table:table-cell>
              <table:table-cell office:value-type="float" office:value="75599.7516">
                <text:p>75599.7516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714.992">
                <text:p>76714.992</text:p>
              </table:table-cell>
              <table:table-cell office:value-type="float" office:value="0.9787">
                <text:p>0.9787</text:p>
              </table:table-cell>
              <table:table-cell office:value-type="float" office:value="38038.392">
                <text:p>38038.392</text:p>
              </table:table-cell>
              <table:table-cell office:value-type="float" office:value="0.7028">
                <text:p>0.7028</text:p>
              </table:table-cell>
              <table:table-cell office:value-type="float" office:value="79203.1716">
                <text:p>79203.1716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291.736">
                <text:p>80291.736</text:p>
              </table:table-cell>
              <table:table-cell office:value-type="float" office:value="0.9733">
                <text:p>0.9733</text:p>
              </table:table-cell>
              <table:table-cell office:value-type="float" office:value="39837.816">
                <text:p>39837.816</text:p>
              </table:table-cell>
              <table:table-cell office:value-type="float" office:value="0.6634">
                <text:p>0.6634</text:p>
              </table:table-cell>
              <table:table-cell office:value-type="float" office:value="82806.5916">
                <text:p>82806.5916</text:p>
              </table:table-cell>
              <table:table-cell office:value-type="float" office:value="0.9874">
                <text:p>0.9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909.592">
                <text:p>83909.592</text:p>
              </table:table-cell>
              <table:table-cell office:value-type="float" office:value="0.9693">
                <text:p>0.9693</text:p>
              </table:table-cell>
              <table:table-cell office:value-type="float" office:value="41642.352">
                <text:p>41642.352</text:p>
              </table:table-cell>
              <table:table-cell office:value-type="float" office:value="0.6206">
                <text:p>0.6206</text:p>
              </table:table-cell>
              <table:table-cell office:value-type="float" office:value="86410.0116">
                <text:p>86410.0116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486.336">
                <text:p>87486.336</text:p>
              </table:table-cell>
              <table:table-cell office:value-type="float" office:value="0.9667">
                <text:p>0.9667</text:p>
              </table:table-cell>
              <table:table-cell office:value-type="float" office:value="43441.776">
                <text:p>43441.776</text:p>
              </table:table-cell>
              <table:table-cell office:value-type="float" office:value="0.5799">
                <text:p>0.5799</text:p>
              </table:table-cell>
              <table:table-cell office:value-type="float" office:value="89989.4088">
                <text:p>89989.4088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104.192">
                <text:p>91104.192</text:p>
              </table:table-cell>
              <table:table-cell office:value-type="float" office:value="0.9707">
                <text:p>0.9707</text:p>
              </table:table-cell>
              <table:table-cell office:value-type="float" office:value="45241.2">
                <text:p>45241.2</text:p>
              </table:table-cell>
              <table:table-cell office:value-type="float" office:value="0.5391">
                <text:p>0.5391</text:p>
              </table:table-cell>
              <table:table-cell office:value-type="float" office:value="93592.8288">
                <text:p>93592.8288</text:p>
              </table:table-cell>
              <table:table-cell office:value-type="float" office:value="0.9664">
                <text:p>0.9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680.936">
                <text:p>94680.936</text:p>
              </table:table-cell>
              <table:table-cell office:value-type="float" office:value="0.962">
                <text:p>0.962</text:p>
              </table:table-cell>
              <table:table-cell office:value-type="float" office:value="47040.624">
                <text:p>47040.624</text:p>
              </table:table-cell>
              <table:table-cell office:value-type="float" office:value="0.5023">
                <text:p>0.5023</text:p>
              </table:table-cell>
              <table:table-cell office:value-type="float" office:value="97196.2488">
                <text:p>97196.2488</text:p>
              </table:table-cell>
              <table:table-cell office:value-type="float" office:value="0.9594">
                <text:p>0.9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298.792">
                <text:p>98298.792</text:p>
              </table:table-cell>
              <table:table-cell office:value-type="float" office:value="0.9767">
                <text:p>0.9767</text:p>
              </table:table-cell>
              <table:table-cell office:value-type="float" office:value="48840.048">
                <text:p>48840.048</text:p>
              </table:table-cell>
              <table:table-cell office:value-type="float" office:value="0.4668">
                <text:p>0.4668</text:p>
              </table:table-cell>
              <table:table-cell office:value-type="float" office:value="100799.6688">
                <text:p>100799.6688</text:p>
              </table:table-cell>
              <table:table-cell office:value-type="float" office:value="0.9488">
                <text:p>0.9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875.536">
                <text:p>101875.536</text:p>
              </table:table-cell>
              <table:table-cell office:value-type="float" office:value="0.96">
                <text:p>0.96</text:p>
              </table:table-cell>
              <table:table-cell office:value-type="float" office:value="50639.472">
                <text:p>50639.472</text:p>
              </table:table-cell>
              <table:table-cell office:value-type="float" office:value="0.4313">
                <text:p>0.4313</text:p>
              </table:table-cell>
              <table:table-cell office:value-type="float" office:value="104403.0888">
                <text:p>104403.0888</text:p>
              </table:table-cell>
              <table:table-cell office:value-type="float" office:value="0.9257">
                <text:p>0.9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493.392">
                <text:p>105493.392</text:p>
              </table:table-cell>
              <table:table-cell office:value-type="float" office:value="0.9747">
                <text:p>0.9747</text:p>
              </table:table-cell>
              <table:table-cell office:value-type="float" office:value="52438.896">
                <text:p>52438.896</text:p>
              </table:table-cell>
              <table:table-cell office:value-type="float" office:value="0.3912">
                <text:p>0.3912</text:p>
              </table:table-cell>
              <table:table-cell office:value-type="float" office:value="108006.5088">
                <text:p>108006.5088</text:p>
              </table:table-cell>
              <table:table-cell office:value-type="float" office:value="0.8963">
                <text:p>0.8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111.248">
                <text:p>109111.248</text:p>
              </table:table-cell>
              <table:table-cell office:value-type="float" office:value="0.9813">
                <text:p>0.9813</text:p>
              </table:table-cell>
              <table:table-cell office:value-type="float" office:value="54238.32">
                <text:p>54238.32</text:p>
              </table:table-cell>
              <table:table-cell office:value-type="float" office:value="0.355">
                <text:p>0.355</text:p>
              </table:table-cell>
              <table:table-cell office:value-type="float" office:value="111609.9288">
                <text:p>111609.9288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687.992">
                <text:p>112687.992</text:p>
              </table:table-cell>
              <table:table-cell office:value-type="float" office:value="0.9747">
                <text:p>0.9747</text:p>
              </table:table-cell>
              <table:table-cell office:value-type="float" office:value="56037.744">
                <text:p>56037.744</text:p>
              </table:table-cell>
              <table:table-cell office:value-type="float" office:value="0.313">
                <text:p>0.313</text:p>
              </table:table-cell>
              <table:table-cell office:value-type="float" office:value="115189.326">
                <text:p>115189.326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305.848">
                <text:p>116305.848</text:p>
              </table:table-cell>
              <table:table-cell office:value-type="float" office:value="0.986">
                <text:p>0.986</text:p>
              </table:table-cell>
              <table:table-cell office:value-type="float" office:value="57842.28">
                <text:p>57842.28</text:p>
              </table:table-cell>
              <table:table-cell office:value-type="float" office:value="0.265">
                <text:p>0.265</text:p>
              </table:table-cell>
              <table:table-cell office:value-type="float" office:value="118792.746">
                <text:p>118792.746</text:p>
              </table:table-cell>
              <table:table-cell office:value-type="float" office:value="0.8577">
                <text:p>0.8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882.592">
                <text:p>119882.592</text:p>
              </table:table-cell>
              <table:table-cell office:value-type="float" office:value="0.998">
                <text:p>0.998</text:p>
              </table:table-cell>
              <table:table-cell office:value-type="float" office:value="59641.704">
                <text:p>59641.704</text:p>
              </table:table-cell>
              <table:table-cell office:value-type="float" office:value="0.215">
                <text:p>0.215</text:p>
              </table:table-cell>
              <table:table-cell office:value-type="float" office:value="122396.166">
                <text:p>122396.166</text:p>
              </table:table-cell>
              <table:table-cell office:value-type="float" office:value="0.8542">
                <text:p>0.8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500.448">
                <text:p>123500.448</text:p>
              </table:table-cell>
              <table:table-cell office:value-type="float" office:value="0.9833">
                <text:p>0.9833</text:p>
              </table:table-cell>
              <table:table-cell office:value-type="float" office:value="61441.128">
                <text:p>61441.128</text:p>
              </table:table-cell>
              <table:table-cell office:value-type="float" office:value="0.1723">
                <text:p>0.1723</text:p>
              </table:table-cell>
              <table:table-cell office:value-type="float" office:value="125999.586">
                <text:p>125999.586</text:p>
              </table:table-cell>
              <table:table-cell office:value-type="float" office:value="0.8676">
                <text:p>0.86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077.192">
                <text:p>127077.192</text:p>
              </table:table-cell>
              <table:table-cell office:value-type="float" office:value="0.982">
                <text:p>0.982</text:p>
              </table:table-cell>
              <table:table-cell office:value-type="float" office:value="63240.552">
                <text:p>63240.552</text:p>
              </table:table-cell>
              <table:table-cell office:value-type="float" office:value="0.1387">
                <text:p>0.1387</text:p>
              </table:table-cell>
              <table:table-cell office:value-type="float" office:value="129603.006">
                <text:p>129603.006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695.048">
                <text:p>130695.048</text:p>
              </table:table-cell>
              <table:table-cell office:value-type="float" office:value="0.9787">
                <text:p>0.9787</text:p>
              </table:table-cell>
              <table:table-cell office:value-type="float" office:value="65039.976">
                <text:p>65039.976</text:p>
              </table:table-cell>
              <table:table-cell office:value-type="float" office:value="0.117">
                <text:p>0.117</text:p>
              </table:table-cell>
              <table:table-cell office:value-type="float" office:value="133206.426">
                <text:p>133206.426</text:p>
              </table:table-cell>
              <table:table-cell office:value-type="float" office:value="0.8648">
                <text:p>0.8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271.792">
                <text:p>134271.792</text:p>
              </table:table-cell>
              <table:table-cell office:value-type="float" office:value="0.9813">
                <text:p>0.9813</text:p>
              </table:table-cell>
              <table:table-cell office:value-type="float" office:value="66839.4">
                <text:p>66839.4</text:p>
              </table:table-cell>
              <table:table-cell office:value-type="float" office:value="0.1032">
                <text:p>0.1032</text:p>
              </table:table-cell>
              <table:table-cell office:value-type="float" office:value="136809.846">
                <text:p>136809.846</text:p>
              </table:table-cell>
              <table:table-cell office:value-type="float" office:value="0.8669">
                <text:p>0.86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889.648">
                <text:p>137889.648</text:p>
              </table:table-cell>
              <table:table-cell office:value-type="float" office:value="0.9773">
                <text:p>0.9773</text:p>
              </table:table-cell>
              <table:table-cell office:value-type="float" office:value="68638.824">
                <text:p>68638.824</text:p>
              </table:table-cell>
              <table:table-cell office:value-type="float" office:value="0.0888">
                <text:p>0.0888</text:p>
              </table:table-cell>
              <table:table-cell office:value-type="float" office:value="140389.2432">
                <text:p>140389.2432</text:p>
              </table:table-cell>
              <table:table-cell office:value-type="float" office:value="0.8711">
                <text:p>0.8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466.392">
                <text:p>141466.392</text:p>
              </table:table-cell>
              <table:table-cell office:value-type="float" office:value="0.9773">
                <text:p>0.9773</text:p>
              </table:table-cell>
              <table:table-cell office:value-type="float" office:value="70438.248">
                <text:p>70438.248</text:p>
              </table:table-cell>
              <table:table-cell office:value-type="float" office:value="0.073">
                <text:p>0.073</text:p>
              </table:table-cell>
              <table:table-cell office:value-type="float" office:value="143992.6632">
                <text:p>143992.6632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5084.248">
                <text:p>145084.248</text:p>
              </table:table-cell>
              <table:table-cell office:value-type="float" office:value="0.97">
                <text:p>0.97</text:p>
              </table:table-cell>
              <table:table-cell office:value-type="float" office:value="72237.672">
                <text:p>72237.672</text:p>
              </table:table-cell>
              <table:table-cell office:value-type="float" office:value="0.0579">
                <text:p>0.0579</text:p>
              </table:table-cell>
              <table:table-cell office:value-type="float" office:value="147596.0832">
                <text:p>147596.0832</text:p>
              </table:table-cell>
              <table:table-cell office:value-type="float" office:value="0.8774">
                <text:p>0.8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660.992">
                <text:p>148660.992</text:p>
              </table:table-cell>
              <table:table-cell office:value-type="float" office:value="0.9667">
                <text:p>0.9667</text:p>
              </table:table-cell>
              <table:table-cell office:value-type="float" office:value="74042.208">
                <text:p>74042.208</text:p>
              </table:table-cell>
              <table:table-cell office:value-type="float" office:value="0.0467">
                <text:p>0.0467</text:p>
              </table:table-cell>
              <table:table-cell office:value-type="float" office:value="151199.5032">
                <text:p>151199.5032</text:p>
              </table:table-cell>
              <table:table-cell office:value-type="float" office:value="0.8781">
                <text:p>0.8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278.848">
                <text:p>152278.848</text:p>
              </table:table-cell>
              <table:table-cell office:value-type="float" office:value="0.966">
                <text:p>0.966</text:p>
              </table:table-cell>
              <table:table-cell office:value-type="float" office:value="75841.632">
                <text:p>75841.632</text:p>
              </table:table-cell>
              <table:table-cell office:value-type="float" office:value="0.0388">
                <text:p>0.0388</text:p>
              </table:table-cell>
              <table:table-cell office:value-type="float" office:value="154802.9232">
                <text:p>154802.9232</text:p>
              </table:table-cell>
              <table:table-cell office:value-type="float" office:value="0.8767">
                <text:p>0.8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855.592">
                <text:p>155855.592</text:p>
              </table:table-cell>
              <table:table-cell office:value-type="float" office:value="0.9593">
                <text:p>0.9593</text:p>
              </table:table-cell>
              <table:table-cell office:value-type="float" office:value="77641.056">
                <text:p>77641.056</text:p>
              </table:table-cell>
              <table:table-cell office:value-type="float" office:value="0.0335">
                <text:p>0.0335</text:p>
              </table:table-cell>
              <table:table-cell office:value-type="float" office:value="158406.3432">
                <text:p>158406.3432</text:p>
              </table:table-cell>
              <table:table-cell office:value-type="float" office:value="0.8746">
                <text:p>0.87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473.448">
                <text:p>159473.448</text:p>
              </table:table-cell>
              <table:table-cell office:value-type="float" office:value="0.958">
                <text:p>0.958</text:p>
              </table:table-cell>
              <table:table-cell office:value-type="float" office:value="79440.48">
                <text:p>79440.48</text:p>
              </table:table-cell>
              <table:table-cell office:value-type="float" office:value="0.0296">
                <text:p>0.0296</text:p>
              </table:table-cell>
              <table:table-cell office:value-type="float" office:value="162009.7632">
                <text:p>162009.7632</text:p>
              </table:table-cell>
              <table:table-cell office:value-type="float" office:value="0.8648">
                <text:p>0.8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3050.192">
                <text:p>163050.192</text:p>
              </table:table-cell>
              <table:table-cell office:value-type="float" office:value="0.9633">
                <text:p>0.9633</text:p>
              </table:table-cell>
              <table:table-cell office:value-type="float" office:value="81239.904">
                <text:p>81239.904</text:p>
              </table:table-cell>
              <table:table-cell office:value-type="float" office:value="0.027">
                <text:p>0.027</text:p>
              </table:table-cell>
              <table:table-cell office:value-type="float" office:value="165589.1604">
                <text:p>165589.1604</text:p>
              </table:table-cell>
              <table:table-cell office:value-type="float" office:value="0.8458">
                <text:p>0.8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6668.048">
                <text:p>166668.048</text:p>
              </table:table-cell>
              <table:table-cell office:value-type="float" office:value="0.9567">
                <text:p>0.9567</text:p>
              </table:table-cell>
              <table:table-cell office:value-type="float" office:value="83039.328">
                <text:p>83039.328</text:p>
              </table:table-cell>
              <table:table-cell office:value-type="float" office:value="0.025">
                <text:p>0.025</text:p>
              </table:table-cell>
              <table:table-cell office:value-type="float" office:value="169192.5804">
                <text:p>169192.5804</text:p>
              </table:table-cell>
              <table:table-cell office:value-type="float" office:value="0.8122">
                <text:p>0.8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0285.904">
                <text:p>170285.904</text:p>
              </table:table-cell>
              <table:table-cell office:value-type="float" office:value="0.9507">
                <text:p>0.9507</text:p>
              </table:table-cell>
              <table:table-cell office:value-type="float" office:value="84838.752">
                <text:p>84838.752</text:p>
              </table:table-cell>
              <table:table-cell office:value-type="float" office:value="0.023">
                <text:p>0.023</text:p>
              </table:table-cell>
              <table:table-cell office:value-type="float" office:value="172796.0004">
                <text:p>172796.0004</text:p>
              </table:table-cell>
              <table:table-cell office:value-type="float" office:value="0.7659">
                <text:p>0.7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3862.648">
                <text:p>173862.648</text:p>
              </table:table-cell>
              <table:table-cell office:value-type="float" office:value="0.9493">
                <text:p>0.9493</text:p>
              </table:table-cell>
              <table:table-cell office:value-type="float" office:value="86638.176">
                <text:p>86638.176</text:p>
              </table:table-cell>
              <table:table-cell office:value-type="float" office:value="0.0217">
                <text:p>0.0217</text:p>
              </table:table-cell>
              <table:table-cell office:value-type="float" office:value="176399.4204">
                <text:p>176399.4204</text:p>
              </table:table-cell>
              <table:table-cell office:value-type="float" office:value="0.7211">
                <text:p>0.7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7480.504">
                <text:p>177480.504</text:p>
              </table:table-cell>
              <table:table-cell office:value-type="float" office:value="0.944">
                <text:p>0.944</text:p>
              </table:table-cell>
              <table:table-cell office:value-type="float" office:value="88437.6">
                <text:p>88437.6</text:p>
              </table:table-cell>
              <table:table-cell office:value-type="float" office:value="0.021">
                <text:p>0.021</text:p>
              </table:table-cell>
              <table:table-cell office:value-type="float" office:value="180002.8404">
                <text:p>180002.8404</text:p>
              </table:table-cell>
              <table:table-cell office:value-type="float" office:value="0.6741">
                <text:p>0.6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1057.248">
                <text:p>181057.248</text:p>
              </table:table-cell>
              <table:table-cell office:value-type="float" office:value="0.9313">
                <text:p>0.9313</text:p>
              </table:table-cell>
              <table:table-cell office:value-type="float" office:value="90242.136">
                <text:p>90242.136</text:p>
              </table:table-cell>
              <table:table-cell office:value-type="float" office:value="0.0204">
                <text:p>0.0204</text:p>
              </table:table-cell>
              <table:table-cell office:value-type="float" office:value="183606.2604">
                <text:p>183606.2604</text:p>
              </table:table-cell>
              <table:table-cell office:value-type="float" office:value="0.6286">
                <text:p>0.6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4675.104">
                <text:p>184675.104</text:p>
              </table:table-cell>
              <table:table-cell office:value-type="float" office:value="0.9233">
                <text:p>0.9233</text:p>
              </table:table-cell>
              <table:table-cell office:value-type="float" office:value="92041.56">
                <text:p>92041.56</text:p>
              </table:table-cell>
              <table:table-cell office:value-type="float" office:value="0.0197">
                <text:p>0.0197</text:p>
              </table:table-cell>
              <table:table-cell office:value-type="float" office:value="187209.6804">
                <text:p>187209.6804</text:p>
              </table:table-cell>
              <table:table-cell office:value-type="float" office:value="0.5767">
                <text:p>0.57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8251.848">
                <text:p>188251.848</text:p>
              </table:table-cell>
              <table:table-cell office:value-type="float" office:value="0.912">
                <text:p>0.912</text:p>
              </table:table-cell>
              <table:table-cell office:value-type="float" office:value="93840.984">
                <text:p>93840.984</text:p>
              </table:table-cell>
              <table:table-cell office:value-type="float" office:value="0.0191">
                <text:p>0.0191</text:p>
              </table:table-cell>
              <table:table-cell office:value-type="float" office:value="190789.0776">
                <text:p>190789.0776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1869.704">
                <text:p>191869.704</text:p>
              </table:table-cell>
              <table:table-cell office:value-type="float" office:value="0.9">
                <text:p>0.9</text:p>
              </table:table-cell>
              <table:table-cell office:value-type="float" office:value="95640.408">
                <text:p>95640.408</text:p>
              </table:table-cell>
              <table:table-cell office:value-type="float" office:value="0.0184">
                <text:p>0.0184</text:p>
              </table:table-cell>
              <table:table-cell office:value-type="float" office:value="194392.4976">
                <text:p>194392.4976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46.448">
                <text:p>195446.448</text:p>
              </table:table-cell>
              <table:table-cell office:value-type="float" office:value="0.8907">
                <text:p>0.8907</text:p>
              </table:table-cell>
              <table:table-cell office:value-type="float" office:value="97439.832">
                <text:p>97439.832</text:p>
              </table:table-cell>
              <table:table-cell office:value-type="float" office:value="0.0184">
                <text:p>0.0184</text:p>
              </table:table-cell>
              <table:table-cell office:value-type="float" office:value="197995.9176">
                <text:p>197995.9176</text:p>
              </table:table-cell>
              <table:table-cell office:value-type="float" office:value="0.5256">
                <text:p>0.5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9064.304">
                <text:p>199064.304</text:p>
              </table:table-cell>
              <table:table-cell office:value-type="float" office:value="0.8813">
                <text:p>0.8813</text:p>
              </table:table-cell>
              <table:table-cell office:value-type="float" office:value="99239.256">
                <text:p>99239.256</text:p>
              </table:table-cell>
              <table:table-cell office:value-type="float" office:value="0.0178">
                <text:p>0.0178</text:p>
              </table:table-cell>
              <table:table-cell office:value-type="float" office:value="201599.3376">
                <text:p>201599.3376</text:p>
              </table:table-cell>
              <table:table-cell office:value-type="float" office:value="0.5214">
                <text:p>0.5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641.048">
                <text:p>202641.048</text:p>
              </table:table-cell>
              <table:table-cell office:value-type="float" office:value="0.8807">
                <text:p>0.8807</text:p>
              </table:table-cell>
              <table:table-cell office:value-type="float" office:value="101038.68">
                <text:p>101038.68</text:p>
              </table:table-cell>
              <table:table-cell office:value-type="float" office:value="0.0171">
                <text:p>0.0171</text:p>
              </table:table-cell>
              <table:table-cell office:value-type="float" office:value="205202.7576">
                <text:p>205202.7576</text:p>
              </table:table-cell>
              <table:table-cell office:value-type="float" office:value="0.5151">
                <text:p>0.5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258.904">
                <text:p>206258.904</text:p>
              </table:table-cell>
              <table:table-cell office:value-type="float" office:value="0.8693">
                <text:p>0.8693</text:p>
              </table:table-cell>
              <table:table-cell office:value-type="float" office:value="102838.104">
                <text:p>102838.104</text:p>
              </table:table-cell>
              <table:table-cell office:value-type="float" office:value="0.0164">
                <text:p>0.0164</text:p>
              </table:table-cell>
              <table:table-cell office:value-type="float" office:value="208806.1776">
                <text:p>208806.1776</text:p>
              </table:table-cell>
              <table:table-cell office:value-type="float" office:value="0.5095">
                <text:p>0.5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9835.648">
                <text:p>209835.648</text:p>
              </table:table-cell>
              <table:table-cell office:value-type="float" office:value="0.8613">
                <text:p>0.8613</text:p>
              </table:table-cell>
              <table:table-cell office:value-type="float" office:value="104637.528">
                <text:p>104637.528</text:p>
              </table:table-cell>
              <table:table-cell office:value-type="float" office:value="0.0164">
                <text:p>0.0164</text:p>
              </table:table-cell>
              <table:table-cell office:value-type="float" office:value="212409.5976">
                <text:p>212409.5976</text:p>
              </table:table-cell>
              <table:table-cell office:value-type="float" office:value="0.5032">
                <text:p>0.5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3453.504">
                <text:p>213453.504</text:p>
              </table:table-cell>
              <table:table-cell office:value-type="float" office:value="0.848">
                <text:p>0.848</text:p>
              </table:table-cell>
              <table:table-cell office:value-type="float" office:value="106442.064">
                <text:p>106442.064</text:p>
              </table:table-cell>
              <table:table-cell office:value-type="float" office:value="0.0158">
                <text:p>0.0158</text:p>
              </table:table-cell>
              <table:table-cell office:value-type="float" office:value="215988.9948">
                <text:p>215988.9948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030.248">
                <text:p>217030.248</text:p>
              </table:table-cell>
              <table:table-cell office:value-type="float" office:value="0.8367">
                <text:p>0.8367</text:p>
              </table:table-cell>
              <table:table-cell office:value-type="float" office:value="108241.488">
                <text:p>108241.488</text:p>
              </table:table-cell>
              <table:table-cell office:value-type="float" office:value="0.0151">
                <text:p>0.0151</text:p>
              </table:table-cell>
              <table:table-cell office:value-type="float" office:value="219592.4148">
                <text:p>219592.4148</text:p>
              </table:table-cell>
              <table:table-cell office:value-type="float" office:value="0.5116">
                <text:p>0.5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648.104">
                <text:p>220648.104</text:p>
              </table:table-cell>
              <table:table-cell office:value-type="float" office:value="0.8247">
                <text:p>0.8247</text:p>
              </table:table-cell>
              <table:table-cell office:value-type="float" office:value="110040.912">
                <text:p>110040.912</text:p>
              </table:table-cell>
              <table:table-cell office:value-type="float" office:value="0.0151">
                <text:p>0.0151</text:p>
              </table:table-cell>
              <table:table-cell office:value-type="float" office:value="223195.8348">
                <text:p>223195.8348</text:p>
              </table:table-cell>
              <table:table-cell office:value-type="float" office:value="0.5186">
                <text:p>0.51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4224.848">
                <text:p>224224.848</text:p>
              </table:table-cell>
              <table:table-cell office:value-type="float" office:value="0.806">
                <text:p>0.806</text:p>
              </table:table-cell>
              <table:table-cell office:value-type="float" office:value="111840.336">
                <text:p>111840.336</text:p>
              </table:table-cell>
              <table:table-cell office:value-type="float" office:value="0.0145">
                <text:p>0.0145</text:p>
              </table:table-cell>
              <table:table-cell office:value-type="float" office:value="226799.2548">
                <text:p>226799.2548</text:p>
              </table:table-cell>
              <table:table-cell office:value-type="float" office:value="0.5249">
                <text:p>0.5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7842.704">
                <text:p>227842.704</text:p>
              </table:table-cell>
              <table:table-cell office:value-type="float" office:value="0.78">
                <text:p>0.78</text:p>
              </table:table-cell>
              <table:table-cell office:value-type="float" office:value="113639.76">
                <text:p>113639.76</text:p>
              </table:table-cell>
              <table:table-cell office:value-type="float" office:value="0.0145">
                <text:p>0.0145</text:p>
              </table:table-cell>
              <table:table-cell office:value-type="float" office:value="230402.6748">
                <text:p>230402.6748</text:p>
              </table:table-cell>
              <table:table-cell office:value-type="float" office:value="0.5326">
                <text:p>0.5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1460.56">
                <text:p>231460.56</text:p>
              </table:table-cell>
              <table:table-cell office:value-type="float" office:value="0.7473">
                <text:p>0.7473</text:p>
              </table:table-cell>
              <table:table-cell office:value-type="float" office:value="115439.184">
                <text:p>115439.184</text:p>
              </table:table-cell>
              <table:table-cell office:value-type="float" office:value="0.0138">
                <text:p>0.0138</text:p>
              </table:table-cell>
              <table:table-cell office:value-type="float" office:value="234006.0948">
                <text:p>234006.0948</text:p>
              </table:table-cell>
              <table:table-cell office:value-type="float" office:value="0.5466">
                <text:p>0.5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037.304">
                <text:p>235037.304</text:p>
              </table:table-cell>
              <table:table-cell office:value-type="float" office:value="0.712">
                <text:p>0.712</text:p>
              </table:table-cell>
              <table:table-cell office:value-type="float" office:value="117238.608">
                <text:p>117238.608</text:p>
              </table:table-cell>
              <table:table-cell office:value-type="float" office:value="0.0138">
                <text:p>0.0138</text:p>
              </table:table-cell>
              <table:table-cell office:value-type="float" office:value="237609.5148">
                <text:p>237609.5148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8655.16">
                <text:p>238655.16</text:p>
              </table:table-cell>
              <table:table-cell office:value-type="float" office:value="0.68">
                <text:p>0.68</text:p>
              </table:table-cell>
              <table:table-cell office:value-type="float" office:value="119038.032">
                <text:p>119038.032</text:p>
              </table:table-cell>
              <table:table-cell office:value-type="float" office:value="0.0138">
                <text:p>0.0138</text:p>
              </table:table-cell>
              <table:table-cell office:value-type="float" office:value="241188.912">
                <text:p>241188.912</text:p>
              </table:table-cell>
              <table:table-cell office:value-type="float" office:value="0.5522">
                <text:p>0.5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231.904">
                <text:p>242231.904</text:p>
              </table:table-cell>
              <table:table-cell office:value-type="float" office:value="0.6767">
                <text:p>0.6767</text:p>
              </table:table-cell>
              <table:table-cell office:value-type="float" office:value="120837.456">
                <text:p>120837.456</text:p>
              </table:table-cell>
              <table:table-cell office:value-type="float" office:value="0.0138">
                <text:p>0.0138</text:p>
              </table:table-cell>
              <table:table-cell office:value-type="float" office:value="244792.332">
                <text:p>244792.332</text:p>
              </table:table-cell>
              <table:table-cell office:value-type="float" office:value="0.5417">
                <text:p>0.54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5849.76">
                <text:p>245849.76</text:p>
              </table:table-cell>
              <table:table-cell office:value-type="float" office:value="0.7">
                <text:p>0.7</text:p>
              </table:table-cell>
              <table:table-cell office:value-type="float" office:value="122641.992">
                <text:p>122641.992</text:p>
              </table:table-cell>
              <table:table-cell office:value-type="float" office:value="0.0138">
                <text:p>0.0138</text:p>
              </table:table-cell>
              <table:table-cell office:value-type="float" office:value="248395.752">
                <text:p>248395.752</text:p>
              </table:table-cell>
              <table:table-cell office:value-type="float" office:value="0.5214">
                <text:p>0.5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9426.504">
                <text:p>249426.504</text:p>
              </table:table-cell>
              <table:table-cell office:value-type="float" office:value="0.7053">
                <text:p>0.7053</text:p>
              </table:table-cell>
              <table:table-cell office:value-type="float" office:value="124441.416">
                <text:p>124441.416</text:p>
              </table:table-cell>
              <table:table-cell office:value-type="float" office:value="0.0131">
                <text:p>0.0131</text:p>
              </table:table-cell>
              <table:table-cell office:value-type="float" office:value="251999.172">
                <text:p>251999.172</text:p>
              </table:table-cell>
              <table:table-cell office:value-type="float" office:value="0.4989">
                <text:p>0.49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044.36">
                <text:p>253044.36</text:p>
              </table:table-cell>
              <table:table-cell office:value-type="float" office:value="0.714">
                <text:p>0.714</text:p>
              </table:table-cell>
              <table:table-cell office:value-type="float" office:value="126240.84">
                <text:p>126240.84</text:p>
              </table:table-cell>
              <table:table-cell office:value-type="float" office:value="0.0131">
                <text:p>0.0131</text:p>
              </table:table-cell>
              <table:table-cell office:value-type="float" office:value="255602.592">
                <text:p>255602.592</text:p>
              </table:table-cell>
              <table:table-cell office:value-type="float" office:value="0.4688">
                <text:p>0.46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621.104">
                <text:p>256621.104</text:p>
              </table:table-cell>
              <table:table-cell office:value-type="float" office:value="0.7153">
                <text:p>0.7153</text:p>
              </table:table-cell>
              <table:table-cell office:value-type="float" office:value="128040.264">
                <text:p>128040.264</text:p>
              </table:table-cell>
              <table:table-cell office:value-type="float" office:value="0.0131">
                <text:p>0.0131</text:p>
              </table:table-cell>
              <table:table-cell office:value-type="float" office:value="259206.012">
                <text:p>259206.012</text:p>
              </table:table-cell>
              <table:table-cell office:value-type="float" office:value="0.4373">
                <text:p>0.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0238.96">
                <text:p>260238.96</text:p>
              </table:table-cell>
              <table:table-cell office:value-type="float" office:value="0.708">
                <text:p>0.708</text:p>
              </table:table-cell>
              <table:table-cell office:value-type="float" office:value="129839.688">
                <text:p>129839.688</text:p>
              </table:table-cell>
              <table:table-cell office:value-type="float" office:value="0.0131">
                <text:p>0.0131</text:p>
              </table:table-cell>
              <table:table-cell office:value-type="float" office:value="262809.432">
                <text:p>262809.432</text:p>
              </table:table-cell>
              <table:table-cell office:value-type="float" office:value="0.4001">
                <text:p>0.4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3815.704">
                <text:p>263815.704</text:p>
              </table:table-cell>
              <table:table-cell office:value-type="float" office:value="0.6867">
                <text:p>0.6867</text:p>
              </table:table-cell>
              <table:table-cell office:value-type="float" office:value="131639.112">
                <text:p>131639.112</text:p>
              </table:table-cell>
              <table:table-cell office:value-type="float" office:value="0.0131">
                <text:p>0.0131</text:p>
              </table:table-cell>
              <table:table-cell office:value-type="float" office:value="266412.852">
                <text:p>266412.852</text:p>
              </table:table-cell>
              <table:table-cell office:value-type="float" office:value="0.3616">
                <text:p>0.3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7433.56">
                <text:p>267433.56</text:p>
              </table:table-cell>
              <table:table-cell office:value-type="float" office:value="0.6627">
                <text:p>0.6627</text:p>
              </table:table-cell>
              <table:table-cell office:value-type="float" office:value="133438.536">
                <text:p>133438.536</text:p>
              </table:table-cell>
              <table:table-cell office:value-type="float" office:value="0.0131">
                <text:p>0.0131</text:p>
              </table:table-cell>
              <table:table-cell office:value-type="float" office:value="269992.2492">
                <text:p>269992.2492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1010.304">
                <text:p>271010.304</text:p>
              </table:table-cell>
              <table:table-cell office:value-type="float" office:value="0.6407">
                <text:p>0.6407</text:p>
              </table:table-cell>
              <table:table-cell office:value-type="float" office:value="135237.96">
                <text:p>135237.96</text:p>
              </table:table-cell>
              <table:table-cell office:value-type="float" office:value="0.0131">
                <text:p>0.0131</text:p>
              </table:table-cell>
              <table:table-cell office:value-type="float" office:value="273595.6692">
                <text:p>273595.6692</text:p>
              </table:table-cell>
              <table:table-cell office:value-type="float" office:value="0.2922">
                <text:p>0.2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4628.16">
                <text:p>274628.16</text:p>
              </table:table-cell>
              <table:table-cell office:value-type="float" office:value="0.6273">
                <text:p>0.6273</text:p>
              </table:table-cell>
              <table:table-cell office:value-type="float" office:value="137042.496">
                <text:p>137042.496</text:p>
              </table:table-cell>
              <table:table-cell office:value-type="float" office:value="0.0131">
                <text:p>0.0131</text:p>
              </table:table-cell>
              <table:table-cell office:value-type="float" office:value="277199.0892">
                <text:p>277199.0892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8204.904">
                <text:p>278204.904</text:p>
              </table:table-cell>
              <table:table-cell office:value-type="float" office:value="0.606">
                <text:p>0.606</text:p>
              </table:table-cell>
              <table:table-cell office:value-type="float" office:value="138841.92">
                <text:p>138841.92</text:p>
              </table:table-cell>
              <table:table-cell office:value-type="float" office:value="0.0131">
                <text:p>0.0131</text:p>
              </table:table-cell>
              <table:table-cell office:value-type="float" office:value="280802.5092">
                <text:p>280802.5092</text:p>
              </table:table-cell>
              <table:table-cell office:value-type="float" office:value="0.2467">
                <text:p>0.2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1822.76">
                <text:p>281822.76</text:p>
              </table:table-cell>
              <table:table-cell office:value-type="float" office:value="0.5913">
                <text:p>0.5913</text:p>
              </table:table-cell>
              <table:table-cell office:value-type="float" office:value="140641.344">
                <text:p>140641.344</text:p>
              </table:table-cell>
              <table:table-cell office:value-type="float" office:value="0.0131">
                <text:p>0.0131</text:p>
              </table:table-cell>
              <table:table-cell office:value-type="float" office:value="284405.9292">
                <text:p>284405.9292</text:p>
              </table:table-cell>
              <table:table-cell office:value-type="float" office:value="0.2341">
                <text:p>0.23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5399.504">
                <text:p>285399.504</text:p>
              </table:table-cell>
              <table:table-cell office:value-type="float" office:value="0.5733">
                <text:p>0.5733</text:p>
              </table:table-cell>
              <table:table-cell office:value-type="float" office:value="142440.768">
                <text:p>142440.768</text:p>
              </table:table-cell>
              <table:table-cell office:value-type="float" office:value="0.0125">
                <text:p>0.0125</text:p>
              </table:table-cell>
              <table:table-cell office:value-type="float" office:value="288009.3492">
                <text:p>288009.3492</text:p>
              </table:table-cell>
              <table:table-cell office:value-type="float" office:value="0.2193">
                <text:p>0.2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9017.36">
                <text:p>289017.36</text:p>
              </table:table-cell>
              <table:table-cell office:value-type="float" office:value="0.5607">
                <text:p>0.5607</text:p>
              </table:table-cell>
              <table:table-cell office:value-type="float" office:value="144240.192">
                <text:p>144240.192</text:p>
              </table:table-cell>
              <table:table-cell office:value-type="float" office:value="0.0118">
                <text:p>0.0118</text:p>
              </table:table-cell>
              <table:table-cell office:value-type="float" office:value="291612.7692">
                <text:p>291612.7692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2594.104">
                <text:p>292594.104</text:p>
              </table:table-cell>
              <table:table-cell office:value-type="float" office:value="0.5493">
                <text:p>0.5493</text:p>
              </table:table-cell>
              <table:table-cell office:value-type="float" office:value="146039.616">
                <text:p>146039.616</text:p>
              </table:table-cell>
              <table:table-cell office:value-type="float" office:value="0.0112">
                <text:p>0.0112</text:p>
              </table:table-cell>
              <table:table-cell office:value-type="float" office:value="295192.1664">
                <text:p>295192.1664</text:p>
              </table:table-cell>
              <table:table-cell office:value-type="float" office:value="0.1934">
                <text:p>0.19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6211.96">
                <text:p>296211.96</text:p>
              </table:table-cell>
              <table:table-cell office:value-type="float" office:value="0.5407">
                <text:p>0.5407</text:p>
              </table:table-cell>
              <table:table-cell office:value-type="float" office:value="147839.04">
                <text:p>147839.04</text:p>
              </table:table-cell>
              <table:table-cell office:value-type="float" office:value="0.0105">
                <text:p>0.0105</text:p>
              </table:table-cell>
              <table:table-cell office:value-type="float" office:value="298795.5864">
                <text:p>298795.5864</text:p>
              </table:table-cell>
              <table:table-cell office:value-type="float" office:value="0.1787">
                <text:p>0.1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829.816">
                <text:p>299829.816</text:p>
              </table:table-cell>
              <table:table-cell office:value-type="float" office:value="0.536">
                <text:p>0.536</text:p>
              </table:table-cell>
              <table:table-cell office:value-type="float" office:value="149638.464">
                <text:p>149638.464</text:p>
              </table:table-cell>
              <table:table-cell office:value-type="float" office:value="0.0099">
                <text:p>0.0099</text:p>
              </table:table-cell>
              <table:table-cell office:value-type="float" office:value="302399.0064">
                <text:p>302399.0064</text:p>
              </table:table-cell>
              <table:table-cell office:value-type="float" office:value="0.1668">
                <text:p>0.16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3406.56">
                <text:p>303406.56</text:p>
              </table:table-cell>
              <table:table-cell office:value-type="float" office:value="0.5267">
                <text:p>0.5267</text:p>
              </table:table-cell>
              <table:table-cell office:value-type="float" office:value="151437.888">
                <text:p>151437.888</text:p>
              </table:table-cell>
              <table:table-cell office:value-type="float" office:value="0.0092">
                <text:p>0.0092</text:p>
              </table:table-cell>
              <table:table-cell office:value-type="float" office:value="306002.4264">
                <text:p>306002.4264</text:p>
              </table:table-cell>
              <table:table-cell office:value-type="float" office:value="0.1542">
                <text:p>0.1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7024.416">
                <text:p>307024.416</text:p>
              </table:table-cell>
              <table:table-cell office:value-type="float" office:value="0.52">
                <text:p>0.52</text:p>
              </table:table-cell>
              <table:table-cell office:value-type="float" office:value="153242.424">
                <text:p>153242.424</text:p>
              </table:table-cell>
              <table:table-cell office:value-type="float" office:value="0.0092">
                <text:p>0.0092</text:p>
              </table:table-cell>
              <table:table-cell office:value-type="float" office:value="309605.8464">
                <text:p>309605.8464</text:p>
              </table:table-cell>
              <table:table-cell office:value-type="float" office:value="0.1486">
                <text:p>0.14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0601.16">
                <text:p>310601.16</text:p>
              </table:table-cell>
              <table:table-cell office:value-type="float" office:value="0.5093">
                <text:p>0.5093</text:p>
              </table:table-cell>
              <table:table-cell office:value-type="float" office:value="155041.848">
                <text:p>155041.848</text:p>
              </table:table-cell>
              <table:table-cell office:value-type="float" office:value="0.0085">
                <text:p>0.0085</text:p>
              </table:table-cell>
              <table:table-cell office:value-type="float" office:value="313209.2664">
                <text:p>313209.2664</text:p>
              </table:table-cell>
              <table:table-cell office:value-type="float" office:value="0.1395">
                <text:p>0.1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4219.016">
                <text:p>314219.016</text:p>
              </table:table-cell>
              <table:table-cell office:value-type="float" office:value="0.4933">
                <text:p>0.4933</text:p>
              </table:table-cell>
              <table:table-cell office:value-type="float" office:value="156841.272">
                <text:p>156841.272</text:p>
              </table:table-cell>
              <table:table-cell office:value-type="float" office:value="0.0085">
                <text:p>0.0085</text:p>
              </table:table-cell>
              <table:table-cell office:value-type="float" office:value="316812.6864">
                <text:p>316812.6864</text:p>
              </table:table-cell>
              <table:table-cell office:value-type="float" office:value="0.1331">
                <text:p>0.1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7795.76">
                <text:p>317795.76</text:p>
              </table:table-cell>
              <table:table-cell office:value-type="float" office:value="0.478">
                <text:p>0.478</text:p>
              </table:table-cell>
              <table:table-cell office:value-type="float" office:value="158640.696">
                <text:p>158640.696</text:p>
              </table:table-cell>
              <table:table-cell office:value-type="float" office:value="0.0079">
                <text:p>0.0079</text:p>
              </table:table-cell>
              <table:table-cell office:value-type="float" office:value="320392.0836">
                <text:p>320392.0836</text:p>
              </table:table-cell>
              <table:table-cell office:value-type="float" office:value="0.1261">
                <text:p>0.12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1413.616">
                <text:p>321413.616</text:p>
              </table:table-cell>
              <table:table-cell office:value-type="float" office:value="0.4627">
                <text:p>0.4627</text:p>
              </table:table-cell>
              <table:table-cell office:value-type="float" office:value="160440.12">
                <text:p>160440.12</text:p>
              </table:table-cell>
              <table:table-cell office:value-type="float" office:value="0.0079">
                <text:p>0.0079</text:p>
              </table:table-cell>
              <table:table-cell office:value-type="float" office:value="323995.5036">
                <text:p>323995.5036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4990.36">
                <text:p>324990.36</text:p>
              </table:table-cell>
              <table:table-cell office:value-type="float" office:value="0.4567">
                <text:p>0.4567</text:p>
              </table:table-cell>
              <table:table-cell office:value-type="float" office:value="162239.544">
                <text:p>162239.544</text:p>
              </table:table-cell>
              <table:table-cell office:value-type="float" office:value="0.0079">
                <text:p>0.0079</text:p>
              </table:table-cell>
              <table:table-cell office:value-type="float" office:value="327598.9236">
                <text:p>327598.9236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8608.216">
                <text:p>328608.216</text:p>
              </table:table-cell>
              <table:table-cell office:value-type="float" office:value="0.4627">
                <text:p>0.4627</text:p>
              </table:table-cell>
              <table:table-cell office:value-type="float" office:value="164038.968">
                <text:p>164038.968</text:p>
              </table:table-cell>
              <table:table-cell office:value-type="float" office:value="0.0079">
                <text:p>0.0079</text:p>
              </table:table-cell>
              <table:table-cell office:value-type="float" office:value="331202.3436">
                <text:p>331202.3436</text:p>
              </table:table-cell>
              <table:table-cell office:value-type="float" office:value="0.1023">
                <text:p>0.10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2184.96">
                <text:p>332184.96</text:p>
              </table:table-cell>
              <table:table-cell office:value-type="float" office:value="0.4713">
                <text:p>0.4713</text:p>
              </table:table-cell>
              <table:table-cell office:value-type="float" office:value="165838.392">
                <text:p>165838.392</text:p>
              </table:table-cell>
              <table:table-cell office:value-type="float" office:value="0.0079">
                <text:p>0.0079</text:p>
              </table:table-cell>
              <table:table-cell office:value-type="float" office:value="334805.7636">
                <text:p>334805.7636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5802.816">
                <text:p>335802.816</text:p>
              </table:table-cell>
              <table:table-cell office:value-type="float" office:value="0.484">
                <text:p>0.484</text:p>
              </table:table-cell>
              <table:table-cell office:value-type="float" office:value="167637.816">
                <text:p>167637.816</text:p>
              </table:table-cell>
              <table:table-cell office:value-type="float" office:value="0.0079">
                <text:p>0.0079</text:p>
              </table:table-cell>
              <table:table-cell office:value-type="float" office:value="338409.1836">
                <text:p>338409.183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9379.56">
                <text:p>339379.56</text:p>
              </table:table-cell>
              <table:table-cell office:value-type="float" office:value="0.498">
                <text:p>0.498</text:p>
              </table:table-cell>
              <table:table-cell office:value-type="float" office:value="169442.352">
                <text:p>169442.352</text:p>
              </table:table-cell>
              <table:table-cell office:value-type="float" office:value="0.0079">
                <text:p>0.0079</text:p>
              </table:table-cell>
              <table:table-cell office:value-type="float" office:value="342012.6036">
                <text:p>342012.6036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2997.416">
                <text:p>342997.416</text:p>
              </table:table-cell>
              <table:table-cell office:value-type="float" office:value="0.5067">
                <text:p>0.5067</text:p>
              </table:table-cell>
              <table:table-cell office:value-type="float" office:value="171241.776">
                <text:p>171241.776</text:p>
              </table:table-cell>
              <table:table-cell office:value-type="float" office:value="0.0079">
                <text:p>0.0079</text:p>
              </table:table-cell>
              <table:table-cell office:value-type="float" office:value="345592.0008">
                <text:p>345592.0008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6574.16">
                <text:p>346574.16</text:p>
              </table:table-cell>
              <table:table-cell office:value-type="float" office:value="0.51">
                <text:p>0.51</text:p>
              </table:table-cell>
              <table:table-cell office:value-type="float" office:value="173041.2">
                <text:p>173041.2</text:p>
              </table:table-cell>
              <table:table-cell office:value-type="float" office:value="0.0085">
                <text:p>0.0085</text:p>
              </table:table-cell>
              <table:table-cell office:value-type="float" office:value="349195.4208">
                <text:p>349195.4208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0192.016">
                <text:p>350192.016</text:p>
              </table:table-cell>
              <table:table-cell office:value-type="float" office:value="0.5133">
                <text:p>0.5133</text:p>
              </table:table-cell>
              <table:table-cell office:value-type="float" office:value="174840.624">
                <text:p>174840.624</text:p>
              </table:table-cell>
              <table:table-cell office:value-type="float" office:value="0.0085">
                <text:p>0.0085</text:p>
              </table:table-cell>
              <table:table-cell office:value-type="float" office:value="352798.8408">
                <text:p>352798.8408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3768.76">
                <text:p>353768.76</text:p>
              </table:table-cell>
              <table:table-cell office:value-type="float" office:value="0.5147">
                <text:p>0.5147</text:p>
              </table:table-cell>
              <table:table-cell office:value-type="float" office:value="176640.048">
                <text:p>176640.048</text:p>
              </table:table-cell>
              <table:table-cell office:value-type="float" office:value="0.0085">
                <text:p>0.0085</text:p>
              </table:table-cell>
              <table:table-cell office:value-type="float" office:value="356402.2608">
                <text:p>356402.2608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7386.616">
                <text:p>357386.616</text:p>
              </table:table-cell>
              <table:table-cell office:value-type="float" office:value="0.5033">
                <text:p>0.5033</text:p>
              </table:table-cell>
              <table:table-cell office:value-type="float" office:value="178439.472">
                <text:p>178439.472</text:p>
              </table:table-cell>
              <table:table-cell office:value-type="float" office:value="0.0092">
                <text:p>0.0092</text:p>
              </table:table-cell>
              <table:table-cell office:value-type="float" office:value="360005.6808">
                <text:p>360005.6808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1004.472">
                <text:p>361004.472</text:p>
              </table:table-cell>
              <table:table-cell office:value-type="float" office:value="0.482">
                <text:p>0.482</text:p>
              </table:table-cell>
              <table:table-cell office:value-type="float" office:value="180238.896">
                <text:p>180238.896</text:p>
              </table:table-cell>
              <table:table-cell office:value-type="float" office:value="0.0092">
                <text:p>0.0092</text:p>
              </table:table-cell>
              <table:table-cell office:value-type="float" office:value="363609.1008">
                <text:p>363609.1008</text:p>
              </table:table-cell>
              <table:table-cell office:value-type="float" office:value="0.0694">
                <text:p>0.0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4581.216">
                <text:p>364581.216</text:p>
              </table:table-cell>
              <table:table-cell office:value-type="float" office:value="0.4633">
                <text:p>0.4633</text:p>
              </table:table-cell>
              <table:table-cell office:value-type="float" office:value="182038.32">
                <text:p>182038.32</text:p>
              </table:table-cell>
              <table:table-cell office:value-type="float" office:value="0.0092">
                <text:p>0.0092</text:p>
              </table:table-cell>
              <table:table-cell office:value-type="float" office:value="367212.5208">
                <text:p>367212.5208</text:p>
              </table:table-cell>
              <table:table-cell office:value-type="float" office:value="0.0673">
                <text:p>0.06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8199.072">
                <text:p>368199.072</text:p>
              </table:table-cell>
              <table:table-cell office:value-type="float" office:value="0.4447">
                <text:p>0.4447</text:p>
              </table:table-cell>
              <table:table-cell office:value-type="float" office:value="183837.744">
                <text:p>183837.744</text:p>
              </table:table-cell>
              <table:table-cell office:value-type="float" office:value="0.0092">
                <text:p>0.0092</text:p>
              </table:table-cell>
              <table:table-cell office:value-type="float" office:value="370791.918">
                <text:p>370791.918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1775.816">
                <text:p>371775.816</text:p>
              </table:table-cell>
              <table:table-cell office:value-type="float" office:value="0.4327">
                <text:p>0.4327</text:p>
              </table:table-cell>
              <table:table-cell office:value-type="float" office:value="185642.28">
                <text:p>185642.28</text:p>
              </table:table-cell>
              <table:table-cell office:value-type="float" office:value="0.0092">
                <text:p>0.0092</text:p>
              </table:table-cell>
              <table:table-cell office:value-type="float" office:value="374395.338">
                <text:p>374395.338</text:p>
              </table:table-cell>
              <table:table-cell office:value-type="float" office:value="0.0631">
                <text:p>0.0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5393.672">
                <text:p>375393.672</text:p>
              </table:table-cell>
              <table:table-cell office:value-type="float" office:value="0.4233">
                <text:p>0.4233</text:p>
              </table:table-cell>
              <table:table-cell office:value-type="float" office:value="187441.704">
                <text:p>187441.704</text:p>
              </table:table-cell>
              <table:table-cell office:value-type="float" office:value="0.0092">
                <text:p>0.0092</text:p>
              </table:table-cell>
              <table:table-cell office:value-type="float" office:value="377998.758">
                <text:p>377998.758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8970.416">
                <text:p>378970.416</text:p>
              </table:table-cell>
              <table:table-cell office:value-type="float" office:value="0.4133">
                <text:p>0.4133</text:p>
              </table:table-cell>
              <table:table-cell office:value-type="float" office:value="189241.128">
                <text:p>189241.128</text:p>
              </table:table-cell>
              <table:table-cell office:value-type="float" office:value="0.0092">
                <text:p>0.0092</text:p>
              </table:table-cell>
              <table:table-cell office:value-type="float" office:value="381602.178">
                <text:p>381602.178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2588.272">
                <text:p>382588.272</text:p>
              </table:table-cell>
              <table:table-cell office:value-type="float" office:value="0.402">
                <text:p>0.402</text:p>
              </table:table-cell>
              <table:table-cell office:value-type="float" office:value="191040.552">
                <text:p>191040.552</text:p>
              </table:table-cell>
              <table:table-cell office:value-type="float" office:value="0.0085">
                <text:p>0.0085</text:p>
              </table:table-cell>
              <table:table-cell office:value-type="float" office:value="385205.598">
                <text:p>385205.598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6165.016">
                <text:p>386165.016</text:p>
              </table:table-cell>
              <table:table-cell office:value-type="float" office:value="0.3953">
                <text:p>0.3953</text:p>
              </table:table-cell>
              <table:table-cell office:value-type="float" office:value="192839.976">
                <text:p>192839.976</text:p>
              </table:table-cell>
              <table:table-cell office:value-type="float" office:value="0.0085">
                <text:p>0.0085</text:p>
              </table:table-cell>
              <table:table-cell office:value-type="float" office:value="388809.018">
                <text:p>388809.018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9782.872">
                <text:p>389782.872</text:p>
              </table:table-cell>
              <table:table-cell office:value-type="float" office:value="0.3867">
                <text:p>0.3867</text:p>
              </table:table-cell>
              <table:table-cell office:value-type="float" office:value="194639.4">
                <text:p>194639.4</text:p>
              </table:table-cell>
              <table:table-cell office:value-type="float" office:value="0.0085">
                <text:p>0.0085</text:p>
              </table:table-cell>
              <table:table-cell office:value-type="float" office:value="392412.438">
                <text:p>392412.438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3359.616">
                <text:p>393359.616</text:p>
              </table:table-cell>
              <table:table-cell office:value-type="float" office:value="0.3793">
                <text:p>0.3793</text:p>
              </table:table-cell>
              <table:table-cell office:value-type="float" office:value="196438.824">
                <text:p>196438.824</text:p>
              </table:table-cell>
              <table:table-cell office:value-type="float" office:value="0.0079">
                <text:p>0.0079</text:p>
              </table:table-cell>
              <table:table-cell office:value-type="float" office:value="395991.8352">
                <text:p>395991.8352</text:p>
              </table:table-cell>
              <table:table-cell office:value-type="float" office:value="0.0484">
                <text:p>0.04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6977.472">
                <text:p>396977.472</text:p>
              </table:table-cell>
              <table:table-cell office:value-type="float" office:value="0.3707">
                <text:p>0.3707</text:p>
              </table:table-cell>
              <table:table-cell office:value-type="float" office:value="198238.248">
                <text:p>198238.248</text:p>
              </table:table-cell>
              <table:table-cell office:value-type="float" office:value="0.0079">
                <text:p>0.0079</text:p>
              </table:table-cell>
              <table:table-cell office:value-type="float" office:value="399595.2552">
                <text:p>399595.2552</text:p>
              </table:table-cell>
              <table:table-cell office:value-type="float" office:value="0.0463">
                <text:p>0.04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0554.216">
                <text:p>400554.216</text:p>
              </table:table-cell>
              <table:table-cell office:value-type="float" office:value="0.3607">
                <text:p>0.3607</text:p>
              </table:table-cell>
              <table:table-cell office:value-type="float" office:value="200037.672">
                <text:p>200037.672</text:p>
              </table:table-cell>
              <table:table-cell office:value-type="float" office:value="0.0072">
                <text:p>0.0072</text:p>
              </table:table-cell>
              <table:table-cell office:value-type="float" office:value="403198.6752">
                <text:p>403198.6752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4172.072">
                <text:p>404172.072</text:p>
              </table:table-cell>
              <table:table-cell office:value-type="float" office:value="0.352">
                <text:p>0.352</text:p>
              </table:table-cell>
              <table:table-cell office:value-type="float" office:value="201842.208">
                <text:p>201842.208</text:p>
              </table:table-cell>
              <table:table-cell office:value-type="float" office:value="0.0072">
                <text:p>0.0072</text:p>
              </table:table-cell>
              <table:table-cell office:value-type="float" office:value="406802.0952">
                <text:p>406802.0952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7748.816">
                <text:p>407748.816</text:p>
              </table:table-cell>
              <table:table-cell office:value-type="float" office:value="0.3407">
                <text:p>0.3407</text:p>
              </table:table-cell>
              <table:table-cell office:value-type="float" office:value="203641.632">
                <text:p>203641.632</text:p>
              </table:table-cell>
              <table:table-cell office:value-type="float" office:value="0.0072">
                <text:p>0.0072</text:p>
              </table:table-cell>
              <table:table-cell office:value-type="float" office:value="410405.5152">
                <text:p>410405.5152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1366.672">
                <text:p>411366.672</text:p>
              </table:table-cell>
              <table:table-cell office:value-type="float" office:value="0.3313">
                <text:p>0.3313</text:p>
              </table:table-cell>
              <table:table-cell office:value-type="float" office:value="205441.056">
                <text:p>205441.056</text:p>
              </table:table-cell>
              <table:table-cell office:value-type="float" office:value="0.0072">
                <text:p>0.0072</text:p>
              </table:table-cell>
              <table:table-cell office:value-type="float" office:value="414008.9352">
                <text:p>414008.9352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4943.416">
                <text:p>414943.416</text:p>
              </table:table-cell>
              <table:table-cell office:value-type="float" office:value="0.3333">
                <text:p>0.3333</text:p>
              </table:table-cell>
              <table:table-cell office:value-type="float" office:value="207240.48">
                <text:p>207240.48</text:p>
              </table:table-cell>
              <table:table-cell office:value-type="float" office:value="0.0066">
                <text:p>0.0066</text:p>
              </table:table-cell>
              <table:table-cell office:value-type="float" office:value="417612.3552">
                <text:p>417612.3552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8561.272">
                <text:p>418561.272</text:p>
              </table:table-cell>
              <table:table-cell office:value-type="float" office:value="0.3473">
                <text:p>0.3473</text:p>
              </table:table-cell>
              <table:table-cell office:value-type="float" office:value="209039.904">
                <text:p>209039.904</text:p>
              </table:table-cell>
              <table:table-cell office:value-type="float" office:value="0.0066">
                <text:p>0.0066</text:p>
              </table:table-cell>
              <table:table-cell office:value-type="float" office:value="421191.7524">
                <text:p>421191.7524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2138.016">
                <text:p>422138.016</text:p>
              </table:table-cell>
              <table:table-cell office:value-type="float" office:value="0.354">
                <text:p>0.354</text:p>
              </table:table-cell>
              <table:table-cell office:value-type="float" office:value="210839.328">
                <text:p>210839.328</text:p>
              </table:table-cell>
              <table:table-cell office:value-type="float" office:value="0.0066">
                <text:p>0.0066</text:p>
              </table:table-cell>
              <table:table-cell office:value-type="float" office:value="424795.1724">
                <text:p>424795.1724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5755.872">
                <text:p>425755.872</text:p>
              </table:table-cell>
              <table:table-cell office:value-type="float" office:value="0.358">
                <text:p>0.358</text:p>
              </table:table-cell>
              <table:table-cell office:value-type="float" office:value="212638.752">
                <text:p>212638.752</text:p>
              </table:table-cell>
              <table:table-cell office:value-type="float" office:value="0.0066">
                <text:p>0.0066</text:p>
              </table:table-cell>
              <table:table-cell office:value-type="float" office:value="428398.5924">
                <text:p>428398.5924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9373.728">
                <text:p>429373.728</text:p>
              </table:table-cell>
              <table:table-cell office:value-type="float" office:value="0.3573">
                <text:p>0.3573</text:p>
              </table:table-cell>
              <table:table-cell office:value-type="float" office:value="214438.176">
                <text:p>214438.176</text:p>
              </table:table-cell>
              <table:table-cell office:value-type="float" office:value="0.0066">
                <text:p>0.0066</text:p>
              </table:table-cell>
              <table:table-cell office:value-type="float" office:value="432002.0124">
                <text:p>432002.0124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2950.472">
                <text:p>432950.472</text:p>
              </table:table-cell>
              <table:table-cell office:value-type="float" office:value="0.3507">
                <text:p>0.3507</text:p>
              </table:table-cell>
              <table:table-cell office:value-type="float" office:value="216237.6">
                <text:p>216237.6</text:p>
              </table:table-cell>
              <table:table-cell office:value-type="float" office:value="0.0066">
                <text:p>0.0066</text:p>
              </table:table-cell>
              <table:table-cell office:value-type="float" office:value="435605.4324">
                <text:p>435605.4324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6568.328">
                <text:p>436568.328</text:p>
              </table:table-cell>
              <table:table-cell office:value-type="float" office:value="0.34">
                <text:p>0.34</text:p>
              </table:table-cell>
              <table:table-cell office:value-type="float" office:value="218042.136">
                <text:p>218042.136</text:p>
              </table:table-cell>
              <table:table-cell office:value-type="float" office:value="0.0066">
                <text:p>0.0066</text:p>
              </table:table-cell>
              <table:table-cell office:value-type="float" office:value="439208.8524">
                <text:p>439208.8524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0145.072">
                <text:p>440145.072</text:p>
              </table:table-cell>
              <table:table-cell office:value-type="float" office:value="0.3253">
                <text:p>0.3253</text:p>
              </table:table-cell>
              <table:table-cell office:value-type="float" office:value="219841.56">
                <text:p>219841.56</text:p>
              </table:table-cell>
              <table:table-cell office:value-type="float" office:value="0.0066">
                <text:p>0.0066</text:p>
              </table:table-cell>
              <table:table-cell office:value-type="float" office:value="442812.2724">
                <text:p>442812.2724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3762.928">
                <text:p>443762.928</text:p>
              </table:table-cell>
              <table:table-cell office:value-type="float" office:value="0.3133">
                <text:p>0.3133</text:p>
              </table:table-cell>
              <table:table-cell office:value-type="float" office:value="221640.984">
                <text:p>221640.984</text:p>
              </table:table-cell>
              <table:table-cell office:value-type="float" office:value="0.0066">
                <text:p>0.0066</text:p>
              </table:table-cell>
              <table:table-cell office:value-type="float" office:value="446391.6696">
                <text:p>446391.6696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7339.672">
                <text:p>447339.672</text:p>
              </table:table-cell>
              <table:table-cell office:value-type="float" office:value="0.3013">
                <text:p>0.3013</text:p>
              </table:table-cell>
              <table:table-cell office:value-type="float" office:value="223440.408">
                <text:p>223440.408</text:p>
              </table:table-cell>
              <table:table-cell office:value-type="float" office:value="0.0066">
                <text:p>0.0066</text:p>
              </table:table-cell>
              <table:table-cell office:value-type="float" office:value="449995.0896">
                <text:p>449995.0896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0957.528">
                <text:p>450957.528</text:p>
              </table:table-cell>
              <table:table-cell office:value-type="float" office:value="0.2927">
                <text:p>0.2927</text:p>
              </table:table-cell>
              <table:table-cell office:value-type="float" office:value="225239.832">
                <text:p>225239.832</text:p>
              </table:table-cell>
              <table:table-cell office:value-type="float" office:value="0.0066">
                <text:p>0.0066</text:p>
              </table:table-cell>
              <table:table-cell office:value-type="float" office:value="453598.5096">
                <text:p>453598.5096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4534.272">
                <text:p>454534.272</text:p>
              </table:table-cell>
              <table:table-cell office:value-type="float" office:value="0.2853">
                <text:p>0.2853</text:p>
              </table:table-cell>
              <table:table-cell office:value-type="float" office:value="227039.256">
                <text:p>227039.256</text:p>
              </table:table-cell>
              <table:table-cell office:value-type="float" office:value="0.0066">
                <text:p>0.0066</text:p>
              </table:table-cell>
              <table:table-cell office:value-type="float" office:value="457201.9296">
                <text:p>457201.9296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8152.128">
                <text:p>458152.128</text:p>
              </table:table-cell>
              <table:table-cell office:value-type="float" office:value="0.276">
                <text:p>0.276</text:p>
              </table:table-cell>
              <table:table-cell office:value-type="float" office:value="228838.68">
                <text:p>228838.68</text:p>
              </table:table-cell>
              <table:table-cell office:value-type="float" office:value="0.0066">
                <text:p>0.0066</text:p>
              </table:table-cell>
              <table:table-cell office:value-type="float" office:value="460805.3496">
                <text:p>460805.3496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1728.872">
                <text:p>461728.872</text:p>
              </table:table-cell>
              <table:table-cell office:value-type="float" office:value="0.266">
                <text:p>0.266</text:p>
              </table:table-cell>
              <table:table-cell office:value-type="float" office:value="230638.104">
                <text:p>230638.104</text:p>
              </table:table-cell>
              <table:table-cell office:value-type="float" office:value="0.0066">
                <text:p>0.0066</text:p>
              </table:table-cell>
              <table:table-cell office:value-type="float" office:value="464408.7696">
                <text:p>464408.769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5346.728">
                <text:p>465346.728</text:p>
              </table:table-cell>
              <table:table-cell office:value-type="float" office:value="0.2593">
                <text:p>0.2593</text:p>
              </table:table-cell>
              <table:table-cell office:value-type="float" office:value="232437.528">
                <text:p>232437.528</text:p>
              </table:table-cell>
              <table:table-cell office:value-type="float" office:value="0.0059">
                <text:p>0.0059</text:p>
              </table:table-cell>
              <table:table-cell office:value-type="float" office:value="468012.1896">
                <text:p>468012.189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8923.472">
                <text:p>468923.472</text:p>
              </table:table-cell>
              <table:table-cell office:value-type="float" office:value="0.2527">
                <text:p>0.2527</text:p>
              </table:table-cell>
              <table:table-cell office:value-type="float" office:value="234242.064">
                <text:p>234242.064</text:p>
              </table:table-cell>
              <table:table-cell office:value-type="float" office:value="0.0059">
                <text:p>0.0059</text:p>
              </table:table-cell>
              <table:table-cell office:value-type="float" office:value="471591.5868">
                <text:p>471591.5868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2541.328">
                <text:p>472541.328</text:p>
              </table:table-cell>
              <table:table-cell office:value-type="float" office:value="0.2507">
                <text:p>0.2507</text:p>
              </table:table-cell>
              <table:table-cell office:value-type="float" office:value="236041.488">
                <text:p>236041.488</text:p>
              </table:table-cell>
              <table:table-cell office:value-type="float" office:value="0.0059">
                <text:p>0.0059</text:p>
              </table:table-cell>
              <table:table-cell office:value-type="float" office:value="475195.0068">
                <text:p>475195.0068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6118.072">
                <text:p>476118.072</text:p>
              </table:table-cell>
              <table:table-cell office:value-type="float" office:value="0.2467">
                <text:p>0.2467</text:p>
              </table:table-cell>
              <table:table-cell office:value-type="float" office:value="237840.912">
                <text:p>237840.912</text:p>
              </table:table-cell>
              <table:table-cell office:value-type="float" office:value="0.0059">
                <text:p>0.0059</text:p>
              </table:table-cell>
              <table:table-cell office:value-type="float" office:value="478798.4268">
                <text:p>478798.4268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9735.928">
                <text:p>479735.928</text:p>
              </table:table-cell>
              <table:table-cell office:value-type="float" office:value="0.2387">
                <text:p>0.2387</text:p>
              </table:table-cell>
              <table:table-cell office:value-type="float" office:value="239640.336">
                <text:p>239640.336</text:p>
              </table:table-cell>
              <table:table-cell office:value-type="float" office:value="0.0053">
                <text:p>0.0053</text:p>
              </table:table-cell>
              <table:table-cell office:value-type="float" office:value="482401.8468">
                <text:p>482401.8468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3312.672">
                <text:p>483312.672</text:p>
              </table:table-cell>
              <table:table-cell office:value-type="float" office:value="0.232">
                <text:p>0.232</text:p>
              </table:table-cell>
              <table:table-cell office:value-type="float" office:value="241439.76">
                <text:p>241439.76</text:p>
              </table:table-cell>
              <table:table-cell office:value-type="float" office:value="0.0053">
                <text:p>0.0053</text:p>
              </table:table-cell>
              <table:table-cell office:value-type="float" office:value="486005.2668">
                <text:p>486005.2668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6930.528">
                <text:p>486930.528</text:p>
              </table:table-cell>
              <table:table-cell office:value-type="float" office:value="0.2287">
                <text:p>0.2287</text:p>
              </table:table-cell>
              <table:table-cell office:value-type="float" office:value="243239.184">
                <text:p>243239.184</text:p>
              </table:table-cell>
              <table:table-cell office:value-type="float" office:value="0.0053">
                <text:p>0.0053</text:p>
              </table:table-cell>
              <table:table-cell office:value-type="float" office:value="489608.6868">
                <text:p>489608.6868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0548.384">
                <text:p>490548.384</text:p>
              </table:table-cell>
              <table:table-cell office:value-type="float" office:value="0.228">
                <text:p>0.228</text:p>
              </table:table-cell>
              <table:table-cell office:value-type="float" office:value="245038.608">
                <text:p>245038.608</text:p>
              </table:table-cell>
              <table:table-cell office:value-type="float" office:value="0.0053">
                <text:p>0.0053</text:p>
              </table:table-cell>
              <table:table-cell office:value-type="float" office:value="493212.1068">
                <text:p>493212.1068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4125.128">
                <text:p>494125.128</text:p>
              </table:table-cell>
              <table:table-cell office:value-type="float" office:value="0.226">
                <text:p>0.226</text:p>
              </table:table-cell>
              <table:table-cell office:value-type="float" office:value="246838.032">
                <text:p>246838.032</text:p>
              </table:table-cell>
              <table:table-cell office:value-type="float" office:value="0.0046">
                <text:p>0.0046</text:p>
              </table:table-cell>
              <table:table-cell office:value-type="float" office:value="496791.504">
                <text:p>496791.50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7742.984">
                <text:p>497742.984</text:p>
              </table:table-cell>
              <table:table-cell office:value-type="float" office:value="0.228">
                <text:p>0.228</text:p>
              </table:table-cell>
              <table:table-cell office:value-type="float" office:value="248637.456">
                <text:p>248637.456</text:p>
              </table:table-cell>
              <table:table-cell office:value-type="float" office:value="0.0046">
                <text:p>0.0046</text:p>
              </table:table-cell>
              <table:table-cell office:value-type="float" office:value="500394.924">
                <text:p>500394.92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1319.728">
                <text:p>501319.728</text:p>
              </table:table-cell>
              <table:table-cell office:value-type="float" office:value="0.242">
                <text:p>0.242</text:p>
              </table:table-cell>
              <table:table-cell office:value-type="float" office:value="250441.992">
                <text:p>250441.992</text:p>
              </table:table-cell>
              <table:table-cell office:value-type="float" office:value="0.0053">
                <text:p>0.0053</text:p>
              </table:table-cell>
              <table:table-cell office:value-type="float" office:value="503998.344">
                <text:p>503998.34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4937.584">
                <text:p>504937.584</text:p>
              </table:table-cell>
              <table:table-cell office:value-type="float" office:value="0.2527">
                <text:p>0.2527</text:p>
              </table:table-cell>
              <table:table-cell office:value-type="float" office:value="252241.416">
                <text:p>252241.416</text:p>
              </table:table-cell>
              <table:table-cell office:value-type="float" office:value="0.0046">
                <text:p>0.0046</text:p>
              </table:table-cell>
              <table:table-cell office:value-type="float" office:value="507601.764">
                <text:p>507601.76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8514.328">
                <text:p>508514.328</text:p>
              </table:table-cell>
              <table:table-cell office:value-type="float" office:value="0.258">
                <text:p>0.258</text:p>
              </table:table-cell>
              <table:table-cell office:value-type="float" office:value="254040.84">
                <text:p>254040.84</text:p>
              </table:table-cell>
              <table:table-cell office:value-type="float" office:value="0.0046">
                <text:p>0.0046</text:p>
              </table:table-cell>
              <table:table-cell office:value-type="float" office:value="511205.184">
                <text:p>511205.18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2132.184">
                <text:p>512132.184</text:p>
              </table:table-cell>
              <table:table-cell office:value-type="float" office:value="0.2627">
                <text:p>0.2627</text:p>
              </table:table-cell>
              <table:table-cell office:value-type="float" office:value="255840.264">
                <text:p>255840.264</text:p>
              </table:table-cell>
              <table:table-cell office:value-type="float" office:value="0.0046">
                <text:p>0.0046</text:p>
              </table:table-cell>
              <table:table-cell office:value-type="float" office:value="514808.604">
                <text:p>514808.60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5708.928">
                <text:p>515708.928</text:p>
              </table:table-cell>
              <table:table-cell office:value-type="float" office:value="0.26">
                <text:p>0.26</text:p>
              </table:table-cell>
              <table:table-cell office:value-type="float" office:value="257639.688">
                <text:p>257639.688</text:p>
              </table:table-cell>
              <table:table-cell office:value-type="float" office:value="0.0046">
                <text:p>0.0046</text:p>
              </table:table-cell>
              <table:table-cell office:value-type="float" office:value="518412.024">
                <text:p>518412.02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9326.784">
                <text:p>519326.784</text:p>
              </table:table-cell>
              <table:table-cell office:value-type="float" office:value="0.254">
                <text:p>0.254</text:p>
              </table:table-cell>
              <table:table-cell office:value-type="float" office:value="259439.112">
                <text:p>259439.112</text:p>
              </table:table-cell>
              <table:table-cell office:value-type="float" office:value="0.0046">
                <text:p>0.0046</text:p>
              </table:table-cell>
              <table:table-cell office:value-type="float" office:value="521991.4212">
                <text:p>521991.4212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2903.528">
                <text:p>522903.528</text:p>
              </table:table-cell>
              <table:table-cell office:value-type="float" office:value="0.2467">
                <text:p>0.2467</text:p>
              </table:table-cell>
              <table:table-cell office:value-type="float" office:value="261238.536">
                <text:p>261238.536</text:p>
              </table:table-cell>
              <table:table-cell office:value-type="float" office:value="0.0053">
                <text:p>0.0053</text:p>
              </table:table-cell>
              <table:table-cell office:value-type="float" office:value="525594.8412">
                <text:p>525594.8412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6521.384">
                <text:p>526521.384</text:p>
              </table:table-cell>
              <table:table-cell office:value-type="float" office:value="0.2353">
                <text:p>0.2353</text:p>
              </table:table-cell>
              <table:table-cell office:value-type="float" office:value="263037.96">
                <text:p>263037.96</text:p>
              </table:table-cell>
              <table:table-cell office:value-type="float" office:value="0.0053">
                <text:p>0.0053</text:p>
              </table:table-cell>
              <table:table-cell office:value-type="float" office:value="529198.2612">
                <text:p>529198.2612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0098.128">
                <text:p>530098.128</text:p>
              </table:table-cell>
              <table:table-cell office:value-type="float" office:value="0.214">
                <text:p>0.214</text:p>
              </table:table-cell>
              <table:table-cell office:value-type="float" office:value="264842.496">
                <text:p>264842.496</text:p>
              </table:table-cell>
              <table:table-cell office:value-type="float" office:value="0.0053">
                <text:p>0.0053</text:p>
              </table:table-cell>
              <table:table-cell office:value-type="float" office:value="532801.6812">
                <text:p>532801.6812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3715.984">
                <text:p>533715.984</text:p>
              </table:table-cell>
              <table:table-cell office:value-type="float" office:value="0.192">
                <text:p>0.192</text:p>
              </table:table-cell>
              <table:table-cell office:value-type="float" office:value="266641.92">
                <text:p>266641.92</text:p>
              </table:table-cell>
              <table:table-cell office:value-type="float" office:value="0.0053">
                <text:p>0.0053</text:p>
              </table:table-cell>
              <table:table-cell office:value-type="float" office:value="536405.1012">
                <text:p>536405.1012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7292.728">
                <text:p>537292.728</text:p>
              </table:table-cell>
              <table:table-cell office:value-type="float" office:value="0.176">
                <text:p>0.176</text:p>
              </table:table-cell>
              <table:table-cell office:value-type="float" office:value="268441.344">
                <text:p>268441.344</text:p>
              </table:table-cell>
              <table:table-cell office:value-type="float" office:value="0.0053">
                <text:p>0.0053</text:p>
              </table:table-cell>
              <table:table-cell office:value-type="float" office:value="540008.5212">
                <text:p>540008.5212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0910.584">
                <text:p>540910.584</text:p>
              </table:table-cell>
              <table:table-cell office:value-type="float" office:value="0.17">
                <text:p>0.17</text:p>
              </table:table-cell>
              <table:table-cell office:value-type="float" office:value="270240.768">
                <text:p>270240.768</text:p>
              </table:table-cell>
              <table:table-cell office:value-type="float" office:value="0.0053">
                <text:p>0.0053</text:p>
              </table:table-cell>
              <table:table-cell office:value-type="float" office:value="543611.9412">
                <text:p>543611.9412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4487.328">
                <text:p>544487.328</text:p>
              </table:table-cell>
              <table:table-cell office:value-type="float" office:value="0.164">
                <text:p>0.164</text:p>
              </table:table-cell>
              <table:table-cell office:value-type="float" office:value="272040.192">
                <text:p>272040.192</text:p>
              </table:table-cell>
              <table:table-cell office:value-type="float" office:value="0.0053">
                <text:p>0.0053</text:p>
              </table:table-cell>
              <table:table-cell office:value-type="float" office:value="547191.3384">
                <text:p>547191.3384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8105.184">
                <text:p>548105.184</text:p>
              </table:table-cell>
              <table:table-cell office:value-type="float" office:value="0.1627">
                <text:p>0.1627</text:p>
              </table:table-cell>
              <table:table-cell office:value-type="float" office:value="273839.616">
                <text:p>273839.616</text:p>
              </table:table-cell>
              <table:table-cell office:value-type="float" office:value="0.0053">
                <text:p>0.0053</text:p>
              </table:table-cell>
              <table:table-cell office:value-type="float" office:value="550794.7584">
                <text:p>550794.7584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1681.928">
                <text:p>551681.928</text:p>
              </table:table-cell>
              <table:table-cell office:value-type="float" office:value="0.1627">
                <text:p>0.1627</text:p>
              </table:table-cell>
              <table:table-cell office:value-type="float" office:value="275639.04">
                <text:p>275639.04</text:p>
              </table:table-cell>
              <table:table-cell office:value-type="float" office:value="0.0046">
                <text:p>0.0046</text:p>
              </table:table-cell>
              <table:table-cell office:value-type="float" office:value="554398.1784">
                <text:p>554398.1784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5299.784">
                <text:p>555299.784</text:p>
              </table:table-cell>
              <table:table-cell office:value-type="float" office:value="0.1613">
                <text:p>0.1613</text:p>
              </table:table-cell>
              <table:table-cell office:value-type="float" office:value="277438.464">
                <text:p>277438.464</text:p>
              </table:table-cell>
              <table:table-cell office:value-type="float" office:value="0.0046">
                <text:p>0.0046</text:p>
              </table:table-cell>
              <table:table-cell office:value-type="float" office:value="558001.5984">
                <text:p>558001.5984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8917.64">
                <text:p>558917.64</text:p>
              </table:table-cell>
              <table:table-cell office:value-type="float" office:value="0.1607">
                <text:p>0.1607</text:p>
              </table:table-cell>
              <table:table-cell office:value-type="float" office:value="279237.888">
                <text:p>279237.888</text:p>
              </table:table-cell>
              <table:table-cell office:value-type="float" office:value="0.0046">
                <text:p>0.0046</text:p>
              </table:table-cell>
              <table:table-cell office:value-type="float" office:value="561605.0184">
                <text:p>561605.018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2494.384">
                <text:p>562494.384</text:p>
              </table:table-cell>
              <table:table-cell office:value-type="float" office:value="0.1613">
                <text:p>0.1613</text:p>
              </table:table-cell>
              <table:table-cell office:value-type="float" office:value="281042.424">
                <text:p>281042.424</text:p>
              </table:table-cell>
              <table:table-cell office:value-type="float" office:value="0.0046">
                <text:p>0.0046</text:p>
              </table:table-cell>
              <table:table-cell office:value-type="float" office:value="565208.4384">
                <text:p>565208.438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6112.24">
                <text:p>566112.24</text:p>
              </table:table-cell>
              <table:table-cell office:value-type="float" office:value="0.1593">
                <text:p>0.1593</text:p>
              </table:table-cell>
              <table:table-cell office:value-type="float" office:value="282841.848">
                <text:p>282841.848</text:p>
              </table:table-cell>
              <table:table-cell office:value-type="float" office:value="0.0046">
                <text:p>0.0046</text:p>
              </table:table-cell>
              <table:table-cell office:value-type="float" office:value="568811.8584">
                <text:p>568811.8584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9688.984">
                <text:p>569688.984</text:p>
              </table:table-cell>
              <table:table-cell office:value-type="float" office:value="0.158">
                <text:p>0.158</text:p>
              </table:table-cell>
              <table:table-cell office:value-type="float" office:value="284641.272">
                <text:p>284641.272</text:p>
              </table:table-cell>
              <table:table-cell office:value-type="float" office:value="0.0046">
                <text:p>0.0046</text:p>
              </table:table-cell>
              <table:table-cell office:value-type="float" office:value="572391.2556">
                <text:p>572391.2556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3306.84">
                <text:p>573306.84</text:p>
              </table:table-cell>
              <table:table-cell office:value-type="float" office:value="0.1513">
                <text:p>0.1513</text:p>
              </table:table-cell>
              <table:table-cell office:value-type="float" office:value="286440.696">
                <text:p>286440.696</text:p>
              </table:table-cell>
              <table:table-cell office:value-type="float" office:value="0.0046">
                <text:p>0.0046</text:p>
              </table:table-cell>
              <table:table-cell office:value-type="float" office:value="575994.6756">
                <text:p>575994.675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6883.584">
                <text:p>576883.584</text:p>
              </table:table-cell>
              <table:table-cell office:value-type="float" office:value="0.1447">
                <text:p>0.1447</text:p>
              </table:table-cell>
              <table:table-cell office:value-type="float" office:value="288240.12">
                <text:p>288240.12</text:p>
              </table:table-cell>
              <table:table-cell office:value-type="float" office:value="0.0039">
                <text:p>0.0039</text:p>
              </table:table-cell>
              <table:table-cell office:value-type="float" office:value="579598.0956">
                <text:p>579598.095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0501.44">
                <text:p>580501.44</text:p>
              </table:table-cell>
              <table:table-cell office:value-type="float" office:value="0.142">
                <text:p>0.142</text:p>
              </table:table-cell>
              <table:table-cell office:value-type="float" office:value="290039.544">
                <text:p>290039.544</text:p>
              </table:table-cell>
              <table:table-cell office:value-type="float" office:value="0.0039">
                <text:p>0.0039</text:p>
              </table:table-cell>
              <table:table-cell office:value-type="float" office:value="583201.5156">
                <text:p>583201.515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4078.184">
                <text:p>584078.184</text:p>
              </table:table-cell>
              <table:table-cell office:value-type="float" office:value="0.14">
                <text:p>0.14</text:p>
              </table:table-cell>
              <table:table-cell office:value-type="float" office:value="291838.968">
                <text:p>291838.968</text:p>
              </table:table-cell>
              <table:table-cell office:value-type="float" office:value="0.0039">
                <text:p>0.0039</text:p>
              </table:table-cell>
              <table:table-cell office:value-type="float" office:value="586804.9356">
                <text:p>586804.935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7696.04">
                <text:p>587696.04</text:p>
              </table:table-cell>
              <table:table-cell office:value-type="float" office:value="0.1387">
                <text:p>0.1387</text:p>
              </table:table-cell>
              <table:table-cell office:value-type="float" office:value="293638.392">
                <text:p>293638.392</text:p>
              </table:table-cell>
              <table:table-cell office:value-type="float" office:value="0.0039">
                <text:p>0.0039</text:p>
              </table:table-cell>
              <table:table-cell office:value-type="float" office:value="590408.3556">
                <text:p>590408.355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1272.784">
                <text:p>591272.784</text:p>
              </table:table-cell>
              <table:table-cell office:value-type="float" office:value="0.142">
                <text:p>0.142</text:p>
              </table:table-cell>
              <table:table-cell office:value-type="float" office:value="295437.816">
                <text:p>295437.816</text:p>
              </table:table-cell>
              <table:table-cell office:value-type="float" office:value="0.0039">
                <text:p>0.0039</text:p>
              </table:table-cell>
              <table:table-cell office:value-type="float" office:value="594011.7756">
                <text:p>594011.7756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4890.64">
                <text:p>594890.64</text:p>
              </table:table-cell>
              <table:table-cell office:value-type="float" office:value="0.148">
                <text:p>0.148</text:p>
              </table:table-cell>
              <table:table-cell office:value-type="float" office:value="297242.352">
                <text:p>297242.352</text:p>
              </table:table-cell>
              <table:table-cell office:value-type="float" office:value="0.0039">
                <text:p>0.0039</text:p>
              </table:table-cell>
              <table:table-cell office:value-type="float" office:value="597591.1728">
                <text:p>597591.172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8467.384">
                <text:p>598467.384</text:p>
              </table:table-cell>
              <table:table-cell office:value-type="float" office:value="0.1573">
                <text:p>0.1573</text:p>
              </table:table-cell>
              <table:table-cell office:value-type="float" office:value="299041.776">
                <text:p>299041.776</text:p>
              </table:table-cell>
              <table:table-cell office:value-type="float" office:value="0.0039">
                <text:p>0.0039</text:p>
              </table:table-cell>
              <table:table-cell office:value-type="float" office:value="601194.5928">
                <text:p>601194.5928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2085.24">
                <text:p>602085.24</text:p>
              </table:table-cell>
              <table:table-cell office:value-type="float" office:value="0.1573">
                <text:p>0.1573</text:p>
              </table:table-cell>
              <table:table-cell office:value-type="float" office:value="300841.2">
                <text:p>300841.2</text:p>
              </table:table-cell>
              <table:table-cell office:value-type="float" office:value="0.0039">
                <text:p>0.0039</text:p>
              </table:table-cell>
              <table:table-cell office:value-type="float" office:value="604798.0128">
                <text:p>604798.0128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5661.984">
                <text:p>605661.984</text:p>
              </table:table-cell>
              <table:table-cell office:value-type="float" office:value="0.158">
                <text:p>0.158</text:p>
              </table:table-cell>
              <table:table-cell office:value-type="float" office:value="302640.624">
                <text:p>302640.624</text:p>
              </table:table-cell>
              <table:table-cell office:value-type="float" office:value="0.0039">
                <text:p>0.0039</text:p>
              </table:table-cell>
              <table:table-cell office:value-type="float" office:value="608401.4328">
                <text:p>608401.4328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9279.84">
                <text:p>609279.84</text:p>
              </table:table-cell>
              <table:table-cell office:value-type="float" office:value="0.1567">
                <text:p>0.1567</text:p>
              </table:table-cell>
              <table:table-cell office:value-type="float" office:value="304440.048">
                <text:p>304440.048</text:p>
              </table:table-cell>
              <table:table-cell office:value-type="float" office:value="0.0039">
                <text:p>0.0039</text:p>
              </table:table-cell>
              <table:table-cell office:value-type="float" office:value="612004.8528">
                <text:p>612004.8528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2856.584">
                <text:p>612856.584</text:p>
              </table:table-cell>
              <table:table-cell office:value-type="float" office:value="0.1493">
                <text:p>0.1493</text:p>
              </table:table-cell>
              <table:table-cell office:value-type="float" office:value="306239.472">
                <text:p>306239.472</text:p>
              </table:table-cell>
              <table:table-cell office:value-type="float" office:value="0.0039">
                <text:p>0.0039</text:p>
              </table:table-cell>
              <table:table-cell office:value-type="float" office:value="615608.2728">
                <text:p>615608.2728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6474.44">
                <text:p>616474.44</text:p>
              </table:table-cell>
              <table:table-cell office:value-type="float" office:value="0.136">
                <text:p>0.136</text:p>
              </table:table-cell>
              <table:table-cell office:value-type="float" office:value="308038.896">
                <text:p>308038.896</text:p>
              </table:table-cell>
              <table:table-cell office:value-type="float" office:value="0.0039">
                <text:p>0.0039</text:p>
              </table:table-cell>
              <table:table-cell office:value-type="float" office:value="619211.6928">
                <text:p>619211.6928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0092.296">
                <text:p>620092.296</text:p>
              </table:table-cell>
              <table:table-cell office:value-type="float" office:value="0.1213">
                <text:p>0.1213</text:p>
              </table:table-cell>
              <table:table-cell office:value-type="float" office:value="309838.32">
                <text:p>309838.32</text:p>
              </table:table-cell>
              <table:table-cell office:value-type="float" office:value="0.0039">
                <text:p>0.0039</text:p>
              </table:table-cell>
              <table:table-cell office:value-type="float" office:value="622791.09">
                <text:p>622791.09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3669.04">
                <text:p>623669.04</text:p>
              </table:table-cell>
              <table:table-cell office:value-type="float" office:value="0.1127">
                <text:p>0.1127</text:p>
              </table:table-cell>
              <table:table-cell office:value-type="float" office:value="311637.744">
                <text:p>311637.744</text:p>
              </table:table-cell>
              <table:table-cell office:value-type="float" office:value="0.0039">
                <text:p>0.0039</text:p>
              </table:table-cell>
              <table:table-cell office:value-type="float" office:value="626394.51">
                <text:p>626394.5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7286.896">
                <text:p>627286.896</text:p>
              </table:table-cell>
              <table:table-cell office:value-type="float" office:value="0.1107">
                <text:p>0.1107</text:p>
              </table:table-cell>
              <table:table-cell office:value-type="float" office:value="313442.28">
                <text:p>313442.28</text:p>
              </table:table-cell>
              <table:table-cell office:value-type="float" office:value="0.0039">
                <text:p>0.0039</text:p>
              </table:table-cell>
              <table:table-cell office:value-type="float" office:value="629997.93">
                <text:p>629997.93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0863.64">
                <text:p>630863.64</text:p>
              </table:table-cell>
              <table:table-cell office:value-type="float" office:value="0.1087">
                <text:p>0.1087</text:p>
              </table:table-cell>
              <table:table-cell office:value-type="float" office:value="315241.704">
                <text:p>315241.704</text:p>
              </table:table-cell>
              <table:table-cell office:value-type="float" office:value="0.0039">
                <text:p>0.0039</text:p>
              </table:table-cell>
              <table:table-cell office:value-type="float" office:value="633601.35">
                <text:p>633601.35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4481.496">
                <text:p>634481.496</text:p>
              </table:table-cell>
              <table:table-cell office:value-type="float" office:value="0.11">
                <text:p>0.11</text:p>
              </table:table-cell>
              <table:table-cell office:value-type="float" office:value="317041.128">
                <text:p>317041.128</text:p>
              </table:table-cell>
              <table:table-cell office:value-type="float" office:value="0.0039">
                <text:p>0.0039</text:p>
              </table:table-cell>
              <table:table-cell office:value-type="float" office:value="637204.77">
                <text:p>637204.77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38058.24">
                <text:p>638058.24</text:p>
              </table:table-cell>
              <table:table-cell office:value-type="float" office:value="0.1127">
                <text:p>0.1127</text:p>
              </table:table-cell>
              <table:table-cell office:value-type="float" office:value="318840.552">
                <text:p>318840.552</text:p>
              </table:table-cell>
              <table:table-cell office:value-type="float" office:value="0.0039">
                <text:p>0.0039</text:p>
              </table:table-cell>
              <table:table-cell office:value-type="float" office:value="640808.19">
                <text:p>640808.19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1676.096">
                <text:p>641676.096</text:p>
              </table:table-cell>
              <table:table-cell office:value-type="float" office:value="0.114">
                <text:p>0.114</text:p>
              </table:table-cell>
              <table:table-cell office:value-type="float" office:value="320639.976">
                <text:p>320639.976</text:p>
              </table:table-cell>
              <table:table-cell office:value-type="float" office:value="0.0039">
                <text:p>0.0039</text:p>
              </table:table-cell>
              <table:table-cell office:value-type="float" office:value="644411.61">
                <text:p>644411.6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45252.84">
                <text:p>645252.84</text:p>
              </table:table-cell>
              <table:table-cell office:value-type="float" office:value="0.116">
                <text:p>0.116</text:p>
              </table:table-cell>
              <table:table-cell office:value-type="float" office:value="322439.4">
                <text:p>322439.4</text:p>
              </table:table-cell>
              <table:table-cell office:value-type="float" office:value="0.0039">
                <text:p>0.0039</text:p>
              </table:table-cell>
              <table:table-cell office:value-type="float" office:value="647991.0072">
                <text:p>647991.007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48870.696">
                <text:p>648870.696</text:p>
              </table:table-cell>
              <table:table-cell office:value-type="float" office:value="0.1173">
                <text:p>0.1173</text:p>
              </table:table-cell>
              <table:table-cell office:value-type="float" office:value="324238.824">
                <text:p>324238.824</text:p>
              </table:table-cell>
              <table:table-cell office:value-type="float" office:value="0.0039">
                <text:p>0.0039</text:p>
              </table:table-cell>
              <table:table-cell office:value-type="float" office:value="651594.4272">
                <text:p>651594.427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2447.44">
                <text:p>652447.44</text:p>
              </table:table-cell>
              <table:table-cell office:value-type="float" office:value="0.1207">
                <text:p>0.1207</text:p>
              </table:table-cell>
              <table:table-cell office:value-type="float" office:value="326038.248">
                <text:p>326038.248</text:p>
              </table:table-cell>
              <table:table-cell office:value-type="float" office:value="0.0039">
                <text:p>0.0039</text:p>
              </table:table-cell>
              <table:table-cell office:value-type="float" office:value="655197.8472">
                <text:p>655197.847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6065.296">
                <text:p>656065.296</text:p>
              </table:table-cell>
              <table:table-cell office:value-type="float" office:value="0.1207">
                <text:p>0.1207</text:p>
              </table:table-cell>
              <table:table-cell office:value-type="float" office:value="327837.672">
                <text:p>327837.672</text:p>
              </table:table-cell>
              <table:table-cell office:value-type="float" office:value="0.0039">
                <text:p>0.0039</text:p>
              </table:table-cell>
              <table:table-cell office:value-type="float" office:value="658801.2672">
                <text:p>658801.267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9642.04">
                <text:p>659642.04</text:p>
              </table:table-cell>
              <table:table-cell office:value-type="float" office:value="0.1187">
                <text:p>0.1187</text:p>
              </table:table-cell>
              <table:table-cell office:value-type="float" office:value="329642.208">
                <text:p>329642.208</text:p>
              </table:table-cell>
              <table:table-cell office:value-type="float" office:value="0.0033">
                <text:p>0.0033</text:p>
              </table:table-cell>
              <table:table-cell office:value-type="float" office:value="662404.6872">
                <text:p>662404.687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3259.896">
                <text:p>663259.896</text:p>
              </table:table-cell>
              <table:table-cell office:value-type="float" office:value="0.116">
                <text:p>0.116</text:p>
              </table:table-cell>
              <table:table-cell office:value-type="float" office:value="331441.632">
                <text:p>331441.632</text:p>
              </table:table-cell>
              <table:table-cell office:value-type="float" office:value="0.0033">
                <text:p>0.0033</text:p>
              </table:table-cell>
              <table:table-cell office:value-type="float" office:value="666008.1072">
                <text:p>666008.107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66836.64">
                <text:p>666836.64</text:p>
              </table:table-cell>
              <table:table-cell office:value-type="float" office:value="0.114">
                <text:p>0.114</text:p>
              </table:table-cell>
              <table:table-cell office:value-type="float" office:value="333241.056">
                <text:p>333241.056</text:p>
              </table:table-cell>
              <table:table-cell office:value-type="float" office:value="0.0033">
                <text:p>0.0033</text:p>
              </table:table-cell>
              <table:table-cell office:value-type="float" office:value="669611.5272">
                <text:p>669611.527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70454.496">
                <text:p>670454.496</text:p>
              </table:table-cell>
              <table:table-cell office:value-type="float" office:value="0.1133">
                <text:p>0.1133</text:p>
              </table:table-cell>
              <table:table-cell office:value-type="float" office:value="335040.48">
                <text:p>335040.48</text:p>
              </table:table-cell>
              <table:table-cell office:value-type="float" office:value="0.0033">
                <text:p>0.0033</text:p>
              </table:table-cell>
              <table:table-cell office:value-type="float" office:value="673190.9244">
                <text:p>673190.924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4031.24">
                <text:p>674031.24</text:p>
              </table:table-cell>
              <table:table-cell office:value-type="float" office:value="0.1127">
                <text:p>0.1127</text:p>
              </table:table-cell>
              <table:table-cell office:value-type="float" office:value="336839.904">
                <text:p>336839.904</text:p>
              </table:table-cell>
              <table:table-cell office:value-type="float" office:value="0.0033">
                <text:p>0.0033</text:p>
              </table:table-cell>
              <table:table-cell office:value-type="float" office:value="676794.3444">
                <text:p>676794.3444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77649.096">
                <text:p>677649.096</text:p>
              </table:table-cell>
              <table:table-cell office:value-type="float" office:value="0.1087">
                <text:p>0.1087</text:p>
              </table:table-cell>
              <table:table-cell office:value-type="float" office:value="338639.328">
                <text:p>338639.328</text:p>
              </table:table-cell>
              <table:table-cell office:value-type="float" office:value="0.0033">
                <text:p>0.0033</text:p>
              </table:table-cell>
              <table:table-cell office:value-type="float" office:value="680397.7644">
                <text:p>680397.7644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1225.84">
                <text:p>681225.84</text:p>
              </table:table-cell>
              <table:table-cell office:value-type="float" office:value="0.11">
                <text:p>0.11</text:p>
              </table:table-cell>
              <table:table-cell office:value-type="float" office:value="340438.752">
                <text:p>340438.752</text:p>
              </table:table-cell>
              <table:table-cell office:value-type="float" office:value="0.0033">
                <text:p>0.0033</text:p>
              </table:table-cell>
              <table:table-cell office:value-type="float" office:value="684001.1844">
                <text:p>684001.1844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84843.696">
                <text:p>684843.696</text:p>
              </table:table-cell>
              <table:table-cell office:value-type="float" office:value="0.1133">
                <text:p>0.1133</text:p>
              </table:table-cell>
              <table:table-cell office:value-type="float" office:value="342238.176">
                <text:p>342238.176</text:p>
              </table:table-cell>
              <table:table-cell office:value-type="float" office:value="0.0033">
                <text:p>0.0033</text:p>
              </table:table-cell>
              <table:table-cell office:value-type="float" office:value="687604.6044">
                <text:p>687604.6044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8461.552">
                <text:p>688461.552</text:p>
              </table:table-cell>
              <table:table-cell office:value-type="float" office:value="0.1167">
                <text:p>0.1167</text:p>
              </table:table-cell>
              <table:table-cell office:value-type="float" office:value="344037.6">
                <text:p>344037.6</text:p>
              </table:table-cell>
              <table:table-cell office:value-type="float" office:value="0.0033">
                <text:p>0.0033</text:p>
              </table:table-cell>
              <table:table-cell office:value-type="float" office:value="691208.0244">
                <text:p>691208.0244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2038.296">
                <text:p>692038.296</text:p>
              </table:table-cell>
              <table:table-cell office:value-type="float" office:value="0.1153">
                <text:p>0.1153</text:p>
              </table:table-cell>
              <table:table-cell office:value-type="float" office:value="345842.136">
                <text:p>345842.136</text:p>
              </table:table-cell>
              <table:table-cell office:value-type="float" office:value="0.0033">
                <text:p>0.0033</text:p>
              </table:table-cell>
              <table:table-cell office:value-type="float" office:value="694811.4444">
                <text:p>694811.444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95656.152">
                <text:p>695656.152</text:p>
              </table:table-cell>
              <table:table-cell office:value-type="float" office:value="0.1113">
                <text:p>0.1113</text:p>
              </table:table-cell>
              <table:table-cell office:value-type="float" office:value="347641.56">
                <text:p>347641.56</text:p>
              </table:table-cell>
              <table:table-cell office:value-type="float" office:value="0.0033">
                <text:p>0.0033</text:p>
              </table:table-cell>
              <table:table-cell office:value-type="float" office:value="698390.8416">
                <text:p>698390.84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9232.896">
                <text:p>699232.896</text:p>
              </table:table-cell>
              <table:table-cell office:value-type="float" office:value="0.106">
                <text:p>0.106</text:p>
              </table:table-cell>
              <table:table-cell office:value-type="float" office:value="349440.984">
                <text:p>349440.984</text:p>
              </table:table-cell>
              <table:table-cell office:value-type="float" office:value="0.0026">
                <text:p>0.0026</text:p>
              </table:table-cell>
              <table:table-cell office:value-type="float" office:value="701994.2616">
                <text:p>701994.261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2850.752">
                <text:p>702850.752</text:p>
              </table:table-cell>
              <table:table-cell office:value-type="float" office:value="0.0993">
                <text:p>0.0993</text:p>
              </table:table-cell>
              <table:table-cell office:value-type="float" office:value="351240.408">
                <text:p>351240.408</text:p>
              </table:table-cell>
              <table:table-cell office:value-type="float" office:value="0.0033">
                <text:p>0.0033</text:p>
              </table:table-cell>
              <table:table-cell office:value-type="float" office:value="705597.6816">
                <text:p>705597.681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6427.496">
                <text:p>706427.496</text:p>
              </table:table-cell>
              <table:table-cell office:value-type="float" office:value="0.0953">
                <text:p>0.0953</text:p>
              </table:table-cell>
              <table:table-cell office:value-type="float" office:value="353039.832">
                <text:p>353039.832</text:p>
              </table:table-cell>
              <table:table-cell office:value-type="float" office:value="0.0026">
                <text:p>0.0026</text:p>
              </table:table-cell>
              <table:table-cell office:value-type="float" office:value="709201.1016">
                <text:p>709201.101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0045.352">
                <text:p>710045.352</text:p>
              </table:table-cell>
              <table:table-cell office:value-type="float" office:value="0.0967">
                <text:p>0.0967</text:p>
              </table:table-cell>
              <table:table-cell office:value-type="float" office:value="354839.256">
                <text:p>354839.256</text:p>
              </table:table-cell>
              <table:table-cell office:value-type="float" office:value="0.0026">
                <text:p>0.0026</text:p>
              </table:table-cell>
              <table:table-cell office:value-type="float" office:value="712804.5216">
                <text:p>712804.521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3622.096">
                <text:p>713622.096</text:p>
              </table:table-cell>
              <table:table-cell office:value-type="float" office:value="0.0993">
                <text:p>0.0993</text:p>
              </table:table-cell>
              <table:table-cell office:value-type="float" office:value="356638.68">
                <text:p>356638.68</text:p>
              </table:table-cell>
              <table:table-cell office:value-type="float" office:value="0.0026">
                <text:p>0.0026</text:p>
              </table:table-cell>
              <table:table-cell office:value-type="float" office:value="716407.9416">
                <text:p>716407.94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7239.952">
                <text:p>717239.952</text:p>
              </table:table-cell>
              <table:table-cell office:value-type="float" office:value="0.1027">
                <text:p>0.1027</text:p>
              </table:table-cell>
              <table:table-cell office:value-type="float" office:value="358438.104">
                <text:p>358438.104</text:p>
              </table:table-cell>
              <table:table-cell office:value-type="float" office:value="0.0033">
                <text:p>0.0033</text:p>
              </table:table-cell>
              <table:table-cell office:value-type="float" office:value="720011.3616">
                <text:p>720011.3616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0816.696">
                <text:p>720816.696</text:p>
              </table:table-cell>
              <table:table-cell office:value-type="float" office:value="0.1053">
                <text:p>0.1053</text:p>
              </table:table-cell>
              <table:table-cell office:value-type="float" office:value="360237.528">
                <text:p>360237.528</text:p>
              </table:table-cell>
              <table:table-cell office:value-type="float" office:value="0.0026">
                <text:p>0.0026</text:p>
              </table:table-cell>
              <table:table-cell office:value-type="float" office:value="723590.7588">
                <text:p>723590.7588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4434.552">
                <text:p>724434.552</text:p>
              </table:table-cell>
              <table:table-cell office:value-type="float" office:value="0.1073">
                <text:p>0.1073</text:p>
              </table:table-cell>
              <table:table-cell office:value-type="float" office:value="362042.064">
                <text:p>362042.064</text:p>
              </table:table-cell>
              <table:table-cell office:value-type="float" office:value="0.0033">
                <text:p>0.0033</text:p>
              </table:table-cell>
              <table:table-cell office:value-type="float" office:value="727194.1788">
                <text:p>727194.178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8011.296">
                <text:p>728011.296</text:p>
              </table:table-cell>
              <table:table-cell office:value-type="float" office:value="0.1093">
                <text:p>0.1093</text:p>
              </table:table-cell>
              <table:table-cell office:value-type="float" office:value="363841.488">
                <text:p>363841.488</text:p>
              </table:table-cell>
              <table:table-cell office:value-type="float" office:value="0.0026">
                <text:p>0.0026</text:p>
              </table:table-cell>
              <table:table-cell office:value-type="float" office:value="730797.5988">
                <text:p>730797.5988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1629.152">
                <text:p>731629.152</text:p>
              </table:table-cell>
              <table:table-cell office:value-type="float" office:value="0.112">
                <text:p>0.112</text:p>
              </table:table-cell>
              <table:table-cell office:value-type="float" office:value="365640.912">
                <text:p>365640.912</text:p>
              </table:table-cell>
              <table:table-cell office:value-type="float" office:value="0.0026">
                <text:p>0.0026</text:p>
              </table:table-cell>
              <table:table-cell office:value-type="float" office:value="734401.0188">
                <text:p>734401.0188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5205.896">
                <text:p>735205.896</text:p>
              </table:table-cell>
              <table:table-cell office:value-type="float" office:value="0.1133">
                <text:p>0.1133</text:p>
              </table:table-cell>
              <table:table-cell office:value-type="float" office:value="367440.336">
                <text:p>367440.336</text:p>
              </table:table-cell>
              <table:table-cell office:value-type="float" office:value="0.0026">
                <text:p>0.0026</text:p>
              </table:table-cell>
              <table:table-cell office:value-type="float" office:value="738004.4388">
                <text:p>738004.438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8823.752">
                <text:p>738823.752</text:p>
              </table:table-cell>
              <table:table-cell office:value-type="float" office:value="0.1147">
                <text:p>0.1147</text:p>
              </table:table-cell>
              <table:table-cell office:value-type="float" office:value="369239.76">
                <text:p>369239.76</text:p>
              </table:table-cell>
              <table:table-cell office:value-type="float" office:value="0.0026">
                <text:p>0.0026</text:p>
              </table:table-cell>
              <table:table-cell office:value-type="float" office:value="741607.8588">
                <text:p>741607.858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2400.496">
                <text:p>742400.496</text:p>
              </table:table-cell>
              <table:table-cell office:value-type="float" office:value="0.118">
                <text:p>0.118</text:p>
              </table:table-cell>
              <table:table-cell office:value-type="float" office:value="371039.184">
                <text:p>371039.184</text:p>
              </table:table-cell>
              <table:table-cell office:value-type="float" office:value="0.0026">
                <text:p>0.0026</text:p>
              </table:table-cell>
              <table:table-cell office:value-type="float" office:value="745211.2788">
                <text:p>745211.2788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46018.352">
                <text:p>746018.352</text:p>
              </table:table-cell>
              <table:table-cell office:value-type="float" office:value="0.1227">
                <text:p>0.1227</text:p>
              </table:table-cell>
              <table:table-cell office:value-type="float" office:value="372838.608">
                <text:p>372838.608</text:p>
              </table:table-cell>
              <table:table-cell office:value-type="float" office:value="0.0026">
                <text:p>0.0026</text:p>
              </table:table-cell>
              <table:table-cell office:value-type="float" office:value="748790.676">
                <text:p>748790.676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9636.208">
                <text:p>749636.208</text:p>
              </table:table-cell>
              <table:table-cell office:value-type="float" office:value="0.124">
                <text:p>0.124</text:p>
              </table:table-cell>
              <table:table-cell office:value-type="float" office:value="374638.032">
                <text:p>374638.032</text:p>
              </table:table-cell>
              <table:table-cell office:value-type="float" office:value="0.0026">
                <text:p>0.0026</text:p>
              </table:table-cell>
              <table:table-cell office:value-type="float" office:value="752394.096">
                <text:p>752394.096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53212.952">
                <text:p>753212.952</text:p>
              </table:table-cell>
              <table:table-cell office:value-type="float" office:value="0.1207">
                <text:p>0.1207</text:p>
              </table:table-cell>
              <table:table-cell office:value-type="float" office:value="376437.456">
                <text:p>376437.456</text:p>
              </table:table-cell>
              <table:table-cell office:value-type="float" office:value="0.0026">
                <text:p>0.0026</text:p>
              </table:table-cell>
              <table:table-cell office:value-type="float" office:value="755997.516">
                <text:p>755997.516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56830.808">
                <text:p>756830.808</text:p>
              </table:table-cell>
              <table:table-cell office:value-type="float" office:value="0.1127">
                <text:p>0.1127</text:p>
              </table:table-cell>
              <table:table-cell office:value-type="float" office:value="378241.992">
                <text:p>378241.992</text:p>
              </table:table-cell>
              <table:table-cell office:value-type="float" office:value="0.0026">
                <text:p>0.0026</text:p>
              </table:table-cell>
              <table:table-cell office:value-type="float" office:value="759600.936">
                <text:p>759600.93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0407.552">
                <text:p>760407.552</text:p>
              </table:table-cell>
              <table:table-cell office:value-type="float" office:value="0.106">
                <text:p>0.106</text:p>
              </table:table-cell>
              <table:table-cell office:value-type="float" office:value="380041.416">
                <text:p>380041.416</text:p>
              </table:table-cell>
              <table:table-cell office:value-type="float" office:value="0.0026">
                <text:p>0.0026</text:p>
              </table:table-cell>
              <table:table-cell office:value-type="float" office:value="763204.356">
                <text:p>763204.35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4025.408">
                <text:p>764025.408</text:p>
              </table:table-cell>
              <table:table-cell office:value-type="float" office:value="0.1013">
                <text:p>0.1013</text:p>
              </table:table-cell>
              <table:table-cell office:value-type="float" office:value="381840.84">
                <text:p>381840.84</text:p>
              </table:table-cell>
              <table:table-cell office:value-type="float" office:value="0.0026">
                <text:p>0.0026</text:p>
              </table:table-cell>
              <table:table-cell office:value-type="float" office:value="766807.776">
                <text:p>766807.77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7602.152">
                <text:p>767602.152</text:p>
              </table:table-cell>
              <table:table-cell office:value-type="float" office:value="0.0993">
                <text:p>0.0993</text:p>
              </table:table-cell>
              <table:table-cell office:value-type="float" office:value="383640.264">
                <text:p>383640.264</text:p>
              </table:table-cell>
              <table:table-cell office:value-type="float" office:value="0.0026">
                <text:p>0.0026</text:p>
              </table:table-cell>
              <table:table-cell office:value-type="float" office:value="770411.196">
                <text:p>770411.19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1220.008">
                <text:p>771220.008</text:p>
              </table:table-cell>
              <table:table-cell office:value-type="float" office:value="0.098">
                <text:p>0.098</text:p>
              </table:table-cell>
              <table:table-cell office:value-type="float" office:value="385439.688">
                <text:p>385439.688</text:p>
              </table:table-cell>
              <table:table-cell office:value-type="float" office:value="0.0026">
                <text:p>0.0026</text:p>
              </table:table-cell>
              <table:table-cell office:value-type="float" office:value="773990.5932">
                <text:p>773990.593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4796.752">
                <text:p>774796.752</text:p>
              </table:table-cell>
              <table:table-cell office:value-type="float" office:value="0.0967">
                <text:p>0.0967</text:p>
              </table:table-cell>
              <table:table-cell office:value-type="float" office:value="387239.112">
                <text:p>387239.112</text:p>
              </table:table-cell>
              <table:table-cell office:value-type="float" office:value="0.0026">
                <text:p>0.0026</text:p>
              </table:table-cell>
              <table:table-cell office:value-type="float" office:value="777594.0132">
                <text:p>777594.013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8414.608">
                <text:p>778414.608</text:p>
              </table:table-cell>
              <table:table-cell office:value-type="float" office:value="0.0967">
                <text:p>0.0967</text:p>
              </table:table-cell>
              <table:table-cell office:value-type="float" office:value="389038.536">
                <text:p>389038.536</text:p>
              </table:table-cell>
              <table:table-cell office:value-type="float" office:value="0.0026">
                <text:p>0.0026</text:p>
              </table:table-cell>
              <table:table-cell office:value-type="float" office:value="781197.4332">
                <text:p>781197.433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1991.352">
                <text:p>781991.352</text:p>
              </table:table-cell>
              <table:table-cell office:value-type="float" office:value="0.0967">
                <text:p>0.0967</text:p>
              </table:table-cell>
              <table:table-cell office:value-type="float" office:value="390837.96">
                <text:p>390837.96</text:p>
              </table:table-cell>
              <table:table-cell office:value-type="float" office:value="0.0026">
                <text:p>0.0026</text:p>
              </table:table-cell>
              <table:table-cell office:value-type="float" office:value="784800.8532">
                <text:p>784800.853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5609.208">
                <text:p>785609.208</text:p>
              </table:table-cell>
              <table:table-cell office:value-type="float" office:value="0.098">
                <text:p>0.098</text:p>
              </table:table-cell>
              <table:table-cell office:value-type="float" office:value="392642.496">
                <text:p>392642.496</text:p>
              </table:table-cell>
              <table:table-cell office:value-type="float" office:value="0.0026">
                <text:p>0.0026</text:p>
              </table:table-cell>
              <table:table-cell office:value-type="float" office:value="788404.2732">
                <text:p>788404.273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9185.952">
                <text:p>789185.952</text:p>
              </table:table-cell>
              <table:table-cell office:value-type="float" office:value="0.0993">
                <text:p>0.0993</text:p>
              </table:table-cell>
              <table:table-cell office:value-type="float" office:value="394441.92">
                <text:p>394441.92</text:p>
              </table:table-cell>
              <table:table-cell office:value-type="float" office:value="0.0026">
                <text:p>0.0026</text:p>
              </table:table-cell>
              <table:table-cell office:value-type="float" office:value="792007.6932">
                <text:p>792007.693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2803.808">
                <text:p>792803.808</text:p>
              </table:table-cell>
              <table:table-cell office:value-type="float" office:value="0.1007">
                <text:p>0.1007</text:p>
              </table:table-cell>
              <table:table-cell office:value-type="float" office:value="396241.344">
                <text:p>396241.344</text:p>
              </table:table-cell>
              <table:table-cell office:value-type="float" office:value="0.0026">
                <text:p>0.0026</text:p>
              </table:table-cell>
              <table:table-cell office:value-type="float" office:value="795611.1132">
                <text:p>795611.113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6380.552">
                <text:p>796380.552</text:p>
              </table:table-cell>
              <table:table-cell office:value-type="float" office:value="0.1027">
                <text:p>0.1027</text:p>
              </table:table-cell>
              <table:table-cell office:value-type="float" office:value="398040.768">
                <text:p>398040.768</text:p>
              </table:table-cell>
              <table:table-cell office:value-type="float" office:value="0.0026">
                <text:p>0.0026</text:p>
              </table:table-cell>
              <table:table-cell office:value-type="float" office:value="799214.5332">
                <text:p>799214.533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9998.408">
                <text:p>799998.408</text:p>
              </table:table-cell>
              <table:table-cell office:value-type="float" office:value="0.104">
                <text:p>0.104</text:p>
              </table:table-cell>
              <table:table-cell office:value-type="float" office:value="399840.192">
                <text:p>399840.192</text:p>
              </table:table-cell>
              <table:table-cell office:value-type="float" office:value="0.0026">
                <text:p>0.0026</text:p>
              </table:table-cell>
              <table:table-cell office:value-type="float" office:value="802793.9304">
                <text:p>802793.9304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3575.152">
                <text:p>803575.152</text:p>
              </table:table-cell>
              <table:table-cell office:value-type="float" office:value="0.104">
                <text:p>0.104</text:p>
              </table:table-cell>
              <table:table-cell office:value-type="float" office:value="401639.616">
                <text:p>401639.616</text:p>
              </table:table-cell>
              <table:table-cell office:value-type="float" office:value="0.002">
                <text:p>0.002</text:p>
              </table:table-cell>
              <table:table-cell office:value-type="float" office:value="806397.3504">
                <text:p>806397.3504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7193.008">
                <text:p>807193.008</text:p>
              </table:table-cell>
              <table:table-cell office:value-type="float" office:value="0.1027">
                <text:p>0.1027</text:p>
              </table:table-cell>
              <table:table-cell office:value-type="float" office:value="403439.04">
                <text:p>403439.04</text:p>
              </table:table-cell>
              <table:table-cell office:value-type="float" office:value="0.0026">
                <text:p>0.0026</text:p>
              </table:table-cell>
              <table:table-cell office:value-type="float" office:value="810000.7704">
                <text:p>810000.7704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10769.752">
                <text:p>810769.752</text:p>
              </table:table-cell>
              <table:table-cell office:value-type="float" office:value="0.1007">
                <text:p>0.1007</text:p>
              </table:table-cell>
              <table:table-cell office:value-type="float" office:value="405238.464">
                <text:p>405238.464</text:p>
              </table:table-cell>
              <table:table-cell office:value-type="float" office:value="0.002">
                <text:p>0.002</text:p>
              </table:table-cell>
              <table:table-cell office:value-type="float" office:value="813604.1904">
                <text:p>813604.1904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4387.608">
                <text:p>814387.608</text:p>
              </table:table-cell>
              <table:table-cell office:value-type="float" office:value="0.0987">
                <text:p>0.0987</text:p>
              </table:table-cell>
              <table:table-cell office:value-type="float" office:value="407037.888">
                <text:p>407037.888</text:p>
              </table:table-cell>
              <table:table-cell office:value-type="float" office:value="0.002">
                <text:p>0.002</text:p>
              </table:table-cell>
              <table:table-cell office:value-type="float" office:value="817207.6104">
                <text:p>817207.6104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18005.464">
                <text:p>818005.464</text:p>
              </table:table-cell>
              <table:table-cell office:value-type="float" office:value="0.0973">
                <text:p>0.0973</text:p>
              </table:table-cell>
              <table:table-cell office:value-type="float" office:value="408842.424">
                <text:p>408842.424</text:p>
              </table:table-cell>
              <table:table-cell office:value-type="float" office:value="0.002">
                <text:p>0.002</text:p>
              </table:table-cell>
              <table:table-cell office:value-type="float" office:value="820811.0304">
                <text:p>820811.0304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1582.208">
                <text:p>821582.208</text:p>
              </table:table-cell>
              <table:table-cell office:value-type="float" office:value="0.0967">
                <text:p>0.0967</text:p>
              </table:table-cell>
              <table:table-cell office:value-type="float" office:value="410641.848">
                <text:p>410641.848</text:p>
              </table:table-cell>
              <table:table-cell office:value-type="float" office:value="0.002">
                <text:p>0.002</text:p>
              </table:table-cell>
              <table:table-cell office:value-type="float" office:value="824414.4504">
                <text:p>824414.4504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25200.064">
                <text:p>825200.064</text:p>
              </table:table-cell>
              <table:table-cell office:value-type="float" office:value="0.096">
                <text:p>0.096</text:p>
              </table:table-cell>
              <table:table-cell office:value-type="float" office:value="412441.272">
                <text:p>412441.272</text:p>
              </table:table-cell>
              <table:table-cell office:value-type="float" office:value="0.002">
                <text:p>0.002</text:p>
              </table:table-cell>
              <table:table-cell office:value-type="float" office:value="827993.8476">
                <text:p>827993.8476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28776.808">
                <text:p>828776.808</text:p>
              </table:table-cell>
              <table:table-cell office:value-type="float" office:value="0.096">
                <text:p>0.096</text:p>
              </table:table-cell>
              <table:table-cell office:value-type="float" office:value="414240.696">
                <text:p>414240.696</text:p>
              </table:table-cell>
              <table:table-cell office:value-type="float" office:value="0.002">
                <text:p>0.002</text:p>
              </table:table-cell>
              <table:table-cell office:value-type="float" office:value="831597.2676">
                <text:p>831597.2676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32394.664">
                <text:p>832394.664</text:p>
              </table:table-cell>
              <table:table-cell office:value-type="float" office:value="0.0953">
                <text:p>0.0953</text:p>
              </table:table-cell>
              <table:table-cell office:value-type="float" office:value="416040.12">
                <text:p>416040.12</text:p>
              </table:table-cell>
              <table:table-cell office:value-type="float" office:value="0.002">
                <text:p>0.002</text:p>
              </table:table-cell>
              <table:table-cell office:value-type="float" office:value="835200.6876">
                <text:p>835200.6876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5971.408">
                <text:p>835971.408</text:p>
              </table:table-cell>
              <table:table-cell office:value-type="float" office:value="0.0953">
                <text:p>0.0953</text:p>
              </table:table-cell>
              <table:table-cell office:value-type="float" office:value="417839.544">
                <text:p>417839.544</text:p>
              </table:table-cell>
              <table:table-cell office:value-type="float" office:value="0.002">
                <text:p>0.002</text:p>
              </table:table-cell>
              <table:table-cell office:value-type="float" office:value="838804.1076">
                <text:p>838804.1076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9589.264">
                <text:p>839589.264</text:p>
              </table:table-cell>
              <table:table-cell office:value-type="float" office:value="0.0953">
                <text:p>0.0953</text:p>
              </table:table-cell>
              <table:table-cell office:value-type="float" office:value="419638.968">
                <text:p>419638.968</text:p>
              </table:table-cell>
              <table:table-cell office:value-type="float" office:value="0.002">
                <text:p>0.002</text:p>
              </table:table-cell>
              <table:table-cell office:value-type="float" office:value="842407.5276">
                <text:p>842407.5276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43166.008">
                <text:p>843166.008</text:p>
              </table:table-cell>
              <table:table-cell office:value-type="float" office:value="0.0933">
                <text:p>0.0933</text:p>
              </table:table-cell>
              <table:table-cell office:value-type="float" office:value="421438.392">
                <text:p>421438.392</text:p>
              </table:table-cell>
              <table:table-cell office:value-type="float" office:value="0.002">
                <text:p>0.002</text:p>
              </table:table-cell>
              <table:table-cell office:value-type="float" office:value="846010.9476">
                <text:p>846010.9476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6783.864">
                <text:p>846783.864</text:p>
              </table:table-cell>
              <table:table-cell office:value-type="float" office:value="0.0913">
                <text:p>0.0913</text:p>
              </table:table-cell>
              <table:table-cell office:value-type="float" office:value="423237.816">
                <text:p>423237.816</text:p>
              </table:table-cell>
              <table:table-cell office:value-type="float" office:value="0.002">
                <text:p>0.002</text:p>
              </table:table-cell>
              <table:table-cell office:value-type="float" office:value="849614.3676">
                <text:p>849614.3676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0360.608">
                <text:p>850360.608</text:p>
              </table:table-cell>
              <table:table-cell office:value-type="float" office:value="0.0893">
                <text:p>0.0893</text:p>
              </table:table-cell>
              <table:table-cell office:value-type="float" office:value="425042.352">
                <text:p>425042.352</text:p>
              </table:table-cell>
              <table:table-cell office:value-type="float" office:value="0.002">
                <text:p>0.002</text:p>
              </table:table-cell>
              <table:table-cell office:value-type="float" office:value="853193.7648">
                <text:p>853193.7648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3978.464">
                <text:p>853978.464</text:p>
              </table:table-cell>
              <table:table-cell office:value-type="float" office:value="0.088">
                <text:p>0.088</text:p>
              </table:table-cell>
              <table:table-cell office:value-type="float" office:value="426841.776">
                <text:p>426841.776</text:p>
              </table:table-cell>
              <table:table-cell office:value-type="float" office:value="0.002">
                <text:p>0.002</text:p>
              </table:table-cell>
              <table:table-cell office:value-type="float" office:value="856797.1848">
                <text:p>856797.1848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7555.208">
                <text:p>857555.208</text:p>
              </table:table-cell>
              <table:table-cell office:value-type="float" office:value="0.086">
                <text:p>0.086</text:p>
              </table:table-cell>
              <table:table-cell office:value-type="float" office:value="428641.2">
                <text:p>428641.2</text:p>
              </table:table-cell>
              <table:table-cell office:value-type="float" office:value="0.002">
                <text:p>0.002</text:p>
              </table:table-cell>
              <table:table-cell office:value-type="float" office:value="860400.6048">
                <text:p>860400.6048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61173.064">
                <text:p>861173.064</text:p>
              </table:table-cell>
              <table:table-cell office:value-type="float" office:value="0.084">
                <text:p>0.084</text:p>
              </table:table-cell>
              <table:table-cell office:value-type="float" office:value="430440.624">
                <text:p>430440.624</text:p>
              </table:table-cell>
              <table:table-cell office:value-type="float" office:value="0.002">
                <text:p>0.002</text:p>
              </table:table-cell>
              <table:table-cell office:value-type="float" office:value="864004.0248">
                <text:p>864004.0248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64749.808">
                <text:p>864749.808</text:p>
              </table:table-cell>
              <table:table-cell office:value-type="float" office:value="0.082">
                <text:p>0.082</text:p>
              </table:table-cell>
              <table:table-cell office:value-type="float" office:value="432240.048">
                <text:p>432240.048</text:p>
              </table:table-cell>
              <table:table-cell office:value-type="float" office:value="0.002">
                <text:p>0.002</text:p>
              </table:table-cell>
              <table:table-cell office:value-type="float" office:value="867607.4448">
                <text:p>867607.4448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68367.664">
                <text:p>868367.664</text:p>
              </table:table-cell>
              <table:table-cell office:value-type="float" office:value="0.0813">
                <text:p>0.0813</text:p>
              </table:table-cell>
              <table:table-cell office:value-type="float" office:value="434039.472">
                <text:p>434039.472</text:p>
              </table:table-cell>
              <table:table-cell office:value-type="float" office:value="0.002">
                <text:p>0.002</text:p>
              </table:table-cell>
              <table:table-cell office:value-type="float" office:value="871210.8648">
                <text:p>871210.8648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71944.408">
                <text:p>871944.408</text:p>
              </table:table-cell>
              <table:table-cell office:value-type="float" office:value="0.0813">
                <text:p>0.0813</text:p>
              </table:table-cell>
              <table:table-cell office:value-type="float" office:value="435838.896">
                <text:p>435838.896</text:p>
              </table:table-cell>
              <table:table-cell office:value-type="float" office:value="0.002">
                <text:p>0.002</text:p>
              </table:table-cell>
              <table:table-cell office:value-type="float" office:value="874814.2848">
                <text:p>874814.2848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5562.264">
                <text:p>875562.264</text:p>
              </table:table-cell>
              <table:table-cell office:value-type="float" office:value="0.0807">
                <text:p>0.0807</text:p>
              </table:table-cell>
              <table:table-cell office:value-type="float" office:value="437638.32">
                <text:p>437638.32</text:p>
              </table:table-cell>
              <table:table-cell office:value-type="float" office:value="0.002">
                <text:p>0.002</text:p>
              </table:table-cell>
              <table:table-cell office:value-type="float" office:value="878393.682">
                <text:p>878393.682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9180.12">
                <text:p>879180.12</text:p>
              </table:table-cell>
              <table:table-cell office:value-type="float" office:value="0.0793">
                <text:p>0.0793</text:p>
              </table:table-cell>
              <table:table-cell office:value-type="float" office:value="439437.744">
                <text:p>439437.744</text:p>
              </table:table-cell>
              <table:table-cell office:value-type="float" office:value="0.002">
                <text:p>0.002</text:p>
              </table:table-cell>
              <table:table-cell office:value-type="float" office:value="881997.102">
                <text:p>881997.102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2756.864">
                <text:p>882756.864</text:p>
              </table:table-cell>
              <table:table-cell office:value-type="float" office:value="0.0787">
                <text:p>0.0787</text:p>
              </table:table-cell>
              <table:table-cell office:value-type="float" office:value="441242.28">
                <text:p>441242.28</text:p>
              </table:table-cell>
              <table:table-cell office:value-type="float" office:value="0.002">
                <text:p>0.002</text:p>
              </table:table-cell>
              <table:table-cell office:value-type="float" office:value="885600.522">
                <text:p>885600.522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6374.72">
                <text:p>886374.72</text:p>
              </table:table-cell>
              <table:table-cell office:value-type="float" office:value="0.0787">
                <text:p>0.0787</text:p>
              </table:table-cell>
              <table:table-cell office:value-type="float" office:value="443041.704">
                <text:p>443041.704</text:p>
              </table:table-cell>
              <table:table-cell office:value-type="float" office:value="0.002">
                <text:p>0.002</text:p>
              </table:table-cell>
              <table:table-cell office:value-type="float" office:value="889203.942">
                <text:p>889203.942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89951.464">
                <text:p>889951.464</text:p>
              </table:table-cell>
              <table:table-cell office:value-type="float" office:value="0.08">
                <text:p>0.08</text:p>
              </table:table-cell>
              <table:table-cell office:value-type="float" office:value="444841.128">
                <text:p>444841.128</text:p>
              </table:table-cell>
              <table:table-cell office:value-type="float" office:value="0.002">
                <text:p>0.002</text:p>
              </table:table-cell>
              <table:table-cell office:value-type="float" office:value="892807.362">
                <text:p>892807.36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3569.32">
                <text:p>893569.32</text:p>
              </table:table-cell>
              <table:table-cell office:value-type="float" office:value="0.0813">
                <text:p>0.0813</text:p>
              </table:table-cell>
              <table:table-cell office:value-type="float" office:value="446640.552">
                <text:p>446640.552</text:p>
              </table:table-cell>
              <table:table-cell office:value-type="float" office:value="0.002">
                <text:p>0.002</text:p>
              </table:table-cell>
              <table:table-cell office:value-type="float" office:value="896410.782">
                <text:p>896410.782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97146.064">
                <text:p>897146.064</text:p>
              </table:table-cell>
              <table:table-cell office:value-type="float" office:value="0.0833">
                <text:p>0.0833</text:p>
              </table:table-cell>
              <table:table-cell office:value-type="float" office:value="448439.976">
                <text:p>448439.976</text:p>
              </table:table-cell>
              <table:table-cell office:value-type="float" office:value="0.002">
                <text:p>0.002</text:p>
              </table:table-cell>
              <table:table-cell office:value-type="float" office:value="900014.202">
                <text:p>900014.202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763.92">
                <text:p>900763.92</text:p>
              </table:table-cell>
              <table:table-cell office:value-type="float" office:value="0.0833">
                <text:p>0.0833</text:p>
              </table:table-cell>
              <table:table-cell office:value-type="float" office:value="450239.4">
                <text:p>450239.4</text:p>
              </table:table-cell>
              <table:table-cell office:value-type="float" office:value="0.002">
                <text:p>0.002</text:p>
              </table:table-cell>
              <table:table-cell office:value-type="float" office:value="903593.5992">
                <text:p>903593.5992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4340.664">
                <text:p>904340.664</text:p>
              </table:table-cell>
              <table:table-cell office:value-type="float" office:value="0.0793">
                <text:p>0.0793</text:p>
              </table:table-cell>
              <table:table-cell office:value-type="float" office:value="452038.824">
                <text:p>452038.824</text:p>
              </table:table-cell>
              <table:table-cell office:value-type="float" office:value="0.002">
                <text:p>0.002</text:p>
              </table:table-cell>
              <table:table-cell office:value-type="float" office:value="907197.0192">
                <text:p>907197.0192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7958.52">
                <text:p>907958.52</text:p>
              </table:table-cell>
              <table:table-cell office:value-type="float" office:value="0.0767">
                <text:p>0.0767</text:p>
              </table:table-cell>
              <table:table-cell office:value-type="float" office:value="453838.248">
                <text:p>453838.248</text:p>
              </table:table-cell>
              <table:table-cell office:value-type="float" office:value="0.002">
                <text:p>0.002</text:p>
              </table:table-cell>
              <table:table-cell office:value-type="float" office:value="910800.4392">
                <text:p>910800.4392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11535.264">
                <text:p>911535.264</text:p>
              </table:table-cell>
              <table:table-cell office:value-type="float" office:value="0.0753">
                <text:p>0.0753</text:p>
              </table:table-cell>
              <table:table-cell office:value-type="float" office:value="455637.672">
                <text:p>455637.672</text:p>
              </table:table-cell>
              <table:table-cell office:value-type="float" office:value="0.002">
                <text:p>0.002</text:p>
              </table:table-cell>
              <table:table-cell office:value-type="float" office:value="914403.8592">
                <text:p>914403.8592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15153.12">
                <text:p>915153.12</text:p>
              </table:table-cell>
              <table:table-cell office:value-type="float" office:value="0.0747">
                <text:p>0.0747</text:p>
              </table:table-cell>
              <table:table-cell office:value-type="float" office:value="457442.208">
                <text:p>457442.208</text:p>
              </table:table-cell>
              <table:table-cell office:value-type="float" office:value="0.002">
                <text:p>0.002</text:p>
              </table:table-cell>
              <table:table-cell office:value-type="float" office:value="918007.2792">
                <text:p>918007.2792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18729.864">
                <text:p>918729.864</text:p>
              </table:table-cell>
              <table:table-cell office:value-type="float" office:value="0.0733">
                <text:p>0.0733</text:p>
              </table:table-cell>
              <table:table-cell office:value-type="float" office:value="459241.632">
                <text:p>459241.632</text:p>
              </table:table-cell>
              <table:table-cell office:value-type="float" office:value="0.002">
                <text:p>0.002</text:p>
              </table:table-cell>
              <table:table-cell office:value-type="float" office:value="921610.6992">
                <text:p>921610.6992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22347.72">
                <text:p>922347.72</text:p>
              </table:table-cell>
              <table:table-cell office:value-type="float" office:value="0.0707">
                <text:p>0.0707</text:p>
              </table:table-cell>
              <table:table-cell office:value-type="float" office:value="461041.056">
                <text:p>461041.056</text:p>
              </table:table-cell>
              <table:table-cell office:value-type="float" office:value="0.002">
                <text:p>0.002</text:p>
              </table:table-cell>
              <table:table-cell office:value-type="float" office:value="925214.1192">
                <text:p>925214.1192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25924.464">
                <text:p>925924.464</text:p>
              </table:table-cell>
              <table:table-cell office:value-type="float" office:value="0.068">
                <text:p>0.068</text:p>
              </table:table-cell>
              <table:table-cell office:value-type="float" office:value="462840.48">
                <text:p>462840.48</text:p>
              </table:table-cell>
              <table:table-cell office:value-type="float" office:value="0.002">
                <text:p>0.002</text:p>
              </table:table-cell>
              <table:table-cell office:value-type="float" office:value="928793.5164">
                <text:p>928793.5164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9542.32">
                <text:p>929542.32</text:p>
              </table:table-cell>
              <table:table-cell office:value-type="float" office:value="0.0673">
                <text:p>0.0673</text:p>
              </table:table-cell>
              <table:table-cell office:value-type="float" office:value="464639.904">
                <text:p>464639.904</text:p>
              </table:table-cell>
              <table:table-cell office:value-type="float" office:value="0.002">
                <text:p>0.002</text:p>
              </table:table-cell>
              <table:table-cell office:value-type="float" office:value="932396.9364">
                <text:p>932396.9364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3119.064">
                <text:p>933119.064</text:p>
              </table:table-cell>
              <table:table-cell office:value-type="float" office:value="0.0673">
                <text:p>0.0673</text:p>
              </table:table-cell>
              <table:table-cell office:value-type="float" office:value="466439.328">
                <text:p>466439.328</text:p>
              </table:table-cell>
              <table:table-cell office:value-type="float" office:value="0.002">
                <text:p>0.002</text:p>
              </table:table-cell>
              <table:table-cell office:value-type="float" office:value="936000.3564">
                <text:p>936000.3564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36736.92">
                <text:p>936736.92</text:p>
              </table:table-cell>
              <table:table-cell office:value-type="float" office:value="0.068">
                <text:p>0.068</text:p>
              </table:table-cell>
              <table:table-cell office:value-type="float" office:value="468238.752">
                <text:p>468238.752</text:p>
              </table:table-cell>
              <table:table-cell office:value-type="float" office:value="0.0013">
                <text:p>0.0013</text:p>
              </table:table-cell>
              <table:table-cell office:value-type="float" office:value="939603.7764">
                <text:p>939603.7764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40313.664">
                <text:p>940313.664</text:p>
              </table:table-cell>
              <table:table-cell office:value-type="float" office:value="0.0687">
                <text:p>0.0687</text:p>
              </table:table-cell>
              <table:table-cell office:value-type="float" office:value="470038.176">
                <text:p>470038.176</text:p>
              </table:table-cell>
              <table:table-cell office:value-type="float" office:value="0.0013">
                <text:p>0.0013</text:p>
              </table:table-cell>
              <table:table-cell office:value-type="float" office:value="943207.1964">
                <text:p>943207.1964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3931.52">
                <text:p>943931.52</text:p>
              </table:table-cell>
              <table:table-cell office:value-type="float" office:value="0.0693">
                <text:p>0.0693</text:p>
              </table:table-cell>
              <table:table-cell office:value-type="float" office:value="471837.6">
                <text:p>471837.6</text:p>
              </table:table-cell>
              <table:table-cell office:value-type="float" office:value="0.0013">
                <text:p>0.0013</text:p>
              </table:table-cell>
              <table:table-cell office:value-type="float" office:value="946810.6164">
                <text:p>946810.6164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47549.376">
                <text:p>947549.376</text:p>
              </table:table-cell>
              <table:table-cell office:value-type="float" office:value="0.0693">
                <text:p>0.0693</text:p>
              </table:table-cell>
              <table:table-cell office:value-type="float" office:value="473642.136">
                <text:p>473642.136</text:p>
              </table:table-cell>
              <table:table-cell office:value-type="float" office:value="0.0013">
                <text:p>0.0013</text:p>
              </table:table-cell>
              <table:table-cell office:value-type="float" office:value="950414.0364">
                <text:p>950414.0364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1126.12">
                <text:p>951126.12</text:p>
              </table:table-cell>
              <table:table-cell office:value-type="float" office:value="0.0693">
                <text:p>0.0693</text:p>
              </table:table-cell>
              <table:table-cell office:value-type="float" office:value="475441.56">
                <text:p>475441.56</text:p>
              </table:table-cell>
              <table:table-cell office:value-type="float" office:value="0.0013">
                <text:p>0.0013</text:p>
              </table:table-cell>
              <table:table-cell office:value-type="float" office:value="953993.4336">
                <text:p>953993.4336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58320.72">
                <text:p>958320.72</text:p>
              </table:table-cell>
              <table:table-cell office:value-type="float" office:value="0.0707">
                <text:p>0.0707</text:p>
              </table:table-cell>
              <table:table-cell office:value-type="float" office:value="477240.984">
                <text:p>477240.984</text:p>
              </table:table-cell>
              <table:table-cell office:value-type="float" office:value="0.0013">
                <text:p>0.0013</text:p>
              </table:table-cell>
              <table:table-cell office:value-type="float" office:value="957596.8536">
                <text:p>957596.8536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61938.576">
                <text:p>961938.576</text:p>
              </table:table-cell>
              <table:table-cell office:value-type="float" office:value="0.07">
                <text:p>0.07</text:p>
              </table:table-cell>
              <table:table-cell office:value-type="float" office:value="479040.408">
                <text:p>479040.408</text:p>
              </table:table-cell>
              <table:table-cell office:value-type="float" office:value="0.0013">
                <text:p>0.0013</text:p>
              </table:table-cell>
              <table:table-cell office:value-type="float" office:value="961200.2736">
                <text:p>961200.2736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65515.32">
                <text:p>965515.32</text:p>
              </table:table-cell>
              <table:table-cell office:value-type="float" office:value="0.0693">
                <text:p>0.0693</text:p>
              </table:table-cell>
              <table:table-cell office:value-type="float" office:value="480839.832">
                <text:p>480839.832</text:p>
              </table:table-cell>
              <table:table-cell office:value-type="float" office:value="0.0013">
                <text:p>0.0013</text:p>
              </table:table-cell>
              <table:table-cell office:value-type="float" office:value="964803.6936">
                <text:p>964803.6936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69133.176">
                <text:p>969133.176</text:p>
              </table:table-cell>
              <table:table-cell office:value-type="float" office:value="0.0687">
                <text:p>0.0687</text:p>
              </table:table-cell>
              <table:table-cell office:value-type="float" office:value="482639.256">
                <text:p>482639.256</text:p>
              </table:table-cell>
              <table:table-cell office:value-type="float" office:value="0.0013">
                <text:p>0.0013</text:p>
              </table:table-cell>
              <table:table-cell office:value-type="float" office:value="968407.1136">
                <text:p>968407.1136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72709.92">
                <text:p>972709.92</text:p>
              </table:table-cell>
              <table:table-cell office:value-type="float" office:value="0.068">
                <text:p>0.068</text:p>
              </table:table-cell>
              <table:table-cell office:value-type="float" office:value="484438.68">
                <text:p>484438.68</text:p>
              </table:table-cell>
              <table:table-cell office:value-type="float" office:value="0.0013">
                <text:p>0.0013</text:p>
              </table:table-cell>
              <table:table-cell office:value-type="float" office:value="972010.5336">
                <text:p>972010.5336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6327.776">
                <text:p>976327.776</text:p>
              </table:table-cell>
              <table:table-cell office:value-type="float" office:value="0.068">
                <text:p>0.068</text:p>
              </table:table-cell>
              <table:table-cell office:value-type="float" office:value="486238.104">
                <text:p>486238.104</text:p>
              </table:table-cell>
              <table:table-cell office:value-type="float" office:value="0.0013">
                <text:p>0.0013</text:p>
              </table:table-cell>
              <table:table-cell office:value-type="float" office:value="975613.9536">
                <text:p>975613.9536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9904.52">
                <text:p>979904.52</text:p>
              </table:table-cell>
              <table:table-cell office:value-type="float" office:value="0.068">
                <text:p>0.068</text:p>
              </table:table-cell>
              <table:table-cell office:value-type="float" office:value="488037.528">
                <text:p>488037.528</text:p>
              </table:table-cell>
              <table:table-cell office:value-type="float" office:value="0.0013">
                <text:p>0.0013</text:p>
              </table:table-cell>
              <table:table-cell office:value-type="float" office:value="979193.3508">
                <text:p>979193.350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83522.376">
                <text:p>983522.376</text:p>
              </table:table-cell>
              <table:table-cell office:value-type="float" office:value="0.0673">
                <text:p>0.0673</text:p>
              </table:table-cell>
              <table:table-cell office:value-type="float" office:value="489842.064">
                <text:p>489842.064</text:p>
              </table:table-cell>
              <table:table-cell office:value-type="float" office:value="0.0013">
                <text:p>0.0013</text:p>
              </table:table-cell>
              <table:table-cell office:value-type="float" office:value="982796.7708">
                <text:p>982796.770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7099.12">
                <text:p>987099.12</text:p>
              </table:table-cell>
              <table:table-cell office:value-type="float" office:value="0.0667">
                <text:p>0.0667</text:p>
              </table:table-cell>
              <table:table-cell office:value-type="float" office:value="491641.488">
                <text:p>491641.488</text:p>
              </table:table-cell>
              <table:table-cell office:value-type="float" office:value="0.0013">
                <text:p>0.0013</text:p>
              </table:table-cell>
              <table:table-cell office:value-type="float" office:value="986400.1908">
                <text:p>986400.190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90716.976">
                <text:p>990716.976</text:p>
              </table:table-cell>
              <table:table-cell office:value-type="float" office:value="0.0667">
                <text:p>0.0667</text:p>
              </table:table-cell>
              <table:table-cell office:value-type="float" office:value="493440.912">
                <text:p>493440.912</text:p>
              </table:table-cell>
              <table:table-cell office:value-type="float" office:value="0.0013">
                <text:p>0.0013</text:p>
              </table:table-cell>
              <table:table-cell office:value-type="float" office:value="990003.6108">
                <text:p>990003.610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4293.72">
                <text:p>994293.72</text:p>
              </table:table-cell>
              <table:table-cell office:value-type="float" office:value="0.066">
                <text:p>0.066</text:p>
              </table:table-cell>
              <table:table-cell office:value-type="float" office:value="495240.336">
                <text:p>495240.336</text:p>
              </table:table-cell>
              <table:table-cell office:value-type="float" office:value="0.0013">
                <text:p>0.0013</text:p>
              </table:table-cell>
              <table:table-cell office:value-type="float" office:value="993607.0308">
                <text:p>993607.030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7911.576">
                <text:p>997911.576</text:p>
              </table:table-cell>
              <table:table-cell office:value-type="float" office:value="0.0667">
                <text:p>0.0667</text:p>
              </table:table-cell>
              <table:table-cell office:value-type="float" office:value="497039.76">
                <text:p>497039.76</text:p>
              </table:table-cell>
              <table:table-cell office:value-type="float" office:value="0.0013">
                <text:p>0.0013</text:p>
              </table:table-cell>
              <table:table-cell office:value-type="float" office:value="997210.4508">
                <text:p>997210.450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1488.32">
                <text:p>1001488.32</text:p>
              </table:table-cell>
              <table:table-cell office:value-type="float" office:value="0.0667">
                <text:p>0.0667</text:p>
              </table:table-cell>
              <table:table-cell office:value-type="float" office:value="498839.184">
                <text:p>498839.184</text:p>
              </table:table-cell>
              <table:table-cell office:value-type="float" office:value="0.0013">
                <text:p>0.0013</text:p>
              </table:table-cell>
              <table:table-cell office:value-type="float" office:value="1000813.8708">
                <text:p>1000813.870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5106.176">
                <text:p>1005106.176</text:p>
              </table:table-cell>
              <table:table-cell office:value-type="float" office:value="0.066">
                <text:p>0.066</text:p>
              </table:table-cell>
              <table:table-cell office:value-type="float" office:value="500638.608">
                <text:p>500638.608</text:p>
              </table:table-cell>
              <table:table-cell office:value-type="float" office:value="0.0013">
                <text:p>0.0013</text:p>
              </table:table-cell>
              <table:table-cell office:value-type="float" office:value="1004393.268">
                <text:p>1004393.26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8724.032">
                <text:p>1008724.032</text:p>
              </table:table-cell>
              <table:table-cell office:value-type="float" office:value="0.0653">
                <text:p>0.0653</text:p>
              </table:table-cell>
              <table:table-cell office:value-type="float" office:value="502438.032">
                <text:p>502438.032</text:p>
              </table:table-cell>
              <table:table-cell office:value-type="float" office:value="0.0013">
                <text:p>0.0013</text:p>
              </table:table-cell>
              <table:table-cell office:value-type="float" office:value="1007996.688">
                <text:p>1007996.68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2300.776">
                <text:p>1012300.776</text:p>
              </table:table-cell>
              <table:table-cell office:value-type="float" office:value="0.0647">
                <text:p>0.0647</text:p>
              </table:table-cell>
              <table:table-cell office:value-type="float" office:value="504237.456">
                <text:p>504237.456</text:p>
              </table:table-cell>
              <table:table-cell office:value-type="float" office:value="0.0013">
                <text:p>0.0013</text:p>
              </table:table-cell>
              <table:table-cell office:value-type="float" office:value="1011600.108">
                <text:p>1011600.10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5918.632">
                <text:p>1015918.632</text:p>
              </table:table-cell>
              <table:table-cell office:value-type="float" office:value="0.0647">
                <text:p>0.0647</text:p>
              </table:table-cell>
              <table:table-cell office:value-type="float" office:value="506041.992">
                <text:p>506041.992</text:p>
              </table:table-cell>
              <table:table-cell office:value-type="float" office:value="0.0013">
                <text:p>0.0013</text:p>
              </table:table-cell>
              <table:table-cell office:value-type="float" office:value="1015203.528">
                <text:p>1015203.52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19495.376">
                <text:p>1019495.376</text:p>
              </table:table-cell>
              <table:table-cell office:value-type="float" office:value="0.064">
                <text:p>0.064</text:p>
              </table:table-cell>
              <table:table-cell office:value-type="float" office:value="507841.416">
                <text:p>507841.416</text:p>
              </table:table-cell>
              <table:table-cell office:value-type="float" office:value="0.0013">
                <text:p>0.0013</text:p>
              </table:table-cell>
              <table:table-cell office:value-type="float" office:value="1018806.948">
                <text:p>1018806.94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23113.232">
                <text:p>1023113.232</text:p>
              </table:table-cell>
              <table:table-cell office:value-type="float" office:value="0.064">
                <text:p>0.064</text:p>
              </table:table-cell>
              <table:table-cell office:value-type="float" office:value="509640.84">
                <text:p>509640.84</text:p>
              </table:table-cell>
              <table:table-cell office:value-type="float" office:value="0.0013">
                <text:p>0.0013</text:p>
              </table:table-cell>
              <table:table-cell office:value-type="float" office:value="1022410.368">
                <text:p>1022410.36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6689.976">
                <text:p>1026689.976</text:p>
              </table:table-cell>
              <table:table-cell office:value-type="float" office:value="0.0667">
                <text:p>0.0667</text:p>
              </table:table-cell>
              <table:table-cell office:value-type="float" office:value="511440.264">
                <text:p>511440.264</text:p>
              </table:table-cell>
              <table:table-cell office:value-type="float" office:value="0.0013">
                <text:p>0.0013</text:p>
              </table:table-cell>
              <table:table-cell office:value-type="float" office:value="1026013.788">
                <text:p>1026013.78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30307.832">
                <text:p>1030307.832</text:p>
              </table:table-cell>
              <table:table-cell office:value-type="float" office:value="0.07">
                <text:p>0.07</text:p>
              </table:table-cell>
              <table:table-cell office:value-type="float" office:value="513239.688">
                <text:p>513239.688</text:p>
              </table:table-cell>
              <table:table-cell office:value-type="float" office:value="0.0013">
                <text:p>0.0013</text:p>
              </table:table-cell>
              <table:table-cell office:value-type="float" office:value="1029593.1852">
                <text:p>1029593.1852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33884.576">
                <text:p>1033884.576</text:p>
              </table:table-cell>
              <table:table-cell office:value-type="float" office:value="0.072">
                <text:p>0.072</text:p>
              </table:table-cell>
              <table:table-cell office:value-type="float" office:value="515039.112">
                <text:p>515039.112</text:p>
              </table:table-cell>
              <table:table-cell office:value-type="float" office:value="0.0013">
                <text:p>0.0013</text:p>
              </table:table-cell>
              <table:table-cell office:value-type="float" office:value="1033196.6052">
                <text:p>1033196.6052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7502.432">
                <text:p>1037502.432</text:p>
              </table:table-cell>
              <table:table-cell office:value-type="float" office:value="0.0713">
                <text:p>0.0713</text:p>
              </table:table-cell>
              <table:table-cell office:value-type="float" office:value="516838.536">
                <text:p>516838.536</text:p>
              </table:table-cell>
              <table:table-cell office:value-type="float" office:value="0.0013">
                <text:p>0.0013</text:p>
              </table:table-cell>
              <table:table-cell office:value-type="float" office:value="1036800.0252">
                <text:p>1036800.0252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41079.176">
                <text:p>1041079.176</text:p>
              </table:table-cell>
              <table:table-cell office:value-type="float" office:value="0.0693">
                <text:p>0.0693</text:p>
              </table:table-cell>
              <table:table-cell office:value-type="float" office:value="518637.96">
                <text:p>518637.96</text:p>
              </table:table-cell>
              <table:table-cell office:value-type="float" office:value="0.0013">
                <text:p>0.0013</text:p>
              </table:table-cell>
              <table:table-cell office:value-type="float" office:value="1040403.4452">
                <text:p>1040403.4452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4697.032">
                <text:p>1044697.032</text:p>
              </table:table-cell>
              <table:table-cell office:value-type="float" office:value="0.068">
                <text:p>0.068</text:p>
              </table:table-cell>
              <table:table-cell office:value-type="float" office:value="520442.496">
                <text:p>520442.496</text:p>
              </table:table-cell>
              <table:table-cell office:value-type="float" office:value="0.0013">
                <text:p>0.0013</text:p>
              </table:table-cell>
              <table:table-cell office:value-type="float" office:value="1044006.8652">
                <text:p>1044006.8652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48273.776">
                <text:p>1048273.776</text:p>
              </table:table-cell>
              <table:table-cell office:value-type="float" office:value="0.066">
                <text:p>0.066</text:p>
              </table:table-cell>
              <table:table-cell office:value-type="float" office:value="522241.92">
                <text:p>522241.92</text:p>
              </table:table-cell>
              <table:table-cell office:value-type="float" office:value="0.0013">
                <text:p>0.0013</text:p>
              </table:table-cell>
              <table:table-cell office:value-type="float" office:value="1047610.2852">
                <text:p>1047610.285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51891.632">
                <text:p>1051891.632</text:p>
              </table:table-cell>
              <table:table-cell office:value-type="float" office:value="0.0627">
                <text:p>0.0627</text:p>
              </table:table-cell>
              <table:table-cell office:value-type="float" office:value="524041.344">
                <text:p>524041.344</text:p>
              </table:table-cell>
              <table:table-cell office:value-type="float" office:value="0.0013">
                <text:p>0.0013</text:p>
              </table:table-cell>
              <table:table-cell office:value-type="float" office:value="1051213.7052">
                <text:p>1051213.705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5468.376">
                <text:p>1055468.376</text:p>
              </table:table-cell>
              <table:table-cell office:value-type="float" office:value="0.0593">
                <text:p>0.0593</text:p>
              </table:table-cell>
              <table:table-cell office:value-type="float" office:value="525840.768">
                <text:p>525840.768</text:p>
              </table:table-cell>
              <table:table-cell office:value-type="float" office:value="0.0013">
                <text:p>0.0013</text:p>
              </table:table-cell>
              <table:table-cell office:value-type="float" office:value="1054793.1024">
                <text:p>1054793.102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59086.232">
                <text:p>1059086.232</text:p>
              </table:table-cell>
              <table:table-cell office:value-type="float" office:value="0.0573">
                <text:p>0.0573</text:p>
              </table:table-cell>
              <table:table-cell office:value-type="float" office:value="527640.192">
                <text:p>527640.192</text:p>
              </table:table-cell>
              <table:table-cell office:value-type="float" office:value="0.0013">
                <text:p>0.0013</text:p>
              </table:table-cell>
              <table:table-cell office:value-type="float" office:value="1058396.5224">
                <text:p>1058396.5224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2662.976">
                <text:p>1062662.976</text:p>
              </table:table-cell>
              <table:table-cell office:value-type="float" office:value="0.0567">
                <text:p>0.0567</text:p>
              </table:table-cell>
              <table:table-cell office:value-type="float" office:value="529439.616">
                <text:p>529439.61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6280.832">
                <text:p>1066280.832</text:p>
              </table:table-cell>
              <table:table-cell office:value-type="float" office:value="0.0567">
                <text:p>0.0567</text:p>
              </table:table-cell>
              <table:table-cell office:value-type="float" office:value="531239.04">
                <text:p>531239.0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9857.576">
                <text:p>1069857.576</text:p>
              </table:table-cell>
              <table:table-cell office:value-type="float" office:value="0.0573">
                <text:p>0.0573</text:p>
              </table:table-cell>
              <table:table-cell office:value-type="float" office:value="533038.464">
                <text:p>533038.4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73475.432">
                <text:p>1073475.432</text:p>
              </table:table-cell>
              <table:table-cell office:value-type="float" office:value="0.056">
                <text:p>0.056</text:p>
              </table:table-cell>
              <table:table-cell office:value-type="float" office:value="534837.888">
                <text:p>534837.88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77093.288">
                <text:p>1077093.288</text:p>
              </table:table-cell>
              <table:table-cell office:value-type="float" office:value="0.0533">
                <text:p>0.0533</text:p>
              </table:table-cell>
              <table:table-cell office:value-type="float" office:value="536642.424">
                <text:p>536642.42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80670.032">
                <text:p>1080670.032</text:p>
              </table:table-cell>
              <table:table-cell office:value-type="float" office:value="0.054">
                <text:p>0.054</text:p>
              </table:table-cell>
              <table:table-cell office:value-type="float" office:value="538441.848">
                <text:p>538441.84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84287.888">
                <text:p>1084287.888</text:p>
              </table:table-cell>
              <table:table-cell office:value-type="float" office:value="0.0553">
                <text:p>0.0553</text:p>
              </table:table-cell>
              <table:table-cell office:value-type="float" office:value="540241.272">
                <text:p>540241.27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87864.632">
                <text:p>1087864.632</text:p>
              </table:table-cell>
              <table:table-cell office:value-type="float" office:value="0.056">
                <text:p>0.056</text:p>
              </table:table-cell>
              <table:table-cell office:value-type="float" office:value="542040.696">
                <text:p>542040.69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91482.488">
                <text:p>1091482.488</text:p>
              </table:table-cell>
              <table:table-cell office:value-type="float" office:value="0.0567">
                <text:p>0.0567</text:p>
              </table:table-cell>
              <table:table-cell office:value-type="float" office:value="543840.12">
                <text:p>543840.1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5059.232">
                <text:p>1095059.232</text:p>
              </table:table-cell>
              <table:table-cell office:value-type="float" office:value="0.0567">
                <text:p>0.0567</text:p>
              </table:table-cell>
              <table:table-cell office:value-type="float" office:value="545639.544">
                <text:p>545639.54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98677.088">
                <text:p>1098677.088</text:p>
              </table:table-cell>
              <table:table-cell office:value-type="float" office:value="0.0567">
                <text:p>0.0567</text:p>
              </table:table-cell>
              <table:table-cell office:value-type="float" office:value="547438.968">
                <text:p>547438.96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02253.832">
                <text:p>1102253.832</text:p>
              </table:table-cell>
              <table:table-cell office:value-type="float" office:value="0.0573">
                <text:p>0.0573</text:p>
              </table:table-cell>
              <table:table-cell office:value-type="float" office:value="549238.392">
                <text:p>549238.39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05871.688">
                <text:p>1105871.688</text:p>
              </table:table-cell>
              <table:table-cell office:value-type="float" office:value="0.0567">
                <text:p>0.0567</text:p>
              </table:table-cell>
              <table:table-cell office:value-type="float" office:value="551037.816">
                <text:p>551037.81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09448.432">
                <text:p>1109448.432</text:p>
              </table:table-cell>
              <table:table-cell office:value-type="float" office:value="0.0567">
                <text:p>0.0567</text:p>
              </table:table-cell>
              <table:table-cell office:value-type="float" office:value="552842.352">
                <text:p>552842.35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3066.288">
                <text:p>1113066.288</text:p>
              </table:table-cell>
              <table:table-cell office:value-type="float" office:value="0.0567">
                <text:p>0.0567</text:p>
              </table:table-cell>
              <table:table-cell office:value-type="float" office:value="554641.776">
                <text:p>554641.77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16643.032">
                <text:p>1116643.032</text:p>
              </table:table-cell>
              <table:table-cell office:value-type="float" office:value="0.0573">
                <text:p>0.0573</text:p>
              </table:table-cell>
              <table:table-cell office:value-type="float" office:value="556441.2">
                <text:p>556441.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20260.888">
                <text:p>1120260.888</text:p>
              </table:table-cell>
              <table:table-cell office:value-type="float" office:value="0.056">
                <text:p>0.056</text:p>
              </table:table-cell>
              <table:table-cell office:value-type="float" office:value="558240.624">
                <text:p>558240.624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23837.632">
                <text:p>1123837.632</text:p>
              </table:table-cell>
              <table:table-cell office:value-type="float" office:value="0.0553">
                <text:p>0.0553</text:p>
              </table:table-cell>
              <table:table-cell office:value-type="float" office:value="560040.048">
                <text:p>560040.04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27455.488">
                <text:p>1127455.488</text:p>
              </table:table-cell>
              <table:table-cell office:value-type="float" office:value="0.0547">
                <text:p>0.0547</text:p>
              </table:table-cell>
              <table:table-cell office:value-type="float" office:value="561839.472">
                <text:p>561839.47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31032.232">
                <text:p>1131032.232</text:p>
              </table:table-cell>
              <table:table-cell office:value-type="float" office:value="0.054">
                <text:p>0.054</text:p>
              </table:table-cell>
              <table:table-cell office:value-type="float" office:value="563638.896">
                <text:p>563638.89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34650.088">
                <text:p>1134650.088</text:p>
              </table:table-cell>
              <table:table-cell office:value-type="float" office:value="0.0547">
                <text:p>0.0547</text:p>
              </table:table-cell>
              <table:table-cell office:value-type="float" office:value="565438.32">
                <text:p>565438.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38267.944">
                <text:p>1138267.944</text:p>
              </table:table-cell>
              <table:table-cell office:value-type="float" office:value="0.0547">
                <text:p>0.0547</text:p>
              </table:table-cell>
              <table:table-cell office:value-type="float" office:value="567237.744">
                <text:p>567237.744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41844.688">
                <text:p>1141844.688</text:p>
              </table:table-cell>
              <table:table-cell office:value-type="float" office:value="0.0567">
                <text:p>0.0567</text:p>
              </table:table-cell>
              <table:table-cell office:value-type="float" office:value="569042.28">
                <text:p>569042.2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45462.544">
                <text:p>1145462.544</text:p>
              </table:table-cell>
              <table:table-cell office:value-type="float" office:value="0.0587">
                <text:p>0.0587</text:p>
              </table:table-cell>
              <table:table-cell office:value-type="float" office:value="570841.704">
                <text:p>570841.70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49039.288">
                <text:p>1149039.288</text:p>
              </table:table-cell>
              <table:table-cell office:value-type="float" office:value="0.06">
                <text:p>0.06</text:p>
              </table:table-cell>
              <table:table-cell office:value-type="float" office:value="572641.128">
                <text:p>572641.12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52657.144">
                <text:p>1152657.144</text:p>
              </table:table-cell>
              <table:table-cell office:value-type="float" office:value="0.0607">
                <text:p>0.0607</text:p>
              </table:table-cell>
              <table:table-cell office:value-type="float" office:value="574440.552">
                <text:p>574440.55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56233.888">
                <text:p>1156233.888</text:p>
              </table:table-cell>
              <table:table-cell office:value-type="float" office:value="0.062">
                <text:p>0.062</text:p>
              </table:table-cell>
              <table:table-cell office:value-type="float" office:value="576239.976">
                <text:p>576239.9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59851.744">
                <text:p>1159851.744</text:p>
              </table:table-cell>
              <table:table-cell office:value-type="float" office:value="0.0627">
                <text:p>0.0627</text:p>
              </table:table-cell>
              <table:table-cell office:value-type="float" office:value="578039.4">
                <text:p>578039.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3428.488">
                <text:p>1163428.488</text:p>
              </table:table-cell>
              <table:table-cell office:value-type="float" office:value="0.0633">
                <text:p>0.0633</text:p>
              </table:table-cell>
              <table:table-cell office:value-type="float" office:value="579838.824">
                <text:p>579838.82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67046.344">
                <text:p>1167046.344</text:p>
              </table:table-cell>
              <table:table-cell office:value-type="float" office:value="0.062">
                <text:p>0.062</text:p>
              </table:table-cell>
              <table:table-cell office:value-type="float" office:value="581638.248">
                <text:p>581638.24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70623.088">
                <text:p>1170623.088</text:p>
              </table:table-cell>
              <table:table-cell office:value-type="float" office:value="0.0613">
                <text:p>0.0613</text:p>
              </table:table-cell>
              <table:table-cell office:value-type="float" office:value="583437.672">
                <text:p>583437.67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74240.944">
                <text:p>1174240.944</text:p>
              </table:table-cell>
              <table:table-cell office:value-type="float" office:value="0.0593">
                <text:p>0.0593</text:p>
              </table:table-cell>
              <table:table-cell office:value-type="float" office:value="585242.208">
                <text:p>585242.20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77817.688">
                <text:p>1177817.688</text:p>
              </table:table-cell>
              <table:table-cell office:value-type="float" office:value="0.0593">
                <text:p>0.0593</text:p>
              </table:table-cell>
              <table:table-cell office:value-type="float" office:value="587041.632">
                <text:p>587041.6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1435.544">
                <text:p>1181435.544</text:p>
              </table:table-cell>
              <table:table-cell office:value-type="float" office:value="0.0593">
                <text:p>0.0593</text:p>
              </table:table-cell>
              <table:table-cell office:value-type="float" office:value="588841.056">
                <text:p>588841.05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85012.288">
                <text:p>1185012.288</text:p>
              </table:table-cell>
              <table:table-cell office:value-type="float" office:value="0.0587">
                <text:p>0.0587</text:p>
              </table:table-cell>
              <table:table-cell office:value-type="float" office:value="590640.48">
                <text:p>590640.4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8630.144">
                <text:p>1188630.144</text:p>
              </table:table-cell>
              <table:table-cell office:value-type="float" office:value="0.0573">
                <text:p>0.0573</text:p>
              </table:table-cell>
              <table:table-cell office:value-type="float" office:value="592439.904">
                <text:p>592439.904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92206.888">
                <text:p>1192206.888</text:p>
              </table:table-cell>
              <table:table-cell office:value-type="float" office:value="0.0553">
                <text:p>0.0553</text:p>
              </table:table-cell>
              <table:table-cell office:value-type="float" office:value="594239.328">
                <text:p>594239.32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95824.744">
                <text:p>1195824.744</text:p>
              </table:table-cell>
              <table:table-cell office:value-type="float" office:value="0.0533">
                <text:p>0.0533</text:p>
              </table:table-cell>
              <table:table-cell office:value-type="float" office:value="596038.752">
                <text:p>596038.75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99442.6">
                <text:p>1199442.6</text:p>
              </table:table-cell>
              <table:table-cell office:value-type="float" office:value="0.0507">
                <text:p>0.0507</text:p>
              </table:table-cell>
              <table:table-cell office:value-type="float" office:value="597838.176">
                <text:p>597838.17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03019.344">
                <text:p>1203019.344</text:p>
              </table:table-cell>
              <table:table-cell office:value-type="float" office:value="0.0493">
                <text:p>0.0493</text:p>
              </table:table-cell>
              <table:table-cell office:value-type="float" office:value="599637.6">
                <text:p>599637.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06637.2">
                <text:p>1206637.2</text:p>
              </table:table-cell>
              <table:table-cell office:value-type="float" office:value="0.048">
                <text:p>0.048</text:p>
              </table:table-cell>
              <table:table-cell office:value-type="float" office:value="601442.136">
                <text:p>601442.13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10213.944">
                <text:p>1210213.944</text:p>
              </table:table-cell>
              <table:table-cell office:value-type="float" office:value="0.0467">
                <text:p>0.0467</text:p>
              </table:table-cell>
              <table:table-cell office:value-type="float" office:value="603241.56">
                <text:p>603241.5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13831.8">
                <text:p>1213831.8</text:p>
              </table:table-cell>
              <table:table-cell office:value-type="float" office:value="0.0467">
                <text:p>0.0467</text:p>
              </table:table-cell>
              <table:table-cell office:value-type="float" office:value="605040.984">
                <text:p>605040.98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7408.544">
                <text:p>1217408.544</text:p>
              </table:table-cell>
              <table:table-cell office:value-type="float" office:value="0.046">
                <text:p>0.046</text:p>
              </table:table-cell>
              <table:table-cell office:value-type="float" office:value="606840.408">
                <text:p>606840.40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21026.4">
                <text:p>1221026.4</text:p>
              </table:table-cell>
              <table:table-cell office:value-type="float" office:value="0.0453">
                <text:p>0.0453</text:p>
              </table:table-cell>
              <table:table-cell office:value-type="float" office:value="608639.832">
                <text:p>608639.83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24603.144">
                <text:p>1224603.144</text:p>
              </table:table-cell>
              <table:table-cell office:value-type="float" office:value="0.0447">
                <text:p>0.0447</text:p>
              </table:table-cell>
              <table:table-cell office:value-type="float" office:value="610439.256">
                <text:p>610439.25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28221">
                <text:p>1228221</text:p>
              </table:table-cell>
              <table:table-cell office:value-type="float" office:value="0.044">
                <text:p>0.044</text:p>
              </table:table-cell>
              <table:table-cell office:value-type="float" office:value="612238.68">
                <text:p>612238.6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31797.744">
                <text:p>1231797.744</text:p>
              </table:table-cell>
              <table:table-cell office:value-type="float" office:value="0.0447">
                <text:p>0.0447</text:p>
              </table:table-cell>
              <table:table-cell office:value-type="float" office:value="614038.104">
                <text:p>614038.104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35415.6">
                <text:p>1235415.6</text:p>
              </table:table-cell>
              <table:table-cell office:value-type="float" office:value="0.0447">
                <text:p>0.0447</text:p>
              </table:table-cell>
              <table:table-cell office:value-type="float" office:value="615837.528">
                <text:p>615837.52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38992.344">
                <text:p>1238992.344</text:p>
              </table:table-cell>
              <table:table-cell office:value-type="float" office:value="0.0453">
                <text:p>0.0453</text:p>
              </table:table-cell>
              <table:table-cell office:value-type="float" office:value="617642.064">
                <text:p>617642.064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42610.2">
                <text:p>1242610.2</text:p>
              </table:table-cell>
              <table:table-cell office:value-type="float" office:value="0.0447">
                <text:p>0.0447</text:p>
              </table:table-cell>
              <table:table-cell office:value-type="float" office:value="619441.488">
                <text:p>619441.48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46186.944">
                <text:p>1246186.944</text:p>
              </table:table-cell>
              <table:table-cell office:value-type="float" office:value="0.044">
                <text:p>0.044</text:p>
              </table:table-cell>
              <table:table-cell office:value-type="float" office:value="621240.912">
                <text:p>621240.91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49804.8">
                <text:p>1249804.8</text:p>
              </table:table-cell>
              <table:table-cell office:value-type="float" office:value="0.0427">
                <text:p>0.0427</text:p>
              </table:table-cell>
              <table:table-cell office:value-type="float" office:value="623040.336">
                <text:p>623040.33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53381.544">
                <text:p>1253381.544</text:p>
              </table:table-cell>
              <table:table-cell office:value-type="float" office:value="0.042">
                <text:p>0.042</text:p>
              </table:table-cell>
              <table:table-cell office:value-type="float" office:value="624839.76">
                <text:p>624839.7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56999.4">
                <text:p>1256999.4</text:p>
              </table:table-cell>
              <table:table-cell office:value-type="float" office:value="0.0413">
                <text:p>0.0413</text:p>
              </table:table-cell>
              <table:table-cell office:value-type="float" office:value="626639.184">
                <text:p>626639.184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60576.144">
                <text:p>1260576.144</text:p>
              </table:table-cell>
              <table:table-cell office:value-type="float" office:value="0.0407">
                <text:p>0.0407</text:p>
              </table:table-cell>
              <table:table-cell office:value-type="float" office:value="628438.608">
                <text:p>628438.60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64194">
                <text:p>1264194</text:p>
              </table:table-cell>
              <table:table-cell office:value-type="float" office:value="0.0407">
                <text:p>0.0407</text:p>
              </table:table-cell>
              <table:table-cell office:value-type="float" office:value="630238.032">
                <text:p>630238.03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67811.856">
                <text:p>1267811.856</text:p>
              </table:table-cell>
              <table:table-cell office:value-type="float" office:value="0.0393">
                <text:p>0.0393</text:p>
              </table:table-cell>
              <table:table-cell office:value-type="float" office:value="632037.456">
                <text:p>632037.45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71388.6">
                <text:p>1271388.6</text:p>
              </table:table-cell>
              <table:table-cell office:value-type="float" office:value="0.038">
                <text:p>0.0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75006.456">
                <text:p>1275006.456</text:p>
              </table:table-cell>
              <table:table-cell office:value-type="float" office:value="0.0373">
                <text:p>0.0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8583.2">
                <text:p>1278583.2</text:p>
              </table:table-cell>
              <table:table-cell office:value-type="float" office:value="0.0373">
                <text:p>0.0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82201.056">
                <text:p>1282201.056</text:p>
              </table:table-cell>
              <table:table-cell office:value-type="float" office:value="0.0367">
                <text:p>0.0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85777.8">
                <text:p>1285777.8</text:p>
              </table:table-cell>
              <table:table-cell office:value-type="float" office:value="0.0367">
                <text:p>0.0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89395.656">
                <text:p>1289395.656</text:p>
              </table:table-cell>
              <table:table-cell office:value-type="float" office:value="0.0367">
                <text:p>0.0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92972.4">
                <text:p>1292972.4</text:p>
              </table:table-cell>
              <table:table-cell office:value-type="float" office:value="0.0367">
                <text:p>0.0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96590.256">
                <text:p>1296590.256</text:p>
              </table:table-cell>
              <table:table-cell office:value-type="float" office:value="0.0367">
                <text:p>0.0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00167">
                <text:p>1300167</text:p>
              </table:table-cell>
              <table:table-cell office:value-type="float" office:value="0.036">
                <text:p>0.0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03784.856">
                <text:p>1303784.856</text:p>
              </table:table-cell>
              <table:table-cell office:value-type="float" office:value="0.0353">
                <text:p>0.03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07361.6">
                <text:p>1307361.6</text:p>
              </table:table-cell>
              <table:table-cell office:value-type="float" office:value="0.0353">
                <text:p>0.03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10979.456">
                <text:p>1310979.456</text:p>
              </table:table-cell>
              <table:table-cell office:value-type="float" office:value="0.0347">
                <text:p>0.03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14556.2">
                <text:p>1314556.2</text:p>
              </table:table-cell>
              <table:table-cell office:value-type="float" office:value="0.034">
                <text:p>0.0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18174.056">
                <text:p>1318174.056</text:p>
              </table:table-cell>
              <table:table-cell office:value-type="float" office:value="0.034">
                <text:p>0.0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21750.8">
                <text:p>1321750.8</text:p>
              </table:table-cell>
              <table:table-cell office:value-type="float" office:value="0.034">
                <text:p>0.0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25368.656">
                <text:p>1325368.656</text:p>
              </table:table-cell>
              <table:table-cell office:value-type="float" office:value="0.0333">
                <text:p>0.0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28986.512">
                <text:p>1328986.512</text:p>
              </table:table-cell>
              <table:table-cell office:value-type="float" office:value="0.0333">
                <text:p>0.0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2563.256">
                <text:p>1332563.256</text:p>
              </table:table-cell>
              <table:table-cell office:value-type="float" office:value="0.0333">
                <text:p>0.0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36181.112">
                <text:p>1336181.112</text:p>
              </table:table-cell>
              <table:table-cell office:value-type="float" office:value="0.0333">
                <text:p>0.0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39757.856">
                <text:p>1339757.856</text:p>
              </table:table-cell>
              <table:table-cell office:value-type="float" office:value="0.0333">
                <text:p>0.0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43375.712">
                <text:p>1343375.712</text:p>
              </table:table-cell>
              <table:table-cell office:value-type="float" office:value="0.0333">
                <text:p>0.0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46952.456">
                <text:p>1346952.456</text:p>
              </table:table-cell>
              <table:table-cell office:value-type="float" office:value="0.032">
                <text:p>0.0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50570.312">
                <text:p>1350570.312</text:p>
              </table:table-cell>
              <table:table-cell office:value-type="float" office:value="0.0313">
                <text:p>0.0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54147.056">
                <text:p>1354147.056</text:p>
              </table:table-cell>
              <table:table-cell office:value-type="float" office:value="0.0313">
                <text:p>0.0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57764.912">
                <text:p>1357764.912</text:p>
              </table:table-cell>
              <table:table-cell office:value-type="float" office:value="0.0313">
                <text:p>0.0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61341.656">
                <text:p>1361341.656</text:p>
              </table:table-cell>
              <table:table-cell office:value-type="float" office:value="0.0307">
                <text:p>0.0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64959.512">
                <text:p>1364959.512</text:p>
              </table:table-cell>
              <table:table-cell office:value-type="float" office:value="0.0307">
                <text:p>0.0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68536.256">
                <text:p>1368536.256</text:p>
              </table:table-cell>
              <table:table-cell office:value-type="float" office:value="0.03">
                <text:p>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72154.112">
                <text:p>1372154.112</text:p>
              </table:table-cell>
              <table:table-cell office:value-type="float" office:value="0.03">
                <text:p>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75730.856">
                <text:p>1375730.856</text:p>
              </table:table-cell>
              <table:table-cell office:value-type="float" office:value="0.03">
                <text:p>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9348.712">
                <text:p>1379348.712</text:p>
              </table:table-cell>
              <table:table-cell office:value-type="float" office:value="0.03">
                <text:p>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82925.456">
                <text:p>1382925.456</text:p>
              </table:table-cell>
              <table:table-cell office:value-type="float" office:value="0.0307">
                <text:p>0.0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86543.312">
                <text:p>1386543.312</text:p>
              </table:table-cell>
              <table:table-cell office:value-type="float" office:value="0.0307">
                <text:p>0.0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90120.056">
                <text:p>1390120.056</text:p>
              </table:table-cell>
              <table:table-cell office:value-type="float" office:value="0.0307">
                <text:p>0.0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93737.912">
                <text:p>1393737.912</text:p>
              </table:table-cell>
              <table:table-cell office:value-type="float" office:value="0.0313">
                <text:p>0.0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97355.768">
                <text:p>1397355.768</text:p>
              </table:table-cell>
              <table:table-cell office:value-type="float" office:value="0.0313">
                <text:p>0.0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00932.512">
                <text:p>1400932.512</text:p>
              </table:table-cell>
              <table:table-cell office:value-type="float" office:value="0.0313">
                <text:p>0.0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04550.368">
                <text:p>1404550.368</text:p>
              </table:table-cell>
              <table:table-cell office:value-type="float" office:value="0.0307">
                <text:p>0.0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08127.112">
                <text:p>1408127.112</text:p>
              </table:table-cell>
              <table:table-cell office:value-type="float" office:value="0.0307">
                <text:p>0.0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1744.968">
                <text:p>1411744.968</text:p>
              </table:table-cell>
              <table:table-cell office:value-type="float" office:value="0.03">
                <text:p>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5321.712">
                <text:p>1415321.712</text:p>
              </table:table-cell>
              <table:table-cell office:value-type="float" office:value="0.03">
                <text:p>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18939.568">
                <text:p>1418939.568</text:p>
              </table:table-cell>
              <table:table-cell office:value-type="float" office:value="0.0293">
                <text:p>0.0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2516.312">
                <text:p>1422516.312</text:p>
              </table:table-cell>
              <table:table-cell office:value-type="float" office:value="0.0293">
                <text:p>0.0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6134.168">
                <text:p>1426134.168</text:p>
              </table:table-cell>
              <table:table-cell office:value-type="float" office:value="0.028">
                <text:p>0.0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9710.912">
                <text:p>1429710.912</text:p>
              </table:table-cell>
              <table:table-cell office:value-type="float" office:value="0.0273">
                <text:p>0.0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33328.768">
                <text:p>1433328.768</text:p>
              </table:table-cell>
              <table:table-cell office:value-type="float" office:value="0.026">
                <text:p>0.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36905.512">
                <text:p>1436905.512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0523.368">
                <text:p>1440523.368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44100.112">
                <text:p>1444100.112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47717.968">
                <text:p>1447717.968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51294.712">
                <text:p>1451294.712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54912.568">
                <text:p>1454912.568</text:p>
              </table:table-cell>
              <table:table-cell office:value-type="float" office:value="0.026">
                <text:p>0.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58530.424">
                <text:p>1458530.424</text:p>
              </table:table-cell>
              <table:table-cell office:value-type="float" office:value="0.0267">
                <text:p>0.0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62107.168">
                <text:p>1462107.168</text:p>
              </table:table-cell>
              <table:table-cell office:value-type="float" office:value="0.0273">
                <text:p>0.0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5725.024">
                <text:p>1465725.024</text:p>
              </table:table-cell>
              <table:table-cell office:value-type="float" office:value="0.028">
                <text:p>0.0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69301.768">
                <text:p>1469301.768</text:p>
              </table:table-cell>
              <table:table-cell office:value-type="float" office:value="0.0287">
                <text:p>0.02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72919.624">
                <text:p>1472919.624</text:p>
              </table:table-cell>
              <table:table-cell office:value-type="float" office:value="0.0287">
                <text:p>0.02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76496.368">
                <text:p>1476496.368</text:p>
              </table:table-cell>
              <table:table-cell office:value-type="float" office:value="0.0287">
                <text:p>0.02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80114.224">
                <text:p>1480114.224</text:p>
              </table:table-cell>
              <table:table-cell office:value-type="float" office:value="0.028">
                <text:p>0.0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83690.968">
                <text:p>1483690.968</text:p>
              </table:table-cell>
              <table:table-cell office:value-type="float" office:value="0.0273">
                <text:p>0.0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87308.824">
                <text:p>1487308.824</text:p>
              </table:table-cell>
              <table:table-cell office:value-type="float" office:value="0.0267">
                <text:p>0.0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0885.568">
                <text:p>1490885.568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4503.424">
                <text:p>1494503.424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98080.168">
                <text:p>1498080.168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01698.024">
                <text:p>1501698.024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05274.768">
                <text:p>1505274.768</text:p>
              </table:table-cell>
              <table:table-cell office:value-type="float" office:value="0.0247">
                <text:p>0.0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08892.624">
                <text:p>1508892.624</text:p>
              </table:table-cell>
              <table:table-cell office:value-type="float" office:value="0.024">
                <text:p>0.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12469.368">
                <text:p>1512469.368</text:p>
              </table:table-cell>
              <table:table-cell office:value-type="float" office:value="0.0227">
                <text:p>0.0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16087.224">
                <text:p>1516087.224</text:p>
              </table:table-cell>
              <table:table-cell office:value-type="float" office:value="0.022">
                <text:p>0.0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19663.968">
                <text:p>1519663.968</text:p>
              </table:table-cell>
              <table:table-cell office:value-type="float" office:value="0.0213">
                <text:p>0.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23281.824">
                <text:p>1523281.824</text:p>
              </table:table-cell>
              <table:table-cell office:value-type="float" office:value="0.0207">
                <text:p>0.02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26899.68">
                <text:p>1526899.68</text:p>
              </table:table-cell>
              <table:table-cell office:value-type="float" office:value="0.0207">
                <text:p>0.02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0476.424">
                <text:p>1530476.424</text:p>
              </table:table-cell>
              <table:table-cell office:value-type="float" office:value="0.0213">
                <text:p>0.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34094.28">
                <text:p>1534094.28</text:p>
              </table:table-cell>
              <table:table-cell office:value-type="float" office:value="0.0213">
                <text:p>0.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37671.024">
                <text:p>1537671.024</text:p>
              </table:table-cell>
              <table:table-cell office:value-type="float" office:value="0.0213">
                <text:p>0.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41288.88">
                <text:p>1541288.88</text:p>
              </table:table-cell>
              <table:table-cell office:value-type="float" office:value="0.0227">
                <text:p>0.0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44865.624">
                <text:p>1544865.624</text:p>
              </table:table-cell>
              <table:table-cell office:value-type="float" office:value="0.0233">
                <text:p>0.0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48483.48">
                <text:p>1548483.48</text:p>
              </table:table-cell>
              <table:table-cell office:value-type="float" office:value="0.024">
                <text:p>0.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52060.224">
                <text:p>1552060.224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55678.08">
                <text:p>1555678.08</text:p>
              </table:table-cell>
              <table:table-cell office:value-type="float" office:value="0.026">
                <text:p>0.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59254.824">
                <text:p>1559254.824</text:p>
              </table:table-cell>
              <table:table-cell office:value-type="float" office:value="0.0267">
                <text:p>0.0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62872.68">
                <text:p>1562872.68</text:p>
              </table:table-cell>
              <table:table-cell office:value-type="float" office:value="0.0267">
                <text:p>0.0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66449.424">
                <text:p>1566449.424</text:p>
              </table:table-cell>
              <table:table-cell office:value-type="float" office:value="0.0253">
                <text:p>0.0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70067.28">
                <text:p>1570067.28</text:p>
              </table:table-cell>
              <table:table-cell office:value-type="float" office:value="0.0247">
                <text:p>0.0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73644.024">
                <text:p>1573644.024</text:p>
              </table:table-cell>
              <table:table-cell office:value-type="float" office:value="0.0233">
                <text:p>0.0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7261.88">
                <text:p>1577261.88</text:p>
              </table:table-cell>
              <table:table-cell office:value-type="float" office:value="0.0233">
                <text:p>0.0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80838.624">
                <text:p>1580838.624</text:p>
              </table:table-cell>
              <table:table-cell office:value-type="float" office:value="0.0227">
                <text:p>0.0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84456.48">
                <text:p>1584456.48</text:p>
              </table:table-cell>
              <table:table-cell office:value-type="float" office:value="0.0227">
                <text:p>0.0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88074.336">
                <text:p>1588074.336</text:p>
              </table:table-cell>
              <table:table-cell office:value-type="float" office:value="0.0227">
                <text:p>0.0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91651.08">
                <text:p>1591651.08</text:p>
              </table:table-cell>
              <table:table-cell office:value-type="float" office:value="0.022">
                <text:p>0.0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95268.936">
                <text:p>1595268.936</text:p>
              </table:table-cell>
              <table:table-cell office:value-type="float" office:value="0.0213">
                <text:p>0.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98845.68">
                <text:p>1598845.68</text:p>
              </table:table-cell>
              <table:table-cell office:value-type="float" office:value="0.0207">
                <text:p>0.02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02463.536">
                <text:p>1602463.536</text:p>
              </table:table-cell>
              <table:table-cell office:value-type="float" office:value="0.02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06040.28">
                <text:p>1606040.28</text:p>
              </table:table-cell>
              <table:table-cell office:value-type="float" office:value="0.0193">
                <text:p>0.01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09658.136">
                <text:p>1609658.136</text:p>
              </table:table-cell>
              <table:table-cell office:value-type="float" office:value="0.0193">
                <text:p>0.01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13234.88">
                <text:p>1613234.88</text:p>
              </table:table-cell>
              <table:table-cell office:value-type="float" office:value="0.0187">
                <text:p>0.0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16852.736">
                <text:p>1616852.736</text:p>
              </table:table-cell>
              <table:table-cell office:value-type="float" office:value="0.0187">
                <text:p>0.0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20429.48">
                <text:p>1620429.48</text:p>
              </table:table-cell>
              <table:table-cell office:value-type="float" office:value="0.0187">
                <text:p>0.0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24047.336">
                <text:p>1624047.336</text:p>
              </table:table-cell>
              <table:table-cell office:value-type="float" office:value="0.0187">
                <text:p>0.0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27624.08">
                <text:p>1627624.08</text:p>
              </table:table-cell>
              <table:table-cell office:value-type="float" office:value="0.0193">
                <text:p>0.01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31241.936">
                <text:p>1631241.936</text:p>
              </table:table-cell>
              <table:table-cell office:value-type="float" office:value="0.0207">
                <text:p>0.02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34818.68">
                <text:p>1634818.68</text:p>
              </table:table-cell>
              <table:table-cell office:value-type="float" office:value="0.0213">
                <text:p>0.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38436.536">
                <text:p>1638436.536</text:p>
              </table:table-cell>
              <table:table-cell office:value-type="float" office:value="0.022">
                <text:p>0.0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42013.28">
                <text:p>1642013.28</text:p>
              </table:table-cell>
              <table:table-cell office:value-type="float" office:value="0.022">
                <text:p>0.0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45631.136">
                <text:p>1645631.136</text:p>
              </table:table-cell>
              <table:table-cell office:value-type="float" office:value="0.0213">
                <text:p>0.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49207.88">
                <text:p>1649207.88</text:p>
              </table:table-cell>
              <table:table-cell office:value-type="float" office:value="0.0213">
                <text:p>0.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52825.736">
                <text:p>1652825.736</text:p>
              </table:table-cell>
              <table:table-cell office:value-type="float" office:value="0.0213">
                <text:p>0.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56443.592">
                <text:p>1656443.592</text:p>
              </table:table-cell>
              <table:table-cell office:value-type="float" office:value="0.02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60020.336">
                <text:p>1660020.336</text:p>
              </table:table-cell>
              <table:table-cell office:value-type="float" office:value="0.0193">
                <text:p>0.01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63638.192">
                <text:p>1663638.192</text:p>
              </table:table-cell>
              <table:table-cell office:value-type="float" office:value="0.0187">
                <text:p>0.0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67214.936">
                <text:p>1667214.936</text:p>
              </table:table-cell>
              <table:table-cell office:value-type="float" office:value="0.0187">
                <text:p>0.0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70832.792">
                <text:p>1670832.792</text:p>
              </table:table-cell>
              <table:table-cell office:value-type="float" office:value="0.018">
                <text:p>0.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74409.536">
                <text:p>1674409.536</text:p>
              </table:table-cell>
              <table:table-cell office:value-type="float" office:value="0.018">
                <text:p>0.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78027.392">
                <text:p>1678027.392</text:p>
              </table:table-cell>
              <table:table-cell office:value-type="float" office:value="0.018">
                <text:p>0.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81604.136">
                <text:p>1681604.136</text:p>
              </table:table-cell>
              <table:table-cell office:value-type="float" office:value="0.018">
                <text:p>0.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85221.992">
                <text:p>1685221.992</text:p>
              </table:table-cell>
              <table:table-cell office:value-type="float" office:value="0.0173">
                <text:p>0.0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88798.736">
                <text:p>1688798.736</text:p>
              </table:table-cell>
              <table:table-cell office:value-type="float" office:value="0.016">
                <text:p>0.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92416.592">
                <text:p>1692416.592</text:p>
              </table:table-cell>
              <table:table-cell office:value-type="float" office:value="0.0153">
                <text:p>0.0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95993.336">
                <text:p>1695993.336</text:p>
              </table:table-cell>
              <table:table-cell office:value-type="float" office:value="0.0153">
                <text:p>0.0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99611.192">
                <text:p>1699611.192</text:p>
              </table:table-cell>
              <table:table-cell office:value-type="float" office:value="0.0153">
                <text:p>0.0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03187.936">
                <text:p>1703187.936</text:p>
              </table:table-cell>
              <table:table-cell office:value-type="float" office:value="0.0153">
                <text:p>0.0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06805.792">
                <text:p>1706805.792</text:p>
              </table:table-cell>
              <table:table-cell office:value-type="float" office:value="0.0153">
                <text:p>0.0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10382.536">
                <text:p>1710382.536</text:p>
              </table:table-cell>
              <table:table-cell office:value-type="float" office:value="0.016">
                <text:p>0.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14000.392">
                <text:p>1714000.392</text:p>
              </table:table-cell>
              <table:table-cell office:value-type="float" office:value="0.0167">
                <text:p>0.01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17618.248">
                <text:p>1717618.248</text:p>
              </table:table-cell>
              <table:table-cell office:value-type="float" office:value="0.0173">
                <text:p>0.0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21194.992">
                <text:p>1721194.992</text:p>
              </table:table-cell>
              <table:table-cell office:value-type="float" office:value="0.0173">
                <text:p>0.0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24812.848">
                <text:p>1724812.848</text:p>
              </table:table-cell>
              <table:table-cell office:value-type="float" office:value="0.018">
                <text:p>0.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28389.592">
                <text:p>1728389.592</text:p>
              </table:table-cell>
              <table:table-cell office:value-type="float" office:value="0.018">
                <text:p>0.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32007.448">
                <text:p>1732007.448</text:p>
              </table:table-cell>
              <table:table-cell office:value-type="float" office:value="0.0173">
                <text:p>0.0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35584.192">
                <text:p>1735584.192</text:p>
              </table:table-cell>
              <table:table-cell office:value-type="float" office:value="0.0173">
                <text:p>0.0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39202.048">
                <text:p>1739202.048</text:p>
              </table:table-cell>
              <table:table-cell office:value-type="float" office:value="0.0167">
                <text:p>0.01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42778.792">
                <text:p>1742778.792</text:p>
              </table:table-cell>
              <table:table-cell office:value-type="float" office:value="0.016">
                <text:p>0.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46396.648">
                <text:p>1746396.648</text:p>
              </table:table-cell>
              <table:table-cell office:value-type="float" office:value="0.0153">
                <text:p>0.0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49973.392">
                <text:p>1749973.392</text:p>
              </table:table-cell>
              <table:table-cell office:value-type="float" office:value="0.0147">
                <text:p>0.0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53591.248">
                <text:p>1753591.248</text:p>
              </table:table-cell>
              <table:table-cell office:value-type="float" office:value="0.0147">
                <text:p>0.0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57167.992">
                <text:p>1757167.992</text:p>
              </table:table-cell>
              <table:table-cell office:value-type="float" office:value="0.0147">
                <text:p>0.0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60785.848">
                <text:p>1760785.848</text:p>
              </table:table-cell>
              <table:table-cell office:value-type="float" office:value="0.014">
                <text:p>0.0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64362.592">
                <text:p>1764362.592</text:p>
              </table:table-cell>
              <table:table-cell office:value-type="float" office:value="0.014">
                <text:p>0.0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67980.448">
                <text:p>1767980.448</text:p>
              </table:table-cell>
              <table:table-cell office:value-type="float" office:value="0.0133">
                <text:p>0.0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71557.192">
                <text:p>1771557.192</text:p>
              </table:table-cell>
              <table:table-cell office:value-type="float" office:value="0.0127">
                <text:p>0.0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75175.048">
                <text:p>1775175.048</text:p>
              </table:table-cell>
              <table:table-cell office:value-type="float" office:value="0.0127">
                <text:p>0.0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78751.792">
                <text:p>1778751.792</text:p>
              </table:table-cell>
              <table:table-cell office:value-type="float" office:value="0.0127">
                <text:p>0.0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82369.648">
                <text:p>1782369.648</text:p>
              </table:table-cell>
              <table:table-cell office:value-type="float" office:value="0.0127">
                <text:p>0.0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85987.504">
                <text:p>1785987.504</text:p>
              </table:table-cell>
              <table:table-cell office:value-type="float" office:value="0.012">
                <text:p>0.0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89564.248">
                <text:p>1789564.248</text:p>
              </table:table-cell>
              <table:table-cell office:value-type="float" office:value="0.012">
                <text:p>0.0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93182.104">
                <text:p>1793182.104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96758.848">
                <text:p>1796758.848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00376.704">
                <text:p>1800376.704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03953.448">
                <text:p>1803953.448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07571.304">
                <text:p>1807571.304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11148.048">
                <text:p>1811148.048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14765.904">
                <text:p>1814765.904</text:p>
              </table:table-cell>
              <table:table-cell office:value-type="float" office:value="0.0107">
                <text:p>0.0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18342.648">
                <text:p>1818342.648</text:p>
              </table:table-cell>
              <table:table-cell office:value-type="float" office:value="0.0107">
                <text:p>0.0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21960.504">
                <text:p>1821960.504</text:p>
              </table:table-cell>
              <table:table-cell office:value-type="float" office:value="0.0107">
                <text:p>0.0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25537.248">
                <text:p>1825537.248</text:p>
              </table:table-cell>
              <table:table-cell office:value-type="float" office:value="0.01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29155.104">
                <text:p>1829155.104</text:p>
              </table:table-cell>
              <table:table-cell office:value-type="float" office:value="0.0107">
                <text:p>0.0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32731.848">
                <text:p>1832731.848</text:p>
              </table:table-cell>
              <table:table-cell office:value-type="float" office:value="0.0107">
                <text:p>0.0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36349.704">
                <text:p>1836349.704</text:p>
              </table:table-cell>
              <table:table-cell office:value-type="float" office:value="0.0107">
                <text:p>0.0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39926.448">
                <text:p>1839926.448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43544.304">
                <text:p>1843544.304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47162.16">
                <text:p>1847162.16</text:p>
              </table:table-cell>
              <table:table-cell office:value-type="float" office:value="0.012">
                <text:p>0.0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50738.904">
                <text:p>1850738.904</text:p>
              </table:table-cell>
              <table:table-cell office:value-type="float" office:value="0.0127">
                <text:p>0.0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54356.76">
                <text:p>1854356.76</text:p>
              </table:table-cell>
              <table:table-cell office:value-type="float" office:value="0.0133">
                <text:p>0.0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57933.504">
                <text:p>1857933.504</text:p>
              </table:table-cell>
              <table:table-cell office:value-type="float" office:value="0.014">
                <text:p>0.0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61551.36">
                <text:p>1861551.36</text:p>
              </table:table-cell>
              <table:table-cell office:value-type="float" office:value="0.0147">
                <text:p>0.0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65128.104">
                <text:p>1865128.104</text:p>
              </table:table-cell>
              <table:table-cell office:value-type="float" office:value="0.0153">
                <text:p>0.0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68745.96">
                <text:p>1868745.96</text:p>
              </table:table-cell>
              <table:table-cell office:value-type="float" office:value="0.016">
                <text:p>0.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72322.704">
                <text:p>1872322.704</text:p>
              </table:table-cell>
              <table:table-cell office:value-type="float" office:value="0.016">
                <text:p>0.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75940.56">
                <text:p>1875940.56</text:p>
              </table:table-cell>
              <table:table-cell office:value-type="float" office:value="0.016">
                <text:p>0.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79517.304">
                <text:p>1879517.304</text:p>
              </table:table-cell>
              <table:table-cell office:value-type="float" office:value="0.016">
                <text:p>0.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83135.16">
                <text:p>1883135.16</text:p>
              </table:table-cell>
              <table:table-cell office:value-type="float" office:value="0.0153">
                <text:p>0.0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86711.904">
                <text:p>1886711.904</text:p>
              </table:table-cell>
              <table:table-cell office:value-type="float" office:value="0.0147">
                <text:p>0.0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90329.76">
                <text:p>1890329.76</text:p>
              </table:table-cell>
              <table:table-cell office:value-type="float" office:value="0.014">
                <text:p>0.0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93906.504">
                <text:p>1893906.504</text:p>
              </table:table-cell>
              <table:table-cell office:value-type="float" office:value="0.0133">
                <text:p>0.0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97524.36">
                <text:p>1897524.36</text:p>
              </table:table-cell>
              <table:table-cell office:value-type="float" office:value="0.0127">
                <text:p>0.0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01101.104">
                <text:p>1901101.104</text:p>
              </table:table-cell>
              <table:table-cell office:value-type="float" office:value="0.0127">
                <text:p>0.0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04718.96">
                <text:p>1904718.96</text:p>
              </table:table-cell>
              <table:table-cell office:value-type="float" office:value="0.012">
                <text:p>0.0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08295.704">
                <text:p>1908295.704</text:p>
              </table:table-cell>
              <table:table-cell office:value-type="float" office:value="0.012">
                <text:p>0.0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11913.56">
                <text:p>1911913.5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15531.416">
                <text:p>1915531.41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19108.16">
                <text:p>1919108.1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22726.016">
                <text:p>1922726.01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26302.76">
                <text:p>1926302.7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29920.616">
                <text:p>1929920.61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33497.36">
                <text:p>1933497.3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37115.216">
                <text:p>1937115.21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40691.96">
                <text:p>1940691.9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44309.816">
                <text:p>1944309.816</text:p>
              </table:table-cell>
              <table:table-cell office:value-type="float" office:value="0.0113">
                <text:p>0.0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47886.56">
                <text:p>1947886.56</text:p>
              </table:table-cell>
              <table:table-cell office:value-type="float" office:value="0.0107">
                <text:p>0.0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51504.416">
                <text:p>1951504.416</text:p>
              </table:table-cell>
              <table:table-cell office:value-type="float" office:value="0.0107">
                <text:p>0.0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55081.16">
                <text:p>1955081.16</text:p>
              </table:table-cell>
              <table:table-cell office:value-type="float" office:value="0.01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58699.016">
                <text:p>1958699.016</text:p>
              </table:table-cell>
              <table:table-cell office:value-type="float" office:value="0.01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62275.76">
                <text:p>1962275.76</text:p>
              </table:table-cell>
              <table:table-cell office:value-type="float" office:value="0.0073">
                <text:p>0.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65893.616">
                <text:p>1965893.616</text:p>
              </table:table-cell>
              <table:table-cell office:value-type="float" office:value="0.0093">
                <text:p>0.0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69470.36">
                <text:p>1969470.36</text:p>
              </table:table-cell>
              <table:table-cell office:value-type="float" office:value="0.0093">
                <text:p>0.0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73088.216">
                <text:p>1973088.216</text:p>
              </table:table-cell>
              <table:table-cell office:value-type="float" office:value="0.0093">
                <text:p>0.0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76706.072">
                <text:p>1976706.072</text:p>
              </table:table-cell>
              <table:table-cell office:value-type="float" office:value="0.0093">
                <text:p>0.0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80282.816">
                <text:p>1980282.816</text:p>
              </table:table-cell>
              <table:table-cell office:value-type="float" office:value="0.0093">
                <text:p>0.0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83900.672">
                <text:p>1983900.672</text:p>
              </table:table-cell>
              <table:table-cell office:value-type="float" office:value="0.0093">
                <text:p>0.0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87477.416">
                <text:p>1987477.416</text:p>
              </table:table-cell>
              <table:table-cell office:value-type="float" office:value="0.0093">
                <text:p>0.0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91095.272">
                <text:p>1991095.272</text:p>
              </table:table-cell>
              <table:table-cell office:value-type="float" office:value="0.0093">
                <text:p>0.0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94672.016">
                <text:p>1994672.016</text:p>
              </table:table-cell>
              <table:table-cell office:value-type="float" office:value="0.0087">
                <text:p>0.0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98289.872">
                <text:p>1998289.872</text:p>
              </table:table-cell>
              <table:table-cell office:value-type="float" office:value="0.0087">
                <text:p>0.0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01866.616">
                <text:p>2001866.616</text:p>
              </table:table-cell>
              <table:table-cell office:value-type="float" office:value="0.0087">
                <text:p>0.0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05484.472">
                <text:p>2005484.472</text:p>
              </table:table-cell>
              <table:table-cell office:value-type="float" office:value="0.0087">
                <text:p>0.0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09061.216">
                <text:p>2009061.216</text:p>
              </table:table-cell>
              <table:table-cell office:value-type="float" office:value="0.0087">
                <text:p>0.0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12679.072">
                <text:p>2012679.072</text:p>
              </table:table-cell>
              <table:table-cell office:value-type="float" office:value="0.0087">
                <text:p>0.0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16255.816">
                <text:p>2016255.816</text:p>
              </table:table-cell>
              <table:table-cell office:value-type="float" office:value="0.008">
                <text:p>0.0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19873.672">
                <text:p>2019873.672</text:p>
              </table:table-cell>
              <table:table-cell office:value-type="float" office:value="0.008">
                <text:p>0.0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23450.416">
                <text:p>2023450.416</text:p>
              </table:table-cell>
              <table:table-cell office:value-type="float" office:value="0.0073">
                <text:p>0.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27068.272">
                <text:p>2027068.272</text:p>
              </table:table-cell>
              <table:table-cell office:value-type="float" office:value="0.0073">
                <text:p>0.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30645.016">
                <text:p>2030645.016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34262.872">
                <text:p>2034262.872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37880.728">
                <text:p>2037880.728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41457.472">
                <text:p>2041457.472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45075.328">
                <text:p>2045075.328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48652.072">
                <text:p>2048652.072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52269.928">
                <text:p>2052269.928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55846.672">
                <text:p>2055846.672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59464.528">
                <text:p>2059464.528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63041.272">
                <text:p>2063041.272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66659.128">
                <text:p>2066659.128</text:p>
              </table:table-cell>
              <table:table-cell office:value-type="float" office:value="0.0073">
                <text:p>0.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70235.872">
                <text:p>2070235.872</text:p>
              </table:table-cell>
              <table:table-cell office:value-type="float" office:value="0.0073">
                <text:p>0.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73853.728">
                <text:p>2073853.728</text:p>
              </table:table-cell>
              <table:table-cell office:value-type="float" office:value="0.0073">
                <text:p>0.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77430.472">
                <text:p>2077430.472</text:p>
              </table:table-cell>
              <table:table-cell office:value-type="float" office:value="0.0073">
                <text:p>0.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81048.328">
                <text:p>2081048.328</text:p>
              </table:table-cell>
              <table:table-cell office:value-type="float" office:value="0.0073">
                <text:p>0.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84625.072">
                <text:p>2084625.072</text:p>
              </table:table-cell>
              <table:table-cell office:value-type="float" office:value="0.0073">
                <text:p>0.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88242.928">
                <text:p>2088242.928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91819.672">
                <text:p>2091819.672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95437.528">
                <text:p>2095437.528</text:p>
              </table:table-cell>
              <table:table-cell office:value-type="float" office:value="0.0067">
                <text:p>0.0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99014.272">
                <text:p>2099014.272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02632.128">
                <text:p>2102632.128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06249.984">
                <text:p>2106249.98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09826.728">
                <text:p>2109826.728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13444.584">
                <text:p>2113444.58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17021.328">
                <text:p>2117021.328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20639.184">
                <text:p>2120639.1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24215.928">
                <text:p>2124215.928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27833.784">
                <text:p>2127833.7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31410.528">
                <text:p>2131410.528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35028.384">
                <text:p>2135028.3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38605.128">
                <text:p>2138605.128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42222.984">
                <text:p>2142222.9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45799.728">
                <text:p>2145799.728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49417.584">
                <text:p>2149417.5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52994.328">
                <text:p>2152994.328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56612.184">
                <text:p>2156612.18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60188.928">
                <text:p>2160188.928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63806.784">
                <text:p>2163806.78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67424.64">
                <text:p>2167424.6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71001.384">
                <text:p>2171001.38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74619.24">
                <text:p>2174619.2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78195.984">
                <text:p>2178195.98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81813.84">
                <text:p>2181813.8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85390.584">
                <text:p>2185390.58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89008.44">
                <text:p>2189008.4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92585.184">
                <text:p>2192585.184</text:p>
              </table:table-cell>
              <table:table-cell office:value-type="float" office:value="0.006">
                <text:p>0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96203.04">
                <text:p>2196203.0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99779.784">
                <text:p>2199779.7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203397.64">
                <text:p>2203397.6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06974.384">
                <text:p>2206974.3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210592.24">
                <text:p>2210592.2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14168.984">
                <text:p>2214168.9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217786.84">
                <text:p>2217786.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221363.584">
                <text:p>2221363.5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224899.216">
                <text:p>2224899.216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228517.072">
                <text:p>2228517.072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232134.928">
                <text:p>2232134.928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235711.672">
                <text:p>2235711.672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239329.528">
                <text:p>2239329.528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242906.272">
                <text:p>2242906.272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246524.128">
                <text:p>2246524.128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50100.872">
                <text:p>2250100.872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53718.728">
                <text:p>2253718.728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57295.472">
                <text:p>2257295.472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60913.328">
                <text:p>2260913.3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64490.072">
                <text:p>2264490.072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68107.928">
                <text:p>2268107.9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71684.672">
                <text:p>2271684.672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75302.528">
                <text:p>2275302.5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78879.272">
                <text:p>2278879.272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282497.128">
                <text:p>2282497.1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86073.872">
                <text:p>2286073.872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289691.728">
                <text:p>2289691.7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293309.584">
                <text:p>2293309.584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96886.328">
                <text:p>2296886.3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300504.184">
                <text:p>2300504.184</text:p>
              </table:table-cell>
              <table:table-cell office:value-type="float" office:value="0.0053">
                <text:p>0.00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04080.928">
                <text:p>2304080.9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307698.784">
                <text:p>2307698.784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311275.528">
                <text:p>2311275.5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14893.384">
                <text:p>2314893.384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18470.128">
                <text:p>2318470.1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22087.984">
                <text:p>2322087.984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325664.728">
                <text:p>2325664.7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329282.584">
                <text:p>2329282.584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332859.328">
                <text:p>2332859.3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336477.184">
                <text:p>2336477.184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40053.928">
                <text:p>2340053.928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343671.784">
                <text:p>2343671.784</text:p>
              </table:table-cell>
              <table:table-cell office:value-type="float" office:value="0.0047">
                <text:p>0.0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347248.528">
                <text:p>2347248.528</text:p>
              </table:table-cell>
              <table:table-cell office:value-type="float" office:value="0.004">
                <text:p>0.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50866.384">
                <text:p>2350866.384</text:p>
              </table:table-cell>
              <table:table-cell office:value-type="float" office:value="0.004">
                <text:p>0.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354443.128">
                <text:p>2354443.128</text:p>
              </table:table-cell>
              <table:table-cell office:value-type="float" office:value="0.004">
                <text:p>0.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358060.984">
                <text:p>2358060.984</text:p>
              </table:table-cell>
              <table:table-cell office:value-type="float" office:value="0.004">
                <text:p>0.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61678.84">
                <text:p>2361678.84</text:p>
              </table:table-cell>
              <table:table-cell office:value-type="float" office:value="0.004">
                <text:p>0.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365255.584">
                <text:p>2365255.58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68873.44">
                <text:p>2368873.4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72450.184">
                <text:p>2372450.18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76068.04">
                <text:p>2376068.0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379644.784">
                <text:p>2379644.78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383262.64">
                <text:p>2383262.6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86839.384">
                <text:p>2386839.384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390457.24">
                <text:p>2390457.24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394033.984">
                <text:p>2394033.984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397651.84">
                <text:p>2397651.84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401228.584">
                <text:p>2401228.584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04846.44">
                <text:p>2404846.44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408423.184">
                <text:p>2408423.18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412041.04">
                <text:p>2412041.0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415617.784">
                <text:p>2415617.78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419235.64">
                <text:p>2419235.6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422853.496">
                <text:p>2422853.496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426430.24">
                <text:p>2426430.24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430048.096">
                <text:p>2430048.096</text:p>
              </table:table-cell>
              <table:table-cell office:value-type="float" office:value="0.0033">
                <text:p>0.0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33624.84">
                <text:p>2433624.84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437242.696">
                <text:p>2437242.696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440819.44">
                <text:p>2440819.44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444437.296">
                <text:p>2444437.296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48014.04">
                <text:p>2448014.04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451631.896">
                <text:p>2451631.896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55208.64">
                <text:p>2455208.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458826.496">
                <text:p>2458826.496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62403.24">
                <text:p>2462403.2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466021.096">
                <text:p>2466021.096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469597.84">
                <text:p>2469597.8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473215.696">
                <text:p>2473215.696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476792.44">
                <text:p>2476792.4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480410.296">
                <text:p>2480410.296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484028.152">
                <text:p>2484028.1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487604.896">
                <text:p>2487604.896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491222.752">
                <text:p>2491222.7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494799.496">
                <text:p>2494799.496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498417.352">
                <text:p>2498417.352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501994.096">
                <text:p>2501994.096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505611.952">
                <text:p>2505611.952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509188.696">
                <text:p>2509188.696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512806.552">
                <text:p>2512806.552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516383.296">
                <text:p>2516383.296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520001.152">
                <text:p>2520001.152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523577.896">
                <text:p>2523577.896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527195.752">
                <text:p>2527195.752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530772.496">
                <text:p>2530772.496</text:p>
              </table:table-cell>
              <table:table-cell office:value-type="float" office:value="0.0027">
                <text:p>0.0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34390.352">
                <text:p>2534390.3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537967.096">
                <text:p>2537967.096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541584.952">
                <text:p>2541584.9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545161.696">
                <text:p>2545161.696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548779.552">
                <text:p>2548779.5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552397.408">
                <text:p>2552397.4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555974.152">
                <text:p>2555974.1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559592.008">
                <text:p>2559592.0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563168.752">
                <text:p>2563168.7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66786.608">
                <text:p>2566786.60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70363.352">
                <text:p>2570363.35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73981.208">
                <text:p>2573981.20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77557.952">
                <text:p>2577557.9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81175.808">
                <text:p>2581175.8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584752.552">
                <text:p>2584752.5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588370.408">
                <text:p>2588370.4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591947.152">
                <text:p>2591947.1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95565.008">
                <text:p>2595565.0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599141.752">
                <text:p>2599141.7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602759.608">
                <text:p>2602759.6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606336.352">
                <text:p>2606336.3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609954.208">
                <text:p>2609954.2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613572.064">
                <text:p>2613572.0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17148.808">
                <text:p>2617148.8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620766.664">
                <text:p>2620766.6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24343.408">
                <text:p>2624343.4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627961.264">
                <text:p>2627961.2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631538.008">
                <text:p>2631538.0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35155.864">
                <text:p>2635155.8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638732.608">
                <text:p>2638732.60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642350.464">
                <text:p>2642350.4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45927.208">
                <text:p>2645927.20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49545.064">
                <text:p>2649545.0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53121.808">
                <text:p>2653121.80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56739.664">
                <text:p>2656739.6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660316.408">
                <text:p>2660316.408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63934.264">
                <text:p>2663934.2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67511.008">
                <text:p>2667511.0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671128.864">
                <text:p>2671128.8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74705.608">
                <text:p>2674705.608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678323.464">
                <text:p>2678323.4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681941.32">
                <text:p>2681941.3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685518.064">
                <text:p>2685518.0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89135.92">
                <text:p>2689135.9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692712.664">
                <text:p>2692712.6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696330.52">
                <text:p>2696330.52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699907.264">
                <text:p>2699907.264</text:p>
              </table:table-cell>
              <table:table-cell office:value-type="float" office:value="0.002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703525.12">
                <text:p>2703525.1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707101.864">
                <text:p>2707101.8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710719.72">
                <text:p>2710719.7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14296.464">
                <text:p>2714296.4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717914.32">
                <text:p>2717914.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721491.064">
                <text:p>2721491.0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725108.92">
                <text:p>2725108.9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28685.664">
                <text:p>2728685.6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732303.52">
                <text:p>2732303.5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735880.264">
                <text:p>2735880.264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739498.12">
                <text:p>2739498.1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743115.976">
                <text:p>2743115.9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46692.72">
                <text:p>2746692.7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750310.576">
                <text:p>2750310.5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753887.32">
                <text:p>2753887.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757505.176">
                <text:p>2757505.1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761081.92">
                <text:p>2761081.9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764699.776">
                <text:p>2764699.7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68276.52">
                <text:p>2768276.5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71894.376">
                <text:p>2771894.3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75471.12">
                <text:p>2775471.1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79088.976">
                <text:p>2779088.9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82665.72">
                <text:p>2782665.7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86283.576">
                <text:p>2786283.5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89860.32">
                <text:p>2789860.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93478.176">
                <text:p>2793478.1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97054.92">
                <text:p>2797054.9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800672.776">
                <text:p>2800672.7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04249.52">
                <text:p>2804249.5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807867.376">
                <text:p>2807867.3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811485.232">
                <text:p>2811485.23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815061.976">
                <text:p>2815061.97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818679.832">
                <text:p>2818679.83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822256.576">
                <text:p>2822256.57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825874.432">
                <text:p>2825874.43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829451.176">
                <text:p>2829451.17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833069.032">
                <text:p>2833069.03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836645.776">
                <text:p>2836645.776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40263.632">
                <text:p>2840263.6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843840.376">
                <text:p>2843840.3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847458.232">
                <text:p>2847458.2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851034.976">
                <text:p>2851034.9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854652.832">
                <text:p>2854652.8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858229.576">
                <text:p>2858229.5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61847.432">
                <text:p>2861847.4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865424.176">
                <text:p>2865424.176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869042.032">
                <text:p>2869042.032</text:p>
              </table:table-cell>
              <table:table-cell office:value-type="float" office:value="0.0013">
                <text:p>0.0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872659.888">
                <text:p>2872659.88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876236.632">
                <text:p>2876236.63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879854.488">
                <text:p>2879854.48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883431.232">
                <text:p>2883431.232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887049.088">
                <text:p>2887049.088</text:p>
              </table:table-cell>
              <table:table-cell office:value-type="float" office:value="0.0007">
                <text:p>0.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number-style style:name="N5157" number:language="en" number:country="US">
      <number:number number:decimal-places="3" number:min-integer-digits="1"/>
    </number:number-style>
    <number:number-style style:name="N5158" number:language="en" number:country="US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500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158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515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532cm" svg:height="19.771cm" xlink:href=".." xlink:type="simple" chart:class="chart:scatter" chart:style-name="ch1">
        <chart:title svg:x="14.126cm" svg:y="0.531cm" chart:style-name="ch2">
          <text:p>Breakthrough Curve of Bromide Concentration (normalized against Co) over Time</text:p>
        </chart:title>
        <chart:legend chart:legend-position="end" svg:x="30.255cm" svg:y="9.206cm" style:legend-expansion="high" chart:style-name="ch3"/>
        <chart:plot-area chart:style-name="ch4" table:cell-range-address="Sheet1.E7:Sheet1.F56 Sheet1.A2:Sheet1.A3 Sheet1.O2:Sheet1.O3 Sheet1.T7:Sheet1.T47 Sheet1.H2:Sheet1.H3 Sheet1.M7:Sheet1.M29" chart:data-source-has-labels="row" svg:x="1.901cm" svg:y="2.495cm" svg:width="26.574cm" svg:height="15.9cm">
          <chartooo:coordinate-region svg:x="2.549cm" svg:y="2.656cm" svg:width="25.369cm" svg:height="15.171cm"/>
          <chart:axis chart:dimension="x" chart:name="primary-x" chart:style-name="ch5">
            <chart:title svg:x="14.403cm" svg:y="18.79cm" chart:style-name="ch6">
              <text:p>Time [sec]</text:p>
            </chart:title>
          </chart:axis>
          <chart:axis chart:dimension="y" chart:name="primary-y" chart:style-name="ch7">
            <chart:title svg:x="0.451cm" svg:y="12.95cm" chart:style-name="ch8">
              <text:p>normalized Concentration C/Co [-]</text:p>
            </chart:title>
            <chart:grid chart:style-name="ch9" chart:class="major"/>
          </chart:axis>
          <chart:series chart:style-name="ch10" chart:values-cell-range-address="Sheet1.F7:Sheet1.F56" chart:label-cell-address="Sheet1.A2:Sheet1.A3" chart:class="chart:scatter">
            <chart:domain table:cell-range-address="Sheet1.E7:Sheet1.E56"/>
            <chart:data-point chart:repeated="50"/>
          </chart:series>
          <chart:series chart:style-name="ch11" chart:values-cell-range-address="Sheet1.T7:Sheet1.T47" chart:label-cell-address="Sheet1.O2:Sheet1.O3" chart:class="chart:scatter">
            <chart:domain table:cell-range-address="Sheet1.S7:Sheet1.S47"/>
            <chart:data-point chart:repeated="41"/>
          </chart:series>
          <chart:series chart:style-name="ch12" chart:values-cell-range-address="Sheet1.M7:Sheet1.M29" chart:label-cell-address="Sheet1.H2:Sheet1.H3" chart:class="chart:scatter">
            <chart:domain table:cell-range-address="Sheet1.L7:Sheet1.L29"/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e A.2 .: Average dimensionless concentration  and time data for Experiment # 2 (Q = 5.62 ml/min)</text:p>
                <text:list>
                  <text:list-item>
                    <text:p>Table A.2 .: Average dimensionless concentration</text:p>
                  </text:list-item>
                  <text:list-item>
                    <text:p> and time data for Experiment # 2 (Q = 5.62 ml/min)</text:p>
                  </text:list-item>
                </text:list>
                <draw:g>
                  <svg:desc>Sheet1.A2:Sheet1.A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Table A.4: Average dimensionless concentration and time data for  Experiment # 3 (Q = 45.2 ml/min)</text:p>
                <text:list>
                  <text:list-item>
                    <text:p>Table A.4: Average dimensionless concentration and time data for</text:p>
                  </text:list-item>
                  <text:list-item>
                    <text:p> Experiment # 3 (Q = 45.2 ml/min)</text:p>
                  </text:list-item>
                </text:list>
                <draw:g>
                  <svg:desc>Sheet1.O2:Sheet1.O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able A.3: Average dimensionless concentration  and time data for Experiment # 2 (Q = 9.62 ml/min)</text:p>
                <text:list>
                  <text:list-item>
                    <text:p>Table A.3: Average dimensionless concentration</text:p>
                  </text:list-item>
                  <text:list-item>
                    <text:p> and time data for Experiment # 2 (Q = 9.62 ml/min)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0.048">
                <text:p>2220.048</text:p>
                <draw:g>
                  <svg:desc>Sheet1.E7:Sheet1.E56</svg:desc>
                </draw:g>
              </table:table-cell>
              <table:table-cell office:value-type="float" office:value="1.065">
                <text:p>1.065</text:p>
                <draw:g>
                  <svg:desc>Sheet1.F7:Sheet1.F56</svg:desc>
                </draw:g>
              </table:table-cell>
              <table:table-cell office:value-type="float" office:value="3598.848">
                <text:p>3598.848</text:p>
                <draw:g>
                  <svg:desc>Sheet1.S7:Sheet1.S47</svg:desc>
                </draw:g>
              </table:table-cell>
              <table:table-cell office:value-type="float" office:value="1.0273">
                <text:p>1.0273</text:p>
                <draw:g>
                  <svg:desc>Sheet1.T7:Sheet1.T47</svg:desc>
                </draw:g>
              </table:table-cell>
              <table:table-cell office:value-type="float" office:value="1345.2768">
                <text:p>1345.2768</text:p>
                <draw:g>
                  <svg:desc>Sheet1.L7:Sheet1.L29</svg:desc>
                </draw:g>
              </table:table-cell>
              <table:table-cell office:value-type="float" office:value="0.9282">
                <text:p>0.9282</text:p>
                <draw:g>
                  <svg:desc>Sheet1.M7:Sheet1.M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6.768">
                <text:p>4686.768</text:p>
              </table:table-cell>
              <table:table-cell office:value-type="float" office:value="1.0259">
                <text:p>1.0259</text:p>
              </table:table-cell>
              <table:table-cell office:value-type="float" office:value="7197.696">
                <text:p>7197.696</text:p>
              </table:table-cell>
              <table:table-cell office:value-type="float" office:value="1.035">
                <text:p>1.035</text:p>
              </table:table-cell>
              <table:table-cell office:value-type="float" office:value="41006.9196">
                <text:p>41006.9196</text:p>
              </table:table-cell>
              <table:table-cell office:value-type="float" office:value="0.9183">
                <text:p>0.9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854.368">
                <text:p>47854.368</text:p>
              </table:table-cell>
              <table:table-cell office:value-type="float" office:value="1.0231">
                <text:p>1.0231</text:p>
              </table:table-cell>
              <table:table-cell office:value-type="float" office:value="10801.656">
                <text:p>10801.656</text:p>
              </table:table-cell>
              <table:table-cell office:value-type="float" office:value="1.0274">
                <text:p>1.0274</text:p>
              </table:table-cell>
              <table:table-cell office:value-type="float" office:value="74903.0904">
                <text:p>74903.0904</text:p>
              </table:table-cell>
              <table:table-cell office:value-type="float" office:value="0.9312">
                <text:p>0.9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021.968">
                <text:p>91021.968</text:p>
              </table:table-cell>
              <table:table-cell office:value-type="float" office:value="1.0794">
                <text:p>1.0794</text:p>
              </table:table-cell>
              <table:table-cell office:value-type="float" office:value="14400.504">
                <text:p>14400.504</text:p>
              </table:table-cell>
              <table:table-cell office:value-type="float" office:value="1.0156">
                <text:p>1.0156</text:p>
              </table:table-cell>
              <table:table-cell office:value-type="float" office:value="122924.6676">
                <text:p>122924.6676</text:p>
              </table:table-cell>
              <table:table-cell office:value-type="float" office:value="0.9041">
                <text:p>0.9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230.68">
                <text:p>134230.68</text:p>
              </table:table-cell>
              <table:table-cell office:value-type="float" office:value="1.066">
                <text:p>1.066</text:p>
              </table:table-cell>
              <table:table-cell office:value-type="float" office:value="17999.352">
                <text:p>17999.352</text:p>
              </table:table-cell>
              <table:table-cell office:value-type="float" office:value="0.9866">
                <text:p>0.9866</text:p>
              </table:table-cell>
              <table:table-cell office:value-type="float" office:value="160304.1444">
                <text:p>160304.144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398.28">
                <text:p>177398.28</text:p>
              </table:table-cell>
              <table:table-cell office:value-type="float" office:value="1.0487">
                <text:p>1.0487</text:p>
              </table:table-cell>
              <table:table-cell office:value-type="float" office:value="21598.2">
                <text:p>21598.2</text:p>
              </table:table-cell>
              <table:table-cell office:value-type="float" office:value="0.9717">
                <text:p>0.9717</text:p>
              </table:table-cell>
              <table:table-cell office:value-type="float" office:value="202223.9304">
                <text:p>202223.9304</text:p>
              </table:table-cell>
              <table:table-cell office:value-type="float" office:value="0.2759">
                <text:p>0.2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565.88">
                <text:p>220565.88</text:p>
              </table:table-cell>
              <table:table-cell office:value-type="float" office:value="0.8918">
                <text:p>0.8918</text:p>
              </table:table-cell>
              <table:table-cell office:value-type="float" office:value="25202.16">
                <text:p>25202.16</text:p>
              </table:table-cell>
              <table:table-cell office:value-type="float" office:value="0.9277">
                <text:p>0.9277</text:p>
              </table:table-cell>
              <table:table-cell office:value-type="float" office:value="247242.6576">
                <text:p>247242.6576</text:p>
              </table:table-cell>
              <table:table-cell office:value-type="float" office:value="0.2333">
                <text:p>0.2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774.592">
                <text:p>263774.592</text:p>
              </table:table-cell>
              <table:table-cell office:value-type="float" office:value="0.7306">
                <text:p>0.7306</text:p>
              </table:table-cell>
              <table:table-cell office:value-type="float" office:value="28801.008">
                <text:p>28801.008</text:p>
              </table:table-cell>
              <table:table-cell office:value-type="float" office:value="0.8683">
                <text:p>0.8683</text:p>
              </table:table-cell>
              <table:table-cell office:value-type="float" office:value="285222.7044">
                <text:p>285222.7044</text:p>
              </table:table-cell>
              <table:table-cell office:value-type="float" office:value="0.1779">
                <text:p>0.1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942.192">
                <text:p>306942.192</text:p>
              </table:table-cell>
              <table:table-cell office:value-type="float" office:value="0.5662">
                <text:p>0.5662</text:p>
              </table:table-cell>
              <table:table-cell office:value-type="float" office:value="32399.856">
                <text:p>32399.856</text:p>
              </table:table-cell>
              <table:table-cell office:value-type="float" office:value="0.8147">
                <text:p>0.8147</text:p>
              </table:table-cell>
              <table:table-cell office:value-type="float" office:value="340162.848">
                <text:p>340162.848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0109.792">
                <text:p>350109.792</text:p>
              </table:table-cell>
              <table:table-cell office:value-type="float" office:value="0.5353">
                <text:p>0.5353</text:p>
              </table:table-cell>
              <table:table-cell office:value-type="float" office:value="35998.704">
                <text:p>35998.704</text:p>
              </table:table-cell>
              <table:table-cell office:value-type="float" office:value="0.7631">
                <text:p>0.7631</text:p>
              </table:table-cell>
              <table:table-cell office:value-type="float" office:value="375524.4096">
                <text:p>375524.4096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318.504">
                <text:p>393318.504</text:p>
              </table:table-cell>
              <table:table-cell office:value-type="float" office:value="0.3955">
                <text:p>0.3955</text:p>
              </table:table-cell>
              <table:table-cell office:value-type="float" office:value="39597.552">
                <text:p>39597.552</text:p>
              </table:table-cell>
              <table:table-cell office:value-type="float" office:value="0.6802">
                <text:p>0.6802</text:p>
              </table:table-cell>
              <table:table-cell office:value-type="float" office:value="432026.0352">
                <text:p>432026.0352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6486.104">
                <text:p>436486.104</text:p>
              </table:table-cell>
              <table:table-cell office:value-type="float" office:value="0.3537">
                <text:p>0.3537</text:p>
              </table:table-cell>
              <table:table-cell office:value-type="float" office:value="43201.512">
                <text:p>43201.512</text:p>
              </table:table-cell>
              <table:table-cell office:value-type="float" office:value="0.5924">
                <text:p>0.5924</text:p>
              </table:table-cell>
              <table:table-cell office:value-type="float" office:value="466114.3884">
                <text:p>466114.3884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9653.704">
                <text:p>479653.704</text:p>
              </table:table-cell>
              <table:table-cell office:value-type="float" office:value="0.2476">
                <text:p>0.2476</text:p>
              </table:table-cell>
              <table:table-cell office:value-type="float" office:value="46800.36">
                <text:p>46800.36</text:p>
              </table:table-cell>
              <table:table-cell office:value-type="float" office:value="0.5078">
                <text:p>0.5078</text:p>
              </table:table-cell>
              <table:table-cell office:value-type="float" office:value="511661.6172">
                <text:p>511661.6172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2862.416">
                <text:p>522862.416</text:p>
              </table:table-cell>
              <table:table-cell office:value-type="float" office:value="0.2473">
                <text:p>0.2473</text:p>
              </table:table-cell>
              <table:table-cell office:value-type="float" office:value="50399.208">
                <text:p>50399.208</text:p>
              </table:table-cell>
              <table:table-cell office:value-type="float" office:value="0.436">
                <text:p>0.436</text:p>
              </table:table-cell>
              <table:table-cell office:value-type="float" office:value="556295.9796">
                <text:p>556295.9796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030.016">
                <text:p>566030.016</text:p>
              </table:table-cell>
              <table:table-cell office:value-type="float" office:value="0.1576">
                <text:p>0.1576</text:p>
              </table:table-cell>
              <table:table-cell office:value-type="float" office:value="53998.056">
                <text:p>53998.056</text:p>
              </table:table-cell>
              <table:table-cell office:value-type="float" office:value="0.3605">
                <text:p>0.3605</text:p>
              </table:table-cell>
              <table:table-cell office:value-type="float" office:value="603452.736">
                <text:p>603452.736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9197.616">
                <text:p>609197.616</text:p>
              </table:table-cell>
              <table:table-cell office:value-type="float" office:value="0.1541">
                <text:p>0.1541</text:p>
              </table:table-cell>
              <table:table-cell office:value-type="float" office:value="57602.016">
                <text:p>57602.016</text:p>
              </table:table-cell>
              <table:table-cell office:value-type="float" office:value="0.2776">
                <text:p>0.2776</text:p>
              </table:table-cell>
              <table:table-cell office:value-type="float" office:value="633096.8712">
                <text:p>633096.8712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2406.328">
                <text:p>652406.328</text:p>
              </table:table-cell>
              <table:table-cell office:value-type="float" office:value="0.1159">
                <text:p>0.1159</text:p>
              </table:table-cell>
              <table:table-cell office:value-type="float" office:value="61200.864">
                <text:p>61200.864</text:p>
              </table:table-cell>
              <table:table-cell office:value-type="float" office:value="0.1937">
                <text:p>0.1937</text:p>
              </table:table-cell>
              <table:table-cell office:value-type="float" office:value="680782.1292">
                <text:p>680782.1292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5573.928">
                <text:p>695573.928</text:p>
              </table:table-cell>
              <table:table-cell office:value-type="float" office:value="0.1009">
                <text:p>0.1009</text:p>
              </table:table-cell>
              <table:table-cell office:value-type="float" office:value="64799.712">
                <text:p>64799.712</text:p>
              </table:table-cell>
              <table:table-cell office:value-type="float" office:value="0.1395">
                <text:p>0.1395</text:p>
              </table:table-cell>
              <table:table-cell office:value-type="float" office:value="717224.7168">
                <text:p>717224.7168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8741.528">
                <text:p>738741.528</text:p>
              </table:table-cell>
              <table:table-cell office:value-type="float" office:value="0.1147">
                <text:p>0.1147</text:p>
              </table:table-cell>
              <table:table-cell office:value-type="float" office:value="68398.56">
                <text:p>68398.56</text:p>
              </table:table-cell>
              <table:table-cell office:value-type="float" office:value="0.1108">
                <text:p>0.1108</text:p>
              </table:table-cell>
              <table:table-cell office:value-type="float" office:value="767384.3232">
                <text:p>767384.3232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1950.24">
                <text:p>781950.24</text:p>
              </table:table-cell>
              <table:table-cell office:value-type="float" office:value="0.092">
                <text:p>0.092</text:p>
              </table:table-cell>
              <table:table-cell office:value-type="float" office:value="72002.52">
                <text:p>72002.52</text:p>
              </table:table-cell>
              <table:table-cell office:value-type="float" office:value="0.0784">
                <text:p>0.0784</text:p>
              </table:table-cell>
              <table:table-cell office:value-type="float" office:value="810144.9072">
                <text:p>810144.9072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5117.84">
                <text:p>825117.84</text:p>
              </table:table-cell>
              <table:table-cell office:value-type="float" office:value="0.0959">
                <text:p>0.0959</text:p>
              </table:table-cell>
              <table:table-cell office:value-type="float" office:value="75601.368">
                <text:p>75601.368</text:p>
              </table:table-cell>
              <table:table-cell office:value-type="float" office:value="0.0556">
                <text:p>0.0556</text:p>
              </table:table-cell>
              <table:table-cell office:value-type="float" office:value="891101.7432">
                <text:p>891101.7432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8285.44">
                <text:p>868285.44</text:p>
              </table:table-cell>
              <table:table-cell office:value-type="float" office:value="0.0744">
                <text:p>0.0744</text:p>
              </table:table-cell>
              <table:table-cell office:value-type="float" office:value="79200.216">
                <text:p>79200.216</text:p>
              </table:table-cell>
              <table:table-cell office:value-type="float" office:value="0.0437">
                <text:p>0.0437</text:p>
              </table:table-cell>
              <table:table-cell office:value-type="float" office:value="980802.8784">
                <text:p>980802.87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1494.152">
                <text:p>911494.152</text:p>
              </table:table-cell>
              <table:table-cell office:value-type="float" office:value="0.0689">
                <text:p>0.0689</text:p>
              </table:table-cell>
              <table:table-cell office:value-type="float" office:value="82799.064">
                <text:p>82799.064</text:p>
              </table:table-cell>
              <table:table-cell office:value-type="float" office:value="0.0343">
                <text:p>0.0343</text:p>
              </table:table-cell>
              <table:table-cell office:value-type="float" office:value="1056090.3336">
                <text:p>1056090.3336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4661.752">
                <text:p>954661.752</text:p>
              </table:table-cell>
              <table:table-cell office:value-type="float" office:value="0.0593">
                <text:p>0.0593</text:p>
              </table:table-cell>
              <table:table-cell office:value-type="float" office:value="86397.912">
                <text:p>86397.912</text:p>
              </table:table-cell>
              <table:table-cell office:value-type="float" office:value="0.0309">
                <text:p>0.0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7829.352">
                <text:p>997829.352</text:p>
              </table:table-cell>
              <table:table-cell office:value-type="float" office:value="0.0556">
                <text:p>0.0556</text:p>
              </table:table-cell>
              <table:table-cell office:value-type="float" office:value="90001.872">
                <text:p>90001.872</text:p>
              </table:table-cell>
              <table:table-cell office:value-type="float" office:value="0.0266">
                <text:p>0.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1038.064">
                <text:p>1041038.064</text:p>
              </table:table-cell>
              <table:table-cell office:value-type="float" office:value="0.0565">
                <text:p>0.0565</text:p>
              </table:table-cell>
              <table:table-cell office:value-type="float" office:value="93600.72">
                <text:p>93600.72</text:p>
              </table:table-cell>
              <table:table-cell office:value-type="float" office:value="0.0243">
                <text:p>0.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4205.664">
                <text:p>1084205.664</text:p>
              </table:table-cell>
              <table:table-cell office:value-type="float" office:value="0.0465">
                <text:p>0.0465</text:p>
              </table:table-cell>
              <table:table-cell office:value-type="float" office:value="97199.568">
                <text:p>97199.568</text:p>
              </table:table-cell>
              <table:table-cell office:value-type="float" office:value="0.0226">
                <text:p>0.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7373.264">
                <text:p>1127373.264</text:p>
              </table:table-cell>
              <table:table-cell office:value-type="float" office:value="0.0459">
                <text:p>0.0459</text:p>
              </table:table-cell>
              <table:table-cell office:value-type="float" office:value="100798.416">
                <text:p>100798.416</text:p>
              </table:table-cell>
              <table:table-cell office:value-type="float" office:value="0.0209">
                <text:p>0.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0581.976">
                <text:p>1170581.976</text:p>
              </table:table-cell>
              <table:table-cell office:value-type="float" office:value="0.0532">
                <text:p>0.0532</text:p>
              </table:table-cell>
              <table:table-cell office:value-type="float" office:value="104402.376">
                <text:p>104402.376</text:p>
              </table:table-cell>
              <table:table-cell office:value-type="float" office:value="0.0186">
                <text:p>0.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3749.576">
                <text:p>1213749.576</text:p>
              </table:table-cell>
              <table:table-cell office:value-type="float" office:value="0.0424">
                <text:p>0.0424</text:p>
              </table:table-cell>
              <table:table-cell office:value-type="float" office:value="108001.224">
                <text:p>108001.224</text:p>
              </table:table-cell>
              <table:table-cell office:value-type="float" office:value="0.0171">
                <text:p>0.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6917.176">
                <text:p>1256917.176</text:p>
              </table:table-cell>
              <table:table-cell office:value-type="float" office:value="0.0365">
                <text:p>0.0365</text:p>
              </table:table-cell>
              <table:table-cell office:value-type="float" office:value="111600.072">
                <text:p>111600.072</text:p>
              </table:table-cell>
              <table:table-cell office:value-type="float" office:value="0.0165">
                <text:p>0.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0125.888">
                <text:p>1300125.888</text:p>
              </table:table-cell>
              <table:table-cell office:value-type="float" office:value="0.0304">
                <text:p>0.0304</text:p>
              </table:table-cell>
              <table:table-cell office:value-type="float" office:value="115198.92">
                <text:p>115198.92</text:p>
              </table:table-cell>
              <table:table-cell office:value-type="float" office:value="0.0156">
                <text:p>0.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293.488">
                <text:p>1343293.488</text:p>
              </table:table-cell>
              <table:table-cell office:value-type="float" office:value="0.0287">
                <text:p>0.0287</text:p>
              </table:table-cell>
              <table:table-cell office:value-type="float" office:value="118797.768">
                <text:p>118797.768</text:p>
              </table:table-cell>
              <table:table-cell office:value-type="float" office:value="0.0145">
                <text:p>0.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6461.088">
                <text:p>1386461.088</text:p>
              </table:table-cell>
              <table:table-cell office:value-type="float" office:value="0.0269">
                <text:p>0.0269</text:p>
              </table:table-cell>
              <table:table-cell office:value-type="float" office:value="122401.728">
                <text:p>122401.728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29669.8">
                <text:p>1429669.8</text:p>
              </table:table-cell>
              <table:table-cell office:value-type="float" office:value="0.0225">
                <text:p>0.0225</text:p>
              </table:table-cell>
              <table:table-cell office:value-type="float" office:value="126000.576">
                <text:p>126000.576</text:p>
              </table:table-cell>
              <table:table-cell office:value-type="float" office:value="0.0135">
                <text:p>0.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2837.4">
                <text:p>1472837.4</text:p>
              </table:table-cell>
              <table:table-cell office:value-type="float" office:value="0.0228">
                <text:p>0.0228</text:p>
              </table:table-cell>
              <table:table-cell office:value-type="float" office:value="129599.424">
                <text:p>129599.424</text:p>
              </table:table-cell>
              <table:table-cell office:value-type="float" office:value="0.0128">
                <text:p>0.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6005">
                <text:p>1516005</text:p>
              </table:table-cell>
              <table:table-cell office:value-type="float" office:value="0.0176">
                <text:p>0.0176</text:p>
              </table:table-cell>
              <table:table-cell office:value-type="float" office:value="133198.272">
                <text:p>133198.272</text:p>
              </table:table-cell>
              <table:table-cell office:value-type="float" office:value="0.0128">
                <text:p>0.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9213.712">
                <text:p>1559213.712</text:p>
              </table:table-cell>
              <table:table-cell office:value-type="float" office:value="0.0203">
                <text:p>0.0203</text:p>
              </table:table-cell>
              <table:table-cell office:value-type="float" office:value="136802.232">
                <text:p>136802.232</text:p>
              </table:table-cell>
              <table:table-cell office:value-type="float" office:value="0.0127">
                <text:p>0.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2381.312">
                <text:p>1602381.312</text:p>
              </table:table-cell>
              <table:table-cell office:value-type="float" office:value="0.0155">
                <text:p>0.0155</text:p>
              </table:table-cell>
              <table:table-cell office:value-type="float" office:value="140401.08">
                <text:p>140401.08</text:p>
              </table:table-cell>
              <table:table-cell office:value-type="float" office:value="0.0107">
                <text:p>0.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5590.024">
                <text:p>1645590.024</text:p>
              </table:table-cell>
              <table:table-cell office:value-type="float" office:value="0.0162">
                <text:p>0.0162</text:p>
              </table:table-cell>
              <table:table-cell office:value-type="float" office:value="143999.928">
                <text:p>143999.928</text:p>
              </table:table-cell>
              <table:table-cell office:value-type="float" office:value="0.0104">
                <text:p>0.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8757.624">
                <text:p>1688757.624</text:p>
              </table:table-cell>
              <table:table-cell office:value-type="float" office:value="0.0129">
                <text:p>0.0129</text:p>
              </table:table-cell>
              <table:table-cell office:value-type="float" office:value="147598.776">
                <text:p>147598.776</text:p>
              </table:table-cell>
              <table:table-cell office:value-type="float" office:value="0.0083">
                <text:p>0.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1925.224">
                <text:p>1731925.224</text:p>
              </table:table-cell>
              <table:table-cell office:value-type="float" office:value="0.0139">
                <text:p>0.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75133.936">
                <text:p>1775133.936</text:p>
              </table:table-cell>
              <table:table-cell office:value-type="float" office:value="0.0094">
                <text:p>0.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18301.536">
                <text:p>1818301.536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61469.136">
                <text:p>1861469.136</text:p>
              </table:table-cell>
              <table:table-cell office:value-type="float" office:value="0.0105">
                <text:p>0.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04677.848">
                <text:p>1904677.848</text:p>
              </table:table-cell>
              <table:table-cell office:value-type="float" office:value="0.0097">
                <text:p>0.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7845.448">
                <text:p>1947845.448</text:p>
              </table:table-cell>
              <table:table-cell office:value-type="float" office:value="0.0086">
                <text:p>0.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1013.048">
                <text:p>1991013.048</text:p>
              </table:table-cell>
              <table:table-cell office:value-type="float" office:value="0.0067">
                <text:p>0.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34221.76">
                <text:p>2034221.76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77389.36">
                <text:p>2077389.36</text:p>
              </table:table-cell>
              <table:table-cell office:value-type="float" office:value="0.0058">
                <text:p>0.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